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svfi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0.511908888816834" calcext:value-type="float">
            <text:p>0.5119088888</text:p>
          </table:table-cell>
          <table:table-cell office:value-type="float" office:value="1.04089868068695" calcext:value-type="float">
            <text:p>1.0408986807</text:p>
          </table:table-cell>
          <table:table-cell table:number-columns-repeated="5"/>
          <table:table-cell office:value-type="string" calcext:value-type="string">
            <text:p>https://gym.openai.com/evaluations/eval_tUdClgyqSveKpYqYykUA</text:p>
          </table:table-cell>
        </table:table-row>
        <table:table-row table:style-name="ro1">
          <table:table-cell office:value-type="float" office:value="0.843106329441071" calcext:value-type="float">
            <text:p>0.8431063294</text:p>
          </table:table-cell>
          <table:table-cell office:value-type="float" office:value="1.35365772247314" calcext:value-type="float">
            <text:p>1.3536577225</text:p>
          </table:table-cell>
          <table:table-cell table:number-columns-repeated="6"/>
        </table:table-row>
        <table:table-row table:style-name="ro1">
          <table:table-cell office:value-type="float" office:value="0.502243876457214" calcext:value-type="float">
            <text:p>0.5022438765</text:p>
          </table:table-cell>
          <table:table-cell office:value-type="float" office:value="1.18678200244904" calcext:value-type="float">
            <text:p>1.1867820024</text:p>
          </table:table-cell>
          <table:table-cell table:number-columns-repeated="6"/>
        </table:table-row>
        <table:table-row table:style-name="ro1">
          <table:table-cell office:value-type="float" office:value="0.565864741802216" calcext:value-type="float">
            <text:p>0.5658647418</text:p>
          </table:table-cell>
          <table:table-cell office:value-type="float" office:value="1.67968308925629" calcext:value-type="float">
            <text:p>1.6796830893</text:p>
          </table:table-cell>
          <table:table-cell table:number-columns-repeated="6"/>
        </table:table-row>
        <table:table-row table:style-name="ro1">
          <table:table-cell office:value-type="float" office:value="0.341813802719116" calcext:value-type="float">
            <text:p>0.3418138027</text:p>
          </table:table-cell>
          <table:table-cell office:value-type="float" office:value="1.57104766368866" calcext:value-type="float">
            <text:p>1.5710476637</text:p>
          </table:table-cell>
          <table:table-cell table:number-columns-repeated="6"/>
        </table:table-row>
        <table:table-row table:style-name="ro1">
          <table:table-cell office:value-type="float" office:value="0.648323059082031" calcext:value-type="float">
            <text:p>0.6483230591</text:p>
          </table:table-cell>
          <table:table-cell office:value-type="float" office:value="1.48139774799347" calcext:value-type="float">
            <text:p>1.481397748</text:p>
          </table:table-cell>
          <table:table-cell table:number-columns-repeated="6"/>
        </table:table-row>
        <table:table-row table:style-name="ro1">
          <table:table-cell office:value-type="float" office:value="0.978273868560791" calcext:value-type="float">
            <text:p>0.9782738686</text:p>
          </table:table-cell>
          <table:table-cell office:value-type="float" office:value="2.08216023445129" calcext:value-type="float">
            <text:p>2.0821602345</text:p>
          </table:table-cell>
          <table:table-cell table:number-columns-repeated="6"/>
        </table:table-row>
        <table:table-row table:style-name="ro1">
          <table:table-cell office:value-type="float" office:value="0.659860491752625" calcext:value-type="float">
            <text:p>0.6598604918</text:p>
          </table:table-cell>
          <table:table-cell office:value-type="float" office:value="1.71635925769806" calcext:value-type="float">
            <text:p>1.7163592577</text:p>
          </table:table-cell>
          <table:table-cell table:number-columns-repeated="6"/>
        </table:table-row>
        <table:table-row table:style-name="ro1">
          <table:table-cell office:value-type="float" office:value="0.594411969184876" calcext:value-type="float">
            <text:p>0.5944119692</text:p>
          </table:table-cell>
          <table:table-cell office:value-type="float" office:value="1.83508622646332" calcext:value-type="float">
            <text:p>1.8350862265</text:p>
          </table:table-cell>
          <table:table-cell table:number-columns-repeated="6"/>
        </table:table-row>
        <table:table-row table:style-name="ro1">
          <table:table-cell office:value-type="float" office:value="0.861872673034668" calcext:value-type="float">
            <text:p>0.861872673</text:p>
          </table:table-cell>
          <table:table-cell office:value-type="float" office:value="2.45540308952332" calcext:value-type="float">
            <text:p>2.4554030895</text:p>
          </table:table-cell>
          <table:table-cell table:number-columns-repeated="6"/>
        </table:table-row>
        <table:table-row table:style-name="ro1">
          <table:table-cell office:value-type="float" office:value="0.201381981372833" calcext:value-type="float">
            <text:p>0.2013819814</text:p>
          </table:table-cell>
          <table:table-cell office:value-type="float" office:value="3.04046177864075" calcext:value-type="float">
            <text:p>3.0404617786</text:p>
          </table:table-cell>
          <table:table-cell table:number-columns-repeated="6"/>
        </table:table-row>
        <table:table-row table:style-name="ro1">
          <table:table-cell office:value-type="float" office:value="0.602325975894928" calcext:value-type="float">
            <text:p>0.602325975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686899244785309" calcext:value-type="float">
            <text:p>0.6868992448</text:p>
          </table:table-cell>
          <table:table-cell office:value-type="float" office:value="2.92924928665161" calcext:value-type="float">
            <text:p>2.9292492867</text:p>
          </table:table-cell>
          <table:table-cell table:number-columns-repeated="6"/>
        </table:table-row>
        <table:table-row table:style-name="ro1">
          <table:table-cell office:value-type="float" office:value="1.06300985813141" calcext:value-type="float">
            <text:p>1.0630098581</text:p>
          </table:table-cell>
          <table:table-cell office:value-type="float" office:value="3.87660479545593" calcext:value-type="float">
            <text:p>3.8766047955</text:p>
          </table:table-cell>
          <table:table-cell table:number-columns-repeated="6"/>
        </table:table-row>
        <table:table-row table:style-name="ro1">
          <table:table-cell office:value-type="float" office:value="1.66218423843384" calcext:value-type="float">
            <text:p>1.6621842384</text:p>
          </table:table-cell>
          <table:table-cell office:value-type="float" office:value="5.98964548110962" calcext:value-type="float">
            <text:p>5.9896454811</text:p>
          </table:table-cell>
          <table:table-cell table:number-columns-repeated="6"/>
        </table:table-row>
        <table:table-row table:style-name="ro1">
          <table:table-cell office:value-type="float" office:value="1.97295045852661" calcext:value-type="float">
            <text:p>1.9729504585</text:p>
          </table:table-cell>
          <table:table-cell office:value-type="float" office:value="8.82735443115234" calcext:value-type="float">
            <text:p>8.8273544312</text:p>
          </table:table-cell>
          <table:table-cell table:number-columns-repeated="6"/>
        </table:table-row>
        <table:table-row table:style-name="ro1">
          <table:table-cell office:value-type="float" office:value="1.10678315162659" calcext:value-type="float">
            <text:p>1.1067831516</text:p>
          </table:table-cell>
          <table:table-cell office:value-type="float" office:value="5.9306526184082" calcext:value-type="float">
            <text:p>5.9306526184</text:p>
          </table:table-cell>
          <table:table-cell table:number-columns-repeated="6"/>
        </table:table-row>
        <table:table-row table:style-name="ro1">
          <table:table-cell office:value-type="float" office:value="2.76352620124817" calcext:value-type="float">
            <text:p>2.7635262012</text:p>
          </table:table-cell>
          <table:table-cell office:value-type="float" office:value="11.8930263519287" calcext:value-type="float">
            <text:p>11.8930263519</text:p>
          </table:table-cell>
          <table:table-cell table:number-columns-repeated="6"/>
        </table:table-row>
        <table:table-row table:style-name="ro1">
          <table:table-cell office:value-type="float" office:value="0.772981584072113" calcext:value-type="float">
            <text:p>0.7729815841</text:p>
          </table:table-cell>
          <table:table-cell office:value-type="float" office:value="6.49940729141235" calcext:value-type="float">
            <text:p>6.4994072914</text:p>
          </table:table-cell>
          <table:table-cell table:number-columns-repeated="6"/>
        </table:table-row>
        <table:table-row table:style-name="ro1">
          <table:table-cell office:value-type="float" office:value="1.25970816612244" calcext:value-type="float">
            <text:p>1.2597081661</text:p>
          </table:table-cell>
          <table:table-cell office:value-type="float" office:value="7.34361791610718" calcext:value-type="float">
            <text:p>7.3436179161</text:p>
          </table:table-cell>
          <table:table-cell table:number-columns-repeated="6"/>
        </table:table-row>
        <table:table-row table:style-name="ro1">
          <table:table-cell office:value-type="float" office:value="0.371866941452026" calcext:value-type="float">
            <text:p>0.3718669415</text:p>
          </table:table-cell>
          <table:table-cell office:value-type="float" office:value="7.70067644119263" calcext:value-type="float">
            <text:p>7.7006764412</text:p>
          </table:table-cell>
          <table:table-cell table:number-columns-repeated="6"/>
        </table:table-row>
        <table:table-row table:style-name="ro1">
          <table:table-cell office:value-type="float" office:value="2.49048495292664" calcext:value-type="float">
            <text:p>2.4904849529</text:p>
          </table:table-cell>
          <table:table-cell office:value-type="float" office:value="11.0976696014404" calcext:value-type="float">
            <text:p>11.0976696014</text:p>
          </table:table-cell>
          <table:table-cell table:number-columns-repeated="6"/>
        </table:table-row>
        <table:table-row table:style-name="ro1">
          <table:table-cell office:value-type="float" office:value="0.0133796669542789" calcext:value-type="float">
            <text:p>0.013379667</text:p>
          </table:table-cell>
          <table:table-cell office:value-type="float" office:value="11.2664861679077" calcext:value-type="float">
            <text:p>11.2664861679</text:p>
          </table:table-cell>
          <table:table-cell table:number-columns-repeated="6"/>
        </table:table-row>
        <table:table-row table:style-name="ro1">
          <table:table-cell office:value-type="float" office:value="0.757973968982697" calcext:value-type="float">
            <text:p>0.757973969</text:p>
          </table:table-cell>
          <table:table-cell office:value-type="float" office:value="7.87527751922607" calcext:value-type="float">
            <text:p>7.8752775192</text:p>
          </table:table-cell>
          <table:table-cell table:number-columns-repeated="6"/>
        </table:table-row>
        <table:table-row table:style-name="ro1">
          <table:table-cell office:value-type="float" office:value="3.35612058639526" calcext:value-type="float">
            <text:p>3.3561205864</text:p>
          </table:table-cell>
          <table:table-cell office:value-type="float" office:value="21.5518836975098" calcext:value-type="float">
            <text:p>21.5518836975</text:p>
          </table:table-cell>
          <table:table-cell table:number-columns-repeated="6"/>
        </table:table-row>
        <table:table-row table:style-name="ro1">
          <table:table-cell office:value-type="float" office:value="0.330202102661133" calcext:value-type="float">
            <text:p>0.3302021027</text:p>
          </table:table-cell>
          <table:table-cell office:value-type="float" office:value="8.96284770965576" calcext:value-type="float">
            <text:p>8.9628477097</text:p>
          </table:table-cell>
          <table:table-cell table:number-columns-repeated="6"/>
        </table:table-row>
        <table:table-row table:style-name="ro1">
          <table:table-cell office:value-type="float" office:value="2.22656655311584" calcext:value-type="float">
            <text:p>2.2265665531</text:p>
          </table:table-cell>
          <table:table-cell office:value-type="float" office:value="10.1064186096191" calcext:value-type="float">
            <text:p>10.1064186096</text:p>
          </table:table-cell>
          <table:table-cell table:number-columns-repeated="6"/>
        </table:table-row>
        <table:table-row table:style-name="ro1">
          <table:table-cell office:value-type="float" office:value="0.0521318390965462" calcext:value-type="float">
            <text:p>0.0521318391</text:p>
          </table:table-cell>
          <table:table-cell office:value-type="float" office:value="10.0146961212158" calcext:value-type="float">
            <text:p>10.0146961212</text:p>
          </table:table-cell>
          <table:table-cell table:number-columns-repeated="6"/>
        </table:table-row>
        <table:table-row table:style-name="ro1">
          <table:table-cell office:value-type="float" office:value="0.329545229673386" calcext:value-type="float">
            <text:p>0.3295452297</text:p>
          </table:table-cell>
          <table:table-cell office:value-type="float" office:value="9.6535530090332" calcext:value-type="float">
            <text:p>9.653553009</text:p>
          </table:table-cell>
          <table:table-cell table:number-columns-repeated="6"/>
        </table:table-row>
        <table:table-row table:style-name="ro1">
          <table:table-cell office:value-type="float" office:value="0.858967781066895" calcext:value-type="float">
            <text:p>0.8589677811</text:p>
          </table:table-cell>
          <table:table-cell office:value-type="float" office:value="9.91270637512207" calcext:value-type="float">
            <text:p>9.9127063751</text:p>
          </table:table-cell>
          <table:table-cell table:number-columns-repeated="6"/>
        </table:table-row>
        <table:table-row table:style-name="ro1">
          <table:table-cell office:value-type="float" office:value="0.0279117450118065" calcext:value-type="float">
            <text:p>0.027911745</text:p>
          </table:table-cell>
          <table:table-cell office:value-type="float" office:value="9.20497703552246" calcext:value-type="float">
            <text:p>9.2049770355</text:p>
          </table:table-cell>
          <table:table-cell table:number-columns-repeated="6"/>
        </table:table-row>
        <table:table-row table:style-name="ro1">
          <table:table-cell office:value-type="float" office:value="2.65307188034058" calcext:value-type="float">
            <text:p>2.6530718803</text:p>
          </table:table-cell>
          <table:table-cell office:value-type="float" office:value="12.9255208969116" calcext:value-type="float">
            <text:p>12.9255208969</text:p>
          </table:table-cell>
          <table:table-cell table:number-columns-repeated="6"/>
        </table:table-row>
        <table:table-row table:style-name="ro1">
          <table:table-cell office:value-type="float" office:value="3.16380548477173" calcext:value-type="float">
            <text:p>3.1638054848</text:p>
          </table:table-cell>
          <table:table-cell office:value-type="float" office:value="19.5862865447998" calcext:value-type="float">
            <text:p>19.5862865448</text:p>
          </table:table-cell>
          <table:table-cell table:number-columns-repeated="6"/>
        </table:table-row>
        <table:table-row table:style-name="ro1">
          <table:table-cell office:value-type="float" office:value="0.427316159009934" calcext:value-type="float">
            <text:p>0.427316159</text:p>
          </table:table-cell>
          <table:table-cell office:value-type="float" office:value="12.7112741470337" calcext:value-type="float">
            <text:p>12.711274147</text:p>
          </table:table-cell>
          <table:table-cell table:number-columns-repeated="6"/>
        </table:table-row>
        <table:table-row table:style-name="ro1">
          <table:table-cell office:value-type="float" office:value="0.367391556501389" calcext:value-type="float">
            <text:p>0.3673915565</text:p>
          </table:table-cell>
          <table:table-cell office:value-type="float" office:value="10.1552276611328" calcext:value-type="float">
            <text:p>10.1552276611</text:p>
          </table:table-cell>
          <table:table-cell table:number-columns-repeated="6"/>
        </table:table-row>
        <table:table-row table:style-name="ro1">
          <table:table-cell office:value-type="float" office:value="1.28896701335907" calcext:value-type="float">
            <text:p>1.2889670134</text:p>
          </table:table-cell>
          <table:table-cell office:value-type="float" office:value="10.8550853729248" calcext:value-type="float">
            <text:p>10.8550853729</text:p>
          </table:table-cell>
          <table:table-cell table:number-columns-repeated="6"/>
        </table:table-row>
        <table:table-row table:style-name="ro1">
          <table:table-cell office:value-type="float" office:value="2.61057734489441" calcext:value-type="float">
            <text:p>2.6105773449</text:p>
          </table:table-cell>
          <table:table-cell office:value-type="float" office:value="15.3930215835571" calcext:value-type="float">
            <text:p>15.3930215836</text:p>
          </table:table-cell>
          <table:table-cell table:number-columns-repeated="6"/>
        </table:table-row>
        <table:table-row table:style-name="ro1">
          <table:table-cell office:value-type="float" office:value="0.183248281478882" calcext:value-type="float">
            <text:p>0.1832482815</text:p>
          </table:table-cell>
          <table:table-cell office:value-type="float" office:value="10.8447380065918" calcext:value-type="float">
            <text:p>10.8447380066</text:p>
          </table:table-cell>
          <table:table-cell table:number-columns-repeated="6"/>
        </table:table-row>
        <table:table-row table:style-name="ro1">
          <table:table-cell office:value-type="float" office:value="1.02724695205688" calcext:value-type="float">
            <text:p>1.0272469521</text:p>
          </table:table-cell>
          <table:table-cell office:value-type="float" office:value="11.9916982650757" calcext:value-type="float">
            <text:p>11.9916982651</text:p>
          </table:table-cell>
          <table:table-cell table:number-columns-repeated="6"/>
        </table:table-row>
        <table:table-row table:style-name="ro1">
          <table:table-cell office:value-type="float" office:value="0.00144099851604551" calcext:value-type="float">
            <text:p>0.0014409985</text:p>
          </table:table-cell>
          <table:table-cell office:value-type="float" office:value="12.2510404586792" calcext:value-type="float">
            <text:p>12.2510404587</text:p>
          </table:table-cell>
          <table:table-cell table:number-columns-repeated="6"/>
        </table:table-row>
        <table:table-row table:style-name="ro1">
          <table:table-cell office:value-type="float" office:value="1.62333226203918" calcext:value-type="float">
            <text:p>1.623332262</text:p>
          </table:table-cell>
          <table:table-cell office:value-type="float" office:value="12.4859066009521" calcext:value-type="float">
            <text:p>12.485906601</text:p>
          </table:table-cell>
          <table:table-cell table:number-columns-repeated="6"/>
        </table:table-row>
        <table:table-row table:style-name="ro1">
          <table:table-cell office:value-type="float" office:value="0.621075391769409" calcext:value-type="float">
            <text:p>0.6210753918</text:p>
          </table:table-cell>
          <table:table-cell office:value-type="float" office:value="14.8023071289062" calcext:value-type="float">
            <text:p>14.8023071289</text:p>
          </table:table-cell>
          <table:table-cell table:number-columns-repeated="6"/>
        </table:table-row>
        <table:table-row table:style-name="ro1">
          <table:table-cell office:value-type="float" office:value="0.23980924487114" calcext:value-type="float">
            <text:p>0.2398092449</text:p>
          </table:table-cell>
          <table:table-cell office:value-type="float" office:value="11.9330997467041" calcext:value-type="float">
            <text:p>11.9330997467</text:p>
          </table:table-cell>
          <table:table-cell table:number-columns-repeated="6"/>
        </table:table-row>
        <table:table-row table:style-name="ro1">
          <table:table-cell office:value-type="float" office:value="0.578249096870422" calcext:value-type="float">
            <text:p>0.5782490969</text:p>
          </table:table-cell>
          <table:table-cell office:value-type="float" office:value="12.9771451950073" calcext:value-type="float">
            <text:p>12.977145195</text:p>
          </table:table-cell>
          <table:table-cell table:number-columns-repeated="6"/>
        </table:table-row>
        <table:table-row table:style-name="ro1">
          <table:table-cell office:value-type="float" office:value="0.544528663158417" calcext:value-type="float">
            <text:p>0.5445286632</text:p>
          </table:table-cell>
          <table:table-cell office:value-type="float" office:value="13.7919015884399" calcext:value-type="float">
            <text:p>13.7919015884</text:p>
          </table:table-cell>
          <table:table-cell table:number-columns-repeated="6"/>
        </table:table-row>
        <table:table-row table:style-name="ro1">
          <table:table-cell office:value-type="float" office:value="1.50002992153168" calcext:value-type="float">
            <text:p>1.5000299215</text:p>
          </table:table-cell>
          <table:table-cell office:value-type="float" office:value="14.1699638366699" calcext:value-type="float">
            <text:p>14.1699638367</text:p>
          </table:table-cell>
          <table:table-cell table:number-columns-repeated="6"/>
        </table:table-row>
        <table:table-row table:style-name="ro1">
          <table:table-cell office:value-type="float" office:value="0.68138062953949" calcext:value-type="float">
            <text:p>0.6813806295</text:p>
          </table:table-cell>
          <table:table-cell office:value-type="float" office:value="13.4813022613525" calcext:value-type="float">
            <text:p>13.4813022614</text:p>
          </table:table-cell>
          <table:table-cell table:number-columns-repeated="6"/>
        </table:table-row>
        <table:table-row table:style-name="ro1">
          <table:table-cell office:value-type="float" office:value="2.50424289703369" calcext:value-type="float">
            <text:p>2.504242897</text:p>
          </table:table-cell>
          <table:table-cell office:value-type="float" office:value="17.6351852416992" calcext:value-type="float">
            <text:p>17.6351852417</text:p>
          </table:table-cell>
          <table:table-cell table:number-columns-repeated="6"/>
        </table:table-row>
        <table:table-row table:style-name="ro1">
          <table:table-cell office:value-type="float" office:value="0.107020005583763" calcext:value-type="float">
            <text:p>0.1070200056</text:p>
          </table:table-cell>
          <table:table-cell office:value-type="float" office:value="16.5556812286377" calcext:value-type="float">
            <text:p>16.5556812286</text:p>
          </table:table-cell>
          <table:table-cell table:number-columns-repeated="6"/>
        </table:table-row>
        <table:table-row table:style-name="ro1">
          <table:table-cell office:value-type="float" office:value="2.31151366233826" calcext:value-type="float">
            <text:p>2.3115136623</text:p>
          </table:table-cell>
          <table:table-cell office:value-type="float" office:value="17.6400699615479" calcext:value-type="float">
            <text:p>17.6400699615</text:p>
          </table:table-cell>
          <table:table-cell table:number-columns-repeated="6"/>
        </table:table-row>
        <table:table-row table:style-name="ro1">
          <table:table-cell office:value-type="float" office:value="186.045181274414" calcext:value-type="float">
            <text:p>186.045181274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760715842247009" calcext:value-type="float">
            <text:p>0.7607158422</text:p>
          </table:table-cell>
          <table:table-cell office:value-type="float" office:value="14.5761423110962" calcext:value-type="float">
            <text:p>14.5761423111</text:p>
          </table:table-cell>
          <table:table-cell table:number-columns-repeated="6"/>
        </table:table-row>
        <table:table-row table:style-name="ro1">
          <table:table-cell office:value-type="float" office:value="3.24801921844482" calcext:value-type="float">
            <text:p>3.2480192184</text:p>
          </table:table-cell>
          <table:table-cell office:value-type="float" office:value="21.4064273834229" calcext:value-type="float">
            <text:p>21.4064273834</text:p>
          </table:table-cell>
          <table:table-cell table:number-columns-repeated="6"/>
        </table:table-row>
        <table:table-row table:style-name="ro1">
          <table:table-cell office:value-type="float" office:value="3.07687830924988" calcext:value-type="float">
            <text:p>3.0768783092</text:p>
          </table:table-cell>
          <table:table-cell office:value-type="float" office:value="20.0223236083984" calcext:value-type="float">
            <text:p>20.0223236084</text:p>
          </table:table-cell>
          <table:table-cell table:number-columns-repeated="6"/>
        </table:table-row>
        <table:table-row table:style-name="ro1">
          <table:table-cell office:value-type="float" office:value="0.126474887132645" calcext:value-type="float">
            <text:p>0.1264748871</text:p>
          </table:table-cell>
          <table:table-cell office:value-type="float" office:value="14.8052349090576" calcext:value-type="float">
            <text:p>14.8052349091</text:p>
          </table:table-cell>
          <table:table-cell table:number-columns-repeated="6"/>
        </table:table-row>
        <table:table-row table:style-name="ro1">
          <table:table-cell office:value-type="float" office:value="0.123867705464363" calcext:value-type="float">
            <text:p>0.1238677055</text:p>
          </table:table-cell>
          <table:table-cell office:value-type="float" office:value="14.5528240203857" calcext:value-type="float">
            <text:p>14.5528240204</text:p>
          </table:table-cell>
          <table:table-cell table:number-columns-repeated="6"/>
        </table:table-row>
        <table:table-row table:style-name="ro1">
          <table:table-cell office:value-type="float" office:value="2.42585253715515" calcext:value-type="float">
            <text:p>2.4258525372</text:p>
          </table:table-cell>
          <table:table-cell office:value-type="float" office:value="17.1458854675293" calcext:value-type="float">
            <text:p>17.1458854675</text:p>
          </table:table-cell>
          <table:table-cell table:number-columns-repeated="6"/>
        </table:table-row>
        <table:table-row table:style-name="ro1">
          <table:table-cell office:value-type="float" office:value="0.846646249294281" calcext:value-type="float">
            <text:p>0.8466462493</text:p>
          </table:table-cell>
          <table:table-cell office:value-type="float" office:value="14.8000259399414" calcext:value-type="float">
            <text:p>14.8000259399</text:p>
          </table:table-cell>
          <table:table-cell table:number-columns-repeated="6"/>
        </table:table-row>
        <table:table-row table:style-name="ro1">
          <table:table-cell office:value-type="float" office:value="0.21055357158184" calcext:value-type="float">
            <text:p>0.2105535716</text:p>
          </table:table-cell>
          <table:table-cell office:value-type="float" office:value="14.808331489563" calcext:value-type="float">
            <text:p>14.8083314896</text:p>
          </table:table-cell>
          <table:table-cell table:number-columns-repeated="6"/>
        </table:table-row>
        <table:table-row table:style-name="ro1">
          <table:table-cell office:value-type="float" office:value="0.78692626953125" calcext:value-type="float">
            <text:p>0.7869262695</text:p>
          </table:table-cell>
          <table:table-cell office:value-type="float" office:value="16.0358409881592" calcext:value-type="float">
            <text:p>16.0358409882</text:p>
          </table:table-cell>
          <table:table-cell table:number-columns-repeated="6"/>
        </table:table-row>
        <table:table-row table:style-name="ro1">
          <table:table-cell office:value-type="float" office:value="0.485614866018295" calcext:value-type="float">
            <text:p>0.485614866</text:p>
          </table:table-cell>
          <table:table-cell office:value-type="float" office:value="16.2801208496094" calcext:value-type="float">
            <text:p>16.2801208496</text:p>
          </table:table-cell>
          <table:table-cell table:number-columns-repeated="6"/>
        </table:table-row>
        <table:table-row table:style-name="ro1">
          <table:table-cell office:value-type="float" office:value="0.66934609413147" calcext:value-type="float">
            <text:p>0.6693460941</text:p>
          </table:table-cell>
          <table:table-cell office:value-type="float" office:value="16.0426368713379" calcext:value-type="float">
            <text:p>16.0426368713</text:p>
          </table:table-cell>
          <table:table-cell table:number-columns-repeated="6"/>
        </table:table-row>
        <table:table-row table:style-name="ro1">
          <table:table-cell office:value-type="float" office:value="0.959839403629303" calcext:value-type="float">
            <text:p>0.9598394036</text:p>
          </table:table-cell>
          <table:table-cell office:value-type="float" office:value="16.6173896789551" calcext:value-type="float">
            <text:p>16.617389679</text:p>
          </table:table-cell>
          <table:table-cell table:number-columns-repeated="6"/>
        </table:table-row>
        <table:table-row table:style-name="ro1">
          <table:table-cell office:value-type="float" office:value="0.117587819695473" calcext:value-type="float">
            <text:p>0.1175878197</text:p>
          </table:table-cell>
          <table:table-cell office:value-type="float" office:value="16.6596946716309" calcext:value-type="float">
            <text:p>16.6596946716</text:p>
          </table:table-cell>
          <table:table-cell table:number-columns-repeated="6"/>
        </table:table-row>
        <table:table-row table:style-name="ro1">
          <table:table-cell office:value-type="float" office:value="1.49715542793274" calcext:value-type="float">
            <text:p>1.4971554279</text:p>
          </table:table-cell>
          <table:table-cell office:value-type="float" office:value="21.0574226379395" calcext:value-type="float">
            <text:p>21.0574226379</text:p>
          </table:table-cell>
          <table:table-cell table:number-columns-repeated="6"/>
        </table:table-row>
        <table:table-row table:style-name="ro1">
          <table:table-cell office:value-type="float" office:value="1.33185207843781" calcext:value-type="float">
            <text:p>1.3318520784</text:p>
          </table:table-cell>
          <table:table-cell office:value-type="float" office:value="19.2283535003662" calcext:value-type="float">
            <text:p>19.2283535004</text:p>
          </table:table-cell>
          <table:table-cell table:number-columns-repeated="6"/>
        </table:table-row>
        <table:table-row table:style-name="ro1">
          <table:table-cell office:value-type="float" office:value="0.104094736278057" calcext:value-type="float">
            <text:p>0.1040947363</text:p>
          </table:table-cell>
          <table:table-cell office:value-type="float" office:value="17.5151386260986" calcext:value-type="float">
            <text:p>17.5151386261</text:p>
          </table:table-cell>
          <table:table-cell table:number-columns-repeated="6"/>
        </table:table-row>
        <table:table-row table:style-name="ro1">
          <table:table-cell office:value-type="float" office:value="0.124560743570328" calcext:value-type="float">
            <text:p>0.1245607436</text:p>
          </table:table-cell>
          <table:table-cell office:value-type="float" office:value="18.8864631652832" calcext:value-type="float">
            <text:p>18.8864631653</text:p>
          </table:table-cell>
          <table:table-cell table:number-columns-repeated="6"/>
        </table:table-row>
        <table:table-row table:style-name="ro1">
          <table:table-cell office:value-type="float" office:value="0.157252907752991" calcext:value-type="float">
            <text:p>0.1572529078</text:p>
          </table:table-cell>
          <table:table-cell office:value-type="float" office:value="19.0164241790771" calcext:value-type="float">
            <text:p>19.0164241791</text:p>
          </table:table-cell>
          <table:table-cell table:number-columns-repeated="6"/>
        </table:table-row>
        <table:table-row table:style-name="ro1">
          <table:table-cell office:value-type="float" office:value="0.0723846182227135" calcext:value-type="float">
            <text:p>0.0723846182</text:p>
          </table:table-cell>
          <table:table-cell office:value-type="float" office:value="18.3726844787598" calcext:value-type="float">
            <text:p>18.3726844788</text:p>
          </table:table-cell>
          <table:table-cell table:number-columns-repeated="6"/>
        </table:table-row>
        <table:table-row table:style-name="ro1">
          <table:table-cell office:value-type="float" office:value="0.0591351501643658" calcext:value-type="float">
            <text:p>0.0591351502</text:p>
          </table:table-cell>
          <table:table-cell office:value-type="float" office:value="18.9634647369385" calcext:value-type="float">
            <text:p>18.9634647369</text:p>
          </table:table-cell>
          <table:table-cell table:number-columns-repeated="6"/>
        </table:table-row>
        <table:table-row table:style-name="ro1">
          <table:table-cell office:value-type="float" office:value="1.2119836807251" calcext:value-type="float">
            <text:p>1.2119836807</text:p>
          </table:table-cell>
          <table:table-cell office:value-type="float" office:value="21.0534801483154" calcext:value-type="float">
            <text:p>21.0534801483</text:p>
          </table:table-cell>
          <table:table-cell table:number-columns-repeated="6"/>
        </table:table-row>
        <table:table-row table:style-name="ro1">
          <table:table-cell office:value-type="float" office:value="0.631442070007324" calcext:value-type="float">
            <text:p>0.63144207</text:p>
          </table:table-cell>
          <table:table-cell office:value-type="float" office:value="19.1788101196289" calcext:value-type="float">
            <text:p>19.1788101196</text:p>
          </table:table-cell>
          <table:table-cell table:number-columns-repeated="6"/>
        </table:table-row>
        <table:table-row table:style-name="ro1">
          <table:table-cell office:value-type="float" office:value="0.725745797157288" calcext:value-type="float">
            <text:p>0.7257457972</text:p>
          </table:table-cell>
          <table:table-cell office:value-type="float" office:value="20.0605487823486" calcext:value-type="float">
            <text:p>20.0605487823</text:p>
          </table:table-cell>
          <table:table-cell table:number-columns-repeated="6"/>
        </table:table-row>
        <table:table-row table:style-name="ro1">
          <table:table-cell office:value-type="float" office:value="1.16633415222168" calcext:value-type="float">
            <text:p>1.1663341522</text:p>
          </table:table-cell>
          <table:table-cell office:value-type="float" office:value="20.5300140380859" calcext:value-type="float">
            <text:p>20.5300140381</text:p>
          </table:table-cell>
          <table:table-cell table:number-columns-repeated="6"/>
        </table:table-row>
        <table:table-row table:style-name="ro1">
          <table:table-cell office:value-type="float" office:value="0.0727828592061997" calcext:value-type="float">
            <text:p>0.0727828592</text:p>
          </table:table-cell>
          <table:table-cell office:value-type="float" office:value="17.4091606140137" calcext:value-type="float">
            <text:p>17.409160614</text:p>
          </table:table-cell>
          <table:table-cell table:number-columns-repeated="6"/>
        </table:table-row>
        <table:table-row table:style-name="ro1">
          <table:table-cell office:value-type="float" office:value="1.09890604019165" calcext:value-type="float">
            <text:p>1.0989060402</text:p>
          </table:table-cell>
          <table:table-cell office:value-type="float" office:value="19.2332649230957" calcext:value-type="float">
            <text:p>19.2332649231</text:p>
          </table:table-cell>
          <table:table-cell table:number-columns-repeated="6"/>
        </table:table-row>
        <table:table-row table:style-name="ro1">
          <table:table-cell office:value-type="float" office:value="2.05079460144043" calcext:value-type="float">
            <text:p>2.0507946014</text:p>
          </table:table-cell>
          <table:table-cell office:value-type="float" office:value="24.4707908630371" calcext:value-type="float">
            <text:p>24.470790863</text:p>
          </table:table-cell>
          <table:table-cell table:number-columns-repeated="6"/>
        </table:table-row>
        <table:table-row table:style-name="ro1">
          <table:table-cell office:value-type="float" office:value="1.55079674720764" calcext:value-type="float">
            <text:p>1.5507967472</text:p>
          </table:table-cell>
          <table:table-cell office:value-type="float" office:value="17.53830909729" calcext:value-type="float">
            <text:p>17.5383090973</text:p>
          </table:table-cell>
          <table:table-cell table:number-columns-repeated="6"/>
        </table:table-row>
        <table:table-row table:style-name="ro1">
          <table:table-cell office:value-type="float" office:value="174.187393188477" calcext:value-type="float">
            <text:p>174.187393188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.20253014564514" calcext:value-type="float">
            <text:p>2.2025301456</text:p>
          </table:table-cell>
          <table:table-cell office:value-type="float" office:value="25.1422214508057" calcext:value-type="float">
            <text:p>25.1422214508</text:p>
          </table:table-cell>
          <table:table-cell table:number-columns-repeated="6"/>
        </table:table-row>
        <table:table-row table:style-name="ro1">
          <table:table-cell office:value-type="float" office:value="1.79037010669708" calcext:value-type="float">
            <text:p>1.7903701067</text:p>
          </table:table-cell>
          <table:table-cell office:value-type="float" office:value="20.4547309875488" calcext:value-type="float">
            <text:p>20.4547309875</text:p>
          </table:table-cell>
          <table:table-cell table:number-columns-repeated="6"/>
        </table:table-row>
        <table:table-row table:style-name="ro1">
          <table:table-cell office:value-type="float" office:value="0.872917532920837" calcext:value-type="float">
            <text:p>0.8729175329</text:p>
          </table:table-cell>
          <table:table-cell office:value-type="float" office:value="20.7986679077148" calcext:value-type="float">
            <text:p>20.7986679077</text:p>
          </table:table-cell>
          <table:table-cell table:number-columns-repeated="6"/>
        </table:table-row>
        <table:table-row table:style-name="ro1">
          <table:table-cell office:value-type="float" office:value="0.100041188299656" calcext:value-type="float">
            <text:p>0.1000411883</text:p>
          </table:table-cell>
          <table:table-cell office:value-type="float" office:value="15.3256664276123" calcext:value-type="float">
            <text:p>15.3256664276</text:p>
          </table:table-cell>
          <table:table-cell table:number-columns-repeated="6"/>
        </table:table-row>
        <table:table-row table:style-name="ro1">
          <table:table-cell office:value-type="float" office:value="1.41445481777191" calcext:value-type="float">
            <text:p>1.4144548178</text:p>
          </table:table-cell>
          <table:table-cell office:value-type="float" office:value="23.7104206085205" calcext:value-type="float">
            <text:p>23.7104206085</text:p>
          </table:table-cell>
          <table:table-cell table:number-columns-repeated="6"/>
        </table:table-row>
        <table:table-row table:style-name="ro1">
          <table:table-cell office:value-type="float" office:value="1.77326369285584" calcext:value-type="float">
            <text:p>1.7732636929</text:p>
          </table:table-cell>
          <table:table-cell office:value-type="float" office:value="25.6730098724365" calcext:value-type="float">
            <text:p>25.6730098724</text:p>
          </table:table-cell>
          <table:table-cell table:number-columns-repeated="6"/>
        </table:table-row>
        <table:table-row table:style-name="ro1">
          <table:table-cell office:value-type="float" office:value="2.66070032119751" calcext:value-type="float">
            <text:p>2.6607003212</text:p>
          </table:table-cell>
          <table:table-cell office:value-type="float" office:value="20.6399097442627" calcext:value-type="float">
            <text:p>20.6399097443</text:p>
          </table:table-cell>
          <table:table-cell table:number-columns-repeated="6"/>
        </table:table-row>
        <table:table-row table:style-name="ro1">
          <table:table-cell office:value-type="float" office:value="1.38562500476837" calcext:value-type="float">
            <text:p>1.3856250048</text:p>
          </table:table-cell>
          <table:table-cell office:value-type="float" office:value="20.8833293914795" calcext:value-type="float">
            <text:p>20.8833293915</text:p>
          </table:table-cell>
          <table:table-cell table:number-columns-repeated="6"/>
        </table:table-row>
        <table:table-row table:style-name="ro1">
          <table:table-cell office:value-type="float" office:value="1.64745616912842" calcext:value-type="float">
            <text:p>1.6474561691</text:p>
          </table:table-cell>
          <table:table-cell office:value-type="float" office:value="26.0880374908447" calcext:value-type="float">
            <text:p>26.0880374908</text:p>
          </table:table-cell>
          <table:table-cell table:number-columns-repeated="6"/>
        </table:table-row>
        <table:table-row table:style-name="ro1">
          <table:table-cell office:value-type="float" office:value="0.840353786945343" calcext:value-type="float">
            <text:p>0.8403537869</text:p>
          </table:table-cell>
          <table:table-cell office:value-type="float" office:value="18.4693660736084" calcext:value-type="float">
            <text:p>18.4693660736</text:p>
          </table:table-cell>
          <table:table-cell table:number-columns-repeated="6"/>
        </table:table-row>
        <table:table-row table:style-name="ro1">
          <table:table-cell office:value-type="float" office:value="1.31094717979431" calcext:value-type="float">
            <text:p>1.3109471798</text:p>
          </table:table-cell>
          <table:table-cell office:value-type="float" office:value="24.5573120117187" calcext:value-type="float">
            <text:p>24.5573120117</text:p>
          </table:table-cell>
          <table:table-cell table:number-columns-repeated="6"/>
        </table:table-row>
        <table:table-row table:style-name="ro1">
          <table:table-cell office:value-type="float" office:value="1.65151989459991" calcext:value-type="float">
            <text:p>1.6515198946</text:p>
          </table:table-cell>
          <table:table-cell office:value-type="float" office:value="20.764684677124" calcext:value-type="float">
            <text:p>20.7646846771</text:p>
          </table:table-cell>
          <table:table-cell table:number-columns-repeated="6"/>
        </table:table-row>
        <table:table-row table:style-name="ro1">
          <table:table-cell office:value-type="float" office:value="0.958927929401398" calcext:value-type="float">
            <text:p>0.9589279294</text:p>
          </table:table-cell>
          <table:table-cell office:value-type="float" office:value="20.3904075622559" calcext:value-type="float">
            <text:p>20.3904075623</text:p>
          </table:table-cell>
          <table:table-cell table:number-columns-repeated="6"/>
        </table:table-row>
        <table:table-row table:style-name="ro1">
          <table:table-cell office:value-type="float" office:value="0.196773156523705" calcext:value-type="float">
            <text:p>0.1967731565</text:p>
          </table:table-cell>
          <table:table-cell office:value-type="float" office:value="19.4605102539062" calcext:value-type="float">
            <text:p>19.4605102539</text:p>
          </table:table-cell>
          <table:table-cell table:number-columns-repeated="6"/>
        </table:table-row>
        <table:table-row table:style-name="ro1">
          <table:table-cell office:value-type="float" office:value="247.107086181641" calcext:value-type="float">
            <text:p>247.107086181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954355776309967" calcext:value-type="float">
            <text:p>0.9543557763</text:p>
          </table:table-cell>
          <table:table-cell office:value-type="float" office:value="19.1478023529053" calcext:value-type="float">
            <text:p>19.1478023529</text:p>
          </table:table-cell>
          <table:table-cell table:number-columns-repeated="6"/>
        </table:table-row>
        <table:table-row table:style-name="ro1">
          <table:table-cell office:value-type="float" office:value="0.689917206764221" calcext:value-type="float">
            <text:p>0.6899172068</text:p>
          </table:table-cell>
          <table:table-cell office:value-type="float" office:value="18.8609714508057" calcext:value-type="float">
            <text:p>18.8609714508</text:p>
          </table:table-cell>
          <table:table-cell table:number-columns-repeated="6"/>
        </table:table-row>
        <table:table-row table:style-name="ro1">
          <table:table-cell office:value-type="float" office:value="2.42092490196228" calcext:value-type="float">
            <text:p>2.420924902</text:p>
          </table:table-cell>
          <table:table-cell office:value-type="float" office:value="21.6543006896973" calcext:value-type="float">
            <text:p>21.6543006897</text:p>
          </table:table-cell>
          <table:table-cell table:number-columns-repeated="6"/>
        </table:table-row>
        <table:table-row table:style-name="ro1">
          <table:table-cell office:value-type="float" office:value="1.27028405666351" calcext:value-type="float">
            <text:p>1.2702840567</text:p>
          </table:table-cell>
          <table:table-cell office:value-type="float" office:value="24.6904144287109" calcext:value-type="float">
            <text:p>24.6904144287</text:p>
          </table:table-cell>
          <table:table-cell table:number-columns-repeated="6"/>
        </table:table-row>
        <table:table-row table:style-name="ro1">
          <table:table-cell office:value-type="float" office:value="0.0159684587270021" calcext:value-type="float">
            <text:p>0.0159684587</text:p>
          </table:table-cell>
          <table:table-cell office:value-type="float" office:value="19.412109375" calcext:value-type="float">
            <text:p>19.412109375</text:p>
          </table:table-cell>
          <table:table-cell table:number-columns-repeated="6"/>
        </table:table-row>
        <table:table-row table:style-name="ro1">
          <table:table-cell office:value-type="float" office:value="5.39136457443237" calcext:value-type="float">
            <text:p>5.3913645744</text:p>
          </table:table-cell>
          <table:table-cell office:value-type="float" office:value="26.3096961975098" calcext:value-type="float">
            <text:p>26.3096961975</text:p>
          </table:table-cell>
          <table:table-cell table:number-columns-repeated="6"/>
        </table:table-row>
        <table:table-row table:style-name="ro1">
          <table:table-cell office:value-type="float" office:value="1.38751804828644" calcext:value-type="float">
            <text:p>1.3875180483</text:p>
          </table:table-cell>
          <table:table-cell office:value-type="float" office:value="22.5392761230469" calcext:value-type="float">
            <text:p>22.539276123</text:p>
          </table:table-cell>
          <table:table-cell table:number-columns-repeated="6"/>
        </table:table-row>
        <table:table-row table:style-name="ro1">
          <table:table-cell office:value-type="float" office:value="1.97969281673431" calcext:value-type="float">
            <text:p>1.9796928167</text:p>
          </table:table-cell>
          <table:table-cell office:value-type="float" office:value="21.0555572509766" calcext:value-type="float">
            <text:p>21.055557251</text:p>
          </table:table-cell>
          <table:table-cell table:number-columns-repeated="6"/>
        </table:table-row>
        <table:table-row table:style-name="ro1">
          <table:table-cell office:value-type="float" office:value="1.41852235794067" calcext:value-type="float">
            <text:p>1.4185223579</text:p>
          </table:table-cell>
          <table:table-cell office:value-type="float" office:value="26.1612777709961" calcext:value-type="float">
            <text:p>26.161277771</text:p>
          </table:table-cell>
          <table:table-cell table:number-columns-repeated="6"/>
        </table:table-row>
        <table:table-row table:style-name="ro1">
          <table:table-cell office:value-type="float" office:value="2.3376636505127" calcext:value-type="float">
            <text:p>2.3376636505</text:p>
          </table:table-cell>
          <table:table-cell office:value-type="float" office:value="22.3582744598389" calcext:value-type="float">
            <text:p>22.3582744598</text:p>
          </table:table-cell>
          <table:table-cell table:number-columns-repeated="6"/>
        </table:table-row>
        <table:table-row table:style-name="ro1">
          <table:table-cell office:value-type="float" office:value="1.09483802318573" calcext:value-type="float">
            <text:p>1.0948380232</text:p>
          </table:table-cell>
          <table:table-cell office:value-type="float" office:value="22.604362487793" calcext:value-type="float">
            <text:p>22.6043624878</text:p>
          </table:table-cell>
          <table:table-cell table:number-columns-repeated="6"/>
        </table:table-row>
        <table:table-row table:style-name="ro1">
          <table:table-cell office:value-type="float" office:value="0.0908268392086029" calcext:value-type="float">
            <text:p>0.0908268392</text:p>
          </table:table-cell>
          <table:table-cell office:value-type="float" office:value="20.3383083343506" calcext:value-type="float">
            <text:p>20.3383083344</text:p>
          </table:table-cell>
          <table:table-cell table:number-columns-repeated="6"/>
        </table:table-row>
        <table:table-row table:style-name="ro1">
          <table:table-cell office:value-type="float" office:value="0.591192901134491" calcext:value-type="float">
            <text:p>0.5911929011</text:p>
          </table:table-cell>
          <table:table-cell office:value-type="float" office:value="22.2262344360352" calcext:value-type="float">
            <text:p>22.226234436</text:p>
          </table:table-cell>
          <table:table-cell table:number-columns-repeated="6"/>
        </table:table-row>
        <table:table-row table:style-name="ro1">
          <table:table-cell office:value-type="float" office:value="0.0336474925279617" calcext:value-type="float">
            <text:p>0.0336474925</text:p>
          </table:table-cell>
          <table:table-cell office:value-type="float" office:value="19.2425289154053" calcext:value-type="float">
            <text:p>19.2425289154</text:p>
          </table:table-cell>
          <table:table-cell table:number-columns-repeated="6"/>
        </table:table-row>
        <table:table-row table:style-name="ro1">
          <table:table-cell office:value-type="float" office:value="0.906898975372314" calcext:value-type="float">
            <text:p>0.9068989754</text:p>
          </table:table-cell>
          <table:table-cell office:value-type="float" office:value="20.7769412994385" calcext:value-type="float">
            <text:p>20.7769412994</text:p>
          </table:table-cell>
          <table:table-cell table:number-columns-repeated="6"/>
        </table:table-row>
        <table:table-row table:style-name="ro1">
          <table:table-cell office:value-type="float" office:value="0.537691116333008" calcext:value-type="float">
            <text:p>0.5376911163</text:p>
          </table:table-cell>
          <table:table-cell office:value-type="float" office:value="21.2267322540283" calcext:value-type="float">
            <text:p>21.226732254</text:p>
          </table:table-cell>
          <table:table-cell table:number-columns-repeated="6"/>
        </table:table-row>
        <table:table-row table:style-name="ro1">
          <table:table-cell office:value-type="float" office:value="1.06049752235413" calcext:value-type="float">
            <text:p>1.0604975224</text:p>
          </table:table-cell>
          <table:table-cell office:value-type="float" office:value="24.1507015228271" calcext:value-type="float">
            <text:p>24.1507015228</text:p>
          </table:table-cell>
          <table:table-cell table:number-columns-repeated="6"/>
        </table:table-row>
        <table:table-row table:style-name="ro1">
          <table:table-cell office:value-type="float" office:value="0.144094735383987" calcext:value-type="float">
            <text:p>0.1440947354</text:p>
          </table:table-cell>
          <table:table-cell office:value-type="float" office:value="20.358470916748" calcext:value-type="float">
            <text:p>20.3584709167</text:p>
          </table:table-cell>
          <table:table-cell table:number-columns-repeated="6"/>
        </table:table-row>
        <table:table-row table:style-name="ro1">
          <table:table-cell office:value-type="float" office:value="1.95045638084412" calcext:value-type="float">
            <text:p>1.9504563808</text:p>
          </table:table-cell>
          <table:table-cell office:value-type="float" office:value="21.0808258056641" calcext:value-type="float">
            <text:p>21.0808258057</text:p>
          </table:table-cell>
          <table:table-cell table:number-columns-repeated="6"/>
        </table:table-row>
        <table:table-row table:style-name="ro1">
          <table:table-cell office:value-type="float" office:value="1.84932458400726" calcext:value-type="float">
            <text:p>1.849324584</text:p>
          </table:table-cell>
          <table:table-cell office:value-type="float" office:value="27.6972599029541" calcext:value-type="float">
            <text:p>27.697259903</text:p>
          </table:table-cell>
          <table:table-cell table:number-columns-repeated="6"/>
        </table:table-row>
        <table:table-row table:style-name="ro1">
          <table:table-cell office:value-type="float" office:value="0.556034028530121" calcext:value-type="float">
            <text:p>0.5560340285</text:p>
          </table:table-cell>
          <table:table-cell office:value-type="float" office:value="20.588436126709" calcext:value-type="float">
            <text:p>20.5884361267</text:p>
          </table:table-cell>
          <table:table-cell table:number-columns-repeated="6"/>
        </table:table-row>
        <table:table-row table:style-name="ro1">
          <table:table-cell office:value-type="float" office:value="1.1077800989151" calcext:value-type="float">
            <text:p>1.1077800989</text:p>
          </table:table-cell>
          <table:table-cell office:value-type="float" office:value="21.5707244873047" calcext:value-type="float">
            <text:p>21.5707244873</text:p>
          </table:table-cell>
          <table:table-cell table:number-columns-repeated="6"/>
        </table:table-row>
        <table:table-row table:style-name="ro1">
          <table:table-cell office:value-type="float" office:value="0.498349606990814" calcext:value-type="float">
            <text:p>0.498349607</text:p>
          </table:table-cell>
          <table:table-cell office:value-type="float" office:value="22.6918392181396" calcext:value-type="float">
            <text:p>22.6918392181</text:p>
          </table:table-cell>
          <table:table-cell table:number-columns-repeated="6"/>
        </table:table-row>
        <table:table-row table:style-name="ro1">
          <table:table-cell office:value-type="float" office:value="2.53640246391296" calcext:value-type="float">
            <text:p>2.5364024639</text:p>
          </table:table-cell>
          <table:table-cell office:value-type="float" office:value="23.1205768585205" calcext:value-type="float">
            <text:p>23.1205768585</text:p>
          </table:table-cell>
          <table:table-cell table:number-columns-repeated="6"/>
        </table:table-row>
        <table:table-row table:style-name="ro1">
          <table:table-cell office:value-type="float" office:value="0.466023176908493" calcext:value-type="float">
            <text:p>0.4660231769</text:p>
          </table:table-cell>
          <table:table-cell office:value-type="float" office:value="22.7614784240723" calcext:value-type="float">
            <text:p>22.7614784241</text:p>
          </table:table-cell>
          <table:table-cell table:number-columns-repeated="6"/>
        </table:table-row>
        <table:table-row table:style-name="ro1">
          <table:table-cell office:value-type="float" office:value="0.718038439750671" calcext:value-type="float">
            <text:p>0.7180384398</text:p>
          </table:table-cell>
          <table:table-cell office:value-type="float" office:value="26.1982345581055" calcext:value-type="float">
            <text:p>26.1982345581</text:p>
          </table:table-cell>
          <table:table-cell table:number-columns-repeated="6"/>
        </table:table-row>
        <table:table-row table:style-name="ro1">
          <table:table-cell office:value-type="float" office:value="0.793329298496246" calcext:value-type="float">
            <text:p>0.7933292985</text:p>
          </table:table-cell>
          <table:table-cell office:value-type="float" office:value="22.4405841827393" calcext:value-type="float">
            <text:p>22.4405841827</text:p>
          </table:table-cell>
          <table:table-cell table:number-columns-repeated="6"/>
        </table:table-row>
        <table:table-row table:style-name="ro1">
          <table:table-cell office:value-type="float" office:value="0.726706683635712" calcext:value-type="float">
            <text:p>0.7267066836</text:p>
          </table:table-cell>
          <table:table-cell office:value-type="float" office:value="23.7447147369385" calcext:value-type="float">
            <text:p>23.7447147369</text:p>
          </table:table-cell>
          <table:table-cell table:number-columns-repeated="6"/>
        </table:table-row>
        <table:table-row table:style-name="ro1">
          <table:table-cell office:value-type="float" office:value="0.587792277336121" calcext:value-type="float">
            <text:p>0.5877922773</text:p>
          </table:table-cell>
          <table:table-cell office:value-type="float" office:value="23.47585105896" calcext:value-type="float">
            <text:p>23.475851059</text:p>
          </table:table-cell>
          <table:table-cell table:number-columns-repeated="6"/>
        </table:table-row>
        <table:table-row table:style-name="ro1">
          <table:table-cell office:value-type="float" office:value="0.35101917386055" calcext:value-type="float">
            <text:p>0.3510191739</text:p>
          </table:table-cell>
          <table:table-cell office:value-type="float" office:value="22.9627990722656" calcext:value-type="float">
            <text:p>22.9627990723</text:p>
          </table:table-cell>
          <table:table-cell table:number-columns-repeated="6"/>
        </table:table-row>
        <table:table-row table:style-name="ro1">
          <table:table-cell office:value-type="float" office:value="0.0660871416330338" calcext:value-type="float">
            <text:p>0.0660871416</text:p>
          </table:table-cell>
          <table:table-cell office:value-type="float" office:value="20.2166957855225" calcext:value-type="float">
            <text:p>20.2166957855</text:p>
          </table:table-cell>
          <table:table-cell table:number-columns-repeated="6"/>
        </table:table-row>
        <table:table-row table:style-name="ro1">
          <table:table-cell office:value-type="float" office:value="0.448014914989471" calcext:value-type="float">
            <text:p>0.448014915</text:p>
          </table:table-cell>
          <table:table-cell office:value-type="float" office:value="25.5334663391113" calcext:value-type="float">
            <text:p>25.5334663391</text:p>
          </table:table-cell>
          <table:table-cell table:number-columns-repeated="6"/>
        </table:table-row>
        <table:table-row table:style-name="ro1">
          <table:table-cell office:value-type="float" office:value="0.766819000244141" calcext:value-type="float">
            <text:p>0.7668190002</text:p>
          </table:table-cell>
          <table:table-cell office:value-type="float" office:value="27.2818202972412" calcext:value-type="float">
            <text:p>27.2818202972</text:p>
          </table:table-cell>
          <table:table-cell table:number-columns-repeated="6"/>
        </table:table-row>
        <table:table-row table:style-name="ro1">
          <table:table-cell office:value-type="float" office:value="0.569854617118835" calcext:value-type="float">
            <text:p>0.5698546171</text:p>
          </table:table-cell>
          <table:table-cell office:value-type="float" office:value="24.3611812591553" calcext:value-type="float">
            <text:p>24.3611812592</text:p>
          </table:table-cell>
          <table:table-cell table:number-columns-repeated="6"/>
        </table:table-row>
        <table:table-row table:style-name="ro1">
          <table:table-cell office:value-type="float" office:value="1.97657811641693" calcext:value-type="float">
            <text:p>1.9765781164</text:p>
          </table:table-cell>
          <table:table-cell office:value-type="float" office:value="24.6710624694824" calcext:value-type="float">
            <text:p>24.6710624695</text:p>
          </table:table-cell>
          <table:table-cell table:number-columns-repeated="6"/>
        </table:table-row>
        <table:table-row table:style-name="ro1">
          <table:table-cell office:value-type="float" office:value="244.088592529297" calcext:value-type="float">
            <text:p>244.088592529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.1729884147644" calcext:value-type="float">
            <text:p>1.1729884148</text:p>
          </table:table-cell>
          <table:table-cell office:value-type="float" office:value="23.5118312835693" calcext:value-type="float">
            <text:p>23.5118312836</text:p>
          </table:table-cell>
          <table:table-cell table:number-columns-repeated="6"/>
        </table:table-row>
        <table:table-row table:style-name="ro1">
          <table:table-cell office:value-type="float" office:value="0.000276314734946936" calcext:value-type="float">
            <text:p>0.0002763147</text:p>
          </table:table-cell>
          <table:table-cell office:value-type="float" office:value="21.3201141357422" calcext:value-type="float">
            <text:p>21.3201141357</text:p>
          </table:table-cell>
          <table:table-cell table:number-columns-repeated="6"/>
        </table:table-row>
        <table:table-row table:style-name="ro1">
          <table:table-cell office:value-type="float" office:value="0.771808683872223" calcext:value-type="float">
            <text:p>0.7718086839</text:p>
          </table:table-cell>
          <table:table-cell office:value-type="float" office:value="23.7646045684814" calcext:value-type="float">
            <text:p>23.7646045685</text:p>
          </table:table-cell>
          <table:table-cell table:number-columns-repeated="6"/>
        </table:table-row>
        <table:table-row table:style-name="ro1">
          <table:table-cell office:value-type="float" office:value="193.842544555664" calcext:value-type="float">
            <text:p>193.842544555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.10404109954834" calcext:value-type="float">
            <text:p>2.1040410995</text:p>
          </table:table-cell>
          <table:table-cell office:value-type="float" office:value="25.2526683807373" calcext:value-type="float">
            <text:p>25.2526683807</text:p>
          </table:table-cell>
          <table:table-cell table:number-columns-repeated="6"/>
        </table:table-row>
        <table:table-row table:style-name="ro1">
          <table:table-cell office:value-type="float" office:value="0.0149840330705047" calcext:value-type="float">
            <text:p>0.0149840331</text:p>
          </table:table-cell>
          <table:table-cell office:value-type="float" office:value="20.9880294799805" calcext:value-type="float">
            <text:p>20.98802948</text:p>
          </table:table-cell>
          <table:table-cell table:number-columns-repeated="6"/>
        </table:table-row>
        <table:table-row table:style-name="ro1">
          <table:table-cell office:value-type="float" office:value="0.755661368370056" calcext:value-type="float">
            <text:p>0.7556613684</text:p>
          </table:table-cell>
          <table:table-cell office:value-type="float" office:value="26.5078067779541" calcext:value-type="float">
            <text:p>26.507806778</text:p>
          </table:table-cell>
          <table:table-cell table:number-columns-repeated="6"/>
        </table:table-row>
        <table:table-row table:style-name="ro1">
          <table:table-cell office:value-type="float" office:value="1.02605390548706" calcext:value-type="float">
            <text:p>1.0260539055</text:p>
          </table:table-cell>
          <table:table-cell office:value-type="float" office:value="29.0997772216797" calcext:value-type="float">
            <text:p>29.0997772217</text:p>
          </table:table-cell>
          <table:table-cell table:number-columns-repeated="6"/>
        </table:table-row>
        <table:table-row table:style-name="ro1">
          <table:table-cell office:value-type="float" office:value="1.5790923833847" calcext:value-type="float">
            <text:p>1.5790923834</text:p>
          </table:table-cell>
          <table:table-cell office:value-type="float" office:value="22.9814605712891" calcext:value-type="float">
            <text:p>22.9814605713</text:p>
          </table:table-cell>
          <table:table-cell table:number-columns-repeated="6"/>
        </table:table-row>
        <table:table-row table:style-name="ro1">
          <table:table-cell office:value-type="float" office:value="187.801528930664" calcext:value-type="float">
            <text:p>187.801528930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.52353119850159" calcext:value-type="float">
            <text:p>2.5235311985</text:p>
          </table:table-cell>
          <table:table-cell office:value-type="float" office:value="26.8033771514893" calcext:value-type="float">
            <text:p>26.8033771515</text:p>
          </table:table-cell>
          <table:table-cell table:number-columns-repeated="6"/>
        </table:table-row>
        <table:table-row table:style-name="ro1">
          <table:table-cell office:value-type="float" office:value="0.918247103691101" calcext:value-type="float">
            <text:p>0.9182471037</text:p>
          </table:table-cell>
          <table:table-cell office:value-type="float" office:value="25.6716327667236" calcext:value-type="float">
            <text:p>25.6716327667</text:p>
          </table:table-cell>
          <table:table-cell table:number-columns-repeated="6"/>
        </table:table-row>
        <table:table-row table:style-name="ro1">
          <table:table-cell office:value-type="float" office:value="0.00541773391887546" calcext:value-type="float">
            <text:p>0.0054177339</text:p>
          </table:table-cell>
          <table:table-cell office:value-type="float" office:value="20.9117012023926" calcext:value-type="float">
            <text:p>20.9117012024</text:p>
          </table:table-cell>
          <table:table-cell table:number-columns-repeated="6"/>
        </table:table-row>
        <table:table-row table:style-name="ro1">
          <table:table-cell office:value-type="float" office:value="0.771223485469818" calcext:value-type="float">
            <text:p>0.7712234855</text:p>
          </table:table-cell>
          <table:table-cell office:value-type="float" office:value="28.2834434509277" calcext:value-type="float">
            <text:p>28.2834434509</text:p>
          </table:table-cell>
          <table:table-cell table:number-columns-repeated="6"/>
        </table:table-row>
        <table:table-row table:style-name="ro1">
          <table:table-cell office:value-type="float" office:value="0.987849771976471" calcext:value-type="float">
            <text:p>0.987849772</text:p>
          </table:table-cell>
          <table:table-cell office:value-type="float" office:value="25.556339263916" calcext:value-type="float">
            <text:p>25.5563392639</text:p>
          </table:table-cell>
          <table:table-cell table:number-columns-repeated="6"/>
        </table:table-row>
        <table:table-row table:style-name="ro1">
          <table:table-cell office:value-type="float" office:value="0.170691564679146" calcext:value-type="float">
            <text:p>0.1706915647</text:p>
          </table:table-cell>
          <table:table-cell office:value-type="float" office:value="21.6528949737549" calcext:value-type="float">
            <text:p>21.6528949738</text:p>
          </table:table-cell>
          <table:table-cell table:number-columns-repeated="6"/>
        </table:table-row>
        <table:table-row table:style-name="ro1">
          <table:table-cell office:value-type="float" office:value="0.0719737261533737" calcext:value-type="float">
            <text:p>0.0719737262</text:p>
          </table:table-cell>
          <table:table-cell office:value-type="float" office:value="21.7130641937256" calcext:value-type="float">
            <text:p>21.7130641937</text:p>
          </table:table-cell>
          <table:table-cell table:number-columns-repeated="6"/>
        </table:table-row>
        <table:table-row table:style-name="ro1">
          <table:table-cell office:value-type="float" office:value="0.593216776847839" calcext:value-type="float">
            <text:p>0.5932167768</text:p>
          </table:table-cell>
          <table:table-cell office:value-type="float" office:value="27.4752426147461" calcext:value-type="float">
            <text:p>27.4752426147</text:p>
          </table:table-cell>
          <table:table-cell table:number-columns-repeated="6"/>
        </table:table-row>
        <table:table-row table:style-name="ro1">
          <table:table-cell office:value-type="float" office:value="378.917327880859" calcext:value-type="float">
            <text:p>378.917327880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10.287200927734" calcext:value-type="float">
            <text:p>310.28720092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63.695465087891" calcext:value-type="float">
            <text:p>363.695465087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556953608989716" calcext:value-type="float">
            <text:p>0.556953609</text:p>
          </table:table-cell>
          <table:table-cell office:value-type="float" office:value="28.5293388366699" calcext:value-type="float">
            <text:p>28.5293388367</text:p>
          </table:table-cell>
          <table:table-cell table:number-columns-repeated="6"/>
        </table:table-row>
        <table:table-row table:style-name="ro1">
          <table:table-cell office:value-type="float" office:value="0.565990328788757" calcext:value-type="float">
            <text:p>0.5659903288</text:p>
          </table:table-cell>
          <table:table-cell office:value-type="float" office:value="24.4115791320801" calcext:value-type="float">
            <text:p>24.4115791321</text:p>
          </table:table-cell>
          <table:table-cell table:number-columns-repeated="6"/>
        </table:table-row>
        <table:table-row table:style-name="ro1">
          <table:table-cell office:value-type="float" office:value="0.712041914463043" calcext:value-type="float">
            <text:p>0.7120419145</text:p>
          </table:table-cell>
          <table:table-cell office:value-type="float" office:value="26.629846572876" calcext:value-type="float">
            <text:p>26.6298465729</text:p>
          </table:table-cell>
          <table:table-cell table:number-columns-repeated="6"/>
        </table:table-row>
        <table:table-row table:style-name="ro1">
          <table:table-cell office:value-type="float" office:value="1.19786608219147" calcext:value-type="float">
            <text:p>1.1978660822</text:p>
          </table:table-cell>
          <table:table-cell office:value-type="float" office:value="25.9911003112793" calcext:value-type="float">
            <text:p>25.9911003113</text:p>
          </table:table-cell>
          <table:table-cell table:number-columns-repeated="6"/>
        </table:table-row>
        <table:table-row table:style-name="ro1">
          <table:table-cell office:value-type="float" office:value="0.596158087253571" calcext:value-type="float">
            <text:p>0.5961580873</text:p>
          </table:table-cell>
          <table:table-cell office:value-type="float" office:value="28.1856460571289" calcext:value-type="float">
            <text:p>28.1856460571</text:p>
          </table:table-cell>
          <table:table-cell table:number-columns-repeated="6"/>
        </table:table-row>
        <table:table-row table:style-name="ro1">
          <table:table-cell office:value-type="float" office:value="0.692664563655853" calcext:value-type="float">
            <text:p>0.6926645637</text:p>
          </table:table-cell>
          <table:table-cell office:value-type="float" office:value="26.0541286468506" calcext:value-type="float">
            <text:p>26.0541286469</text:p>
          </table:table-cell>
          <table:table-cell table:number-columns-repeated="6"/>
        </table:table-row>
        <table:table-row table:style-name="ro1">
          <table:table-cell office:value-type="float" office:value="0.433620035648346" calcext:value-type="float">
            <text:p>0.4336200356</text:p>
          </table:table-cell>
          <table:table-cell office:value-type="float" office:value="25.4554328918457" calcext:value-type="float">
            <text:p>25.4554328918</text:p>
          </table:table-cell>
          <table:table-cell table:number-columns-repeated="6"/>
        </table:table-row>
        <table:table-row table:style-name="ro1">
          <table:table-cell office:value-type="float" office:value="1.75608921051025" calcext:value-type="float">
            <text:p>1.7560892105</text:p>
          </table:table-cell>
          <table:table-cell office:value-type="float" office:value="26.3797874450684" calcext:value-type="float">
            <text:p>26.3797874451</text:p>
          </table:table-cell>
          <table:table-cell table:number-columns-repeated="6"/>
        </table:table-row>
        <table:table-row table:style-name="ro1">
          <table:table-cell office:value-type="float" office:value="1.57186722755432" calcext:value-type="float">
            <text:p>1.5718672276</text:p>
          </table:table-cell>
          <table:table-cell office:value-type="float" office:value="26.8709201812744" calcext:value-type="float">
            <text:p>26.8709201813</text:p>
          </table:table-cell>
          <table:table-cell table:number-columns-repeated="6"/>
        </table:table-row>
        <table:table-row table:style-name="ro1">
          <table:table-cell office:value-type="float" office:value="0.459223926067352" calcext:value-type="float">
            <text:p>0.4592239261</text:p>
          </table:table-cell>
          <table:table-cell office:value-type="float" office:value="26.7752628326416" calcext:value-type="float">
            <text:p>26.7752628326</text:p>
          </table:table-cell>
          <table:table-cell table:number-columns-repeated="6"/>
        </table:table-row>
        <table:table-row table:style-name="ro1">
          <table:table-cell office:value-type="float" office:value="1.0757577419281" calcext:value-type="float">
            <text:p>1.0757577419</text:p>
          </table:table-cell>
          <table:table-cell office:value-type="float" office:value="25.5916767120361" calcext:value-type="float">
            <text:p>25.591676712</text:p>
          </table:table-cell>
          <table:table-cell table:number-columns-repeated="6"/>
        </table:table-row>
        <table:table-row table:style-name="ro1">
          <table:table-cell office:value-type="float" office:value="0.487918347120285" calcext:value-type="float">
            <text:p>0.4879183471</text:p>
          </table:table-cell>
          <table:table-cell office:value-type="float" office:value="27.5099449157715" calcext:value-type="float">
            <text:p>27.5099449158</text:p>
          </table:table-cell>
          <table:table-cell table:number-columns-repeated="6"/>
        </table:table-row>
        <table:table-row table:style-name="ro1">
          <table:table-cell office:value-type="float" office:value="0.225891292095184" calcext:value-type="float">
            <text:p>0.2258912921</text:p>
          </table:table-cell>
          <table:table-cell office:value-type="float" office:value="22.2673282623291" calcext:value-type="float">
            <text:p>22.2673282623</text:p>
          </table:table-cell>
          <table:table-cell table:number-columns-repeated="6"/>
        </table:table-row>
        <table:table-row table:style-name="ro1">
          <table:table-cell office:value-type="float" office:value="1.14566767215729" calcext:value-type="float">
            <text:p>1.1456676722</text:p>
          </table:table-cell>
          <table:table-cell office:value-type="float" office:value="25.5899887084961" calcext:value-type="float">
            <text:p>25.5899887085</text:p>
          </table:table-cell>
          <table:table-cell table:number-columns-repeated="6"/>
        </table:table-row>
        <table:table-row table:style-name="ro1">
          <table:table-cell office:value-type="float" office:value="0.492846518754959" calcext:value-type="float">
            <text:p>0.4928465188</text:p>
          </table:table-cell>
          <table:table-cell office:value-type="float" office:value="26.8421382904053" calcext:value-type="float">
            <text:p>26.8421382904</text:p>
          </table:table-cell>
          <table:table-cell table:number-columns-repeated="6"/>
        </table:table-row>
        <table:table-row table:style-name="ro1">
          <table:table-cell office:value-type="float" office:value="0.249740302562714" calcext:value-type="float">
            <text:p>0.2497403026</text:p>
          </table:table-cell>
          <table:table-cell office:value-type="float" office:value="24.7161273956299" calcext:value-type="float">
            <text:p>24.7161273956</text:p>
          </table:table-cell>
          <table:table-cell table:number-columns-repeated="6"/>
        </table:table-row>
        <table:table-row table:style-name="ro1">
          <table:table-cell office:value-type="float" office:value="0.00295757548883557" calcext:value-type="float">
            <text:p>0.0029575755</text:p>
          </table:table-cell>
          <table:table-cell office:value-type="float" office:value="23.5715808868408" calcext:value-type="float">
            <text:p>23.5715808868</text:p>
          </table:table-cell>
          <table:table-cell table:number-columns-repeated="6"/>
        </table:table-row>
        <table:table-row table:style-name="ro1">
          <table:table-cell office:value-type="float" office:value="0.214572921395302" calcext:value-type="float">
            <text:p>0.2145729214</text:p>
          </table:table-cell>
          <table:table-cell office:value-type="float" office:value="23.7604541778564" calcext:value-type="float">
            <text:p>23.7604541779</text:p>
          </table:table-cell>
          <table:table-cell table:number-columns-repeated="6"/>
        </table:table-row>
        <table:table-row table:style-name="ro1">
          <table:table-cell office:value-type="float" office:value="0.193967759609222" calcext:value-type="float">
            <text:p>0.1939677596</text:p>
          </table:table-cell>
          <table:table-cell office:value-type="float" office:value="23.7519798278809" calcext:value-type="float">
            <text:p>23.7519798279</text:p>
          </table:table-cell>
          <table:table-cell table:number-columns-repeated="6"/>
        </table:table-row>
        <table:table-row table:style-name="ro1">
          <table:table-cell office:value-type="float" office:value="0.00273781479336321" calcext:value-type="float">
            <text:p>0.0027378148</text:p>
          </table:table-cell>
          <table:table-cell office:value-type="float" office:value="22.2917366027832" calcext:value-type="float">
            <text:p>22.2917366028</text:p>
          </table:table-cell>
          <table:table-cell table:number-columns-repeated="6"/>
        </table:table-row>
        <table:table-row table:style-name="ro1">
          <table:table-cell office:value-type="float" office:value="0.308146804571152" calcext:value-type="float">
            <text:p>0.3081468046</text:p>
          </table:table-cell>
          <table:table-cell office:value-type="float" office:value="24.2892684936523" calcext:value-type="float">
            <text:p>24.2892684937</text:p>
          </table:table-cell>
          <table:table-cell table:number-columns-repeated="6"/>
        </table:table-row>
        <table:table-row table:style-name="ro1">
          <table:table-cell office:value-type="float" office:value="0.526515126228333" calcext:value-type="float">
            <text:p>0.5265151262</text:p>
          </table:table-cell>
          <table:table-cell office:value-type="float" office:value="23.747953414917" calcext:value-type="float">
            <text:p>23.7479534149</text:p>
          </table:table-cell>
          <table:table-cell table:number-columns-repeated="6"/>
        </table:table-row>
        <table:table-row table:style-name="ro1">
          <table:table-cell office:value-type="float" office:value="1.22599875926971" calcext:value-type="float">
            <text:p>1.2259987593</text:p>
          </table:table-cell>
          <table:table-cell office:value-type="float" office:value="27.73828125" calcext:value-type="float">
            <text:p>27.73828125</text:p>
          </table:table-cell>
          <table:table-cell table:number-columns-repeated="6"/>
        </table:table-row>
        <table:table-row table:style-name="ro1">
          <table:table-cell office:value-type="float" office:value="0.0106465723365545" calcext:value-type="float">
            <text:p>0.0106465723</text:p>
          </table:table-cell>
          <table:table-cell office:value-type="float" office:value="22.7342414855957" calcext:value-type="float">
            <text:p>22.7342414856</text:p>
          </table:table-cell>
          <table:table-cell table:number-columns-repeated="6"/>
        </table:table-row>
        <table:table-row table:style-name="ro1">
          <table:table-cell office:value-type="float" office:value="0.534850597381592" calcext:value-type="float">
            <text:p>0.5348505974</text:p>
          </table:table-cell>
          <table:table-cell office:value-type="float" office:value="24.3282337188721" calcext:value-type="float">
            <text:p>24.3282337189</text:p>
          </table:table-cell>
          <table:table-cell table:number-columns-repeated="6"/>
        </table:table-row>
        <table:table-row table:style-name="ro1">
          <table:table-cell office:value-type="float" office:value="132.259307861328" calcext:value-type="float">
            <text:p>132.25930786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268817752599716" calcext:value-type="float">
            <text:p>0.2688177526</text:p>
          </table:table-cell>
          <table:table-cell office:value-type="float" office:value="23.0709743499756" calcext:value-type="float">
            <text:p>23.07097435</text:p>
          </table:table-cell>
          <table:table-cell table:number-columns-repeated="6"/>
        </table:table-row>
        <table:table-row table:style-name="ro1">
          <table:table-cell office:value-type="float" office:value="0.126509428024292" calcext:value-type="float">
            <text:p>0.126509428</text:p>
          </table:table-cell>
          <table:table-cell office:value-type="float" office:value="21.400089263916" calcext:value-type="float">
            <text:p>21.4000892639</text:p>
          </table:table-cell>
          <table:table-cell table:number-columns-repeated="6"/>
        </table:table-row>
        <table:table-row table:style-name="ro1">
          <table:table-cell office:value-type="float" office:value="0.328910678625107" calcext:value-type="float">
            <text:p>0.3289106786</text:p>
          </table:table-cell>
          <table:table-cell office:value-type="float" office:value="23.137170791626" calcext:value-type="float">
            <text:p>23.1371707916</text:p>
          </table:table-cell>
          <table:table-cell table:number-columns-repeated="6"/>
        </table:table-row>
        <table:table-row table:style-name="ro1">
          <table:table-cell office:value-type="float" office:value="0.959728419780731" calcext:value-type="float">
            <text:p>0.9597284198</text:p>
          </table:table-cell>
          <table:table-cell office:value-type="float" office:value="21.5826454162598" calcext:value-type="float">
            <text:p>21.5826454163</text:p>
          </table:table-cell>
          <table:table-cell table:number-columns-repeated="6"/>
        </table:table-row>
        <table:table-row table:style-name="ro1">
          <table:table-cell office:value-type="float" office:value="0.24173504114151" calcext:value-type="float">
            <text:p>0.2417350411</text:p>
          </table:table-cell>
          <table:table-cell office:value-type="float" office:value="21.8518505096436" calcext:value-type="float">
            <text:p>21.8518505096</text:p>
          </table:table-cell>
          <table:table-cell table:number-columns-repeated="6"/>
        </table:table-row>
        <table:table-row table:style-name="ro1">
          <table:table-cell office:value-type="float" office:value="0.651361465454102" calcext:value-type="float">
            <text:p>0.6513614655</text:p>
          </table:table-cell>
          <table:table-cell office:value-type="float" office:value="21.6068897247314" calcext:value-type="float">
            <text:p>21.6068897247</text:p>
          </table:table-cell>
          <table:table-cell table:number-columns-repeated="6"/>
        </table:table-row>
        <table:table-row table:style-name="ro1">
          <table:table-cell office:value-type="float" office:value="0.0516151711344719" calcext:value-type="float">
            <text:p>0.0516151711</text:p>
          </table:table-cell>
          <table:table-cell office:value-type="float" office:value="21.0685043334961" calcext:value-type="float">
            <text:p>21.0685043335</text:p>
          </table:table-cell>
          <table:table-cell table:number-columns-repeated="6"/>
        </table:table-row>
        <table:table-row table:style-name="ro1">
          <table:table-cell office:value-type="float" office:value="0.22962187230587" calcext:value-type="float">
            <text:p>0.2296218723</text:p>
          </table:table-cell>
          <table:table-cell office:value-type="float" office:value="21.2469825744629" calcext:value-type="float">
            <text:p>21.2469825745</text:p>
          </table:table-cell>
          <table:table-cell table:number-columns-repeated="6"/>
        </table:table-row>
        <table:table-row table:style-name="ro1">
          <table:table-cell office:value-type="float" office:value="0.231834873557091" calcext:value-type="float">
            <text:p>0.2318348736</text:p>
          </table:table-cell>
          <table:table-cell office:value-type="float" office:value="20.8295097351074" calcext:value-type="float">
            <text:p>20.8295097351</text:p>
          </table:table-cell>
          <table:table-cell table:number-columns-repeated="6"/>
        </table:table-row>
        <table:table-row table:style-name="ro1">
          <table:table-cell office:value-type="float" office:value="0.239889830350876" calcext:value-type="float">
            <text:p>0.2398898304</text:p>
          </table:table-cell>
          <table:table-cell office:value-type="float" office:value="19.6418743133545" calcext:value-type="float">
            <text:p>19.6418743134</text:p>
          </table:table-cell>
          <table:table-cell table:number-columns-repeated="6"/>
        </table:table-row>
        <table:table-row table:style-name="ro1">
          <table:table-cell office:value-type="float" office:value="0.26814267039299" calcext:value-type="float">
            <text:p>0.2681426704</text:p>
          </table:table-cell>
          <table:table-cell office:value-type="float" office:value="22.5924377441406" calcext:value-type="float">
            <text:p>22.5924377441</text:p>
          </table:table-cell>
          <table:table-cell table:number-columns-repeated="6"/>
        </table:table-row>
        <table:table-row table:style-name="ro1">
          <table:table-cell office:value-type="float" office:value="0.135162547230721" calcext:value-type="float">
            <text:p>0.1351625472</text:p>
          </table:table-cell>
          <table:table-cell office:value-type="float" office:value="20.7247638702393" calcext:value-type="float">
            <text:p>20.7247638702</text:p>
          </table:table-cell>
          <table:table-cell table:number-columns-repeated="6"/>
        </table:table-row>
        <table:table-row table:style-name="ro1">
          <table:table-cell office:value-type="float" office:value="2.08818960189819" calcext:value-type="float">
            <text:p>2.0881896019</text:p>
          </table:table-cell>
          <table:table-cell office:value-type="float" office:value="17.6279144287109" calcext:value-type="float">
            <text:p>17.6279144287</text:p>
          </table:table-cell>
          <table:table-cell table:number-columns-repeated="6"/>
        </table:table-row>
        <table:table-row table:style-name="ro1">
          <table:table-cell office:value-type="float" office:value="1.70769929885864" calcext:value-type="float">
            <text:p>1.7076992989</text:p>
          </table:table-cell>
          <table:table-cell office:value-type="float" office:value="19.6967639923096" calcext:value-type="float">
            <text:p>19.6967639923</text:p>
          </table:table-cell>
          <table:table-cell table:number-columns-repeated="6"/>
        </table:table-row>
        <table:table-row table:style-name="ro1">
          <table:table-cell office:value-type="float" office:value="0.0443782322108746" calcext:value-type="float">
            <text:p>0.0443782322</text:p>
          </table:table-cell>
          <table:table-cell office:value-type="float" office:value="19.3926582336426" calcext:value-type="float">
            <text:p>19.3926582336</text:p>
          </table:table-cell>
          <table:table-cell table:number-columns-repeated="6"/>
        </table:table-row>
        <table:table-row table:style-name="ro1">
          <table:table-cell office:value-type="float" office:value="0.0831211432814598" calcext:value-type="float">
            <text:p>0.0831211433</text:p>
          </table:table-cell>
          <table:table-cell office:value-type="float" office:value="19.6243953704834" calcext:value-type="float">
            <text:p>19.6243953705</text:p>
          </table:table-cell>
          <table:table-cell table:number-columns-repeated="6"/>
        </table:table-row>
        <table:table-row table:style-name="ro1">
          <table:table-cell office:value-type="float" office:value="0.541197776794434" calcext:value-type="float">
            <text:p>0.5411977768</text:p>
          </table:table-cell>
          <table:table-cell office:value-type="float" office:value="20.6237964630127" calcext:value-type="float">
            <text:p>20.623796463</text:p>
          </table:table-cell>
          <table:table-cell table:number-columns-repeated="6"/>
        </table:table-row>
        <table:table-row table:style-name="ro1">
          <table:table-cell office:value-type="float" office:value="0.666815042495728" calcext:value-type="float">
            <text:p>0.6668150425</text:p>
          </table:table-cell>
          <table:table-cell office:value-type="float" office:value="19.4898204803467" calcext:value-type="float">
            <text:p>19.4898204803</text:p>
          </table:table-cell>
          <table:table-cell table:number-columns-repeated="6"/>
        </table:table-row>
        <table:table-row table:style-name="ro1">
          <table:table-cell office:value-type="float" office:value="0.0572069063782692" calcext:value-type="float">
            <text:p>0.0572069064</text:p>
          </table:table-cell>
          <table:table-cell office:value-type="float" office:value="19.3012256622314" calcext:value-type="float">
            <text:p>19.3012256622</text:p>
          </table:table-cell>
          <table:table-cell table:number-columns-repeated="6"/>
        </table:table-row>
        <table:table-row table:style-name="ro1">
          <table:table-cell office:value-type="float" office:value="0.0925313457846642" calcext:value-type="float">
            <text:p>0.0925313458</text:p>
          </table:table-cell>
          <table:table-cell office:value-type="float" office:value="19.3645305633545" calcext:value-type="float">
            <text:p>19.3645305634</text:p>
          </table:table-cell>
          <table:table-cell table:number-columns-repeated="6"/>
        </table:table-row>
        <table:table-row table:style-name="ro1">
          <table:table-cell office:value-type="float" office:value="0.584162294864655" calcext:value-type="float">
            <text:p>0.5841622949</text:p>
          </table:table-cell>
          <table:table-cell office:value-type="float" office:value="19.6900806427002" calcext:value-type="float">
            <text:p>19.6900806427</text:p>
          </table:table-cell>
          <table:table-cell table:number-columns-repeated="6"/>
        </table:table-row>
        <table:table-row table:style-name="ro1">
          <table:table-cell office:value-type="float" office:value="1.11795008182526" calcext:value-type="float">
            <text:p>1.1179500818</text:p>
          </table:table-cell>
          <table:table-cell office:value-type="float" office:value="19.104850769043" calcext:value-type="float">
            <text:p>19.104850769</text:p>
          </table:table-cell>
          <table:table-cell table:number-columns-repeated="6"/>
        </table:table-row>
        <table:table-row table:style-name="ro1">
          <table:table-cell office:value-type="float" office:value="0.0198303777724505" calcext:value-type="float">
            <text:p>0.0198303778</text:p>
          </table:table-cell>
          <table:table-cell office:value-type="float" office:value="18.4962959289551" calcext:value-type="float">
            <text:p>18.496295929</text:p>
          </table:table-cell>
          <table:table-cell table:number-columns-repeated="6"/>
        </table:table-row>
        <table:table-row table:style-name="ro1">
          <table:table-cell office:value-type="float" office:value="1.07340049743652" calcext:value-type="float">
            <text:p>1.0734004974</text:p>
          </table:table-cell>
          <table:table-cell office:value-type="float" office:value="18.5913848876953" calcext:value-type="float">
            <text:p>18.5913848877</text:p>
          </table:table-cell>
          <table:table-cell table:number-columns-repeated="6"/>
        </table:table-row>
        <table:table-row table:style-name="ro1">
          <table:table-cell office:value-type="float" office:value="0.0312066227197647" calcext:value-type="float">
            <text:p>0.0312066227</text:p>
          </table:table-cell>
          <table:table-cell office:value-type="float" office:value="19.2667198181152" calcext:value-type="float">
            <text:p>19.2667198181</text:p>
          </table:table-cell>
          <table:table-cell table:number-columns-repeated="6"/>
        </table:table-row>
        <table:table-row table:style-name="ro1">
          <table:table-cell office:value-type="float" office:value="0.0292000360786915" calcext:value-type="float">
            <text:p>0.0292000361</text:p>
          </table:table-cell>
          <table:table-cell office:value-type="float" office:value="19.096492767334" calcext:value-type="float">
            <text:p>19.0964927673</text:p>
          </table:table-cell>
          <table:table-cell table:number-columns-repeated="6"/>
        </table:table-row>
        <table:table-row table:style-name="ro1">
          <table:table-cell office:value-type="float" office:value="0.0145328147336841" calcext:value-type="float">
            <text:p>0.0145328147</text:p>
          </table:table-cell>
          <table:table-cell office:value-type="float" office:value="19.3351211547852" calcext:value-type="float">
            <text:p>19.3351211548</text:p>
          </table:table-cell>
          <table:table-cell table:number-columns-repeated="6"/>
        </table:table-row>
        <table:table-row table:style-name="ro1">
          <table:table-cell office:value-type="float" office:value="0.477101683616638" calcext:value-type="float">
            <text:p>0.4771016836</text:p>
          </table:table-cell>
          <table:table-cell office:value-type="float" office:value="20.0440006256103" calcext:value-type="float">
            <text:p>20.0440006256</text:p>
          </table:table-cell>
          <table:table-cell table:number-columns-repeated="6"/>
        </table:table-row>
        <table:table-row table:style-name="ro1">
          <table:table-cell office:value-type="float" office:value="1.39857172966003" calcext:value-type="float">
            <text:p>1.3985717297</text:p>
          </table:table-cell>
          <table:table-cell office:value-type="float" office:value="20.9077758789063" calcext:value-type="float">
            <text:p>20.9077758789</text:p>
          </table:table-cell>
          <table:table-cell table:number-columns-repeated="6"/>
        </table:table-row>
        <table:table-row table:style-name="ro1">
          <table:table-cell office:value-type="float" office:value="1.01522982120514" calcext:value-type="float">
            <text:p>1.0152298212</text:p>
          </table:table-cell>
          <table:table-cell office:value-type="float" office:value="18.685115814209" calcext:value-type="float">
            <text:p>18.6851158142</text:p>
          </table:table-cell>
          <table:table-cell table:number-columns-repeated="6"/>
        </table:table-row>
        <table:table-row table:style-name="ro1">
          <table:table-cell office:value-type="float" office:value="0.0365789830684662" calcext:value-type="float">
            <text:p>0.0365789831</text:p>
          </table:table-cell>
          <table:table-cell office:value-type="float" office:value="19.2871837615967" calcext:value-type="float">
            <text:p>19.2871837616</text:p>
          </table:table-cell>
          <table:table-cell table:number-columns-repeated="6"/>
        </table:table-row>
        <table:table-row table:style-name="ro1">
          <table:table-cell office:value-type="float" office:value="0.00581880239769816" calcext:value-type="float">
            <text:p>0.0058188024</text:p>
          </table:table-cell>
          <table:table-cell office:value-type="float" office:value="17.9059829711914" calcext:value-type="float">
            <text:p>17.9059829712</text:p>
          </table:table-cell>
          <table:table-cell table:number-columns-repeated="6"/>
        </table:table-row>
        <table:table-row table:style-name="ro1">
          <table:table-cell office:value-type="float" office:value="126.271286010742" calcext:value-type="float">
            <text:p>126.271286010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154673933982849" calcext:value-type="float">
            <text:p>0.154673934</text:p>
          </table:table-cell>
          <table:table-cell office:value-type="float" office:value="17.1806564331055" calcext:value-type="float">
            <text:p>17.1806564331</text:p>
          </table:table-cell>
          <table:table-cell table:number-columns-repeated="6"/>
        </table:table-row>
        <table:table-row table:style-name="ro1">
          <table:table-cell office:value-type="float" office:value="0.294120520353317" calcext:value-type="float">
            <text:p>0.2941205204</text:p>
          </table:table-cell>
          <table:table-cell office:value-type="float" office:value="16.2288913726807" calcext:value-type="float">
            <text:p>16.2288913727</text:p>
          </table:table-cell>
          <table:table-cell table:number-columns-repeated="6"/>
        </table:table-row>
        <table:table-row table:style-name="ro1">
          <table:table-cell office:value-type="float" office:value="138.573959350586" calcext:value-type="float">
            <text:p>138.573959350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418640673160553" calcext:value-type="float">
            <text:p>0.0418640673</text:p>
          </table:table-cell>
          <table:table-cell office:value-type="float" office:value="18.6404514312744" calcext:value-type="float">
            <text:p>18.6404514313</text:p>
          </table:table-cell>
          <table:table-cell table:number-columns-repeated="6"/>
        </table:table-row>
        <table:table-row table:style-name="ro1">
          <table:table-cell office:value-type="float" office:value="0.00544715812429786" calcext:value-type="float">
            <text:p>0.0054471581</text:p>
          </table:table-cell>
          <table:table-cell office:value-type="float" office:value="18.1902809143066" calcext:value-type="float">
            <text:p>18.1902809143</text:p>
          </table:table-cell>
          <table:table-cell table:number-columns-repeated="6"/>
        </table:table-row>
        <table:table-row table:style-name="ro1">
          <table:table-cell office:value-type="float" office:value="0.963526844978332" calcext:value-type="float">
            <text:p>0.963526845</text:p>
          </table:table-cell>
          <table:table-cell office:value-type="float" office:value="18.1184368133545" calcext:value-type="float">
            <text:p>18.1184368134</text:p>
          </table:table-cell>
          <table:table-cell table:number-columns-repeated="6"/>
        </table:table-row>
        <table:table-row table:style-name="ro1">
          <table:table-cell office:value-type="float" office:value="0.12660539150238" calcext:value-type="float">
            <text:p>0.1266053915</text:p>
          </table:table-cell>
          <table:table-cell office:value-type="float" office:value="18.7226676940918" calcext:value-type="float">
            <text:p>18.7226676941</text:p>
          </table:table-cell>
          <table:table-cell table:number-columns-repeated="6"/>
        </table:table-row>
        <table:table-row table:style-name="ro1">
          <table:table-cell office:value-type="float" office:value="0.126324325799942" calcext:value-type="float">
            <text:p>0.1263243258</text:p>
          </table:table-cell>
          <table:table-cell office:value-type="float" office:value="16.8960018157959" calcext:value-type="float">
            <text:p>16.8960018158</text:p>
          </table:table-cell>
          <table:table-cell table:number-columns-repeated="6"/>
        </table:table-row>
        <table:table-row table:style-name="ro1">
          <table:table-cell office:value-type="float" office:value="0.217212408781052" calcext:value-type="float">
            <text:p>0.2172124088</text:p>
          </table:table-cell>
          <table:table-cell office:value-type="float" office:value="18.6785144805908" calcext:value-type="float">
            <text:p>18.6785144806</text:p>
          </table:table-cell>
          <table:table-cell table:number-columns-repeated="6"/>
        </table:table-row>
        <table:table-row table:style-name="ro1">
          <table:table-cell office:value-type="float" office:value="0.114531502127647" calcext:value-type="float">
            <text:p>0.1145315021</text:p>
          </table:table-cell>
          <table:table-cell office:value-type="float" office:value="18.6464557647705" calcext:value-type="float">
            <text:p>18.6464557648</text:p>
          </table:table-cell>
          <table:table-cell table:number-columns-repeated="6"/>
        </table:table-row>
        <table:table-row table:style-name="ro1">
          <table:table-cell office:value-type="float" office:value="0.0350113213062286" calcext:value-type="float">
            <text:p>0.0350113213</text:p>
          </table:table-cell>
          <table:table-cell office:value-type="float" office:value="17.2187786102295" calcext:value-type="float">
            <text:p>17.2187786102</text:p>
          </table:table-cell>
          <table:table-cell table:number-columns-repeated="6"/>
        </table:table-row>
        <table:table-row table:style-name="ro1">
          <table:table-cell office:value-type="float" office:value="0.0467146784067154" calcext:value-type="float">
            <text:p>0.0467146784</text:p>
          </table:table-cell>
          <table:table-cell office:value-type="float" office:value="17.2714462280273" calcext:value-type="float">
            <text:p>17.271446228</text:p>
          </table:table-cell>
          <table:table-cell table:number-columns-repeated="6"/>
        </table:table-row>
        <table:table-row table:style-name="ro1">
          <table:table-cell office:value-type="float" office:value="0.154017955064774" calcext:value-type="float">
            <text:p>0.1540179551</text:p>
          </table:table-cell>
          <table:table-cell office:value-type="float" office:value="17.4889125823975" calcext:value-type="float">
            <text:p>17.4889125824</text:p>
          </table:table-cell>
          <table:table-cell table:number-columns-repeated="6"/>
        </table:table-row>
        <table:table-row table:style-name="ro1">
          <table:table-cell office:value-type="float" office:value="0.356029450893402" calcext:value-type="float">
            <text:p>0.3560294509</text:p>
          </table:table-cell>
          <table:table-cell office:value-type="float" office:value="17.8730735778809" calcext:value-type="float">
            <text:p>17.8730735779</text:p>
          </table:table-cell>
          <table:table-cell table:number-columns-repeated="6"/>
        </table:table-row>
        <table:table-row table:style-name="ro1">
          <table:table-cell office:value-type="float" office:value="91.2914962768555" calcext:value-type="float">
            <text:p>91.29149627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9.4708251953125" calcext:value-type="float">
            <text:p>99.470825195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1.509483337402" calcext:value-type="float">
            <text:p>101.50948333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917600989341736" calcext:value-type="float">
            <text:p>0.9176009893</text:p>
          </table:table-cell>
          <table:table-cell office:value-type="float" office:value="16.4438648223877" calcext:value-type="float">
            <text:p>16.4438648224</text:p>
          </table:table-cell>
          <table:table-cell table:number-columns-repeated="6"/>
        </table:table-row>
        <table:table-row table:style-name="ro1">
          <table:table-cell office:value-type="float" office:value="0.0657685473561287" calcext:value-type="float">
            <text:p>0.0657685474</text:p>
          </table:table-cell>
          <table:table-cell office:value-type="float" office:value="18.0176944732666" calcext:value-type="float">
            <text:p>18.0176944733</text:p>
          </table:table-cell>
          <table:table-cell table:number-columns-repeated="6"/>
        </table:table-row>
        <table:table-row table:style-name="ro1">
          <table:table-cell office:value-type="float" office:value="0.332664996385574" calcext:value-type="float">
            <text:p>0.3326649964</text:p>
          </table:table-cell>
          <table:table-cell office:value-type="float" office:value="16.8265228271484" calcext:value-type="float">
            <text:p>16.8265228271</text:p>
          </table:table-cell>
          <table:table-cell table:number-columns-repeated="6"/>
        </table:table-row>
        <table:table-row table:style-name="ro1">
          <table:table-cell office:value-type="float" office:value="1.10884928703308" calcext:value-type="float">
            <text:p>1.108849287</text:p>
          </table:table-cell>
          <table:table-cell office:value-type="float" office:value="17.2465991973877" calcext:value-type="float">
            <text:p>17.2465991974</text:p>
          </table:table-cell>
          <table:table-cell table:number-columns-repeated="6"/>
        </table:table-row>
        <table:table-row table:style-name="ro1">
          <table:table-cell office:value-type="float" office:value="0.0142789939418435" calcext:value-type="float">
            <text:p>0.0142789939</text:p>
          </table:table-cell>
          <table:table-cell office:value-type="float" office:value="17.7196788787842" calcext:value-type="float">
            <text:p>17.7196788788</text:p>
          </table:table-cell>
          <table:table-cell table:number-columns-repeated="6"/>
        </table:table-row>
        <table:table-row table:style-name="ro1">
          <table:table-cell office:value-type="float" office:value="0.226269006729126" calcext:value-type="float">
            <text:p>0.2262690067</text:p>
          </table:table-cell>
          <table:table-cell office:value-type="float" office:value="16.5064277648926" calcext:value-type="float">
            <text:p>16.5064277649</text:p>
          </table:table-cell>
          <table:table-cell table:number-columns-repeated="6"/>
        </table:table-row>
        <table:table-row table:style-name="ro1">
          <table:table-cell office:value-type="float" office:value="1.05086123943329" calcext:value-type="float">
            <text:p>1.0508612394</text:p>
          </table:table-cell>
          <table:table-cell office:value-type="float" office:value="17.5545043945313" calcext:value-type="float">
            <text:p>17.5545043945</text:p>
          </table:table-cell>
          <table:table-cell table:number-columns-repeated="6"/>
        </table:table-row>
        <table:table-row table:style-name="ro1">
          <table:table-cell office:value-type="float" office:value="0.00402670120820403" calcext:value-type="float">
            <text:p>0.0040267012</text:p>
          </table:table-cell>
          <table:table-cell office:value-type="float" office:value="16.7988758087158" calcext:value-type="float">
            <text:p>16.7988758087</text:p>
          </table:table-cell>
          <table:table-cell table:number-columns-repeated="6"/>
        </table:table-row>
        <table:table-row table:style-name="ro1">
          <table:table-cell office:value-type="float" office:value="0.00507585471495986" calcext:value-type="float">
            <text:p>0.0050758547</text:p>
          </table:table-cell>
          <table:table-cell office:value-type="float" office:value="16.3544902801514" calcext:value-type="float">
            <text:p>16.3544902802</text:p>
          </table:table-cell>
          <table:table-cell table:number-columns-repeated="6"/>
        </table:table-row>
        <table:table-row table:style-name="ro1">
          <table:table-cell office:value-type="float" office:value="0.256853759288788" calcext:value-type="float">
            <text:p>0.2568537593</text:p>
          </table:table-cell>
          <table:table-cell office:value-type="float" office:value="17.680061340332" calcext:value-type="float">
            <text:p>17.6800613403</text:p>
          </table:table-cell>
          <table:table-cell table:number-columns-repeated="6"/>
        </table:table-row>
        <table:table-row table:style-name="ro1">
          <table:table-cell office:value-type="float" office:value="0.00276384595781565" calcext:value-type="float">
            <text:p>0.002763846</text:p>
          </table:table-cell>
          <table:table-cell office:value-type="float" office:value="16.5581607818604" calcext:value-type="float">
            <text:p>16.5581607819</text:p>
          </table:table-cell>
          <table:table-cell table:number-columns-repeated="6"/>
        </table:table-row>
        <table:table-row table:style-name="ro1">
          <table:table-cell office:value-type="float" office:value="1.91688048839569" calcext:value-type="float">
            <text:p>1.9168804884</text:p>
          </table:table-cell>
          <table:table-cell office:value-type="float" office:value="14.9584274291992" calcext:value-type="float">
            <text:p>14.9584274292</text:p>
          </table:table-cell>
          <table:table-cell table:number-columns-repeated="6"/>
        </table:table-row>
        <table:table-row table:style-name="ro1">
          <table:table-cell office:value-type="float" office:value="0.482819050550461" calcext:value-type="float">
            <text:p>0.4828190506</text:p>
          </table:table-cell>
          <table:table-cell office:value-type="float" office:value="16.0266819000244" calcext:value-type="float">
            <text:p>16.0266819</text:p>
          </table:table-cell>
          <table:table-cell table:number-columns-repeated="6"/>
        </table:table-row>
        <table:table-row table:style-name="ro1">
          <table:table-cell office:value-type="float" office:value="0.0234580766409636" calcext:value-type="float">
            <text:p>0.0234580766</text:p>
          </table:table-cell>
          <table:table-cell office:value-type="float" office:value="15.4543600082397" calcext:value-type="float">
            <text:p>15.4543600082</text:p>
          </table:table-cell>
          <table:table-cell table:number-columns-repeated="6"/>
        </table:table-row>
        <table:table-row table:style-name="ro1">
          <table:table-cell office:value-type="float" office:value="0.0573302023112774" calcext:value-type="float">
            <text:p>0.0573302023</text:p>
          </table:table-cell>
          <table:table-cell office:value-type="float" office:value="16.9317722320557" calcext:value-type="float">
            <text:p>16.9317722321</text:p>
          </table:table-cell>
          <table:table-cell table:number-columns-repeated="6"/>
        </table:table-row>
        <table:table-row table:style-name="ro1">
          <table:table-cell office:value-type="float" office:value="0.148925513029099" calcext:value-type="float">
            <text:p>0.148925513</text:p>
          </table:table-cell>
          <table:table-cell office:value-type="float" office:value="16.7031345367432" calcext:value-type="float">
            <text:p>16.7031345367</text:p>
          </table:table-cell>
          <table:table-cell table:number-columns-repeated="6"/>
        </table:table-row>
        <table:table-row table:style-name="ro1">
          <table:table-cell office:value-type="float" office:value="0.2265205681324" calcext:value-type="float">
            <text:p>0.2265205681</text:p>
          </table:table-cell>
          <table:table-cell office:value-type="float" office:value="15.1412887573242" calcext:value-type="float">
            <text:p>15.1412887573</text:p>
          </table:table-cell>
          <table:table-cell table:number-columns-repeated="6"/>
        </table:table-row>
        <table:table-row table:style-name="ro1">
          <table:table-cell office:value-type="float" office:value="0.0188878625631332" calcext:value-type="float">
            <text:p>0.0188878626</text:p>
          </table:table-cell>
          <table:table-cell office:value-type="float" office:value="13.6121110916138" calcext:value-type="float">
            <text:p>13.6121110916</text:p>
          </table:table-cell>
          <table:table-cell table:number-columns-repeated="6"/>
        </table:table-row>
        <table:table-row table:style-name="ro1">
          <table:table-cell office:value-type="float" office:value="0.0502412989735603" calcext:value-type="float">
            <text:p>0.050241299</text:p>
          </table:table-cell>
          <table:table-cell office:value-type="float" office:value="17.5737972259521" calcext:value-type="float">
            <text:p>17.573797226</text:p>
          </table:table-cell>
          <table:table-cell table:number-columns-repeated="6"/>
        </table:table-row>
        <table:table-row table:style-name="ro1">
          <table:table-cell office:value-type="float" office:value="0.0859803482890129" calcext:value-type="float">
            <text:p>0.0859803483</text:p>
          </table:table-cell>
          <table:table-cell office:value-type="float" office:value="15.975474357605" calcext:value-type="float">
            <text:p>15.9754743576</text:p>
          </table:table-cell>
          <table:table-cell table:number-columns-repeated="6"/>
        </table:table-row>
        <table:table-row table:style-name="ro1">
          <table:table-cell office:value-type="float" office:value="0.0719947144389153" calcext:value-type="float">
            <text:p>0.0719947144</text:p>
          </table:table-cell>
          <table:table-cell office:value-type="float" office:value="17.1205139160156" calcext:value-type="float">
            <text:p>17.120513916</text:p>
          </table:table-cell>
          <table:table-cell table:number-columns-repeated="6"/>
        </table:table-row>
        <table:table-row table:style-name="ro1">
          <table:table-cell office:value-type="float" office:value="98.5173797607422" calcext:value-type="float">
            <text:p>98.517379760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941134467720985" calcext:value-type="float">
            <text:p>0.0941134468</text:p>
          </table:table-cell>
          <table:table-cell office:value-type="float" office:value="15.8596639633179" calcext:value-type="float">
            <text:p>15.8596639633</text:p>
          </table:table-cell>
          <table:table-cell table:number-columns-repeated="6"/>
        </table:table-row>
        <table:table-row table:style-name="ro1">
          <table:table-cell office:value-type="float" office:value="0.0278255119919777" calcext:value-type="float">
            <text:p>0.027825512</text:p>
          </table:table-cell>
          <table:table-cell office:value-type="float" office:value="16.9727077484131" calcext:value-type="float">
            <text:p>16.9727077484</text:p>
          </table:table-cell>
          <table:table-cell table:number-columns-repeated="6"/>
        </table:table-row>
        <table:table-row table:style-name="ro1">
          <table:table-cell office:value-type="float" office:value="0.000915672979317606" calcext:value-type="float">
            <text:p>0.000915673</text:p>
          </table:table-cell>
          <table:table-cell office:value-type="float" office:value="14.2935752868652" calcext:value-type="float">
            <text:p>14.2935752869</text:p>
          </table:table-cell>
          <table:table-cell table:number-columns-repeated="6"/>
        </table:table-row>
        <table:table-row table:style-name="ro1">
          <table:table-cell office:value-type="float" office:value="0.0339365713298321" calcext:value-type="float">
            <text:p>0.0339365713</text:p>
          </table:table-cell>
          <table:table-cell office:value-type="float" office:value="15.3655338287354" calcext:value-type="float">
            <text:p>15.3655338287</text:p>
          </table:table-cell>
          <table:table-cell table:number-columns-repeated="6"/>
        </table:table-row>
        <table:table-row table:style-name="ro1">
          <table:table-cell office:value-type="float" office:value="0.0191003177314997" calcext:value-type="float">
            <text:p>0.0191003177</text:p>
          </table:table-cell>
          <table:table-cell office:value-type="float" office:value="16.2638320922852" calcext:value-type="float">
            <text:p>16.2638320923</text:p>
          </table:table-cell>
          <table:table-cell table:number-columns-repeated="6"/>
        </table:table-row>
        <table:table-row table:style-name="ro1">
          <table:table-cell office:value-type="float" office:value="90.1543197631836" calcext:value-type="float">
            <text:p>90.154319763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.22066140174866" calcext:value-type="float">
            <text:p>1.2206614017</text:p>
          </table:table-cell>
          <table:table-cell office:value-type="float" office:value="17.3337688446045" calcext:value-type="float">
            <text:p>17.3337688446</text:p>
          </table:table-cell>
          <table:table-cell table:number-columns-repeated="6"/>
        </table:table-row>
        <table:table-row table:style-name="ro1">
          <table:table-cell office:value-type="float" office:value="0.00729586137458682" calcext:value-type="float">
            <text:p>0.0072958614</text:p>
          </table:table-cell>
          <table:table-cell office:value-type="float" office:value="12.6532621383667" calcext:value-type="float">
            <text:p>12.6532621384</text:p>
          </table:table-cell>
          <table:table-cell table:number-columns-repeated="6"/>
        </table:table-row>
        <table:table-row table:style-name="ro1">
          <table:table-cell office:value-type="float" office:value="0.00242799846455455" calcext:value-type="float">
            <text:p>0.0024279985</text:p>
          </table:table-cell>
          <table:table-cell office:value-type="float" office:value="15.9315776824951" calcext:value-type="float">
            <text:p>15.9315776825</text:p>
          </table:table-cell>
          <table:table-cell table:number-columns-repeated="6"/>
        </table:table-row>
        <table:table-row table:style-name="ro1">
          <table:table-cell office:value-type="float" office:value="1.47460460662842" calcext:value-type="float">
            <text:p>1.4746046066</text:p>
          </table:table-cell>
          <table:table-cell office:value-type="float" office:value="16.9121913909912" calcext:value-type="float">
            <text:p>16.912191391</text:p>
          </table:table-cell>
          <table:table-cell table:number-columns-repeated="6"/>
        </table:table-row>
        <table:table-row table:style-name="ro1">
          <table:table-cell office:value-type="float" office:value="0.296971946954727" calcext:value-type="float">
            <text:p>0.296971947</text:p>
          </table:table-cell>
          <table:table-cell office:value-type="float" office:value="18.5963935852051" calcext:value-type="float">
            <text:p>18.5963935852</text:p>
          </table:table-cell>
          <table:table-cell table:number-columns-repeated="6"/>
        </table:table-row>
        <table:table-row table:style-name="ro1">
          <table:table-cell office:value-type="float" office:value="0.00177306146360934" calcext:value-type="float">
            <text:p>0.0017730615</text:p>
          </table:table-cell>
          <table:table-cell office:value-type="float" office:value="17.1295795440674" calcext:value-type="float">
            <text:p>17.1295795441</text:p>
          </table:table-cell>
          <table:table-cell table:number-columns-repeated="6"/>
        </table:table-row>
        <table:table-row table:style-name="ro1">
          <table:table-cell office:value-type="float" office:value="0.832967936992645" calcext:value-type="float">
            <text:p>0.832967937</text:p>
          </table:table-cell>
          <table:table-cell office:value-type="float" office:value="17.0009517669678" calcext:value-type="float">
            <text:p>17.000951767</text:p>
          </table:table-cell>
          <table:table-cell table:number-columns-repeated="6"/>
        </table:table-row>
        <table:table-row table:style-name="ro1">
          <table:table-cell office:value-type="float" office:value="0.120607554912567" calcext:value-type="float">
            <text:p>0.1206075549</text:p>
          </table:table-cell>
          <table:table-cell office:value-type="float" office:value="14.5147371292114" calcext:value-type="float">
            <text:p>14.5147371292</text:p>
          </table:table-cell>
          <table:table-cell table:number-columns-repeated="6"/>
        </table:table-row>
        <table:table-row table:style-name="ro1">
          <table:table-cell office:value-type="float" office:value="0.0195774510502815" calcext:value-type="float">
            <text:p>0.0195774511</text:p>
          </table:table-cell>
          <table:table-cell office:value-type="float" office:value="16.4516716003418" calcext:value-type="float">
            <text:p>16.4516716003</text:p>
          </table:table-cell>
          <table:table-cell table:number-columns-repeated="6"/>
        </table:table-row>
        <table:table-row table:style-name="ro1">
          <table:table-cell office:value-type="float" office:value="0.589694321155548" calcext:value-type="float">
            <text:p>0.5896943212</text:p>
          </table:table-cell>
          <table:table-cell office:value-type="float" office:value="17.3075828552246" calcext:value-type="float">
            <text:p>17.3075828552</text:p>
          </table:table-cell>
          <table:table-cell table:number-columns-repeated="6"/>
        </table:table-row>
        <table:table-row table:style-name="ro1">
          <table:table-cell office:value-type="float" office:value="0.794386804103851" calcext:value-type="float">
            <text:p>0.7943868041</text:p>
          </table:table-cell>
          <table:table-cell office:value-type="float" office:value="18.6776924133301" calcext:value-type="float">
            <text:p>18.6776924133</text:p>
          </table:table-cell>
          <table:table-cell table:number-columns-repeated="6"/>
        </table:table-row>
        <table:table-row table:style-name="ro1">
          <table:table-cell office:value-type="float" office:value="80.8654556274414" calcext:value-type="float">
            <text:p>80.86545562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507899597287178" calcext:value-type="float">
            <text:p>0.0507899597</text:p>
          </table:table-cell>
          <table:table-cell office:value-type="float" office:value="17.6870422363281" calcext:value-type="float">
            <text:p>17.6870422363</text:p>
          </table:table-cell>
          <table:table-cell table:number-columns-repeated="6"/>
        </table:table-row>
        <table:table-row table:style-name="ro1">
          <table:table-cell office:value-type="float" office:value="0.653119444847107" calcext:value-type="float">
            <text:p>0.6531194448</text:p>
          </table:table-cell>
          <table:table-cell office:value-type="float" office:value="17.1802253723145" calcext:value-type="float">
            <text:p>17.1802253723</text:p>
          </table:table-cell>
          <table:table-cell table:number-columns-repeated="6"/>
        </table:table-row>
        <table:table-row table:style-name="ro1">
          <table:table-cell office:value-type="float" office:value="0.0000067090154516336" calcext:value-type="float">
            <text:p>0.000006709</text:p>
          </table:table-cell>
          <table:table-cell office:value-type="float" office:value="12.745189666748" calcext:value-type="float">
            <text:p>12.7451896667</text:p>
          </table:table-cell>
          <table:table-cell table:number-columns-repeated="6"/>
        </table:table-row>
        <table:table-row table:style-name="ro1">
          <table:table-cell office:value-type="float" office:value="68.5533065795898" calcext:value-type="float">
            <text:p>68.553306579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660672783851624" calcext:value-type="float">
            <text:p>0.6606727839</text:p>
          </table:table-cell>
          <table:table-cell office:value-type="float" office:value="18.956241607666" calcext:value-type="float">
            <text:p>18.9562416077</text:p>
          </table:table-cell>
          <table:table-cell table:number-columns-repeated="6"/>
        </table:table-row>
        <table:table-row table:style-name="ro1">
          <table:table-cell office:value-type="float" office:value="0.287839889526367" calcext:value-type="float">
            <text:p>0.2878398895</text:p>
          </table:table-cell>
          <table:table-cell office:value-type="float" office:value="15.455041885376" calcext:value-type="float">
            <text:p>15.4550418854</text:p>
          </table:table-cell>
          <table:table-cell table:number-columns-repeated="6"/>
        </table:table-row>
        <table:table-row table:style-name="ro1">
          <table:table-cell office:value-type="float" office:value="1.20905148983002" calcext:value-type="float">
            <text:p>1.2090514898</text:p>
          </table:table-cell>
          <table:table-cell office:value-type="float" office:value="15.2334032058716" calcext:value-type="float">
            <text:p>15.2334032059</text:p>
          </table:table-cell>
          <table:table-cell table:number-columns-repeated="6"/>
        </table:table-row>
        <table:table-row table:style-name="ro1">
          <table:table-cell office:value-type="float" office:value="0.0710791870951653" calcext:value-type="float">
            <text:p>0.0710791871</text:p>
          </table:table-cell>
          <table:table-cell office:value-type="float" office:value="17.9021759033203" calcext:value-type="float">
            <text:p>17.9021759033</text:p>
          </table:table-cell>
          <table:table-cell table:number-columns-repeated="6"/>
        </table:table-row>
        <table:table-row table:style-name="ro1">
          <table:table-cell office:value-type="float" office:value="0.915847361087799" calcext:value-type="float">
            <text:p>0.9158473611</text:p>
          </table:table-cell>
          <table:table-cell office:value-type="float" office:value="18.0877838134766" calcext:value-type="float">
            <text:p>18.0877838135</text:p>
          </table:table-cell>
          <table:table-cell table:number-columns-repeated="6"/>
        </table:table-row>
        <table:table-row table:style-name="ro1">
          <table:table-cell office:value-type="float" office:value="0.0440240763127804" calcext:value-type="float">
            <text:p>0.0440240763</text:p>
          </table:table-cell>
          <table:table-cell office:value-type="float" office:value="13.5658388137817" calcext:value-type="float">
            <text:p>13.5658388138</text:p>
          </table:table-cell>
          <table:table-cell table:number-columns-repeated="6"/>
        </table:table-row>
        <table:table-row table:style-name="ro1">
          <table:table-cell office:value-type="float" office:value="0.0661988332867622" calcext:value-type="float">
            <text:p>0.0661988333</text:p>
          </table:table-cell>
          <table:table-cell office:value-type="float" office:value="16.691764831543" calcext:value-type="float">
            <text:p>16.6917648315</text:p>
          </table:table-cell>
          <table:table-cell table:number-columns-repeated="6"/>
        </table:table-row>
        <table:table-row table:style-name="ro1">
          <table:table-cell office:value-type="float" office:value="0.40667337179184" calcext:value-type="float">
            <text:p>0.4066733718</text:p>
          </table:table-cell>
          <table:table-cell office:value-type="float" office:value="17.5894012451172" calcext:value-type="float">
            <text:p>17.5894012451</text:p>
          </table:table-cell>
          <table:table-cell table:number-columns-repeated="6"/>
        </table:table-row>
        <table:table-row table:style-name="ro1">
          <table:table-cell office:value-type="float" office:value="0.0153648154810071" calcext:value-type="float">
            <text:p>0.0153648155</text:p>
          </table:table-cell>
          <table:table-cell office:value-type="float" office:value="17.9848937988281" calcext:value-type="float">
            <text:p>17.9848937988</text:p>
          </table:table-cell>
          <table:table-cell table:number-columns-repeated="6"/>
        </table:table-row>
        <table:table-row table:style-name="ro1">
          <table:table-cell office:value-type="float" office:value="0.697238326072693" calcext:value-type="float">
            <text:p>0.6972383261</text:p>
          </table:table-cell>
          <table:table-cell office:value-type="float" office:value="16.6782760620117" calcext:value-type="float">
            <text:p>16.678276062</text:p>
          </table:table-cell>
          <table:table-cell table:number-columns-repeated="6"/>
        </table:table-row>
        <table:table-row table:style-name="ro1">
          <table:table-cell office:value-type="float" office:value="93.6017761230469" calcext:value-type="float">
            <text:p>93.60177612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7.7980728149414" calcext:value-type="float">
            <text:p>87.798072814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000740640825824812" calcext:value-type="float">
            <text:p>7.40640825824812E-05</text:p>
          </table:table-cell>
          <table:table-cell office:value-type="float" office:value="15.3292798995972" calcext:value-type="float">
            <text:p>15.3292798996</text:p>
          </table:table-cell>
          <table:table-cell table:number-columns-repeated="6"/>
        </table:table-row>
        <table:table-row table:style-name="ro1">
          <table:table-cell office:value-type="float" office:value="2.49556803703308" calcext:value-type="float">
            <text:p>2.495568037</text:p>
          </table:table-cell>
          <table:table-cell office:value-type="float" office:value="12.7015981674194" calcext:value-type="float">
            <text:p>12.7015981674</text:p>
          </table:table-cell>
          <table:table-cell table:number-columns-repeated="6"/>
        </table:table-row>
        <table:table-row table:style-name="ro1">
          <table:table-cell office:value-type="float" office:value="1.10325360298157" calcext:value-type="float">
            <text:p>1.103253603</text:p>
          </table:table-cell>
          <table:table-cell office:value-type="float" office:value="17.1583137512207" calcext:value-type="float">
            <text:p>17.1583137512</text:p>
          </table:table-cell>
          <table:table-cell table:number-columns-repeated="6"/>
        </table:table-row>
        <table:table-row table:style-name="ro1">
          <table:table-cell office:value-type="float" office:value="0.459168195724487" calcext:value-type="float">
            <text:p>0.4591681957</text:p>
          </table:table-cell>
          <table:table-cell office:value-type="float" office:value="13.8377275466919" calcext:value-type="float">
            <text:p>13.8377275467</text:p>
          </table:table-cell>
          <table:table-cell table:number-columns-repeated="6"/>
        </table:table-row>
        <table:table-row table:style-name="ro1">
          <table:table-cell office:value-type="float" office:value="1.20249080657959" calcext:value-type="float">
            <text:p>1.2024908066</text:p>
          </table:table-cell>
          <table:table-cell office:value-type="float" office:value="17.5372524261475" calcext:value-type="float">
            <text:p>17.5372524261</text:p>
          </table:table-cell>
          <table:table-cell table:number-columns-repeated="6"/>
        </table:table-row>
        <table:table-row table:style-name="ro1">
          <table:table-cell office:value-type="float" office:value="1.04346919059753" calcext:value-type="float">
            <text:p>1.0434691906</text:p>
          </table:table-cell>
          <table:table-cell office:value-type="float" office:value="18.0634021759033" calcext:value-type="float">
            <text:p>18.0634021759</text:p>
          </table:table-cell>
          <table:table-cell table:number-columns-repeated="6"/>
        </table:table-row>
        <table:table-row table:style-name="ro1">
          <table:table-cell office:value-type="float" office:value="0.394075989723206" calcext:value-type="float">
            <text:p>0.3940759897</text:p>
          </table:table-cell>
          <table:table-cell office:value-type="float" office:value="17.6138477325439" calcext:value-type="float">
            <text:p>17.6138477325</text:p>
          </table:table-cell>
          <table:table-cell table:number-columns-repeated="6"/>
        </table:table-row>
        <table:table-row table:style-name="ro1">
          <table:table-cell office:value-type="float" office:value="1.05245172977448" calcext:value-type="float">
            <text:p>1.0524517298</text:p>
          </table:table-cell>
          <table:table-cell office:value-type="float" office:value="15.9653015136719" calcext:value-type="float">
            <text:p>15.9653015137</text:p>
          </table:table-cell>
          <table:table-cell table:number-columns-repeated="6"/>
        </table:table-row>
        <table:table-row table:style-name="ro1">
          <table:table-cell office:value-type="float" office:value="0.000339614227414131" calcext:value-type="float">
            <text:p>0.0003396142</text:p>
          </table:table-cell>
          <table:table-cell office:value-type="float" office:value="17.1717700958252" calcext:value-type="float">
            <text:p>17.1717700958</text:p>
          </table:table-cell>
          <table:table-cell table:number-columns-repeated="6"/>
        </table:table-row>
        <table:table-row table:style-name="ro1">
          <table:table-cell office:value-type="float" office:value="0.315315425395966" calcext:value-type="float">
            <text:p>0.3153154254</text:p>
          </table:table-cell>
          <table:table-cell office:value-type="float" office:value="17.6902980804443" calcext:value-type="float">
            <text:p>17.6902980804</text:p>
          </table:table-cell>
          <table:table-cell table:number-columns-repeated="6"/>
        </table:table-row>
        <table:table-row table:style-name="ro1">
          <table:table-cell office:value-type="float" office:value="0.40375691652298" calcext:value-type="float">
            <text:p>0.4037569165</text:p>
          </table:table-cell>
          <table:table-cell office:value-type="float" office:value="15.3498277664185" calcext:value-type="float">
            <text:p>15.3498277664</text:p>
          </table:table-cell>
          <table:table-cell table:number-columns-repeated="6"/>
        </table:table-row>
        <table:table-row table:style-name="ro1">
          <table:table-cell office:value-type="float" office:value="1.30302810668945" calcext:value-type="float">
            <text:p>1.3030281067</text:p>
          </table:table-cell>
          <table:table-cell office:value-type="float" office:value="16.5090274810791" calcext:value-type="float">
            <text:p>16.5090274811</text:p>
          </table:table-cell>
          <table:table-cell table:number-columns-repeated="6"/>
        </table:table-row>
        <table:table-row table:style-name="ro1">
          <table:table-cell office:value-type="float" office:value="0.0198917705565691" calcext:value-type="float">
            <text:p>0.0198917706</text:p>
          </table:table-cell>
          <table:table-cell office:value-type="float" office:value="13.6013917922974" calcext:value-type="float">
            <text:p>13.6013917923</text:p>
          </table:table-cell>
          <table:table-cell table:number-columns-repeated="6"/>
        </table:table-row>
        <table:table-row table:style-name="ro1">
          <table:table-cell office:value-type="float" office:value="0.000724978744983673" calcext:value-type="float">
            <text:p>0.0007249787</text:p>
          </table:table-cell>
          <table:table-cell office:value-type="float" office:value="11.9019365310669" calcext:value-type="float">
            <text:p>11.9019365311</text:p>
          </table:table-cell>
          <table:table-cell table:number-columns-repeated="6"/>
        </table:table-row>
        <table:table-row table:style-name="ro1">
          <table:table-cell office:value-type="float" office:value="0.893720626831055" calcext:value-type="float">
            <text:p>0.8937206268</text:p>
          </table:table-cell>
          <table:table-cell office:value-type="float" office:value="19.5293998718262" calcext:value-type="float">
            <text:p>19.5293998718</text:p>
          </table:table-cell>
          <table:table-cell table:number-columns-repeated="6"/>
        </table:table-row>
        <table:table-row table:style-name="ro1">
          <table:table-cell office:value-type="float" office:value="0.00685584219172597" calcext:value-type="float">
            <text:p>0.0068558422</text:p>
          </table:table-cell>
          <table:table-cell office:value-type="float" office:value="15.3836965560913" calcext:value-type="float">
            <text:p>15.3836965561</text:p>
          </table:table-cell>
          <table:table-cell table:number-columns-repeated="6"/>
        </table:table-row>
        <table:table-row table:style-name="ro1">
          <table:table-cell office:value-type="float" office:value="0.149875327944756" calcext:value-type="float">
            <text:p>0.1498753279</text:p>
          </table:table-cell>
          <table:table-cell office:value-type="float" office:value="14.5274000167847" calcext:value-type="float">
            <text:p>14.5274000168</text:p>
          </table:table-cell>
          <table:table-cell table:number-columns-repeated="6"/>
        </table:table-row>
        <table:table-row table:style-name="ro1">
          <table:table-cell office:value-type="float" office:value="0.0131917214021087" calcext:value-type="float">
            <text:p>0.0131917214</text:p>
          </table:table-cell>
          <table:table-cell office:value-type="float" office:value="17.5712070465088" calcext:value-type="float">
            <text:p>17.5712070465</text:p>
          </table:table-cell>
          <table:table-cell table:number-columns-repeated="6"/>
        </table:table-row>
        <table:table-row table:style-name="ro1">
          <table:table-cell office:value-type="float" office:value="0.000181789815542288" calcext:value-type="float">
            <text:p>0.0001817898</text:p>
          </table:table-cell>
          <table:table-cell office:value-type="float" office:value="17.0609874725342" calcext:value-type="float">
            <text:p>17.0609874725</text:p>
          </table:table-cell>
          <table:table-cell table:number-columns-repeated="6"/>
        </table:table-row>
        <table:table-row table:style-name="ro1">
          <table:table-cell office:value-type="float" office:value="21.7886829376221" calcext:value-type="float">
            <text:p>21.788682937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.00580191612244" calcext:value-type="float">
            <text:p>1.0058019161</text:p>
          </table:table-cell>
          <table:table-cell office:value-type="float" office:value="18.4032859802246" calcext:value-type="float">
            <text:p>18.4032859802</text:p>
          </table:table-cell>
          <table:table-cell table:number-columns-repeated="6"/>
        </table:table-row>
        <table:table-row table:style-name="ro1">
          <table:table-cell office:value-type="float" office:value="0.86817342042923" calcext:value-type="float">
            <text:p>0.8681734204</text:p>
          </table:table-cell>
          <table:table-cell office:value-type="float" office:value="17.7148475646973" calcext:value-type="float">
            <text:p>17.7148475647</text:p>
          </table:table-cell>
          <table:table-cell table:number-columns-repeated="6"/>
        </table:table-row>
        <table:table-row table:style-name="ro1">
          <table:table-cell office:value-type="float" office:value="0.333922475576401" calcext:value-type="float">
            <text:p>0.3339224756</text:p>
          </table:table-cell>
          <table:table-cell office:value-type="float" office:value="16.3602962493896" calcext:value-type="float">
            <text:p>16.3602962494</text:p>
          </table:table-cell>
          <table:table-cell table:number-columns-repeated="6"/>
        </table:table-row>
        <table:table-row table:style-name="ro1">
          <table:table-cell office:value-type="float" office:value="0.00401404500007629" calcext:value-type="float">
            <text:p>0.004014045</text:p>
          </table:table-cell>
          <table:table-cell office:value-type="float" office:value="16.5371112823486" calcext:value-type="float">
            <text:p>16.5371112823</text:p>
          </table:table-cell>
          <table:table-cell table:number-columns-repeated="6"/>
        </table:table-row>
        <table:table-row table:style-name="ro1">
          <table:table-cell office:value-type="float" office:value="1.17171204090118" calcext:value-type="float">
            <text:p>1.1717120409</text:p>
          </table:table-cell>
          <table:table-cell office:value-type="float" office:value="17.9463405609131" calcext:value-type="float">
            <text:p>17.9463405609</text:p>
          </table:table-cell>
          <table:table-cell table:number-columns-repeated="6"/>
        </table:table-row>
        <table:table-row table:style-name="ro1">
          <table:table-cell office:value-type="float" office:value="0.000121772471175063" calcext:value-type="float">
            <text:p>0.0001217725</text:p>
          </table:table-cell>
          <table:table-cell office:value-type="float" office:value="18.1224403381348" calcext:value-type="float">
            <text:p>18.1224403381</text:p>
          </table:table-cell>
          <table:table-cell table:number-columns-repeated="6"/>
        </table:table-row>
        <table:table-row table:style-name="ro1">
          <table:table-cell office:value-type="float" office:value="0.0187101550400257" calcext:value-type="float">
            <text:p>0.018710155</text:p>
          </table:table-cell>
          <table:table-cell office:value-type="float" office:value="15.3932209014893" calcext:value-type="float">
            <text:p>15.3932209015</text:p>
          </table:table-cell>
          <table:table-cell table:number-columns-repeated="6"/>
        </table:table-row>
        <table:table-row table:style-name="ro1">
          <table:table-cell office:value-type="float" office:value="0.770243108272553" calcext:value-type="float">
            <text:p>0.7702431083</text:p>
          </table:table-cell>
          <table:table-cell office:value-type="float" office:value="16.3414134979248" calcext:value-type="float">
            <text:p>16.3414134979</text:p>
          </table:table-cell>
          <table:table-cell table:number-columns-repeated="6"/>
        </table:table-row>
        <table:table-row table:style-name="ro1">
          <table:table-cell office:value-type="float" office:value="0.00716889183968306" calcext:value-type="float">
            <text:p>0.0071688918</text:p>
          </table:table-cell>
          <table:table-cell office:value-type="float" office:value="14.2363748550415" calcext:value-type="float">
            <text:p>14.236374855</text:p>
          </table:table-cell>
          <table:table-cell table:number-columns-repeated="6"/>
        </table:table-row>
        <table:table-row table:style-name="ro1">
          <table:table-cell office:value-type="float" office:value="1.14142167568207" calcext:value-type="float">
            <text:p>1.1414216757</text:p>
          </table:table-cell>
          <table:table-cell office:value-type="float" office:value="19.190803527832" calcext:value-type="float">
            <text:p>19.1908035278</text:p>
          </table:table-cell>
          <table:table-cell table:number-columns-repeated="6"/>
        </table:table-row>
        <table:table-row table:style-name="ro1">
          <table:table-cell office:value-type="float" office:value="0.109032481908798" calcext:value-type="float">
            <text:p>0.1090324819</text:p>
          </table:table-cell>
          <table:table-cell office:value-type="float" office:value="18.370002746582" calcext:value-type="float">
            <text:p>18.3700027466</text:p>
          </table:table-cell>
          <table:table-cell table:number-columns-repeated="6"/>
        </table:table-row>
        <table:table-row table:style-name="ro1">
          <table:table-cell office:value-type="float" office:value="0.270585596561432" calcext:value-type="float">
            <text:p>0.2705855966</text:p>
          </table:table-cell>
          <table:table-cell office:value-type="float" office:value="13.1230058670044" calcext:value-type="float">
            <text:p>13.123005867</text:p>
          </table:table-cell>
          <table:table-cell table:number-columns-repeated="6"/>
        </table:table-row>
        <table:table-row table:style-name="ro1">
          <table:table-cell office:value-type="float" office:value="1.6169445514679" calcext:value-type="float">
            <text:p>1.6169445515</text:p>
          </table:table-cell>
          <table:table-cell office:value-type="float" office:value="18.3095073699951" calcext:value-type="float">
            <text:p>18.30950737</text:p>
          </table:table-cell>
          <table:table-cell table:number-columns-repeated="6"/>
        </table:table-row>
        <table:table-row table:style-name="ro1">
          <table:table-cell office:value-type="float" office:value="0.00338242342695594" calcext:value-type="float">
            <text:p>0.0033824234</text:p>
          </table:table-cell>
          <table:table-cell office:value-type="float" office:value="16.5803985595703" calcext:value-type="float">
            <text:p>16.5803985596</text:p>
          </table:table-cell>
          <table:table-cell table:number-columns-repeated="6"/>
        </table:table-row>
        <table:table-row table:style-name="ro1">
          <table:table-cell office:value-type="float" office:value="1.43871772289276" calcext:value-type="float">
            <text:p>1.4387177229</text:p>
          </table:table-cell>
          <table:table-cell office:value-type="float" office:value="17.8062515258789" calcext:value-type="float">
            <text:p>17.8062515259</text:p>
          </table:table-cell>
          <table:table-cell table:number-columns-repeated="6"/>
        </table:table-row>
        <table:table-row table:style-name="ro1">
          <table:table-cell office:value-type="float" office:value="0.27339631319046" calcext:value-type="float">
            <text:p>0.2733963132</text:p>
          </table:table-cell>
          <table:table-cell office:value-type="float" office:value="18.539966583252" calcext:value-type="float">
            <text:p>18.5399665833</text:p>
          </table:table-cell>
          <table:table-cell table:number-columns-repeated="6"/>
        </table:table-row>
        <table:table-row table:style-name="ro1">
          <table:table-cell office:value-type="float" office:value="0.5564826130867" calcext:value-type="float">
            <text:p>0.5564826131</text:p>
          </table:table-cell>
          <table:table-cell office:value-type="float" office:value="19.246208190918" calcext:value-type="float">
            <text:p>19.2462081909</text:p>
          </table:table-cell>
          <table:table-cell table:number-columns-repeated="6"/>
        </table:table-row>
        <table:table-row table:style-name="ro1">
          <table:table-cell office:value-type="float" office:value="0.0313941724598408" calcext:value-type="float">
            <text:p>0.0313941725</text:p>
          </table:table-cell>
          <table:table-cell office:value-type="float" office:value="16.7597007751465" calcext:value-type="float">
            <text:p>16.7597007751</text:p>
          </table:table-cell>
          <table:table-cell table:number-columns-repeated="6"/>
        </table:table-row>
        <table:table-row table:style-name="ro1">
          <table:table-cell office:value-type="float" office:value="0.0216963551938534" calcext:value-type="float">
            <text:p>0.0216963552</text:p>
          </table:table-cell>
          <table:table-cell office:value-type="float" office:value="16.9760913848877" calcext:value-type="float">
            <text:p>16.9760913849</text:p>
          </table:table-cell>
          <table:table-cell table:number-columns-repeated="6"/>
        </table:table-row>
        <table:table-row table:style-name="ro1">
          <table:table-cell office:value-type="float" office:value="0.0249401722103357" calcext:value-type="float">
            <text:p>0.0249401722</text:p>
          </table:table-cell>
          <table:table-cell office:value-type="float" office:value="17.0997886657715" calcext:value-type="float">
            <text:p>17.0997886658</text:p>
          </table:table-cell>
          <table:table-cell table:number-columns-repeated="6"/>
        </table:table-row>
        <table:table-row table:style-name="ro1">
          <table:table-cell office:value-type="float" office:value="0.00686019798740745" calcext:value-type="float">
            <text:p>0.006860198</text:p>
          </table:table-cell>
          <table:table-cell office:value-type="float" office:value="19.2940330505371" calcext:value-type="float">
            <text:p>19.2940330505</text:p>
          </table:table-cell>
          <table:table-cell table:number-columns-repeated="6"/>
        </table:table-row>
        <table:table-row table:style-name="ro1">
          <table:table-cell office:value-type="float" office:value="0.61509621143341" calcext:value-type="float">
            <text:p>0.6150962114</text:p>
          </table:table-cell>
          <table:table-cell office:value-type="float" office:value="17.2438125610352" calcext:value-type="float">
            <text:p>17.243812561</text:p>
          </table:table-cell>
          <table:table-cell table:number-columns-repeated="6"/>
        </table:table-row>
        <table:table-row table:style-name="ro1">
          <table:table-cell office:value-type="float" office:value="0.0064978189766407" calcext:value-type="float">
            <text:p>0.006497819</text:p>
          </table:table-cell>
          <table:table-cell office:value-type="float" office:value="18.8628959655762" calcext:value-type="float">
            <text:p>18.8628959656</text:p>
          </table:table-cell>
          <table:table-cell table:number-columns-repeated="6"/>
        </table:table-row>
        <table:table-row table:style-name="ro1">
          <table:table-cell office:value-type="float" office:value="0.0236794166266918" calcext:value-type="float">
            <text:p>0.0236794166</text:p>
          </table:table-cell>
          <table:table-cell office:value-type="float" office:value="18.9819202423096" calcext:value-type="float">
            <text:p>18.9819202423</text:p>
          </table:table-cell>
          <table:table-cell table:number-columns-repeated="6"/>
        </table:table-row>
        <table:table-row table:style-name="ro1">
          <table:table-cell office:value-type="float" office:value="2.4717710018158" calcext:value-type="float">
            <text:p>2.4717710018</text:p>
          </table:table-cell>
          <table:table-cell office:value-type="float" office:value="17.266134262085" calcext:value-type="float">
            <text:p>17.2661342621</text:p>
          </table:table-cell>
          <table:table-cell table:number-columns-repeated="6"/>
        </table:table-row>
        <table:table-row table:style-name="ro1">
          <table:table-cell office:value-type="float" office:value="0.413775682449341" calcext:value-type="float">
            <text:p>0.4137756824</text:p>
          </table:table-cell>
          <table:table-cell office:value-type="float" office:value="19.0538749694824" calcext:value-type="float">
            <text:p>19.0538749695</text:p>
          </table:table-cell>
          <table:table-cell table:number-columns-repeated="6"/>
        </table:table-row>
        <table:table-row table:style-name="ro1">
          <table:table-cell office:value-type="float" office:value="0.260997503995895" calcext:value-type="float">
            <text:p>0.260997504</text:p>
          </table:table-cell>
          <table:table-cell office:value-type="float" office:value="18.767707824707" calcext:value-type="float">
            <text:p>18.7677078247</text:p>
          </table:table-cell>
          <table:table-cell table:number-columns-repeated="6"/>
        </table:table-row>
        <table:table-row table:style-name="ro1">
          <table:table-cell office:value-type="float" office:value="0.940566301345825" calcext:value-type="float">
            <text:p>0.9405663013</text:p>
          </table:table-cell>
          <table:table-cell office:value-type="float" office:value="20.0436744689941" calcext:value-type="float">
            <text:p>20.043674469</text:p>
          </table:table-cell>
          <table:table-cell table:number-columns-repeated="6"/>
        </table:table-row>
        <table:table-row table:style-name="ro1">
          <table:table-cell office:value-type="float" office:value="90.1863327026367" calcext:value-type="float">
            <text:p>90.186332702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.47595107555389" calcext:value-type="float">
            <text:p>1.4759510756</text:p>
          </table:table-cell>
          <table:table-cell office:value-type="float" office:value="17.6666030883789" calcext:value-type="float">
            <text:p>17.6666030884</text:p>
          </table:table-cell>
          <table:table-cell table:number-columns-repeated="6"/>
        </table:table-row>
        <table:table-row table:style-name="ro1">
          <table:table-cell office:value-type="float" office:value="1.43022108078003" calcext:value-type="float">
            <text:p>1.4302210808</text:p>
          </table:table-cell>
          <table:table-cell office:value-type="float" office:value="20.21311378479" calcext:value-type="float">
            <text:p>20.2131137848</text:p>
          </table:table-cell>
          <table:table-cell table:number-columns-repeated="6"/>
        </table:table-row>
        <table:table-row table:style-name="ro1">
          <table:table-cell office:value-type="float" office:value="0.00692446809262037" calcext:value-type="float">
            <text:p>0.0069244681</text:p>
          </table:table-cell>
          <table:table-cell office:value-type="float" office:value="19.5752811431885" calcext:value-type="float">
            <text:p>19.5752811432</text:p>
          </table:table-cell>
          <table:table-cell table:number-columns-repeated="6"/>
        </table:table-row>
        <table:table-row table:style-name="ro1">
          <table:table-cell office:value-type="float" office:value="0.228510320186615" calcext:value-type="float">
            <text:p>0.2285103202</text:p>
          </table:table-cell>
          <table:table-cell office:value-type="float" office:value="18.7951107025146" calcext:value-type="float">
            <text:p>18.7951107025</text:p>
          </table:table-cell>
          <table:table-cell table:number-columns-repeated="6"/>
        </table:table-row>
        <table:table-row table:style-name="ro1">
          <table:table-cell office:value-type="float" office:value="0.0207470525056124" calcext:value-type="float">
            <text:p>0.0207470525</text:p>
          </table:table-cell>
          <table:table-cell office:value-type="float" office:value="17.903413772583" calcext:value-type="float">
            <text:p>17.9034137726</text:p>
          </table:table-cell>
          <table:table-cell table:number-columns-repeated="6"/>
        </table:table-row>
        <table:table-row table:style-name="ro1">
          <table:table-cell office:value-type="float" office:value="0.0841305032372475" calcext:value-type="float">
            <text:p>0.0841305032</text:p>
          </table:table-cell>
          <table:table-cell office:value-type="float" office:value="19.0291213989258" calcext:value-type="float">
            <text:p>19.0291213989</text:p>
          </table:table-cell>
          <table:table-cell table:number-columns-repeated="6"/>
        </table:table-row>
        <table:table-row table:style-name="ro1">
          <table:table-cell office:value-type="float" office:value="1.53467988967896" calcext:value-type="float">
            <text:p>1.5346798897</text:p>
          </table:table-cell>
          <table:table-cell office:value-type="float" office:value="18.4853992462158" calcext:value-type="float">
            <text:p>18.4853992462</text:p>
          </table:table-cell>
          <table:table-cell table:number-columns-repeated="6"/>
        </table:table-row>
        <table:table-row table:style-name="ro1">
          <table:table-cell office:value-type="float" office:value="0.317811965942383" calcext:value-type="float">
            <text:p>0.3178119659</text:p>
          </table:table-cell>
          <table:table-cell office:value-type="float" office:value="19.3206558227539" calcext:value-type="float">
            <text:p>19.3206558228</text:p>
          </table:table-cell>
          <table:table-cell table:number-columns-repeated="6"/>
        </table:table-row>
        <table:table-row table:style-name="ro1">
          <table:table-cell office:value-type="float" office:value="0.85052752494812" calcext:value-type="float">
            <text:p>0.8505275249</text:p>
          </table:table-cell>
          <table:table-cell office:value-type="float" office:value="18.6631469726563" calcext:value-type="float">
            <text:p>18.6631469727</text:p>
          </table:table-cell>
          <table:table-cell table:number-columns-repeated="6"/>
        </table:table-row>
        <table:table-row table:style-name="ro1">
          <table:table-cell office:value-type="float" office:value="1.3926192522049" calcext:value-type="float">
            <text:p>1.3926192522</text:p>
          </table:table-cell>
          <table:table-cell office:value-type="float" office:value="20.2042388916016" calcext:value-type="float">
            <text:p>20.2042388916</text:p>
          </table:table-cell>
          <table:table-cell table:number-columns-repeated="6"/>
        </table:table-row>
        <table:table-row table:style-name="ro1">
          <table:table-cell office:value-type="float" office:value="0.0667440593242645" calcext:value-type="float">
            <text:p>0.0667440593</text:p>
          </table:table-cell>
          <table:table-cell office:value-type="float" office:value="19.5862655639648" calcext:value-type="float">
            <text:p>19.586265564</text:p>
          </table:table-cell>
          <table:table-cell table:number-columns-repeated="6"/>
        </table:table-row>
        <table:table-row table:style-name="ro1">
          <table:table-cell office:value-type="float" office:value="0.0739679932594299" calcext:value-type="float">
            <text:p>0.0739679933</text:p>
          </table:table-cell>
          <table:table-cell office:value-type="float" office:value="15.7110996246338" calcext:value-type="float">
            <text:p>15.7110996246</text:p>
          </table:table-cell>
          <table:table-cell table:number-columns-repeated="6"/>
        </table:table-row>
        <table:table-row table:style-name="ro1">
          <table:table-cell office:value-type="float" office:value="85.7067489624023" calcext:value-type="float">
            <text:p>85.706748962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267203766852617" calcext:value-type="float">
            <text:p>0.0267203767</text:p>
          </table:table-cell>
          <table:table-cell office:value-type="float" office:value="18.3388271331787" calcext:value-type="float">
            <text:p>18.3388271332</text:p>
          </table:table-cell>
          <table:table-cell table:number-columns-repeated="6"/>
        </table:table-row>
        <table:table-row table:style-name="ro1">
          <table:table-cell office:value-type="float" office:value="0.533912003040314" calcext:value-type="float">
            <text:p>0.533912003</text:p>
          </table:table-cell>
          <table:table-cell office:value-type="float" office:value="20.4835548400879" calcext:value-type="float">
            <text:p>20.4835548401</text:p>
          </table:table-cell>
          <table:table-cell table:number-columns-repeated="6"/>
        </table:table-row>
        <table:table-row table:style-name="ro1">
          <table:table-cell office:value-type="float" office:value="0.0314271561801434" calcext:value-type="float">
            <text:p>0.0314271562</text:p>
          </table:table-cell>
          <table:table-cell office:value-type="float" office:value="16.5365886688232" calcext:value-type="float">
            <text:p>16.5365886688</text:p>
          </table:table-cell>
          <table:table-cell table:number-columns-repeated="6"/>
        </table:table-row>
        <table:table-row table:style-name="ro1">
          <table:table-cell office:value-type="float" office:value="0.0000814595550764352" calcext:value-type="float">
            <text:p>8.14595550764352E-05</text:p>
          </table:table-cell>
          <table:table-cell office:value-type="float" office:value="16.5558967590332" calcext:value-type="float">
            <text:p>16.555896759</text:p>
          </table:table-cell>
          <table:table-cell table:number-columns-repeated="6"/>
        </table:table-row>
        <table:table-row table:style-name="ro1">
          <table:table-cell office:value-type="float" office:value="0.941839456558228" calcext:value-type="float">
            <text:p>0.9418394566</text:p>
          </table:table-cell>
          <table:table-cell office:value-type="float" office:value="16.159481048584" calcext:value-type="float">
            <text:p>16.1594810486</text:p>
          </table:table-cell>
          <table:table-cell table:number-columns-repeated="6"/>
        </table:table-row>
        <table:table-row table:style-name="ro1">
          <table:table-cell office:value-type="float" office:value="1.67970359325409" calcext:value-type="float">
            <text:p>1.6797035933</text:p>
          </table:table-cell>
          <table:table-cell office:value-type="float" office:value="20.0362510681152" calcext:value-type="float">
            <text:p>20.0362510681</text:p>
          </table:table-cell>
          <table:table-cell table:number-columns-repeated="6"/>
        </table:table-row>
        <table:table-row table:style-name="ro1">
          <table:table-cell office:value-type="float" office:value="1.1558792591095" calcext:value-type="float">
            <text:p>1.1558792591</text:p>
          </table:table-cell>
          <table:table-cell office:value-type="float" office:value="19.2763900756836" calcext:value-type="float">
            <text:p>19.2763900757</text:p>
          </table:table-cell>
          <table:table-cell table:number-columns-repeated="6"/>
        </table:table-row>
        <table:table-row table:style-name="ro1">
          <table:table-cell office:value-type="float" office:value="74.9750061035156" calcext:value-type="float">
            <text:p>74.975006103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534769713878632" calcext:value-type="float">
            <text:p>0.5347697139</text:p>
          </table:table-cell>
          <table:table-cell office:value-type="float" office:value="16.7323436737061" calcext:value-type="float">
            <text:p>16.7323436737</text:p>
          </table:table-cell>
          <table:table-cell table:number-columns-repeated="6"/>
        </table:table-row>
        <table:table-row table:style-name="ro1">
          <table:table-cell office:value-type="float" office:value="1.92174410820007" calcext:value-type="float">
            <text:p>1.9217441082</text:p>
          </table:table-cell>
          <table:table-cell office:value-type="float" office:value="19.8462295532227" calcext:value-type="float">
            <text:p>19.8462295532</text:p>
          </table:table-cell>
          <table:table-cell table:number-columns-repeated="6"/>
        </table:table-row>
        <table:table-row table:style-name="ro1">
          <table:table-cell office:value-type="float" office:value="1.00457680225372" calcext:value-type="float">
            <text:p>1.0045768023</text:p>
          </table:table-cell>
          <table:table-cell office:value-type="float" office:value="17.9332294464111" calcext:value-type="float">
            <text:p>17.9332294464</text:p>
          </table:table-cell>
          <table:table-cell table:number-columns-repeated="6"/>
        </table:table-row>
        <table:table-row table:style-name="ro1">
          <table:table-cell office:value-type="float" office:value="1.11268854141235" calcext:value-type="float">
            <text:p>1.1126885414</text:p>
          </table:table-cell>
          <table:table-cell office:value-type="float" office:value="17.6604652404785" calcext:value-type="float">
            <text:p>17.6604652405</text:p>
          </table:table-cell>
          <table:table-cell table:number-columns-repeated="6"/>
        </table:table-row>
        <table:table-row table:style-name="ro1">
          <table:table-cell office:value-type="float" office:value="0.870665907859802" calcext:value-type="float">
            <text:p>0.8706659079</text:p>
          </table:table-cell>
          <table:table-cell office:value-type="float" office:value="17.6183414459229" calcext:value-type="float">
            <text:p>17.6183414459</text:p>
          </table:table-cell>
          <table:table-cell table:number-columns-repeated="6"/>
        </table:table-row>
        <table:table-row table:style-name="ro1">
          <table:table-cell office:value-type="float" office:value="0.311335414648056" calcext:value-type="float">
            <text:p>0.3113354146</text:p>
          </table:table-cell>
          <table:table-cell office:value-type="float" office:value="17.3164882659912" calcext:value-type="float">
            <text:p>17.316488266</text:p>
          </table:table-cell>
          <table:table-cell table:number-columns-repeated="6"/>
        </table:table-row>
        <table:table-row table:style-name="ro1">
          <table:table-cell office:value-type="float" office:value="2.36716556549072" calcext:value-type="float">
            <text:p>2.3671655655</text:p>
          </table:table-cell>
          <table:table-cell office:value-type="float" office:value="19.5197162628174" calcext:value-type="float">
            <text:p>19.5197162628</text:p>
          </table:table-cell>
          <table:table-cell table:number-columns-repeated="6"/>
        </table:table-row>
        <table:table-row table:style-name="ro1">
          <table:table-cell office:value-type="float" office:value="1.61382126808167" calcext:value-type="float">
            <text:p>1.6138212681</text:p>
          </table:table-cell>
          <table:table-cell office:value-type="float" office:value="20.0687255859375" calcext:value-type="float">
            <text:p>20.0687255859</text:p>
          </table:table-cell>
          <table:table-cell table:number-columns-repeated="6"/>
        </table:table-row>
        <table:table-row table:style-name="ro1">
          <table:table-cell office:value-type="float" office:value="1.01377499103546" calcext:value-type="float">
            <text:p>1.013774991</text:p>
          </table:table-cell>
          <table:table-cell office:value-type="float" office:value="17.3444023132324" calcext:value-type="float">
            <text:p>17.3444023132</text:p>
          </table:table-cell>
          <table:table-cell table:number-columns-repeated="6"/>
        </table:table-row>
        <table:table-row table:style-name="ro1">
          <table:table-cell office:value-type="float" office:value="0.627882599830627" calcext:value-type="float">
            <text:p>0.6278825998</text:p>
          </table:table-cell>
          <table:table-cell office:value-type="float" office:value="21.0680522918701" calcext:value-type="float">
            <text:p>21.0680522919</text:p>
          </table:table-cell>
          <table:table-cell table:number-columns-repeated="6"/>
        </table:table-row>
        <table:table-row table:style-name="ro1">
          <table:table-cell office:value-type="float" office:value="1.45449459552765" calcext:value-type="float">
            <text:p>1.4544945955</text:p>
          </table:table-cell>
          <table:table-cell office:value-type="float" office:value="20.3601188659668" calcext:value-type="float">
            <text:p>20.360118866</text:p>
          </table:table-cell>
          <table:table-cell table:number-columns-repeated="6"/>
        </table:table-row>
        <table:table-row table:style-name="ro1">
          <table:table-cell office:value-type="float" office:value="0.00538383610546589" calcext:value-type="float">
            <text:p>0.0053838361</text:p>
          </table:table-cell>
          <table:table-cell office:value-type="float" office:value="17.4465198516846" calcext:value-type="float">
            <text:p>17.4465198517</text:p>
          </table:table-cell>
          <table:table-cell table:number-columns-repeated="6"/>
        </table:table-row>
        <table:table-row table:style-name="ro1">
          <table:table-cell office:value-type="float" office:value="0.0309052485972643" calcext:value-type="float">
            <text:p>0.0309052486</text:p>
          </table:table-cell>
          <table:table-cell office:value-type="float" office:value="18.7978248596191" calcext:value-type="float">
            <text:p>18.7978248596</text:p>
          </table:table-cell>
          <table:table-cell table:number-columns-repeated="6"/>
        </table:table-row>
        <table:table-row table:style-name="ro1">
          <table:table-cell office:value-type="float" office:value="0.836437821388245" calcext:value-type="float">
            <text:p>0.8364378214</text:p>
          </table:table-cell>
          <table:table-cell office:value-type="float" office:value="12.6629600524902" calcext:value-type="float">
            <text:p>12.6629600525</text:p>
          </table:table-cell>
          <table:table-cell table:number-columns-repeated="6"/>
        </table:table-row>
        <table:table-row table:style-name="ro1">
          <table:table-cell office:value-type="float" office:value="0.172381862998009" calcext:value-type="float">
            <text:p>0.172381863</text:p>
          </table:table-cell>
          <table:table-cell office:value-type="float" office:value="15.8307361602783" calcext:value-type="float">
            <text:p>15.8307361603</text:p>
          </table:table-cell>
          <table:table-cell table:number-columns-repeated="6"/>
        </table:table-row>
        <table:table-row table:style-name="ro1">
          <table:table-cell office:value-type="float" office:value="0.0424066819250584" calcext:value-type="float">
            <text:p>0.0424066819</text:p>
          </table:table-cell>
          <table:table-cell office:value-type="float" office:value="19.0333671569824" calcext:value-type="float">
            <text:p>19.033367157</text:p>
          </table:table-cell>
          <table:table-cell table:number-columns-repeated="6"/>
        </table:table-row>
        <table:table-row table:style-name="ro1">
          <table:table-cell office:value-type="float" office:value="0.00402704393491149" calcext:value-type="float">
            <text:p>0.0040270439</text:p>
          </table:table-cell>
          <table:table-cell office:value-type="float" office:value="17.5213680267334" calcext:value-type="float">
            <text:p>17.5213680267</text:p>
          </table:table-cell>
          <table:table-cell table:number-columns-repeated="6"/>
        </table:table-row>
        <table:table-row table:style-name="ro1">
          <table:table-cell office:value-type="float" office:value="0.0702903270721436" calcext:value-type="float">
            <text:p>0.0702903271</text:p>
          </table:table-cell>
          <table:table-cell office:value-type="float" office:value="16.859281539917" calcext:value-type="float">
            <text:p>16.8592815399</text:p>
          </table:table-cell>
          <table:table-cell table:number-columns-repeated="6"/>
        </table:table-row>
        <table:table-row table:style-name="ro1">
          <table:table-cell office:value-type="float" office:value="0.0175597127526999" calcext:value-type="float">
            <text:p>0.0175597128</text:p>
          </table:table-cell>
          <table:table-cell office:value-type="float" office:value="14.4716367721558" calcext:value-type="float">
            <text:p>14.4716367722</text:p>
          </table:table-cell>
          <table:table-cell table:number-columns-repeated="6"/>
        </table:table-row>
        <table:table-row table:style-name="ro1">
          <table:table-cell office:value-type="float" office:value="0.0170246530324221" calcext:value-type="float">
            <text:p>0.017024653</text:p>
          </table:table-cell>
          <table:table-cell office:value-type="float" office:value="16.7694034576416" calcext:value-type="float">
            <text:p>16.7694034576</text:p>
          </table:table-cell>
          <table:table-cell table:number-columns-repeated="6"/>
        </table:table-row>
        <table:table-row table:style-name="ro1">
          <table:table-cell office:value-type="float" office:value="0.00144735397771001" calcext:value-type="float">
            <text:p>0.001447354</text:p>
          </table:table-cell>
          <table:table-cell office:value-type="float" office:value="18.0072193145752" calcext:value-type="float">
            <text:p>18.0072193146</text:p>
          </table:table-cell>
          <table:table-cell table:number-columns-repeated="6"/>
        </table:table-row>
        <table:table-row table:style-name="ro1">
          <table:table-cell office:value-type="float" office:value="0.811270952224731" calcext:value-type="float">
            <text:p>0.8112709522</text:p>
          </table:table-cell>
          <table:table-cell office:value-type="float" office:value="17.4180717468262" calcext:value-type="float">
            <text:p>17.4180717468</text:p>
          </table:table-cell>
          <table:table-cell table:number-columns-repeated="6"/>
        </table:table-row>
        <table:table-row table:style-name="ro1">
          <table:table-cell office:value-type="float" office:value="0.00150465918704867" calcext:value-type="float">
            <text:p>0.0015046592</text:p>
          </table:table-cell>
          <table:table-cell office:value-type="float" office:value="16.7286510467529" calcext:value-type="float">
            <text:p>16.7286510468</text:p>
          </table:table-cell>
          <table:table-cell table:number-columns-repeated="6"/>
        </table:table-row>
        <table:table-row table:style-name="ro1">
          <table:table-cell office:value-type="float" office:value="0.0744883045554161" calcext:value-type="float">
            <text:p>0.0744883046</text:p>
          </table:table-cell>
          <table:table-cell office:value-type="float" office:value="19.5218067169189" calcext:value-type="float">
            <text:p>19.5218067169</text:p>
          </table:table-cell>
          <table:table-cell table:number-columns-repeated="6"/>
        </table:table-row>
        <table:table-row table:style-name="ro1">
          <table:table-cell office:value-type="float" office:value="0.2486442476511" calcext:value-type="float">
            <text:p>0.2486442477</text:p>
          </table:table-cell>
          <table:table-cell office:value-type="float" office:value="18.4182796478271" calcext:value-type="float">
            <text:p>18.4182796478</text:p>
          </table:table-cell>
          <table:table-cell table:number-columns-repeated="6"/>
        </table:table-row>
        <table:table-row table:style-name="ro1">
          <table:table-cell office:value-type="float" office:value="0.726353764533997" calcext:value-type="float">
            <text:p>0.7263537645</text:p>
          </table:table-cell>
          <table:table-cell office:value-type="float" office:value="16.6186141967773" calcext:value-type="float">
            <text:p>16.6186141968</text:p>
          </table:table-cell>
          <table:table-cell table:number-columns-repeated="6"/>
        </table:table-row>
        <table:table-row table:style-name="ro1">
          <table:table-cell office:value-type="float" office:value="110.687606811523" calcext:value-type="float">
            <text:p>110.687606811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103776454925537" calcext:value-type="float">
            <text:p>0.1037764549</text:p>
          </table:table-cell>
          <table:table-cell office:value-type="float" office:value="19.5590648651123" calcext:value-type="float">
            <text:p>19.5590648651</text:p>
          </table:table-cell>
          <table:table-cell table:number-columns-repeated="6"/>
        </table:table-row>
        <table:table-row table:style-name="ro1">
          <table:table-cell office:value-type="float" office:value="0.22045910358429" calcext:value-type="float">
            <text:p>0.2204591036</text:p>
          </table:table-cell>
          <table:table-cell office:value-type="float" office:value="20.5335063934326" calcext:value-type="float">
            <text:p>20.5335063934</text:p>
          </table:table-cell>
          <table:table-cell table:number-columns-repeated="6"/>
        </table:table-row>
        <table:table-row table:style-name="ro1">
          <table:table-cell office:value-type="float" office:value="0.812627196311951" calcext:value-type="float">
            <text:p>0.8126271963</text:p>
          </table:table-cell>
          <table:table-cell office:value-type="float" office:value="18.1302700042725" calcext:value-type="float">
            <text:p>18.1302700043</text:p>
          </table:table-cell>
          <table:table-cell table:number-columns-repeated="6"/>
        </table:table-row>
        <table:table-row table:style-name="ro1">
          <table:table-cell office:value-type="float" office:value="0.668918013572693" calcext:value-type="float">
            <text:p>0.6689180136</text:p>
          </table:table-cell>
          <table:table-cell office:value-type="float" office:value="21.1973648071289" calcext:value-type="float">
            <text:p>21.1973648071</text:p>
          </table:table-cell>
          <table:table-cell table:number-columns-repeated="6"/>
        </table:table-row>
        <table:table-row table:style-name="ro1">
          <table:table-cell office:value-type="float" office:value="0.00525908544659615" calcext:value-type="float">
            <text:p>0.0052590854</text:p>
          </table:table-cell>
          <table:table-cell office:value-type="float" office:value="20.8624019622803" calcext:value-type="float">
            <text:p>20.8624019623</text:p>
          </table:table-cell>
          <table:table-cell table:number-columns-repeated="6"/>
        </table:table-row>
        <table:table-row table:style-name="ro1">
          <table:table-cell office:value-type="float" office:value="0.00151188741438091" calcext:value-type="float">
            <text:p>0.0015118874</text:p>
          </table:table-cell>
          <table:table-cell office:value-type="float" office:value="17.3622760772705" calcext:value-type="float">
            <text:p>17.3622760773</text:p>
          </table:table-cell>
          <table:table-cell table:number-columns-repeated="6"/>
        </table:table-row>
        <table:table-row table:style-name="ro1">
          <table:table-cell office:value-type="float" office:value="0.188118949532509" calcext:value-type="float">
            <text:p>0.1881189495</text:p>
          </table:table-cell>
          <table:table-cell office:value-type="float" office:value="18.7368087768555" calcext:value-type="float">
            <text:p>18.7368087769</text:p>
          </table:table-cell>
          <table:table-cell table:number-columns-repeated="6"/>
        </table:table-row>
        <table:table-row table:style-name="ro1">
          <table:table-cell office:value-type="float" office:value="1.84594404697418" calcext:value-type="float">
            <text:p>1.845944047</text:p>
          </table:table-cell>
          <table:table-cell office:value-type="float" office:value="21.429801940918" calcext:value-type="float">
            <text:p>21.4298019409</text:p>
          </table:table-cell>
          <table:table-cell table:number-columns-repeated="6"/>
        </table:table-row>
        <table:table-row table:style-name="ro1">
          <table:table-cell office:value-type="float" office:value="1.15498042106628" calcext:value-type="float">
            <text:p>1.1549804211</text:p>
          </table:table-cell>
          <table:table-cell office:value-type="float" office:value="22.8390827178955" calcext:value-type="float">
            <text:p>22.8390827179</text:p>
          </table:table-cell>
          <table:table-cell table:number-columns-repeated="6"/>
        </table:table-row>
        <table:table-row table:style-name="ro1">
          <table:table-cell office:value-type="float" office:value="0.176770448684692" calcext:value-type="float">
            <text:p>0.1767704487</text:p>
          </table:table-cell>
          <table:table-cell office:value-type="float" office:value="19.9488563537598" calcext:value-type="float">
            <text:p>19.9488563538</text:p>
          </table:table-cell>
          <table:table-cell table:number-columns-repeated="6"/>
        </table:table-row>
        <table:table-row table:style-name="ro1">
          <table:table-cell office:value-type="float" office:value="0.764557838439941" calcext:value-type="float">
            <text:p>0.7645578384</text:p>
          </table:table-cell>
          <table:table-cell office:value-type="float" office:value="22.5693435668945" calcext:value-type="float">
            <text:p>22.5693435669</text:p>
          </table:table-cell>
          <table:table-cell table:number-columns-repeated="6"/>
        </table:table-row>
        <table:table-row table:style-name="ro1">
          <table:table-cell office:value-type="float" office:value="1.41461837291718" calcext:value-type="float">
            <text:p>1.4146183729</text:p>
          </table:table-cell>
          <table:table-cell office:value-type="float" office:value="21.0773410797119" calcext:value-type="float">
            <text:p>21.0773410797</text:p>
          </table:table-cell>
          <table:table-cell table:number-columns-repeated="6"/>
        </table:table-row>
        <table:table-row table:style-name="ro1">
          <table:table-cell office:value-type="float" office:value="0.000904889777302742" calcext:value-type="float">
            <text:p>0.0009048898</text:p>
          </table:table-cell>
          <table:table-cell office:value-type="float" office:value="18.4109764099121" calcext:value-type="float">
            <text:p>18.4109764099</text:p>
          </table:table-cell>
          <table:table-cell table:number-columns-repeated="6"/>
        </table:table-row>
        <table:table-row table:style-name="ro1">
          <table:table-cell office:value-type="float" office:value="0.00769469188526273" calcext:value-type="float">
            <text:p>0.0076946919</text:p>
          </table:table-cell>
          <table:table-cell office:value-type="float" office:value="21.8064765930176" calcext:value-type="float">
            <text:p>21.806476593</text:p>
          </table:table-cell>
          <table:table-cell table:number-columns-repeated="6"/>
        </table:table-row>
        <table:table-row table:style-name="ro1">
          <table:table-cell office:value-type="float" office:value="0.0168405529111624" calcext:value-type="float">
            <text:p>0.0168405529</text:p>
          </table:table-cell>
          <table:table-cell office:value-type="float" office:value="15.0975008010864" calcext:value-type="float">
            <text:p>15.0975008011</text:p>
          </table:table-cell>
          <table:table-cell table:number-columns-repeated="6"/>
        </table:table-row>
        <table:table-row table:style-name="ro1">
          <table:table-cell office:value-type="float" office:value="0.79184764623642" calcext:value-type="float">
            <text:p>0.7918476462</text:p>
          </table:table-cell>
          <table:table-cell office:value-type="float" office:value="21.3570137023926" calcext:value-type="float">
            <text:p>21.3570137024</text:p>
          </table:table-cell>
          <table:table-cell table:number-columns-repeated="6"/>
        </table:table-row>
        <table:table-row table:style-name="ro1">
          <table:table-cell office:value-type="float" office:value="0.803589940071106" calcext:value-type="float">
            <text:p>0.8035899401</text:p>
          </table:table-cell>
          <table:table-cell office:value-type="float" office:value="20.2355899810791" calcext:value-type="float">
            <text:p>20.2355899811</text:p>
          </table:table-cell>
          <table:table-cell table:number-columns-repeated="6"/>
        </table:table-row>
        <table:table-row table:style-name="ro1">
          <table:table-cell office:value-type="float" office:value="1.37275743484497" calcext:value-type="float">
            <text:p>1.3727574348</text:p>
          </table:table-cell>
          <table:table-cell office:value-type="float" office:value="19.4611644744873" calcext:value-type="float">
            <text:p>19.4611644745</text:p>
          </table:table-cell>
          <table:table-cell table:number-columns-repeated="6"/>
        </table:table-row>
        <table:table-row table:style-name="ro1">
          <table:table-cell office:value-type="float" office:value="0.0280175227671862" calcext:value-type="float">
            <text:p>0.0280175228</text:p>
          </table:table-cell>
          <table:table-cell office:value-type="float" office:value="17.2739143371582" calcext:value-type="float">
            <text:p>17.2739143372</text:p>
          </table:table-cell>
          <table:table-cell table:number-columns-repeated="6"/>
        </table:table-row>
        <table:table-row table:style-name="ro1">
          <table:table-cell office:value-type="float" office:value="1.1525205373764" calcext:value-type="float">
            <text:p>1.1525205374</text:p>
          </table:table-cell>
          <table:table-cell office:value-type="float" office:value="18.1069641113281" calcext:value-type="float">
            <text:p>18.1069641113</text:p>
          </table:table-cell>
          <table:table-cell table:number-columns-repeated="6"/>
        </table:table-row>
        <table:table-row table:style-name="ro1">
          <table:table-cell office:value-type="float" office:value="0.0172010827809572" calcext:value-type="float">
            <text:p>0.0172010828</text:p>
          </table:table-cell>
          <table:table-cell office:value-type="float" office:value="21.0471820831299" calcext:value-type="float">
            <text:p>21.0471820831</text:p>
          </table:table-cell>
          <table:table-cell table:number-columns-repeated="6"/>
        </table:table-row>
        <table:table-row table:style-name="ro1">
          <table:table-cell office:value-type="float" office:value="0.024850795045495" calcext:value-type="float">
            <text:p>0.024850795</text:p>
          </table:table-cell>
          <table:table-cell office:value-type="float" office:value="20.5814151763916" calcext:value-type="float">
            <text:p>20.5814151764</text:p>
          </table:table-cell>
          <table:table-cell table:number-columns-repeated="6"/>
        </table:table-row>
        <table:table-row table:style-name="ro1">
          <table:table-cell office:value-type="float" office:value="0.654524087905884" calcext:value-type="float">
            <text:p>0.6545240879</text:p>
          </table:table-cell>
          <table:table-cell office:value-type="float" office:value="19.3283271789551" calcext:value-type="float">
            <text:p>19.328327179</text:p>
          </table:table-cell>
          <table:table-cell table:number-columns-repeated="6"/>
        </table:table-row>
        <table:table-row table:style-name="ro1">
          <table:table-cell office:value-type="float" office:value="0.57537180185318" calcext:value-type="float">
            <text:p>0.5753718019</text:p>
          </table:table-cell>
          <table:table-cell office:value-type="float" office:value="21.2982330322266" calcext:value-type="float">
            <text:p>21.2982330322</text:p>
          </table:table-cell>
          <table:table-cell table:number-columns-repeated="6"/>
        </table:table-row>
        <table:table-row table:style-name="ro1">
          <table:table-cell office:value-type="float" office:value="0.531895637512207" calcext:value-type="float">
            <text:p>0.5318956375</text:p>
          </table:table-cell>
          <table:table-cell office:value-type="float" office:value="19.2258262634277" calcext:value-type="float">
            <text:p>19.2258262634</text:p>
          </table:table-cell>
          <table:table-cell table:number-columns-repeated="6"/>
        </table:table-row>
        <table:table-row table:style-name="ro1">
          <table:table-cell office:value-type="float" office:value="0.750836431980133" calcext:value-type="float">
            <text:p>0.750836432</text:p>
          </table:table-cell>
          <table:table-cell office:value-type="float" office:value="20.3087825775146" calcext:value-type="float">
            <text:p>20.3087825775</text:p>
          </table:table-cell>
          <table:table-cell table:number-columns-repeated="6"/>
        </table:table-row>
        <table:table-row table:style-name="ro1">
          <table:table-cell office:value-type="float" office:value="0.24475759267807" calcext:value-type="float">
            <text:p>0.2447575927</text:p>
          </table:table-cell>
          <table:table-cell office:value-type="float" office:value="20.5821876525879" calcext:value-type="float">
            <text:p>20.5821876526</text:p>
          </table:table-cell>
          <table:table-cell table:number-columns-repeated="6"/>
        </table:table-row>
        <table:table-row table:style-name="ro1">
          <table:table-cell office:value-type="float" office:value="0.245283663272858" calcext:value-type="float">
            <text:p>0.2452836633</text:p>
          </table:table-cell>
          <table:table-cell office:value-type="float" office:value="20.1211948394775" calcext:value-type="float">
            <text:p>20.1211948395</text:p>
          </table:table-cell>
          <table:table-cell table:number-columns-repeated="6"/>
        </table:table-row>
        <table:table-row table:style-name="ro1">
          <table:table-cell office:value-type="float" office:value="0.757430374622345" calcext:value-type="float">
            <text:p>0.7574303746</text:p>
          </table:table-cell>
          <table:table-cell office:value-type="float" office:value="23.1655426025391" calcext:value-type="float">
            <text:p>23.1655426025</text:p>
          </table:table-cell>
          <table:table-cell table:number-columns-repeated="6"/>
        </table:table-row>
        <table:table-row table:style-name="ro1">
          <table:table-cell office:value-type="float" office:value="0.829059481620789" calcext:value-type="float">
            <text:p>0.8290594816</text:p>
          </table:table-cell>
          <table:table-cell office:value-type="float" office:value="23.3000755310059" calcext:value-type="float">
            <text:p>23.300075531</text:p>
          </table:table-cell>
          <table:table-cell table:number-columns-repeated="6"/>
        </table:table-row>
        <table:table-row table:style-name="ro1">
          <table:table-cell office:value-type="float" office:value="1.40000438690186" calcext:value-type="float">
            <text:p>1.4000043869</text:p>
          </table:table-cell>
          <table:table-cell office:value-type="float" office:value="24.4501152038574" calcext:value-type="float">
            <text:p>24.4501152039</text:p>
          </table:table-cell>
          <table:table-cell table:number-columns-repeated="6"/>
        </table:table-row>
        <table:table-row table:style-name="ro1">
          <table:table-cell office:value-type="float" office:value="0.0605438873171806" calcext:value-type="float">
            <text:p>0.0605438873</text:p>
          </table:table-cell>
          <table:table-cell office:value-type="float" office:value="22.563684463501" calcext:value-type="float">
            <text:p>22.5636844635</text:p>
          </table:table-cell>
          <table:table-cell table:number-columns-repeated="6"/>
        </table:table-row>
        <table:table-row table:style-name="ro1">
          <table:table-cell office:value-type="float" office:value="0.72129237651825" calcext:value-type="float">
            <text:p>0.7212923765</text:p>
          </table:table-cell>
          <table:table-cell office:value-type="float" office:value="22.9146251678467" calcext:value-type="float">
            <text:p>22.9146251678</text:p>
          </table:table-cell>
          <table:table-cell table:number-columns-repeated="6"/>
        </table:table-row>
        <table:table-row table:style-name="ro1">
          <table:table-cell office:value-type="float" office:value="0.0482036881148815" calcext:value-type="float">
            <text:p>0.0482036881</text:p>
          </table:table-cell>
          <table:table-cell office:value-type="float" office:value="22.5722503662109" calcext:value-type="float">
            <text:p>22.5722503662</text:p>
          </table:table-cell>
          <table:table-cell table:number-columns-repeated="6"/>
        </table:table-row>
        <table:table-row table:style-name="ro1">
          <table:table-cell office:value-type="float" office:value="1.10758137702942" calcext:value-type="float">
            <text:p>1.107581377</text:p>
          </table:table-cell>
          <table:table-cell office:value-type="float" office:value="22.9101486206055" calcext:value-type="float">
            <text:p>22.9101486206</text:p>
          </table:table-cell>
          <table:table-cell table:number-columns-repeated="6"/>
        </table:table-row>
        <table:table-row table:style-name="ro1">
          <table:table-cell office:value-type="float" office:value="0.0461508743464947" calcext:value-type="float">
            <text:p>0.0461508743</text:p>
          </table:table-cell>
          <table:table-cell office:value-type="float" office:value="22.6017780303955" calcext:value-type="float">
            <text:p>22.6017780304</text:p>
          </table:table-cell>
          <table:table-cell table:number-columns-repeated="6"/>
        </table:table-row>
        <table:table-row table:style-name="ro1">
          <table:table-cell office:value-type="float" office:value="0.913412153720856" calcext:value-type="float">
            <text:p>0.9134121537</text:p>
          </table:table-cell>
          <table:table-cell office:value-type="float" office:value="27.0761337280273" calcext:value-type="float">
            <text:p>27.076133728</text:p>
          </table:table-cell>
          <table:table-cell table:number-columns-repeated="6"/>
        </table:table-row>
        <table:table-row table:style-name="ro1">
          <table:table-cell office:value-type="float" office:value="0.138148963451386" calcext:value-type="float">
            <text:p>0.1381489635</text:p>
          </table:table-cell>
          <table:table-cell office:value-type="float" office:value="18.9921894073486" calcext:value-type="float">
            <text:p>18.9921894073</text:p>
          </table:table-cell>
          <table:table-cell table:number-columns-repeated="6"/>
        </table:table-row>
        <table:table-row table:style-name="ro1">
          <table:table-cell office:value-type="float" office:value="0.103610552847385" calcext:value-type="float">
            <text:p>0.1036105528</text:p>
          </table:table-cell>
          <table:table-cell office:value-type="float" office:value="18.4195690155029" calcext:value-type="float">
            <text:p>18.4195690155</text:p>
          </table:table-cell>
          <table:table-cell table:number-columns-repeated="6"/>
        </table:table-row>
        <table:table-row table:style-name="ro1">
          <table:table-cell office:value-type="float" office:value="1.54145073890686" calcext:value-type="float">
            <text:p>1.5414507389</text:p>
          </table:table-cell>
          <table:table-cell office:value-type="float" office:value="24.064037322998" calcext:value-type="float">
            <text:p>24.064037323</text:p>
          </table:table-cell>
          <table:table-cell table:number-columns-repeated="6"/>
        </table:table-row>
        <table:table-row table:style-name="ro1">
          <table:table-cell office:value-type="float" office:value="0.368189841508865" calcext:value-type="float">
            <text:p>0.3681898415</text:p>
          </table:table-cell>
          <table:table-cell office:value-type="float" office:value="20.608118057251" calcext:value-type="float">
            <text:p>20.6081180573</text:p>
          </table:table-cell>
          <table:table-cell table:number-columns-repeated="6"/>
        </table:table-row>
        <table:table-row table:style-name="ro1">
          <table:table-cell office:value-type="float" office:value="1.10062599182129" calcext:value-type="float">
            <text:p>1.1006259918</text:p>
          </table:table-cell>
          <table:table-cell office:value-type="float" office:value="23.1276035308838" calcext:value-type="float">
            <text:p>23.1276035309</text:p>
          </table:table-cell>
          <table:table-cell table:number-columns-repeated="6"/>
        </table:table-row>
        <table:table-row table:style-name="ro1">
          <table:table-cell office:value-type="float" office:value="0.0673692151904106" calcext:value-type="float">
            <text:p>0.0673692152</text:p>
          </table:table-cell>
          <table:table-cell office:value-type="float" office:value="23.5644016265869" calcext:value-type="float">
            <text:p>23.5644016266</text:p>
          </table:table-cell>
          <table:table-cell table:number-columns-repeated="6"/>
        </table:table-row>
        <table:table-row table:style-name="ro1">
          <table:table-cell office:value-type="float" office:value="0.0277639031410217" calcext:value-type="float">
            <text:p>0.0277639031</text:p>
          </table:table-cell>
          <table:table-cell office:value-type="float" office:value="25.4877510070801" calcext:value-type="float">
            <text:p>25.4877510071</text:p>
          </table:table-cell>
          <table:table-cell table:number-columns-repeated="6"/>
        </table:table-row>
        <table:table-row table:style-name="ro1">
          <table:table-cell office:value-type="float" office:value="1.38353335857391" calcext:value-type="float">
            <text:p>1.3835333586</text:p>
          </table:table-cell>
          <table:table-cell office:value-type="float" office:value="25.1420001983643" calcext:value-type="float">
            <text:p>25.1420001984</text:p>
          </table:table-cell>
          <table:table-cell table:number-columns-repeated="6"/>
        </table:table-row>
        <table:table-row table:style-name="ro1">
          <table:table-cell office:value-type="float" office:value="0.00209681876003742" calcext:value-type="float">
            <text:p>0.0020968188</text:p>
          </table:table-cell>
          <table:table-cell office:value-type="float" office:value="24.3211135864258" calcext:value-type="float">
            <text:p>24.3211135864</text:p>
          </table:table-cell>
          <table:table-cell table:number-columns-repeated="6"/>
        </table:table-row>
        <table:table-row table:style-name="ro1">
          <table:table-cell office:value-type="float" office:value="0.0100309038534761" calcext:value-type="float">
            <text:p>0.0100309039</text:p>
          </table:table-cell>
          <table:table-cell office:value-type="float" office:value="23.3770084381104" calcext:value-type="float">
            <text:p>23.3770084381</text:p>
          </table:table-cell>
          <table:table-cell table:number-columns-repeated="6"/>
        </table:table-row>
        <table:table-row table:style-name="ro1">
          <table:table-cell office:value-type="float" office:value="0.153232425451279" calcext:value-type="float">
            <text:p>0.1532324255</text:p>
          </table:table-cell>
          <table:table-cell office:value-type="float" office:value="18.0879211425781" calcext:value-type="float">
            <text:p>18.0879211426</text:p>
          </table:table-cell>
          <table:table-cell table:number-columns-repeated="6"/>
        </table:table-row>
        <table:table-row table:style-name="ro1">
          <table:table-cell office:value-type="float" office:value="0.0424416847527027" calcext:value-type="float">
            <text:p>0.0424416848</text:p>
          </table:table-cell>
          <table:table-cell office:value-type="float" office:value="23.2799415588379" calcext:value-type="float">
            <text:p>23.2799415588</text:p>
          </table:table-cell>
          <table:table-cell table:number-columns-repeated="6"/>
        </table:table-row>
        <table:table-row table:style-name="ro1">
          <table:table-cell office:value-type="float" office:value="239.076431274414" calcext:value-type="float">
            <text:p>239.076431274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177300870418549" calcext:value-type="float">
            <text:p>0.017730087</text:p>
          </table:table-cell>
          <table:table-cell office:value-type="float" office:value="22.5654144287109" calcext:value-type="float">
            <text:p>22.5654144287</text:p>
          </table:table-cell>
          <table:table-cell table:number-columns-repeated="6"/>
        </table:table-row>
        <table:table-row table:style-name="ro1">
          <table:table-cell office:value-type="float" office:value="0.060798354446888" calcext:value-type="float">
            <text:p>0.0607983544</text:p>
          </table:table-cell>
          <table:table-cell office:value-type="float" office:value="21.0956516265869" calcext:value-type="float">
            <text:p>21.0956516266</text:p>
          </table:table-cell>
          <table:table-cell table:number-columns-repeated="6"/>
        </table:table-row>
        <table:table-row table:style-name="ro1">
          <table:table-cell office:value-type="float" office:value="1.60261499881744" calcext:value-type="float">
            <text:p>1.6026149988</text:p>
          </table:table-cell>
          <table:table-cell office:value-type="float" office:value="22.8063488006592" calcext:value-type="float">
            <text:p>22.8063488007</text:p>
          </table:table-cell>
          <table:table-cell table:number-columns-repeated="6"/>
        </table:table-row>
        <table:table-row table:style-name="ro1">
          <table:table-cell office:value-type="float" office:value="0.0301689878106117" calcext:value-type="float">
            <text:p>0.0301689878</text:p>
          </table:table-cell>
          <table:table-cell office:value-type="float" office:value="25.3909702301025" calcext:value-type="float">
            <text:p>25.3909702301</text:p>
          </table:table-cell>
          <table:table-cell table:number-columns-repeated="6"/>
        </table:table-row>
        <table:table-row table:style-name="ro1">
          <table:table-cell office:value-type="float" office:value="0.550444424152374" calcext:value-type="float">
            <text:p>0.5504444242</text:p>
          </table:table-cell>
          <table:table-cell office:value-type="float" office:value="24.7623271942139" calcext:value-type="float">
            <text:p>24.7623271942</text:p>
          </table:table-cell>
          <table:table-cell table:number-columns-repeated="6"/>
        </table:table-row>
        <table:table-row table:style-name="ro1">
          <table:table-cell office:value-type="float" office:value="0.0151028037071228" calcext:value-type="float">
            <text:p>0.0151028037</text:p>
          </table:table-cell>
          <table:table-cell office:value-type="float" office:value="24.6901760101318" calcext:value-type="float">
            <text:p>24.6901760101</text:p>
          </table:table-cell>
          <table:table-cell table:number-columns-repeated="6"/>
        </table:table-row>
        <table:table-row table:style-name="ro1">
          <table:table-cell office:value-type="float" office:value="0.952780604362488" calcext:value-type="float">
            <text:p>0.9527806044</text:p>
          </table:table-cell>
          <table:table-cell office:value-type="float" office:value="29.4234886169434" calcext:value-type="float">
            <text:p>29.4234886169</text:p>
          </table:table-cell>
          <table:table-cell table:number-columns-repeated="6"/>
        </table:table-row>
        <table:table-row table:style-name="ro1">
          <table:table-cell office:value-type="float" office:value="0.483234316110611" calcext:value-type="float">
            <text:p>0.4832343161</text:p>
          </table:table-cell>
          <table:table-cell office:value-type="float" office:value="24.3626518249512" calcext:value-type="float">
            <text:p>24.362651825</text:p>
          </table:table-cell>
          <table:table-cell table:number-columns-repeated="6"/>
        </table:table-row>
        <table:table-row table:style-name="ro1">
          <table:table-cell office:value-type="float" office:value="0.0824598744511604" calcext:value-type="float">
            <text:p>0.0824598745</text:p>
          </table:table-cell>
          <table:table-cell office:value-type="float" office:value="24.4921455383301" calcext:value-type="float">
            <text:p>24.4921455383</text:p>
          </table:table-cell>
          <table:table-cell table:number-columns-repeated="6"/>
        </table:table-row>
        <table:table-row table:style-name="ro1">
          <table:table-cell office:value-type="float" office:value="0.0982972979545593" calcext:value-type="float">
            <text:p>0.098297298</text:p>
          </table:table-cell>
          <table:table-cell office:value-type="float" office:value="20.9787654876709" calcext:value-type="float">
            <text:p>20.9787654877</text:p>
          </table:table-cell>
          <table:table-cell table:number-columns-repeated="6"/>
        </table:table-row>
        <table:table-row table:style-name="ro1">
          <table:table-cell office:value-type="float" office:value="0.460881531238556" calcext:value-type="float">
            <text:p>0.4608815312</text:p>
          </table:table-cell>
          <table:table-cell office:value-type="float" office:value="23.5032711029053" calcext:value-type="float">
            <text:p>23.5032711029</text:p>
          </table:table-cell>
          <table:table-cell table:number-columns-repeated="6"/>
        </table:table-row>
        <table:table-row table:style-name="ro1">
          <table:table-cell office:value-type="float" office:value="0.110589571297169" calcext:value-type="float">
            <text:p>0.1105895713</text:p>
          </table:table-cell>
          <table:table-cell office:value-type="float" office:value="22.1712627410889" calcext:value-type="float">
            <text:p>22.1712627411</text:p>
          </table:table-cell>
          <table:table-cell table:number-columns-repeated="6"/>
        </table:table-row>
        <table:table-row table:style-name="ro1">
          <table:table-cell office:value-type="float" office:value="1.68405890464783" calcext:value-type="float">
            <text:p>1.6840589046</text:p>
          </table:table-cell>
          <table:table-cell office:value-type="float" office:value="24.2533931732178" calcext:value-type="float">
            <text:p>24.2533931732</text:p>
          </table:table-cell>
          <table:table-cell table:number-columns-repeated="6"/>
        </table:table-row>
        <table:table-row table:style-name="ro1">
          <table:table-cell office:value-type="float" office:value="0.112629748880863" calcext:value-type="float">
            <text:p>0.1126297489</text:p>
          </table:table-cell>
          <table:table-cell office:value-type="float" office:value="23.6290340423584" calcext:value-type="float">
            <text:p>23.6290340424</text:p>
          </table:table-cell>
          <table:table-cell table:number-columns-repeated="6"/>
        </table:table-row>
        <table:table-row table:style-name="ro1">
          <table:table-cell office:value-type="float" office:value="0.00984616484493017" calcext:value-type="float">
            <text:p>0.0098461648</text:p>
          </table:table-cell>
          <table:table-cell office:value-type="float" office:value="22.9986305236816" calcext:value-type="float">
            <text:p>22.9986305237</text:p>
          </table:table-cell>
          <table:table-cell table:number-columns-repeated="6"/>
        </table:table-row>
        <table:table-row table:style-name="ro1">
          <table:table-cell office:value-type="float" office:value="0.00717951590195298" calcext:value-type="float">
            <text:p>0.0071795159</text:p>
          </table:table-cell>
          <table:table-cell office:value-type="float" office:value="20.9481163024902" calcext:value-type="float">
            <text:p>20.9481163025</text:p>
          </table:table-cell>
          <table:table-cell table:number-columns-repeated="6"/>
        </table:table-row>
        <table:table-row table:style-name="ro1">
          <table:table-cell office:value-type="float" office:value="0.17415814101696" calcext:value-type="float">
            <text:p>0.174158141</text:p>
          </table:table-cell>
          <table:table-cell office:value-type="float" office:value="24.5855922698975" calcext:value-type="float">
            <text:p>24.5855922699</text:p>
          </table:table-cell>
          <table:table-cell table:number-columns-repeated="6"/>
        </table:table-row>
        <table:table-row table:style-name="ro1">
          <table:table-cell office:value-type="float" office:value="1.04686653614044" calcext:value-type="float">
            <text:p>1.0468665361</text:p>
          </table:table-cell>
          <table:table-cell office:value-type="float" office:value="24.0777015686035" calcext:value-type="float">
            <text:p>24.0777015686</text:p>
          </table:table-cell>
          <table:table-cell table:number-columns-repeated="6"/>
        </table:table-row>
        <table:table-row table:style-name="ro1">
          <table:table-cell office:value-type="float" office:value="0.142966538667679" calcext:value-type="float">
            <text:p>0.1429665387</text:p>
          </table:table-cell>
          <table:table-cell office:value-type="float" office:value="23.1994724273682" calcext:value-type="float">
            <text:p>23.1994724274</text:p>
          </table:table-cell>
          <table:table-cell table:number-columns-repeated="6"/>
        </table:table-row>
        <table:table-row table:style-name="ro1">
          <table:table-cell office:value-type="float" office:value="0.00222253589890897" calcext:value-type="float">
            <text:p>0.0022225359</text:p>
          </table:table-cell>
          <table:table-cell office:value-type="float" office:value="25.590181350708" calcext:value-type="float">
            <text:p>25.5901813507</text:p>
          </table:table-cell>
          <table:table-cell table:number-columns-repeated="6"/>
        </table:table-row>
        <table:table-row table:style-name="ro1">
          <table:table-cell office:value-type="float" office:value="0.00717083364725113" calcext:value-type="float">
            <text:p>0.0071708336</text:p>
          </table:table-cell>
          <table:table-cell office:value-type="float" office:value="22.6177940368652" calcext:value-type="float">
            <text:p>22.6177940369</text:p>
          </table:table-cell>
          <table:table-cell table:number-columns-repeated="6"/>
        </table:table-row>
        <table:table-row table:style-name="ro1">
          <table:table-cell office:value-type="float" office:value="0.529887020587921" calcext:value-type="float">
            <text:p>0.5298870206</text:p>
          </table:table-cell>
          <table:table-cell office:value-type="float" office:value="26.4152297973633" calcext:value-type="float">
            <text:p>26.4152297974</text:p>
          </table:table-cell>
          <table:table-cell table:number-columns-repeated="6"/>
        </table:table-row>
        <table:table-row table:style-name="ro1">
          <table:table-cell office:value-type="float" office:value="0.670863032341003" calcext:value-type="float">
            <text:p>0.6708630323</text:p>
          </table:table-cell>
          <table:table-cell office:value-type="float" office:value="21.2607803344727" calcext:value-type="float">
            <text:p>21.2607803345</text:p>
          </table:table-cell>
          <table:table-cell table:number-columns-repeated="6"/>
        </table:table-row>
        <table:table-row table:style-name="ro1">
          <table:table-cell office:value-type="float" office:value="0.480818450450897" calcext:value-type="float">
            <text:p>0.4808184505</text:p>
          </table:table-cell>
          <table:table-cell office:value-type="float" office:value="23.7456951141357" calcext:value-type="float">
            <text:p>23.7456951141</text:p>
          </table:table-cell>
          <table:table-cell table:number-columns-repeated="6"/>
        </table:table-row>
        <table:table-row table:style-name="ro1">
          <table:table-cell office:value-type="float" office:value="0.365712732076645" calcext:value-type="float">
            <text:p>0.3657127321</text:p>
          </table:table-cell>
          <table:table-cell office:value-type="float" office:value="26.2627563476562" calcext:value-type="float">
            <text:p>26.2627563477</text:p>
          </table:table-cell>
          <table:table-cell table:number-columns-repeated="6"/>
        </table:table-row>
        <table:table-row table:style-name="ro1">
          <table:table-cell office:value-type="float" office:value="1.97882378101349" calcext:value-type="float">
            <text:p>1.978823781</text:p>
          </table:table-cell>
          <table:table-cell office:value-type="float" office:value="26.1309127807617" calcext:value-type="float">
            <text:p>26.1309127808</text:p>
          </table:table-cell>
          <table:table-cell table:number-columns-repeated="6"/>
        </table:table-row>
        <table:table-row table:style-name="ro1">
          <table:table-cell office:value-type="float" office:value="0.476049572229385" calcext:value-type="float">
            <text:p>0.4760495722</text:p>
          </table:table-cell>
          <table:table-cell office:value-type="float" office:value="25.8303718566895" calcext:value-type="float">
            <text:p>25.8303718567</text:p>
          </table:table-cell>
          <table:table-cell table:number-columns-repeated="6"/>
        </table:table-row>
        <table:table-row table:style-name="ro1">
          <table:table-cell office:value-type="float" office:value="2.07564949989319" calcext:value-type="float">
            <text:p>2.0756494999</text:p>
          </table:table-cell>
          <table:table-cell office:value-type="float" office:value="29.3489017486572" calcext:value-type="float">
            <text:p>29.3489017487</text:p>
          </table:table-cell>
          <table:table-cell table:number-columns-repeated="6"/>
        </table:table-row>
        <table:table-row table:style-name="ro1">
          <table:table-cell office:value-type="float" office:value="0.0281287021934986" calcext:value-type="float">
            <text:p>0.0281287022</text:p>
          </table:table-cell>
          <table:table-cell office:value-type="float" office:value="22.4509162902832" calcext:value-type="float">
            <text:p>22.4509162903</text:p>
          </table:table-cell>
          <table:table-cell table:number-columns-repeated="6"/>
        </table:table-row>
        <table:table-row table:style-name="ro1">
          <table:table-cell office:value-type="float" office:value="0.499685347080231" calcext:value-type="float">
            <text:p>0.4996853471</text:p>
          </table:table-cell>
          <table:table-cell office:value-type="float" office:value="23.4934673309326" calcext:value-type="float">
            <text:p>23.4934673309</text:p>
          </table:table-cell>
          <table:table-cell table:number-columns-repeated="6"/>
        </table:table-row>
        <table:table-row table:style-name="ro1">
          <table:table-cell office:value-type="float" office:value="0.227249711751938" calcext:value-type="float">
            <text:p>0.2272497118</text:p>
          </table:table-cell>
          <table:table-cell office:value-type="float" office:value="28.4019260406494" calcext:value-type="float">
            <text:p>28.4019260406</text:p>
          </table:table-cell>
          <table:table-cell table:number-columns-repeated="6"/>
        </table:table-row>
        <table:table-row table:style-name="ro1">
          <table:table-cell office:value-type="float" office:value="1.04641950130463" calcext:value-type="float">
            <text:p>1.0464195013</text:p>
          </table:table-cell>
          <table:table-cell office:value-type="float" office:value="25.4796524047852" calcext:value-type="float">
            <text:p>25.4796524048</text:p>
          </table:table-cell>
          <table:table-cell table:number-columns-repeated="6"/>
        </table:table-row>
        <table:table-row table:style-name="ro1">
          <table:table-cell office:value-type="float" office:value="0.629991829395294" calcext:value-type="float">
            <text:p>0.6299918294</text:p>
          </table:table-cell>
          <table:table-cell office:value-type="float" office:value="26.1737403869629" calcext:value-type="float">
            <text:p>26.173740387</text:p>
          </table:table-cell>
          <table:table-cell table:number-columns-repeated="6"/>
        </table:table-row>
        <table:table-row table:style-name="ro1">
          <table:table-cell office:value-type="float" office:value="256.319000244141" calcext:value-type="float">
            <text:p>256.319000244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466295965015888" calcext:value-type="float">
            <text:p>0.0466295965</text:p>
          </table:table-cell>
          <table:table-cell office:value-type="float" office:value="27.0198535919189" calcext:value-type="float">
            <text:p>27.0198535919</text:p>
          </table:table-cell>
          <table:table-cell table:number-columns-repeated="6"/>
        </table:table-row>
        <table:table-row table:style-name="ro1">
          <table:table-cell office:value-type="float" office:value="0.0373642183840275" calcext:value-type="float">
            <text:p>0.0373642184</text:p>
          </table:table-cell>
          <table:table-cell office:value-type="float" office:value="26.4638710021973" calcext:value-type="float">
            <text:p>26.4638710022</text:p>
          </table:table-cell>
          <table:table-cell table:number-columns-repeated="6"/>
        </table:table-row>
        <table:table-row table:style-name="ro1">
          <table:table-cell office:value-type="float" office:value="0.372451096773148" calcext:value-type="float">
            <text:p>0.3724510968</text:p>
          </table:table-cell>
          <table:table-cell office:value-type="float" office:value="26.2978267669678" calcext:value-type="float">
            <text:p>26.297826767</text:p>
          </table:table-cell>
          <table:table-cell table:number-columns-repeated="6"/>
        </table:table-row>
        <table:table-row table:style-name="ro1">
          <table:table-cell office:value-type="float" office:value="0.235852360725403" calcext:value-type="float">
            <text:p>0.2358523607</text:p>
          </table:table-cell>
          <table:table-cell office:value-type="float" office:value="24.361873626709" calcext:value-type="float">
            <text:p>24.3618736267</text:p>
          </table:table-cell>
          <table:table-cell table:number-columns-repeated="6"/>
        </table:table-row>
        <table:table-row table:style-name="ro1">
          <table:table-cell office:value-type="float" office:value="0.945372819900513" calcext:value-type="float">
            <text:p>0.9453728199</text:p>
          </table:table-cell>
          <table:table-cell office:value-type="float" office:value="30.9981460571289" calcext:value-type="float">
            <text:p>30.9981460571</text:p>
          </table:table-cell>
          <table:table-cell table:number-columns-repeated="6"/>
        </table:table-row>
        <table:table-row table:style-name="ro1">
          <table:table-cell office:value-type="float" office:value="0.111189588904381" calcext:value-type="float">
            <text:p>0.1111895889</text:p>
          </table:table-cell>
          <table:table-cell office:value-type="float" office:value="26.7199649810791" calcext:value-type="float">
            <text:p>26.7199649811</text:p>
          </table:table-cell>
          <table:table-cell table:number-columns-repeated="6"/>
        </table:table-row>
        <table:table-row table:style-name="ro1">
          <table:table-cell office:value-type="float" office:value="1.15208613872528" calcext:value-type="float">
            <text:p>1.1520861387</text:p>
          </table:table-cell>
          <table:table-cell office:value-type="float" office:value="26.4690074920654" calcext:value-type="float">
            <text:p>26.4690074921</text:p>
          </table:table-cell>
          <table:table-cell table:number-columns-repeated="6"/>
        </table:table-row>
        <table:table-row table:style-name="ro1">
          <table:table-cell office:value-type="float" office:value="0.0232809707522392" calcext:value-type="float">
            <text:p>0.0232809708</text:p>
          </table:table-cell>
          <table:table-cell office:value-type="float" office:value="25.6012096405029" calcext:value-type="float">
            <text:p>25.6012096405</text:p>
          </table:table-cell>
          <table:table-cell table:number-columns-repeated="6"/>
        </table:table-row>
        <table:table-row table:style-name="ro1">
          <table:table-cell office:value-type="float" office:value="0.00125425704754889" calcext:value-type="float">
            <text:p>0.001254257</text:p>
          </table:table-cell>
          <table:table-cell office:value-type="float" office:value="27.1290264129639" calcext:value-type="float">
            <text:p>27.129026413</text:p>
          </table:table-cell>
          <table:table-cell table:number-columns-repeated="6"/>
        </table:table-row>
        <table:table-row table:style-name="ro1">
          <table:table-cell office:value-type="float" office:value="0.448365241289139" calcext:value-type="float">
            <text:p>0.4483652413</text:p>
          </table:table-cell>
          <table:table-cell office:value-type="float" office:value="25.6792621612549" calcext:value-type="float">
            <text:p>25.6792621613</text:p>
          </table:table-cell>
          <table:table-cell table:number-columns-repeated="6"/>
        </table:table-row>
        <table:table-row table:style-name="ro1">
          <table:table-cell office:value-type="float" office:value="0.0334755256772041" calcext:value-type="float">
            <text:p>0.0334755257</text:p>
          </table:table-cell>
          <table:table-cell office:value-type="float" office:value="29.0295124053955" calcext:value-type="float">
            <text:p>29.0295124054</text:p>
          </table:table-cell>
          <table:table-cell table:number-columns-repeated="6"/>
        </table:table-row>
        <table:table-row table:style-name="ro1">
          <table:table-cell office:value-type="float" office:value="0.742613017559052" calcext:value-type="float">
            <text:p>0.7426130176</text:p>
          </table:table-cell>
          <table:table-cell office:value-type="float" office:value="29.2648544311523" calcext:value-type="float">
            <text:p>29.2648544312</text:p>
          </table:table-cell>
          <table:table-cell table:number-columns-repeated="6"/>
        </table:table-row>
        <table:table-row table:style-name="ro1">
          <table:table-cell office:value-type="float" office:value="0.617991507053375" calcext:value-type="float">
            <text:p>0.6179915071</text:p>
          </table:table-cell>
          <table:table-cell office:value-type="float" office:value="29.8869323730469" calcext:value-type="float">
            <text:p>29.886932373</text:p>
          </table:table-cell>
          <table:table-cell table:number-columns-repeated="6"/>
        </table:table-row>
        <table:table-row table:style-name="ro1">
          <table:table-cell office:value-type="float" office:value="0.110071696341038" calcext:value-type="float">
            <text:p>0.1100716963</text:p>
          </table:table-cell>
          <table:table-cell office:value-type="float" office:value="29.3086681365967" calcext:value-type="float">
            <text:p>29.3086681366</text:p>
          </table:table-cell>
          <table:table-cell table:number-columns-repeated="6"/>
        </table:table-row>
        <table:table-row table:style-name="ro1">
          <table:table-cell office:value-type="float" office:value="0.00000296163489110768" calcext:value-type="float">
            <text:p>2.96163489110768E-06</text:p>
          </table:table-cell>
          <table:table-cell office:value-type="float" office:value="29.6936702728271" calcext:value-type="float">
            <text:p>29.6936702728</text:p>
          </table:table-cell>
          <table:table-cell table:number-columns-repeated="6"/>
        </table:table-row>
        <table:table-row table:style-name="ro1">
          <table:table-cell office:value-type="float" office:value="1.001340508461" calcext:value-type="float">
            <text:p>1.0013405085</text:p>
          </table:table-cell>
          <table:table-cell office:value-type="float" office:value="30.4012088775635" calcext:value-type="float">
            <text:p>30.4012088776</text:p>
          </table:table-cell>
          <table:table-cell table:number-columns-repeated="6"/>
        </table:table-row>
        <table:table-row table:style-name="ro1">
          <table:table-cell office:value-type="float" office:value="0.117646098136902" calcext:value-type="float">
            <text:p>0.1176460981</text:p>
          </table:table-cell>
          <table:table-cell office:value-type="float" office:value="29.3699607849121" calcext:value-type="float">
            <text:p>29.3699607849</text:p>
          </table:table-cell>
          <table:table-cell table:number-columns-repeated="6"/>
        </table:table-row>
        <table:table-row table:style-name="ro1">
          <table:table-cell office:value-type="float" office:value="0.33858597278595" calcext:value-type="float">
            <text:p>0.3385859728</text:p>
          </table:table-cell>
          <table:table-cell office:value-type="float" office:value="25.4737186431885" calcext:value-type="float">
            <text:p>25.4737186432</text:p>
          </table:table-cell>
          <table:table-cell table:number-columns-repeated="6"/>
        </table:table-row>
        <table:table-row table:style-name="ro1">
          <table:table-cell office:value-type="float" office:value="0.0632312297821045" calcext:value-type="float">
            <text:p>0.0632312298</text:p>
          </table:table-cell>
          <table:table-cell office:value-type="float" office:value="29.9583778381348" calcext:value-type="float">
            <text:p>29.9583778381</text:p>
          </table:table-cell>
          <table:table-cell table:number-columns-repeated="6"/>
        </table:table-row>
        <table:table-row table:style-name="ro1">
          <table:table-cell office:value-type="float" office:value="0.545205652713776" calcext:value-type="float">
            <text:p>0.5452056527</text:p>
          </table:table-cell>
          <table:table-cell office:value-type="float" office:value="27.3723125457764" calcext:value-type="float">
            <text:p>27.3723125458</text:p>
          </table:table-cell>
          <table:table-cell table:number-columns-repeated="6"/>
        </table:table-row>
        <table:table-row table:style-name="ro1">
          <table:table-cell office:value-type="float" office:value="0.0545022301375866" calcext:value-type="float">
            <text:p>0.0545022301</text:p>
          </table:table-cell>
          <table:table-cell office:value-type="float" office:value="29.3747501373291" calcext:value-type="float">
            <text:p>29.3747501373</text:p>
          </table:table-cell>
          <table:table-cell table:number-columns-repeated="6"/>
        </table:table-row>
        <table:table-row table:style-name="ro1">
          <table:table-cell office:value-type="float" office:value="0.399692237377167" calcext:value-type="float">
            <text:p>0.3996922374</text:p>
          </table:table-cell>
          <table:table-cell office:value-type="float" office:value="28.6487236022949" calcext:value-type="float">
            <text:p>28.6487236023</text:p>
          </table:table-cell>
          <table:table-cell table:number-columns-repeated="6"/>
        </table:table-row>
        <table:table-row table:style-name="ro1">
          <table:table-cell office:value-type="float" office:value="1.14246225357056" calcext:value-type="float">
            <text:p>1.1424622536</text:p>
          </table:table-cell>
          <table:table-cell office:value-type="float" office:value="27.6624603271484" calcext:value-type="float">
            <text:p>27.6624603271</text:p>
          </table:table-cell>
          <table:table-cell table:number-columns-repeated="6"/>
        </table:table-row>
        <table:table-row table:style-name="ro1">
          <table:table-cell office:value-type="float" office:value="0.0118326488882303" calcext:value-type="float">
            <text:p>0.0118326489</text:p>
          </table:table-cell>
          <table:table-cell office:value-type="float" office:value="22.7197799682617" calcext:value-type="float">
            <text:p>22.7197799683</text:p>
          </table:table-cell>
          <table:table-cell table:number-columns-repeated="6"/>
        </table:table-row>
        <table:table-row table:style-name="ro1">
          <table:table-cell office:value-type="float" office:value="0.264114230871201" calcext:value-type="float">
            <text:p>0.2641142309</text:p>
          </table:table-cell>
          <table:table-cell office:value-type="float" office:value="25.7792892456055" calcext:value-type="float">
            <text:p>25.7792892456</text:p>
          </table:table-cell>
          <table:table-cell table:number-columns-repeated="6"/>
        </table:table-row>
        <table:table-row table:style-name="ro1">
          <table:table-cell office:value-type="float" office:value="1.79044950008392" calcext:value-type="float">
            <text:p>1.7904495001</text:p>
          </table:table-cell>
          <table:table-cell office:value-type="float" office:value="29.1450443267822" calcext:value-type="float">
            <text:p>29.1450443268</text:p>
          </table:table-cell>
          <table:table-cell table:number-columns-repeated="6"/>
        </table:table-row>
        <table:table-row table:style-name="ro1">
          <table:table-cell office:value-type="float" office:value="0.422128587961197" calcext:value-type="float">
            <text:p>0.422128588</text:p>
          </table:table-cell>
          <table:table-cell office:value-type="float" office:value="28.8623332977295" calcext:value-type="float">
            <text:p>28.8623332977</text:p>
          </table:table-cell>
          <table:table-cell table:number-columns-repeated="6"/>
        </table:table-row>
        <table:table-row table:style-name="ro1">
          <table:table-cell office:value-type="float" office:value="1.5041937828064" calcext:value-type="float">
            <text:p>1.5041937828</text:p>
          </table:table-cell>
          <table:table-cell office:value-type="float" office:value="29.7189712524414" calcext:value-type="float">
            <text:p>29.7189712524</text:p>
          </table:table-cell>
          <table:table-cell table:number-columns-repeated="6"/>
        </table:table-row>
        <table:table-row table:style-name="ro1">
          <table:table-cell office:value-type="float" office:value="0.134496957063675" calcext:value-type="float">
            <text:p>0.1344969571</text:p>
          </table:table-cell>
          <table:table-cell office:value-type="float" office:value="31.1669578552246" calcext:value-type="float">
            <text:p>31.1669578552</text:p>
          </table:table-cell>
          <table:table-cell table:number-columns-repeated="6"/>
        </table:table-row>
        <table:table-row table:style-name="ro1">
          <table:table-cell office:value-type="float" office:value="1.61088597774506" calcext:value-type="float">
            <text:p>1.6108859777</text:p>
          </table:table-cell>
          <table:table-cell office:value-type="float" office:value="29.6137275695801" calcext:value-type="float">
            <text:p>29.6137275696</text:p>
          </table:table-cell>
          <table:table-cell table:number-columns-repeated="6"/>
        </table:table-row>
        <table:table-row table:style-name="ro1">
          <table:table-cell office:value-type="float" office:value="0.308341503143311" calcext:value-type="float">
            <text:p>0.3083415031</text:p>
          </table:table-cell>
          <table:table-cell office:value-type="float" office:value="28.8621730804443" calcext:value-type="float">
            <text:p>28.8621730804</text:p>
          </table:table-cell>
          <table:table-cell table:number-columns-repeated="6"/>
        </table:table-row>
        <table:table-row table:style-name="ro1">
          <table:table-cell office:value-type="float" office:value="0.254564970731735" calcext:value-type="float">
            <text:p>0.2545649707</text:p>
          </table:table-cell>
          <table:table-cell office:value-type="float" office:value="30.5762519836426" calcext:value-type="float">
            <text:p>30.5762519836</text:p>
          </table:table-cell>
          <table:table-cell table:number-columns-repeated="6"/>
        </table:table-row>
        <table:table-row table:style-name="ro1">
          <table:table-cell office:value-type="float" office:value="1.69507169723511" calcext:value-type="float">
            <text:p>1.6950716972</text:p>
          </table:table-cell>
          <table:table-cell office:value-type="float" office:value="30.274600982666" calcext:value-type="float">
            <text:p>30.2746009827</text:p>
          </table:table-cell>
          <table:table-cell table:number-columns-repeated="6"/>
        </table:table-row>
        <table:table-row table:style-name="ro1">
          <table:table-cell office:value-type="float" office:value="0.015686796978116" calcext:value-type="float">
            <text:p>0.015686797</text:p>
          </table:table-cell>
          <table:table-cell office:value-type="float" office:value="26.6013698577881" calcext:value-type="float">
            <text:p>26.6013698578</text:p>
          </table:table-cell>
          <table:table-cell table:number-columns-repeated="6"/>
        </table:table-row>
        <table:table-row table:style-name="ro1">
          <table:table-cell office:value-type="float" office:value="0.000803091330453754" calcext:value-type="float">
            <text:p>0.0008030913</text:p>
          </table:table-cell>
          <table:table-cell office:value-type="float" office:value="30.7246837615967" calcext:value-type="float">
            <text:p>30.7246837616</text:p>
          </table:table-cell>
          <table:table-cell table:number-columns-repeated="6"/>
        </table:table-row>
        <table:table-row table:style-name="ro1">
          <table:table-cell office:value-type="float" office:value="0.040012925863266" calcext:value-type="float">
            <text:p>0.0400129259</text:p>
          </table:table-cell>
          <table:table-cell office:value-type="float" office:value="30.8735389709473" calcext:value-type="float">
            <text:p>30.8735389709</text:p>
          </table:table-cell>
          <table:table-cell table:number-columns-repeated="6"/>
        </table:table-row>
        <table:table-row table:style-name="ro1">
          <table:table-cell office:value-type="float" office:value="0.970646500587463" calcext:value-type="float">
            <text:p>0.9706465006</text:p>
          </table:table-cell>
          <table:table-cell office:value-type="float" office:value="37.8917922973633" calcext:value-type="float">
            <text:p>37.8917922974</text:p>
          </table:table-cell>
          <table:table-cell table:number-columns-repeated="6"/>
        </table:table-row>
        <table:table-row table:style-name="ro1">
          <table:table-cell office:value-type="float" office:value="1.3062230348587" calcext:value-type="float">
            <text:p>1.3062230349</text:p>
          </table:table-cell>
          <table:table-cell office:value-type="float" office:value="30.8892230987549" calcext:value-type="float">
            <text:p>30.8892230988</text:p>
          </table:table-cell>
          <table:table-cell table:number-columns-repeated="6"/>
        </table:table-row>
        <table:table-row table:style-name="ro1">
          <table:table-cell office:value-type="float" office:value="0.442521542310715" calcext:value-type="float">
            <text:p>0.4425215423</text:p>
          </table:table-cell>
          <table:table-cell office:value-type="float" office:value="31.0305976867676" calcext:value-type="float">
            <text:p>31.0305976868</text:p>
          </table:table-cell>
          <table:table-cell table:number-columns-repeated="6"/>
        </table:table-row>
        <table:table-row table:style-name="ro1">
          <table:table-cell office:value-type="float" office:value="0.737494051456451" calcext:value-type="float">
            <text:p>0.7374940515</text:p>
          </table:table-cell>
          <table:table-cell office:value-type="float" office:value="31.0229339599609" calcext:value-type="float">
            <text:p>31.02293396</text:p>
          </table:table-cell>
          <table:table-cell table:number-columns-repeated="6"/>
        </table:table-row>
        <table:table-row table:style-name="ro1">
          <table:table-cell office:value-type="float" office:value="414.655883789063" calcext:value-type="float">
            <text:p>414.655883789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.17650544643402" calcext:value-type="float">
            <text:p>1.1765054464</text:p>
          </table:table-cell>
          <table:table-cell office:value-type="float" office:value="24.7080879211426" calcext:value-type="float">
            <text:p>24.7080879211</text:p>
          </table:table-cell>
          <table:table-cell table:number-columns-repeated="6"/>
        </table:table-row>
        <table:table-row table:style-name="ro1">
          <table:table-cell office:value-type="float" office:value="0.696022570133209" calcext:value-type="float">
            <text:p>0.6960225701</text:p>
          </table:table-cell>
          <table:table-cell office:value-type="float" office:value="29.8703956604004" calcext:value-type="float">
            <text:p>29.8703956604</text:p>
          </table:table-cell>
          <table:table-cell table:number-columns-repeated="6"/>
        </table:table-row>
        <table:table-row table:style-name="ro1">
          <table:table-cell office:value-type="float" office:value="0.170657023787499" calcext:value-type="float">
            <text:p>0.1706570238</text:p>
          </table:table-cell>
          <table:table-cell office:value-type="float" office:value="29.1174488067627" calcext:value-type="float">
            <text:p>29.1174488068</text:p>
          </table:table-cell>
          <table:table-cell table:number-columns-repeated="6"/>
        </table:table-row>
        <table:table-row table:style-name="ro1">
          <table:table-cell office:value-type="float" office:value="1.53180408477783" calcext:value-type="float">
            <text:p>1.5318040848</text:p>
          </table:table-cell>
          <table:table-cell office:value-type="float" office:value="34.6073417663574" calcext:value-type="float">
            <text:p>34.6073417664</text:p>
          </table:table-cell>
          <table:table-cell table:number-columns-repeated="6"/>
        </table:table-row>
        <table:table-row table:style-name="ro1">
          <table:table-cell office:value-type="float" office:value="0.00000794552761362866" calcext:value-type="float">
            <text:p>7.94552761362866E-06</text:p>
          </table:table-cell>
          <table:table-cell office:value-type="float" office:value="30.2093200683594" calcext:value-type="float">
            <text:p>30.2093200684</text:p>
          </table:table-cell>
          <table:table-cell table:number-columns-repeated="6"/>
        </table:table-row>
        <table:table-row table:style-name="ro1">
          <table:table-cell office:value-type="float" office:value="0.131425306200981" calcext:value-type="float">
            <text:p>0.1314253062</text:p>
          </table:table-cell>
          <table:table-cell office:value-type="float" office:value="28.8623600006103" calcext:value-type="float">
            <text:p>28.8623600006</text:p>
          </table:table-cell>
          <table:table-cell table:number-columns-repeated="6"/>
        </table:table-row>
        <table:table-row table:style-name="ro1">
          <table:table-cell office:value-type="float" office:value="1.40929782390594" calcext:value-type="float">
            <text:p>1.4092978239</text:p>
          </table:table-cell>
          <table:table-cell office:value-type="float" office:value="30.9663639068604" calcext:value-type="float">
            <text:p>30.9663639069</text:p>
          </table:table-cell>
          <table:table-cell table:number-columns-repeated="6"/>
        </table:table-row>
        <table:table-row table:style-name="ro1">
          <table:table-cell office:value-type="float" office:value="0.00080760772107169" calcext:value-type="float">
            <text:p>0.0008076077</text:p>
          </table:table-cell>
          <table:table-cell office:value-type="float" office:value="31.3401050567627" calcext:value-type="float">
            <text:p>31.3401050568</text:p>
          </table:table-cell>
          <table:table-cell table:number-columns-repeated="6"/>
        </table:table-row>
        <table:table-row table:style-name="ro1">
          <table:table-cell office:value-type="float" office:value="0.770449101924896" calcext:value-type="float">
            <text:p>0.7704491019</text:p>
          </table:table-cell>
          <table:table-cell office:value-type="float" office:value="31.2602615356445" calcext:value-type="float">
            <text:p>31.2602615356</text:p>
          </table:table-cell>
          <table:table-cell table:number-columns-repeated="6"/>
        </table:table-row>
        <table:table-row table:style-name="ro1">
          <table:table-cell office:value-type="float" office:value="0.00000414747773902491" calcext:value-type="float">
            <text:p>4.14747773902491E-06</text:p>
          </table:table-cell>
          <table:table-cell office:value-type="float" office:value="32.8073959350586" calcext:value-type="float">
            <text:p>32.8073959351</text:p>
          </table:table-cell>
          <table:table-cell table:number-columns-repeated="6"/>
        </table:table-row>
        <table:table-row table:style-name="ro1">
          <table:table-cell office:value-type="float" office:value="0.387397348880768" calcext:value-type="float">
            <text:p>0.3873973489</text:p>
          </table:table-cell>
          <table:table-cell office:value-type="float" office:value="31.6905212402344" calcext:value-type="float">
            <text:p>31.6905212402</text:p>
          </table:table-cell>
          <table:table-cell table:number-columns-repeated="6"/>
        </table:table-row>
        <table:table-row table:style-name="ro1">
          <table:table-cell office:value-type="float" office:value="0.427099317312241" calcext:value-type="float">
            <text:p>0.4270993173</text:p>
          </table:table-cell>
          <table:table-cell office:value-type="float" office:value="29.1075611114502" calcext:value-type="float">
            <text:p>29.1075611115</text:p>
          </table:table-cell>
          <table:table-cell table:number-columns-repeated="6"/>
        </table:table-row>
        <table:table-row table:style-name="ro1">
          <table:table-cell office:value-type="float" office:value="0.397401839494705" calcext:value-type="float">
            <text:p>0.3974018395</text:p>
          </table:table-cell>
          <table:table-cell office:value-type="float" office:value="25.8977661132812" calcext:value-type="float">
            <text:p>25.8977661133</text:p>
          </table:table-cell>
          <table:table-cell table:number-columns-repeated="6"/>
        </table:table-row>
        <table:table-row table:style-name="ro1">
          <table:table-cell office:value-type="float" office:value="0.272400081157684" calcext:value-type="float">
            <text:p>0.2724000812</text:p>
          </table:table-cell>
          <table:table-cell office:value-type="float" office:value="29.8208751678467" calcext:value-type="float">
            <text:p>29.8208751678</text:p>
          </table:table-cell>
          <table:table-cell table:number-columns-repeated="6"/>
        </table:table-row>
        <table:table-row table:style-name="ro1">
          <table:table-cell office:value-type="float" office:value="0.00892043486237526" calcext:value-type="float">
            <text:p>0.0089204349</text:p>
          </table:table-cell>
          <table:table-cell office:value-type="float" office:value="29.9597091674805" calcext:value-type="float">
            <text:p>29.9597091675</text:p>
          </table:table-cell>
          <table:table-cell table:number-columns-repeated="6"/>
        </table:table-row>
        <table:table-row table:style-name="ro1">
          <table:table-cell office:value-type="float" office:value="0.2906833589077" calcext:value-type="float">
            <text:p>0.2906833589</text:p>
          </table:table-cell>
          <table:table-cell office:value-type="float" office:value="30.7255058288574" calcext:value-type="float">
            <text:p>30.7255058289</text:p>
          </table:table-cell>
          <table:table-cell table:number-columns-repeated="6"/>
        </table:table-row>
        <table:table-row table:style-name="ro1">
          <table:table-cell office:value-type="float" office:value="1.66753196716309" calcext:value-type="float">
            <text:p>1.6675319672</text:p>
          </table:table-cell>
          <table:table-cell office:value-type="float" office:value="31.6181354522705" calcext:value-type="float">
            <text:p>31.6181354523</text:p>
          </table:table-cell>
          <table:table-cell table:number-columns-repeated="6"/>
        </table:table-row>
        <table:table-row table:style-name="ro1">
          <table:table-cell office:value-type="float" office:value="0.180457144975662" calcext:value-type="float">
            <text:p>0.180457145</text:p>
          </table:table-cell>
          <table:table-cell office:value-type="float" office:value="29.5407962799072" calcext:value-type="float">
            <text:p>29.5407962799</text:p>
          </table:table-cell>
          <table:table-cell table:number-columns-repeated="6"/>
        </table:table-row>
        <table:table-row table:style-name="ro1">
          <table:table-cell office:value-type="float" office:value="0.140855014324188" calcext:value-type="float">
            <text:p>0.1408550143</text:p>
          </table:table-cell>
          <table:table-cell office:value-type="float" office:value="31.7429351806641" calcext:value-type="float">
            <text:p>31.7429351807</text:p>
          </table:table-cell>
          <table:table-cell table:number-columns-repeated="6"/>
        </table:table-row>
        <table:table-row table:style-name="ro1">
          <table:table-cell office:value-type="float" office:value="1.09670722484589" calcext:value-type="float">
            <text:p>1.0967072248</text:p>
          </table:table-cell>
          <table:table-cell office:value-type="float" office:value="32.4894065856934" calcext:value-type="float">
            <text:p>32.4894065857</text:p>
          </table:table-cell>
          <table:table-cell table:number-columns-repeated="6"/>
        </table:table-row>
        <table:table-row table:style-name="ro1">
          <table:table-cell office:value-type="float" office:value="1.26182222366333" calcext:value-type="float">
            <text:p>1.2618222237</text:p>
          </table:table-cell>
          <table:table-cell office:value-type="float" office:value="28.0514678955078" calcext:value-type="float">
            <text:p>28.0514678955</text:p>
          </table:table-cell>
          <table:table-cell table:number-columns-repeated="6"/>
        </table:table-row>
        <table:table-row table:style-name="ro1">
          <table:table-cell office:value-type="float" office:value="0.707798719406128" calcext:value-type="float">
            <text:p>0.7077987194</text:p>
          </table:table-cell>
          <table:table-cell office:value-type="float" office:value="30.6754474639893" calcext:value-type="float">
            <text:p>30.675447464</text:p>
          </table:table-cell>
          <table:table-cell table:number-columns-repeated="6"/>
        </table:table-row>
        <table:table-row table:style-name="ro1">
          <table:table-cell office:value-type="float" office:value="0.916640043258667" calcext:value-type="float">
            <text:p>0.9166400433</text:p>
          </table:table-cell>
          <table:table-cell office:value-type="float" office:value="31.9564151763916" calcext:value-type="float">
            <text:p>31.9564151764</text:p>
          </table:table-cell>
          <table:table-cell table:number-columns-repeated="6"/>
        </table:table-row>
        <table:table-row table:style-name="ro1">
          <table:table-cell office:value-type="float" office:value="0.179439902305603" calcext:value-type="float">
            <text:p>0.1794399023</text:p>
          </table:table-cell>
          <table:table-cell office:value-type="float" office:value="32.4943389892578" calcext:value-type="float">
            <text:p>32.4943389893</text:p>
          </table:table-cell>
          <table:table-cell table:number-columns-repeated="6"/>
        </table:table-row>
        <table:table-row table:style-name="ro1">
          <table:table-cell office:value-type="float" office:value="0.833107054233551" calcext:value-type="float">
            <text:p>0.8331070542</text:p>
          </table:table-cell>
          <table:table-cell office:value-type="float" office:value="30.2370147705078" calcext:value-type="float">
            <text:p>30.2370147705</text:p>
          </table:table-cell>
          <table:table-cell table:number-columns-repeated="6"/>
        </table:table-row>
        <table:table-row table:style-name="ro1">
          <table:table-cell office:value-type="float" office:value="0.0669128075242043" calcext:value-type="float">
            <text:p>0.0669128075</text:p>
          </table:table-cell>
          <table:table-cell office:value-type="float" office:value="27.7562675476074" calcext:value-type="float">
            <text:p>27.7562675476</text:p>
          </table:table-cell>
          <table:table-cell table:number-columns-repeated="6"/>
        </table:table-row>
        <table:table-row table:style-name="ro1">
          <table:table-cell office:value-type="float" office:value="0.0681464821100235" calcext:value-type="float">
            <text:p>0.0681464821</text:p>
          </table:table-cell>
          <table:table-cell office:value-type="float" office:value="29.4096546173096" calcext:value-type="float">
            <text:p>29.4096546173</text:p>
          </table:table-cell>
          <table:table-cell table:number-columns-repeated="6"/>
        </table:table-row>
        <table:table-row table:style-name="ro1">
          <table:table-cell office:value-type="float" office:value="0.00666456064209342" calcext:value-type="float">
            <text:p>0.0066645606</text:p>
          </table:table-cell>
          <table:table-cell office:value-type="float" office:value="28.9177303314209" calcext:value-type="float">
            <text:p>28.9177303314</text:p>
          </table:table-cell>
          <table:table-cell table:number-columns-repeated="6"/>
        </table:table-row>
        <table:table-row table:style-name="ro1">
          <table:table-cell office:value-type="float" office:value="0.344210922718048" calcext:value-type="float">
            <text:p>0.3442109227</text:p>
          </table:table-cell>
          <table:table-cell office:value-type="float" office:value="30.2506637573242" calcext:value-type="float">
            <text:p>30.2506637573</text:p>
          </table:table-cell>
          <table:table-cell table:number-columns-repeated="6"/>
        </table:table-row>
        <table:table-row table:style-name="ro1">
          <table:table-cell office:value-type="float" office:value="0.54251617193222" calcext:value-type="float">
            <text:p>0.5425161719</text:p>
          </table:table-cell>
          <table:table-cell office:value-type="float" office:value="33.9782104492187" calcext:value-type="float">
            <text:p>33.9782104492</text:p>
          </table:table-cell>
          <table:table-cell table:number-columns-repeated="6"/>
        </table:table-row>
        <table:table-row table:style-name="ro1">
          <table:table-cell office:value-type="float" office:value="0.699799299240112" calcext:value-type="float">
            <text:p>0.6997992992</text:p>
          </table:table-cell>
          <table:table-cell office:value-type="float" office:value="28.4294853210449" calcext:value-type="float">
            <text:p>28.429485321</text:p>
          </table:table-cell>
          <table:table-cell table:number-columns-repeated="6"/>
        </table:table-row>
        <table:table-row table:style-name="ro1">
          <table:table-cell office:value-type="float" office:value="0.1737340092659" calcext:value-type="float">
            <text:p>0.1737340093</text:p>
          </table:table-cell>
          <table:table-cell office:value-type="float" office:value="28.7836208343506" calcext:value-type="float">
            <text:p>28.7836208344</text:p>
          </table:table-cell>
          <table:table-cell table:number-columns-repeated="6"/>
        </table:table-row>
        <table:table-row table:style-name="ro1">
          <table:table-cell office:value-type="float" office:value="0.572551727294922" calcext:value-type="float">
            <text:p>0.5725517273</text:p>
          </table:table-cell>
          <table:table-cell office:value-type="float" office:value="33.7040061950684" calcext:value-type="float">
            <text:p>33.7040061951</text:p>
          </table:table-cell>
          <table:table-cell table:number-columns-repeated="6"/>
        </table:table-row>
        <table:table-row table:style-name="ro1">
          <table:table-cell office:value-type="float" office:value="0.101072750985622" calcext:value-type="float">
            <text:p>0.101072751</text:p>
          </table:table-cell>
          <table:table-cell office:value-type="float" office:value="28.6018753051758" calcext:value-type="float">
            <text:p>28.6018753052</text:p>
          </table:table-cell>
          <table:table-cell table:number-columns-repeated="6"/>
        </table:table-row>
        <table:table-row table:style-name="ro1">
          <table:table-cell office:value-type="float" office:value="0.142600625753403" calcext:value-type="float">
            <text:p>0.1426006258</text:p>
          </table:table-cell>
          <table:table-cell office:value-type="float" office:value="35.0702896118164" calcext:value-type="float">
            <text:p>35.0702896118</text:p>
          </table:table-cell>
          <table:table-cell table:number-columns-repeated="6"/>
        </table:table-row>
        <table:table-row table:style-name="ro1">
          <table:table-cell office:value-type="float" office:value="0.637434303760529" calcext:value-type="float">
            <text:p>0.6374343038</text:p>
          </table:table-cell>
          <table:table-cell office:value-type="float" office:value="29.0591506958008" calcext:value-type="float">
            <text:p>29.0591506958</text:p>
          </table:table-cell>
          <table:table-cell table:number-columns-repeated="6"/>
        </table:table-row>
        <table:table-row table:style-name="ro1">
          <table:table-cell office:value-type="float" office:value="0.60540121793747" calcext:value-type="float">
            <text:p>0.6054012179</text:p>
          </table:table-cell>
          <table:table-cell office:value-type="float" office:value="34.4090576171875" calcext:value-type="float">
            <text:p>34.4090576172</text:p>
          </table:table-cell>
          <table:table-cell table:number-columns-repeated="6"/>
        </table:table-row>
        <table:table-row table:style-name="ro1">
          <table:table-cell office:value-type="float" office:value="0.0506350621581078" calcext:value-type="float">
            <text:p>0.0506350622</text:p>
          </table:table-cell>
          <table:table-cell office:value-type="float" office:value="36.6233215332031" calcext:value-type="float">
            <text:p>36.6233215332</text:p>
          </table:table-cell>
          <table:table-cell table:number-columns-repeated="6"/>
        </table:table-row>
        <table:table-row table:style-name="ro1">
          <table:table-cell office:value-type="float" office:value="0.218449950218201" calcext:value-type="float">
            <text:p>0.2184499502</text:p>
          </table:table-cell>
          <table:table-cell office:value-type="float" office:value="32.3566665649414" calcext:value-type="float">
            <text:p>32.3566665649</text:p>
          </table:table-cell>
          <table:table-cell table:number-columns-repeated="6"/>
        </table:table-row>
        <table:table-row table:style-name="ro1">
          <table:table-cell office:value-type="float" office:value="0.00474753277376294" calcext:value-type="float">
            <text:p>0.0047475328</text:p>
          </table:table-cell>
          <table:table-cell office:value-type="float" office:value="31.2106952667236" calcext:value-type="float">
            <text:p>31.2106952667</text:p>
          </table:table-cell>
          <table:table-cell table:number-columns-repeated="6"/>
        </table:table-row>
        <table:table-row table:style-name="ro1">
          <table:table-cell office:value-type="float" office:value="0.0231018718332052" calcext:value-type="float">
            <text:p>0.0231018718</text:p>
          </table:table-cell>
          <table:table-cell office:value-type="float" office:value="33.612419128418" calcext:value-type="float">
            <text:p>33.6124191284</text:p>
          </table:table-cell>
          <table:table-cell table:number-columns-repeated="6"/>
        </table:table-row>
        <table:table-row table:style-name="ro1">
          <table:table-cell office:value-type="float" office:value="0.02818120457232" calcext:value-type="float">
            <text:p>0.0281812046</text:p>
          </table:table-cell>
          <table:table-cell office:value-type="float" office:value="30.5777740478516" calcext:value-type="float">
            <text:p>30.5777740479</text:p>
          </table:table-cell>
          <table:table-cell table:number-columns-repeated="6"/>
        </table:table-row>
        <table:table-row table:style-name="ro1">
          <table:table-cell office:value-type="float" office:value="0.751523792743683" calcext:value-type="float">
            <text:p>0.7515237927</text:p>
          </table:table-cell>
          <table:table-cell office:value-type="float" office:value="32.0610809326172" calcext:value-type="float">
            <text:p>32.0610809326</text:p>
          </table:table-cell>
          <table:table-cell table:number-columns-repeated="6"/>
        </table:table-row>
        <table:table-row table:style-name="ro1">
          <table:table-cell office:value-type="float" office:value="0.336712956428528" calcext:value-type="float">
            <text:p>0.3367129564</text:p>
          </table:table-cell>
          <table:table-cell office:value-type="float" office:value="35.4709587097168" calcext:value-type="float">
            <text:p>35.4709587097</text:p>
          </table:table-cell>
          <table:table-cell table:number-columns-repeated="6"/>
        </table:table-row>
        <table:table-row table:style-name="ro1">
          <table:table-cell office:value-type="float" office:value="1.45302140712738" calcext:value-type="float">
            <text:p>1.4530214071</text:p>
          </table:table-cell>
          <table:table-cell office:value-type="float" office:value="41.6607055664062" calcext:value-type="float">
            <text:p>41.6607055664</text:p>
          </table:table-cell>
          <table:table-cell table:number-columns-repeated="6"/>
        </table:table-row>
        <table:table-row table:style-name="ro1">
          <table:table-cell office:value-type="float" office:value="0.412208616733551" calcext:value-type="float">
            <text:p>0.4122086167</text:p>
          </table:table-cell>
          <table:table-cell office:value-type="float" office:value="36.8526496887207" calcext:value-type="float">
            <text:p>36.8526496887</text:p>
          </table:table-cell>
          <table:table-cell table:number-columns-repeated="6"/>
        </table:table-row>
        <table:table-row table:style-name="ro1">
          <table:table-cell office:value-type="float" office:value="0.0233584120869637" calcext:value-type="float">
            <text:p>0.0233584121</text:p>
          </table:table-cell>
          <table:table-cell office:value-type="float" office:value="35.8944702148437" calcext:value-type="float">
            <text:p>35.8944702148</text:p>
          </table:table-cell>
          <table:table-cell table:number-columns-repeated="6"/>
        </table:table-row>
        <table:table-row table:style-name="ro1">
          <table:table-cell office:value-type="float" office:value="0.155683383345604" calcext:value-type="float">
            <text:p>0.1556833833</text:p>
          </table:table-cell>
          <table:table-cell office:value-type="float" office:value="36.3858451843262" calcext:value-type="float">
            <text:p>36.3858451843</text:p>
          </table:table-cell>
          <table:table-cell table:number-columns-repeated="6"/>
        </table:table-row>
        <table:table-row table:style-name="ro1">
          <table:table-cell office:value-type="float" office:value="0.184114739298821" calcext:value-type="float">
            <text:p>0.1841147393</text:p>
          </table:table-cell>
          <table:table-cell office:value-type="float" office:value="36.6637191772461" calcext:value-type="float">
            <text:p>36.6637191772</text:p>
          </table:table-cell>
          <table:table-cell table:number-columns-repeated="6"/>
        </table:table-row>
        <table:table-row table:style-name="ro1">
          <table:table-cell office:value-type="float" office:value="0.0377950891852379" calcext:value-type="float">
            <text:p>0.0377950892</text:p>
          </table:table-cell>
          <table:table-cell office:value-type="float" office:value="36.2428321838379" calcext:value-type="float">
            <text:p>36.2428321838</text:p>
          </table:table-cell>
          <table:table-cell table:number-columns-repeated="6"/>
        </table:table-row>
        <table:table-row table:style-name="ro1">
          <table:table-cell office:value-type="float" office:value="0.770894289016724" calcext:value-type="float">
            <text:p>0.770894289</text:p>
          </table:table-cell>
          <table:table-cell office:value-type="float" office:value="36.1764259338379" calcext:value-type="float">
            <text:p>36.1764259338</text:p>
          </table:table-cell>
          <table:table-cell table:number-columns-repeated="6"/>
        </table:table-row>
        <table:table-row table:style-name="ro1">
          <table:table-cell office:value-type="float" office:value="0.865664422512054" calcext:value-type="float">
            <text:p>0.8656644225</text:p>
          </table:table-cell>
          <table:table-cell office:value-type="float" office:value="34.6568794250488" calcext:value-type="float">
            <text:p>34.656879425</text:p>
          </table:table-cell>
          <table:table-cell table:number-columns-repeated="6"/>
        </table:table-row>
        <table:table-row table:style-name="ro1">
          <table:table-cell office:value-type="float" office:value="0.616961419582367" calcext:value-type="float">
            <text:p>0.6169614196</text:p>
          </table:table-cell>
          <table:table-cell office:value-type="float" office:value="30.9869289398193" calcext:value-type="float">
            <text:p>30.9869289398</text:p>
          </table:table-cell>
          <table:table-cell table:number-columns-repeated="6"/>
        </table:table-row>
        <table:table-row table:style-name="ro1">
          <table:table-cell office:value-type="float" office:value="0.0798587650060654" calcext:value-type="float">
            <text:p>0.079858765</text:p>
          </table:table-cell>
          <table:table-cell office:value-type="float" office:value="37.1972045898437" calcext:value-type="float">
            <text:p>37.1972045898</text:p>
          </table:table-cell>
          <table:table-cell table:number-columns-repeated="6"/>
        </table:table-row>
        <table:table-row table:style-name="ro1">
          <table:table-cell office:value-type="float" office:value="0.499397456645966" calcext:value-type="float">
            <text:p>0.4993974566</text:p>
          </table:table-cell>
          <table:table-cell office:value-type="float" office:value="33.6428985595703" calcext:value-type="float">
            <text:p>33.6428985596</text:p>
          </table:table-cell>
          <table:table-cell table:number-columns-repeated="6"/>
        </table:table-row>
        <table:table-row table:style-name="ro1">
          <table:table-cell office:value-type="float" office:value="1.12787711620331" calcext:value-type="float">
            <text:p>1.1278771162</text:p>
          </table:table-cell>
          <table:table-cell office:value-type="float" office:value="32.5497779846191" calcext:value-type="float">
            <text:p>32.5497779846</text:p>
          </table:table-cell>
          <table:table-cell table:number-columns-repeated="6"/>
        </table:table-row>
        <table:table-row table:style-name="ro1">
          <table:table-cell office:value-type="float" office:value="0.620474994182587" calcext:value-type="float">
            <text:p>0.6204749942</text:p>
          </table:table-cell>
          <table:table-cell office:value-type="float" office:value="33.3387603759766" calcext:value-type="float">
            <text:p>33.338760376</text:p>
          </table:table-cell>
          <table:table-cell table:number-columns-repeated="6"/>
        </table:table-row>
        <table:table-row table:style-name="ro1">
          <table:table-cell office:value-type="float" office:value="0.380369752645493" calcext:value-type="float">
            <text:p>0.3803697526</text:p>
          </table:table-cell>
          <table:table-cell office:value-type="float" office:value="32.0630340576172" calcext:value-type="float">
            <text:p>32.0630340576</text:p>
          </table:table-cell>
          <table:table-cell table:number-columns-repeated="6"/>
        </table:table-row>
        <table:table-row table:style-name="ro1">
          <table:table-cell office:value-type="float" office:value="0.131258144974709" calcext:value-type="float">
            <text:p>0.131258145</text:p>
          </table:table-cell>
          <table:table-cell office:value-type="float" office:value="27.163595199585" calcext:value-type="float">
            <text:p>27.1635951996</text:p>
          </table:table-cell>
          <table:table-cell table:number-columns-repeated="6"/>
        </table:table-row>
        <table:table-row table:style-name="ro1">
          <table:table-cell office:value-type="float" office:value="0.261987864971161" calcext:value-type="float">
            <text:p>0.261987865</text:p>
          </table:table-cell>
          <table:table-cell office:value-type="float" office:value="33.5709800720215" calcext:value-type="float">
            <text:p>33.570980072</text:p>
          </table:table-cell>
          <table:table-cell table:number-columns-repeated="6"/>
        </table:table-row>
        <table:table-row table:style-name="ro1">
          <table:table-cell office:value-type="float" office:value="0.977075040340424" calcext:value-type="float">
            <text:p>0.9770750403</text:p>
          </table:table-cell>
          <table:table-cell office:value-type="float" office:value="30.9408664703369" calcext:value-type="float">
            <text:p>30.9408664703</text:p>
          </table:table-cell>
          <table:table-cell table:number-columns-repeated="6"/>
        </table:table-row>
        <table:table-row table:style-name="ro1">
          <table:table-cell office:value-type="float" office:value="0.70424485206604" calcext:value-type="float">
            <text:p>0.7042448521</text:p>
          </table:table-cell>
          <table:table-cell office:value-type="float" office:value="31.2254104614258" calcext:value-type="float">
            <text:p>31.2254104614</text:p>
          </table:table-cell>
          <table:table-cell table:number-columns-repeated="6"/>
        </table:table-row>
        <table:table-row table:style-name="ro1">
          <table:table-cell office:value-type="float" office:value="1.1055554151535" calcext:value-type="float">
            <text:p>1.1055554152</text:p>
          </table:table-cell>
          <table:table-cell office:value-type="float" office:value="35.5378723144531" calcext:value-type="float">
            <text:p>35.5378723145</text:p>
          </table:table-cell>
          <table:table-cell table:number-columns-repeated="6"/>
        </table:table-row>
        <table:table-row table:style-name="ro1">
          <table:table-cell office:value-type="float" office:value="1.20009613037109" calcext:value-type="float">
            <text:p>1.2000961304</text:p>
          </table:table-cell>
          <table:table-cell office:value-type="float" office:value="30.3133850097656" calcext:value-type="float">
            <text:p>30.3133850098</text:p>
          </table:table-cell>
          <table:table-cell table:number-columns-repeated="6"/>
        </table:table-row>
        <table:table-row table:style-name="ro1">
          <table:table-cell office:value-type="float" office:value="0.281363010406494" calcext:value-type="float">
            <text:p>0.2813630104</text:p>
          </table:table-cell>
          <table:table-cell office:value-type="float" office:value="28.2464542388916" calcext:value-type="float">
            <text:p>28.2464542389</text:p>
          </table:table-cell>
          <table:table-cell table:number-columns-repeated="6"/>
        </table:table-row>
        <table:table-row table:style-name="ro1">
          <table:table-cell office:value-type="float" office:value="0.133952438831329" calcext:value-type="float">
            <text:p>0.1339524388</text:p>
          </table:table-cell>
          <table:table-cell office:value-type="float" office:value="30.4062652587891" calcext:value-type="float">
            <text:p>30.4062652588</text:p>
          </table:table-cell>
          <table:table-cell table:number-columns-repeated="6"/>
        </table:table-row>
        <table:table-row table:style-name="ro1">
          <table:table-cell office:value-type="float" office:value="0.042165394872427" calcext:value-type="float">
            <text:p>0.0421653949</text:p>
          </table:table-cell>
          <table:table-cell office:value-type="float" office:value="33.3645973205566" calcext:value-type="float">
            <text:p>33.3645973206</text:p>
          </table:table-cell>
          <table:table-cell table:number-columns-repeated="6"/>
        </table:table-row>
        <table:table-row table:style-name="ro1">
          <table:table-cell office:value-type="float" office:value="0.883744835853577" calcext:value-type="float">
            <text:p>0.8837448359</text:p>
          </table:table-cell>
          <table:table-cell office:value-type="float" office:value="31.8656101226807" calcext:value-type="float">
            <text:p>31.8656101227</text:p>
          </table:table-cell>
          <table:table-cell table:number-columns-repeated="6"/>
        </table:table-row>
        <table:table-row table:style-name="ro1">
          <table:table-cell office:value-type="float" office:value="1.03680622577667" calcext:value-type="float">
            <text:p>1.0368062258</text:p>
          </table:table-cell>
          <table:table-cell office:value-type="float" office:value="30.697696685791" calcext:value-type="float">
            <text:p>30.6976966858</text:p>
          </table:table-cell>
          <table:table-cell table:number-columns-repeated="6"/>
        </table:table-row>
        <table:table-row table:style-name="ro1">
          <table:table-cell office:value-type="float" office:value="0.351474761962891" calcext:value-type="float">
            <text:p>0.351474762</text:p>
          </table:table-cell>
          <table:table-cell office:value-type="float" office:value="32.7033843994141" calcext:value-type="float">
            <text:p>32.7033843994</text:p>
          </table:table-cell>
          <table:table-cell table:number-columns-repeated="6"/>
        </table:table-row>
        <table:table-row table:style-name="ro1">
          <table:table-cell office:value-type="float" office:value="329.522888183594" calcext:value-type="float">
            <text:p>329.522888183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498913407325745" calcext:value-type="float">
            <text:p>0.4989134073</text:p>
          </table:table-cell>
          <table:table-cell office:value-type="float" office:value="35.5099067687988" calcext:value-type="float">
            <text:p>35.5099067688</text:p>
          </table:table-cell>
          <table:table-cell table:number-columns-repeated="6"/>
        </table:table-row>
        <table:table-row table:style-name="ro1">
          <table:table-cell office:value-type="float" office:value="364.443084716797" calcext:value-type="float">
            <text:p>364.443084716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50.726928710937" calcext:value-type="float">
            <text:p>250.726928710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278303742408752" calcext:value-type="float">
            <text:p>0.2783037424</text:p>
          </table:table-cell>
          <table:table-cell office:value-type="float" office:value="26.0510883331299" calcext:value-type="float">
            <text:p>26.0510883331</text:p>
          </table:table-cell>
          <table:table-cell table:number-columns-repeated="6"/>
        </table:table-row>
        <table:table-row table:style-name="ro1">
          <table:table-cell office:value-type="float" office:value="0.317620396614075" calcext:value-type="float">
            <text:p>0.3176203966</text:p>
          </table:table-cell>
          <table:table-cell office:value-type="float" office:value="31.0945777893066" calcext:value-type="float">
            <text:p>31.0945777893</text:p>
          </table:table-cell>
          <table:table-cell table:number-columns-repeated="6"/>
        </table:table-row>
        <table:table-row table:style-name="ro1">
          <table:table-cell office:value-type="float" office:value="0.0116721112281084" calcext:value-type="float">
            <text:p>0.0116721112</text:p>
          </table:table-cell>
          <table:table-cell office:value-type="float" office:value="30.4302787780762" calcext:value-type="float">
            <text:p>30.4302787781</text:p>
          </table:table-cell>
          <table:table-cell table:number-columns-repeated="6"/>
        </table:table-row>
        <table:table-row table:style-name="ro1">
          <table:table-cell office:value-type="float" office:value="0.474974483251572" calcext:value-type="float">
            <text:p>0.4749744833</text:p>
          </table:table-cell>
          <table:table-cell office:value-type="float" office:value="30.8537254333496" calcext:value-type="float">
            <text:p>30.8537254333</text:p>
          </table:table-cell>
          <table:table-cell table:number-columns-repeated="6"/>
        </table:table-row>
        <table:table-row table:style-name="ro1">
          <table:table-cell office:value-type="float" office:value="2.0761079788208" calcext:value-type="float">
            <text:p>2.0761079788</text:p>
          </table:table-cell>
          <table:table-cell office:value-type="float" office:value="27.6343536376953" calcext:value-type="float">
            <text:p>27.6343536377</text:p>
          </table:table-cell>
          <table:table-cell table:number-columns-repeated="6"/>
        </table:table-row>
        <table:table-row table:style-name="ro1">
          <table:table-cell office:value-type="float" office:value="2.0494544506073" calcext:value-type="float">
            <text:p>2.0494544506</text:p>
          </table:table-cell>
          <table:table-cell office:value-type="float" office:value="30.6271438598633" calcext:value-type="float">
            <text:p>30.6271438599</text:p>
          </table:table-cell>
          <table:table-cell table:number-columns-repeated="6"/>
        </table:table-row>
        <table:table-row table:style-name="ro1">
          <table:table-cell office:value-type="float" office:value="2.00233149528503" calcext:value-type="float">
            <text:p>2.0023314953</text:p>
          </table:table-cell>
          <table:table-cell office:value-type="float" office:value="28.8379764556885" calcext:value-type="float">
            <text:p>28.8379764557</text:p>
          </table:table-cell>
          <table:table-cell table:number-columns-repeated="6"/>
        </table:table-row>
        <table:table-row table:style-name="ro1">
          <table:table-cell office:value-type="float" office:value="0.238014832139015" calcext:value-type="float">
            <text:p>0.2380148321</text:p>
          </table:table-cell>
          <table:table-cell office:value-type="float" office:value="28.8197975158691" calcext:value-type="float">
            <text:p>28.8197975159</text:p>
          </table:table-cell>
          <table:table-cell table:number-columns-repeated="6"/>
        </table:table-row>
        <table:table-row table:style-name="ro1">
          <table:table-cell office:value-type="float" office:value="0.00715690664947033" calcext:value-type="float">
            <text:p>0.0071569066</text:p>
          </table:table-cell>
          <table:table-cell office:value-type="float" office:value="27.7350559234619" calcext:value-type="float">
            <text:p>27.7350559235</text:p>
          </table:table-cell>
          <table:table-cell table:number-columns-repeated="6"/>
        </table:table-row>
        <table:table-row table:style-name="ro1">
          <table:table-cell office:value-type="float" office:value="0.290045261383057" calcext:value-type="float">
            <text:p>0.2900452614</text:p>
          </table:table-cell>
          <table:table-cell office:value-type="float" office:value="21.5598239898682" calcext:value-type="float">
            <text:p>21.5598239899</text:p>
          </table:table-cell>
          <table:table-cell table:number-columns-repeated="6"/>
        </table:table-row>
        <table:table-row table:style-name="ro1">
          <table:table-cell office:value-type="float" office:value="1.10052120685577" calcext:value-type="float">
            <text:p>1.1005212069</text:p>
          </table:table-cell>
          <table:table-cell office:value-type="float" office:value="28.2478923797607" calcext:value-type="float">
            <text:p>28.2478923798</text:p>
          </table:table-cell>
          <table:table-cell table:number-columns-repeated="6"/>
        </table:table-row>
        <table:table-row table:style-name="ro1">
          <table:table-cell office:value-type="float" office:value="0.0012122003827244" calcext:value-type="float">
            <text:p>0.0012122004</text:p>
          </table:table-cell>
          <table:table-cell office:value-type="float" office:value="27.5935230255127" calcext:value-type="float">
            <text:p>27.5935230255</text:p>
          </table:table-cell>
          <table:table-cell table:number-columns-repeated="6"/>
        </table:table-row>
        <table:table-row table:style-name="ro1">
          <table:table-cell office:value-type="float" office:value="0.377460718154907" calcext:value-type="float">
            <text:p>0.3774607182</text:p>
          </table:table-cell>
          <table:table-cell office:value-type="float" office:value="29.1974601745605" calcext:value-type="float">
            <text:p>29.1974601746</text:p>
          </table:table-cell>
          <table:table-cell table:number-columns-repeated="6"/>
        </table:table-row>
        <table:table-row table:style-name="ro1">
          <table:table-cell office:value-type="float" office:value="0.069042980670929" calcext:value-type="float">
            <text:p>0.0690429807</text:p>
          </table:table-cell>
          <table:table-cell office:value-type="float" office:value="28.1798496246338" calcext:value-type="float">
            <text:p>28.1798496246</text:p>
          </table:table-cell>
          <table:table-cell table:number-columns-repeated="6"/>
        </table:table-row>
        <table:table-row table:style-name="ro1">
          <table:table-cell office:value-type="float" office:value="1.21731996536255" calcext:value-type="float">
            <text:p>1.2173199654</text:p>
          </table:table-cell>
          <table:table-cell office:value-type="float" office:value="30.8994140625" calcext:value-type="float">
            <text:p>30.8994140625</text:p>
          </table:table-cell>
          <table:table-cell table:number-columns-repeated="6"/>
        </table:table-row>
        <table:table-row table:style-name="ro1">
          <table:table-cell office:value-type="float" office:value="2.17694449424744" calcext:value-type="float">
            <text:p>2.1769444942</text:p>
          </table:table-cell>
          <table:table-cell office:value-type="float" office:value="29.0634956359863" calcext:value-type="float">
            <text:p>29.063495636</text:p>
          </table:table-cell>
          <table:table-cell table:number-columns-repeated="6"/>
        </table:table-row>
        <table:table-row table:style-name="ro1">
          <table:table-cell office:value-type="float" office:value="2.20276236534119" calcext:value-type="float">
            <text:p>2.2027623653</text:p>
          </table:table-cell>
          <table:table-cell office:value-type="float" office:value="28.2190132141113" calcext:value-type="float">
            <text:p>28.2190132141</text:p>
          </table:table-cell>
          <table:table-cell table:number-columns-repeated="6"/>
        </table:table-row>
        <table:table-row table:style-name="ro1">
          <table:table-cell office:value-type="float" office:value="0.163846597075462" calcext:value-type="float">
            <text:p>0.1638465971</text:p>
          </table:table-cell>
          <table:table-cell office:value-type="float" office:value="26.4109115600586" calcext:value-type="float">
            <text:p>26.4109115601</text:p>
          </table:table-cell>
          <table:table-cell table:number-columns-repeated="6"/>
        </table:table-row>
        <table:table-row table:style-name="ro1">
          <table:table-cell office:value-type="float" office:value="0.768593966960907" calcext:value-type="float">
            <text:p>0.768593967</text:p>
          </table:table-cell>
          <table:table-cell office:value-type="float" office:value="25.7999076843262" calcext:value-type="float">
            <text:p>25.7999076843</text:p>
          </table:table-cell>
          <table:table-cell table:number-columns-repeated="6"/>
        </table:table-row>
        <table:table-row table:style-name="ro1">
          <table:table-cell office:value-type="float" office:value="0.175656259059906" calcext:value-type="float">
            <text:p>0.1756562591</text:p>
          </table:table-cell>
          <table:table-cell office:value-type="float" office:value="30.1014842987061" calcext:value-type="float">
            <text:p>30.1014842987</text:p>
          </table:table-cell>
          <table:table-cell table:number-columns-repeated="6"/>
        </table:table-row>
        <table:table-row table:style-name="ro1">
          <table:table-cell office:value-type="float" office:value="0.219725146889687" calcext:value-type="float">
            <text:p>0.2197251469</text:p>
          </table:table-cell>
          <table:table-cell office:value-type="float" office:value="26.4929466247559" calcext:value-type="float">
            <text:p>26.4929466248</text:p>
          </table:table-cell>
          <table:table-cell table:number-columns-repeated="6"/>
        </table:table-row>
        <table:table-row table:style-name="ro1">
          <table:table-cell office:value-type="float" office:value="0.0221942383795977" calcext:value-type="float">
            <text:p>0.0221942384</text:p>
          </table:table-cell>
          <table:table-cell office:value-type="float" office:value="30.2522487640381" calcext:value-type="float">
            <text:p>30.252248764</text:p>
          </table:table-cell>
          <table:table-cell table:number-columns-repeated="6"/>
        </table:table-row>
        <table:table-row table:style-name="ro1">
          <table:table-cell office:value-type="float" office:value="0.404371619224548" calcext:value-type="float">
            <text:p>0.4043716192</text:p>
          </table:table-cell>
          <table:table-cell office:value-type="float" office:value="28.7436866760254" calcext:value-type="float">
            <text:p>28.743686676</text:p>
          </table:table-cell>
          <table:table-cell table:number-columns-repeated="6"/>
        </table:table-row>
        <table:table-row table:style-name="ro1">
          <table:table-cell office:value-type="float" office:value="0.844037234783173" calcext:value-type="float">
            <text:p>0.8440372348</text:p>
          </table:table-cell>
          <table:table-cell office:value-type="float" office:value="30.197732925415" calcext:value-type="float">
            <text:p>30.1977329254</text:p>
          </table:table-cell>
          <table:table-cell table:number-columns-repeated="6"/>
        </table:table-row>
        <table:table-row table:style-name="ro1">
          <table:table-cell office:value-type="float" office:value="2.2416615486145" calcext:value-type="float">
            <text:p>2.2416615486</text:p>
          </table:table-cell>
          <table:table-cell office:value-type="float" office:value="30.0173377990723" calcext:value-type="float">
            <text:p>30.0173377991</text:p>
          </table:table-cell>
          <table:table-cell table:number-columns-repeated="6"/>
        </table:table-row>
        <table:table-row table:style-name="ro1">
          <table:table-cell office:value-type="float" office:value="0.54706746339798" calcext:value-type="float">
            <text:p>0.5470674634</text:p>
          </table:table-cell>
          <table:table-cell office:value-type="float" office:value="30.8007736206055" calcext:value-type="float">
            <text:p>30.8007736206</text:p>
          </table:table-cell>
          <table:table-cell table:number-columns-repeated="6"/>
        </table:table-row>
        <table:table-row table:style-name="ro1">
          <table:table-cell office:value-type="float" office:value="0.23650124669075" calcext:value-type="float">
            <text:p>0.2365012467</text:p>
          </table:table-cell>
          <table:table-cell office:value-type="float" office:value="28.7225818634033" calcext:value-type="float">
            <text:p>28.7225818634</text:p>
          </table:table-cell>
          <table:table-cell table:number-columns-repeated="6"/>
        </table:table-row>
        <table:table-row table:style-name="ro1">
          <table:table-cell office:value-type="float" office:value="0.0521669499576092" calcext:value-type="float">
            <text:p>0.05216695</text:p>
          </table:table-cell>
          <table:table-cell office:value-type="float" office:value="29.7564868927002" calcext:value-type="float">
            <text:p>29.7564868927</text:p>
          </table:table-cell>
          <table:table-cell table:number-columns-repeated="6"/>
        </table:table-row>
        <table:table-row table:style-name="ro1">
          <table:table-cell office:value-type="float" office:value="0.941461205482483" calcext:value-type="float">
            <text:p>0.9414612055</text:p>
          </table:table-cell>
          <table:table-cell office:value-type="float" office:value="30.514928817749" calcext:value-type="float">
            <text:p>30.5149288177</text:p>
          </table:table-cell>
          <table:table-cell table:number-columns-repeated="6"/>
        </table:table-row>
        <table:table-row table:style-name="ro1">
          <table:table-cell office:value-type="float" office:value="0.0752551704645157" calcext:value-type="float">
            <text:p>0.0752551705</text:p>
          </table:table-cell>
          <table:table-cell office:value-type="float" office:value="26.5047492980957" calcext:value-type="float">
            <text:p>26.5047492981</text:p>
          </table:table-cell>
          <table:table-cell table:number-columns-repeated="6"/>
        </table:table-row>
        <table:table-row table:style-name="ro1">
          <table:table-cell office:value-type="float" office:value="0.00667733885347843" calcext:value-type="float">
            <text:p>0.0066773389</text:p>
          </table:table-cell>
          <table:table-cell office:value-type="float" office:value="30.8905582427978" calcext:value-type="float">
            <text:p>30.8905582428</text:p>
          </table:table-cell>
          <table:table-cell table:number-columns-repeated="6"/>
        </table:table-row>
        <table:table-row table:style-name="ro1">
          <table:table-cell office:value-type="float" office:value="0.397182524204254" calcext:value-type="float">
            <text:p>0.3971825242</text:p>
          </table:table-cell>
          <table:table-cell office:value-type="float" office:value="31.4551296234131" calcext:value-type="float">
            <text:p>31.4551296234</text:p>
          </table:table-cell>
          <table:table-cell table:number-columns-repeated="6"/>
        </table:table-row>
        <table:table-row table:style-name="ro1">
          <table:table-cell office:value-type="float" office:value="0.0245388187468052" calcext:value-type="float">
            <text:p>0.0245388187</text:p>
          </table:table-cell>
          <table:table-cell office:value-type="float" office:value="39.8694343566895" calcext:value-type="float">
            <text:p>39.8694343567</text:p>
          </table:table-cell>
          <table:table-cell table:number-columns-repeated="6"/>
        </table:table-row>
        <table:table-row table:style-name="ro1">
          <table:table-cell office:value-type="float" office:value="2.02085947990417" calcext:value-type="float">
            <text:p>2.0208594799</text:p>
          </table:table-cell>
          <table:table-cell office:value-type="float" office:value="36.0305709838867" calcext:value-type="float">
            <text:p>36.0305709839</text:p>
          </table:table-cell>
          <table:table-cell table:number-columns-repeated="6"/>
        </table:table-row>
        <table:table-row table:style-name="ro1">
          <table:table-cell office:value-type="float" office:value="0.224183037877083" calcext:value-type="float">
            <text:p>0.2241830379</text:p>
          </table:table-cell>
          <table:table-cell office:value-type="float" office:value="38.9471206665039" calcext:value-type="float">
            <text:p>38.9471206665</text:p>
          </table:table-cell>
          <table:table-cell table:number-columns-repeated="6"/>
        </table:table-row>
        <table:table-row table:style-name="ro1">
          <table:table-cell office:value-type="float" office:value="0.0211801677942276" calcext:value-type="float">
            <text:p>0.0211801678</text:p>
          </table:table-cell>
          <table:table-cell office:value-type="float" office:value="29.0919780731201" calcext:value-type="float">
            <text:p>29.0919780731</text:p>
          </table:table-cell>
          <table:table-cell table:number-columns-repeated="6"/>
        </table:table-row>
        <table:table-row table:style-name="ro1">
          <table:table-cell office:value-type="float" office:value="0.190800562500954" calcext:value-type="float">
            <text:p>0.1908005625</text:p>
          </table:table-cell>
          <table:table-cell office:value-type="float" office:value="31.033784866333" calcext:value-type="float">
            <text:p>31.0337848663</text:p>
          </table:table-cell>
          <table:table-cell table:number-columns-repeated="6"/>
        </table:table-row>
        <table:table-row table:style-name="ro1">
          <table:table-cell office:value-type="float" office:value="1.73724508285522" calcext:value-type="float">
            <text:p>1.7372450829</text:p>
          </table:table-cell>
          <table:table-cell office:value-type="float" office:value="27.4097175598145" calcext:value-type="float">
            <text:p>27.4097175598</text:p>
          </table:table-cell>
          <table:table-cell table:number-columns-repeated="6"/>
        </table:table-row>
        <table:table-row table:style-name="ro1">
          <table:table-cell office:value-type="float" office:value="0.193989142775536" calcext:value-type="float">
            <text:p>0.1939891428</text:p>
          </table:table-cell>
          <table:table-cell office:value-type="float" office:value="33.6695785522461" calcext:value-type="float">
            <text:p>33.6695785522</text:p>
          </table:table-cell>
          <table:table-cell table:number-columns-repeated="6"/>
        </table:table-row>
        <table:table-row table:style-name="ro1">
          <table:table-cell office:value-type="float" office:value="0.0239036735147238" calcext:value-type="float">
            <text:p>0.0239036735</text:p>
          </table:table-cell>
          <table:table-cell office:value-type="float" office:value="30.899486541748" calcext:value-type="float">
            <text:p>30.8994865417</text:p>
          </table:table-cell>
          <table:table-cell table:number-columns-repeated="6"/>
        </table:table-row>
        <table:table-row table:style-name="ro1">
          <table:table-cell office:value-type="float" office:value="0.0772768408060074" calcext:value-type="float">
            <text:p>0.0772768408</text:p>
          </table:table-cell>
          <table:table-cell office:value-type="float" office:value="28.6503143310547" calcext:value-type="float">
            <text:p>28.6503143311</text:p>
          </table:table-cell>
          <table:table-cell table:number-columns-repeated="6"/>
        </table:table-row>
        <table:table-row table:style-name="ro1">
          <table:table-cell office:value-type="float" office:value="0.024490250274539" calcext:value-type="float">
            <text:p>0.0244902503</text:p>
          </table:table-cell>
          <table:table-cell office:value-type="float" office:value="29.3695526123047" calcext:value-type="float">
            <text:p>29.3695526123</text:p>
          </table:table-cell>
          <table:table-cell table:number-columns-repeated="6"/>
        </table:table-row>
        <table:table-row table:style-name="ro1">
          <table:table-cell office:value-type="float" office:value="0.168347120285034" calcext:value-type="float">
            <text:p>0.1683471203</text:p>
          </table:table-cell>
          <table:table-cell office:value-type="float" office:value="43.3337478637695" calcext:value-type="float">
            <text:p>43.3337478638</text:p>
          </table:table-cell>
          <table:table-cell table:number-columns-repeated="6"/>
        </table:table-row>
        <table:table-row table:style-name="ro1">
          <table:table-cell office:value-type="float" office:value="0.163157269358635" calcext:value-type="float">
            <text:p>0.1631572694</text:p>
          </table:table-cell>
          <table:table-cell office:value-type="float" office:value="28.3098373413086" calcext:value-type="float">
            <text:p>28.3098373413</text:p>
          </table:table-cell>
          <table:table-cell table:number-columns-repeated="6"/>
        </table:table-row>
        <table:table-row table:style-name="ro1">
          <table:table-cell office:value-type="float" office:value="0.195527136325836" calcext:value-type="float">
            <text:p>0.1955271363</text:p>
          </table:table-cell>
          <table:table-cell office:value-type="float" office:value="39.3832397460937" calcext:value-type="float">
            <text:p>39.3832397461</text:p>
          </table:table-cell>
          <table:table-cell table:number-columns-repeated="6"/>
        </table:table-row>
        <table:table-row table:style-name="ro1">
          <table:table-cell office:value-type="float" office:value="0.399881541728973" calcext:value-type="float">
            <text:p>0.3998815417</text:p>
          </table:table-cell>
          <table:table-cell office:value-type="float" office:value="33.0739631652832" calcext:value-type="float">
            <text:p>33.0739631653</text:p>
          </table:table-cell>
          <table:table-cell table:number-columns-repeated="6"/>
        </table:table-row>
        <table:table-row table:style-name="ro1">
          <table:table-cell office:value-type="float" office:value="0.254853576421738" calcext:value-type="float">
            <text:p>0.2548535764</text:p>
          </table:table-cell>
          <table:table-cell office:value-type="float" office:value="29.2094573974609" calcext:value-type="float">
            <text:p>29.2094573975</text:p>
          </table:table-cell>
          <table:table-cell table:number-columns-repeated="6"/>
        </table:table-row>
        <table:table-row table:style-name="ro1">
          <table:table-cell office:value-type="float" office:value="0.166801244020462" calcext:value-type="float">
            <text:p>0.166801244</text:p>
          </table:table-cell>
          <table:table-cell office:value-type="float" office:value="38.1130256652832" calcext:value-type="float">
            <text:p>38.1130256653</text:p>
          </table:table-cell>
          <table:table-cell table:number-columns-repeated="6"/>
        </table:table-row>
        <table:table-row table:style-name="ro1">
          <table:table-cell office:value-type="float" office:value="0.00188459549099207" calcext:value-type="float">
            <text:p>0.0018845955</text:p>
          </table:table-cell>
          <table:table-cell office:value-type="float" office:value="33.6287536621094" calcext:value-type="float">
            <text:p>33.6287536621</text:p>
          </table:table-cell>
          <table:table-cell table:number-columns-repeated="6"/>
        </table:table-row>
        <table:table-row table:style-name="ro1">
          <table:table-cell office:value-type="float" office:value="0.235665068030357" calcext:value-type="float">
            <text:p>0.235665068</text:p>
          </table:table-cell>
          <table:table-cell office:value-type="float" office:value="32.4172286987305" calcext:value-type="float">
            <text:p>32.4172286987</text:p>
          </table:table-cell>
          <table:table-cell table:number-columns-repeated="6"/>
        </table:table-row>
        <table:table-row table:style-name="ro1">
          <table:table-cell office:value-type="float" office:value="0.292895168066025" calcext:value-type="float">
            <text:p>0.2928951681</text:p>
          </table:table-cell>
          <table:table-cell office:value-type="float" office:value="31.9519729614258" calcext:value-type="float">
            <text:p>31.9519729614</text:p>
          </table:table-cell>
          <table:table-cell table:number-columns-repeated="6"/>
        </table:table-row>
        <table:table-row table:style-name="ro1">
          <table:table-cell office:value-type="float" office:value="0.401312232017517" calcext:value-type="float">
            <text:p>0.401312232</text:p>
          </table:table-cell>
          <table:table-cell office:value-type="float" office:value="33.7579879760742" calcext:value-type="float">
            <text:p>33.7579879761</text:p>
          </table:table-cell>
          <table:table-cell table:number-columns-repeated="6"/>
        </table:table-row>
        <table:table-row table:style-name="ro1">
          <table:table-cell office:value-type="float" office:value="0.0633486285805702" calcext:value-type="float">
            <text:p>0.0633486286</text:p>
          </table:table-cell>
          <table:table-cell office:value-type="float" office:value="29.5262107849121" calcext:value-type="float">
            <text:p>29.5262107849</text:p>
          </table:table-cell>
          <table:table-cell table:number-columns-repeated="6"/>
        </table:table-row>
        <table:table-row table:style-name="ro1">
          <table:table-cell office:value-type="float" office:value="0.305718421936035" calcext:value-type="float">
            <text:p>0.3057184219</text:p>
          </table:table-cell>
          <table:table-cell office:value-type="float" office:value="33.8345413208008" calcext:value-type="float">
            <text:p>33.8345413208</text:p>
          </table:table-cell>
          <table:table-cell table:number-columns-repeated="6"/>
        </table:table-row>
        <table:table-row table:style-name="ro1">
          <table:table-cell office:value-type="float" office:value="0.298044502735138" calcext:value-type="float">
            <text:p>0.2980445027</text:p>
          </table:table-cell>
          <table:table-cell office:value-type="float" office:value="34.3053131103516" calcext:value-type="float">
            <text:p>34.3053131104</text:p>
          </table:table-cell>
          <table:table-cell table:number-columns-repeated="6"/>
        </table:table-row>
        <table:table-row table:style-name="ro1">
          <table:table-cell office:value-type="float" office:value="0.102646440267563" calcext:value-type="float">
            <text:p>0.1026464403</text:p>
          </table:table-cell>
          <table:table-cell office:value-type="float" office:value="29.1568603515625" calcext:value-type="float">
            <text:p>29.1568603516</text:p>
          </table:table-cell>
          <table:table-cell table:number-columns-repeated="6"/>
        </table:table-row>
        <table:table-row table:style-name="ro1">
          <table:table-cell office:value-type="float" office:value="1.99419438838959" calcext:value-type="float">
            <text:p>1.9941943884</text:p>
          </table:table-cell>
          <table:table-cell office:value-type="float" office:value="31.3810195922852" calcext:value-type="float">
            <text:p>31.3810195923</text:p>
          </table:table-cell>
          <table:table-cell table:number-columns-repeated="6"/>
        </table:table-row>
        <table:table-row table:style-name="ro1">
          <table:table-cell office:value-type="float" office:value="0.0328878723084927" calcext:value-type="float">
            <text:p>0.0328878723</text:p>
          </table:table-cell>
          <table:table-cell office:value-type="float" office:value="31.3165512084961" calcext:value-type="float">
            <text:p>31.3165512085</text:p>
          </table:table-cell>
          <table:table-cell table:number-columns-repeated="6"/>
        </table:table-row>
        <table:table-row table:style-name="ro1">
          <table:table-cell office:value-type="float" office:value="0.151337713003159" calcext:value-type="float">
            <text:p>0.151337713</text:p>
          </table:table-cell>
          <table:table-cell office:value-type="float" office:value="33.7938957214355" calcext:value-type="float">
            <text:p>33.7938957214</text:p>
          </table:table-cell>
          <table:table-cell table:number-columns-repeated="6"/>
        </table:table-row>
        <table:table-row table:style-name="ro1">
          <table:table-cell office:value-type="float" office:value="0.705943584442139" calcext:value-type="float">
            <text:p>0.7059435844</text:p>
          </table:table-cell>
          <table:table-cell office:value-type="float" office:value="37.1625099182129" calcext:value-type="float">
            <text:p>37.1625099182</text:p>
          </table:table-cell>
          <table:table-cell table:number-columns-repeated="6"/>
        </table:table-row>
        <table:table-row table:style-name="ro1">
          <table:table-cell office:value-type="float" office:value="1.85027480125427" calcext:value-type="float">
            <text:p>1.8502748013</text:p>
          </table:table-cell>
          <table:table-cell office:value-type="float" office:value="32.3738174438477" calcext:value-type="float">
            <text:p>32.3738174438</text:p>
          </table:table-cell>
          <table:table-cell table:number-columns-repeated="6"/>
        </table:table-row>
        <table:table-row table:style-name="ro1">
          <table:table-cell office:value-type="float" office:value="0.531244695186615" calcext:value-type="float">
            <text:p>0.5312446952</text:p>
          </table:table-cell>
          <table:table-cell office:value-type="float" office:value="30.1480484008789" calcext:value-type="float">
            <text:p>30.1480484009</text:p>
          </table:table-cell>
          <table:table-cell table:number-columns-repeated="6"/>
        </table:table-row>
        <table:table-row table:style-name="ro1">
          <table:table-cell office:value-type="float" office:value="0.0767266899347305" calcext:value-type="float">
            <text:p>0.0767266899</text:p>
          </table:table-cell>
          <table:table-cell office:value-type="float" office:value="37.3216781616211" calcext:value-type="float">
            <text:p>37.3216781616</text:p>
          </table:table-cell>
          <table:table-cell table:number-columns-repeated="6"/>
        </table:table-row>
        <table:table-row table:style-name="ro1">
          <table:table-cell office:value-type="float" office:value="0.00195217144209892" calcext:value-type="float">
            <text:p>0.0019521714</text:p>
          </table:table-cell>
          <table:table-cell office:value-type="float" office:value="45.6989707946777" calcext:value-type="float">
            <text:p>45.6989707947</text:p>
          </table:table-cell>
          <table:table-cell table:number-columns-repeated="6"/>
        </table:table-row>
        <table:table-row table:style-name="ro1">
          <table:table-cell office:value-type="float" office:value="1.063560962677" calcext:value-type="float">
            <text:p>1.0635609627</text:p>
          </table:table-cell>
          <table:table-cell office:value-type="float" office:value="35.9274063110352" calcext:value-type="float">
            <text:p>35.927406311</text:p>
          </table:table-cell>
          <table:table-cell table:number-columns-repeated="6"/>
        </table:table-row>
        <table:table-row table:style-name="ro1">
          <table:table-cell office:value-type="float" office:value="0.0862855240702629" calcext:value-type="float">
            <text:p>0.0862855241</text:p>
          </table:table-cell>
          <table:table-cell office:value-type="float" office:value="36.0161437988281" calcext:value-type="float">
            <text:p>36.0161437988</text:p>
          </table:table-cell>
          <table:table-cell table:number-columns-repeated="6"/>
        </table:table-row>
        <table:table-row table:style-name="ro1">
          <table:table-cell office:value-type="float" office:value="0.000000193314917851239" calcext:value-type="float">
            <text:p>1.93314917851239E-07</text:p>
          </table:table-cell>
          <table:table-cell office:value-type="float" office:value="43.4760208129883" calcext:value-type="float">
            <text:p>43.476020813</text:p>
          </table:table-cell>
          <table:table-cell table:number-columns-repeated="6"/>
        </table:table-row>
        <table:table-row table:style-name="ro1">
          <table:table-cell office:value-type="float" office:value="0.0769061148166657" calcext:value-type="float">
            <text:p>0.0769061148</text:p>
          </table:table-cell>
          <table:table-cell office:value-type="float" office:value="41.2911605834961" calcext:value-type="float">
            <text:p>41.2911605835</text:p>
          </table:table-cell>
          <table:table-cell table:number-columns-repeated="6"/>
        </table:table-row>
        <table:table-row table:style-name="ro1">
          <table:table-cell office:value-type="float" office:value="0.00212283758446574" calcext:value-type="float">
            <text:p>0.0021228376</text:p>
          </table:table-cell>
          <table:table-cell office:value-type="float" office:value="47.0430030822754" calcext:value-type="float">
            <text:p>47.0430030823</text:p>
          </table:table-cell>
          <table:table-cell table:number-columns-repeated="6"/>
        </table:table-row>
        <table:table-row table:style-name="ro1">
          <table:table-cell office:value-type="float" office:value="0.222681075334549" calcext:value-type="float">
            <text:p>0.2226810753</text:p>
          </table:table-cell>
          <table:table-cell office:value-type="float" office:value="28.8816204071045" calcext:value-type="float">
            <text:p>28.8816204071</text:p>
          </table:table-cell>
          <table:table-cell table:number-columns-repeated="6"/>
        </table:table-row>
        <table:table-row table:style-name="ro1">
          <table:table-cell office:value-type="float" office:value="0.373925894498825" calcext:value-type="float">
            <text:p>0.3739258945</text:p>
          </table:table-cell>
          <table:table-cell office:value-type="float" office:value="42.3664207458496" calcext:value-type="float">
            <text:p>42.3664207458</text:p>
          </table:table-cell>
          <table:table-cell table:number-columns-repeated="6"/>
        </table:table-row>
        <table:table-row table:style-name="ro1">
          <table:table-cell office:value-type="float" office:value="0.311671137809753" calcext:value-type="float">
            <text:p>0.3116711378</text:p>
          </table:table-cell>
          <table:table-cell office:value-type="float" office:value="38.0961380004883" calcext:value-type="float">
            <text:p>38.0961380005</text:p>
          </table:table-cell>
          <table:table-cell table:number-columns-repeated="6"/>
        </table:table-row>
        <table:table-row table:style-name="ro1">
          <table:table-cell office:value-type="float" office:value="0.766127109527588" calcext:value-type="float">
            <text:p>0.7661271095</text:p>
          </table:table-cell>
          <table:table-cell office:value-type="float" office:value="36.7012557983398" calcext:value-type="float">
            <text:p>36.7012557983</text:p>
          </table:table-cell>
          <table:table-cell table:number-columns-repeated="6"/>
        </table:table-row>
        <table:table-row table:style-name="ro1">
          <table:table-cell office:value-type="float" office:value="0.0476315319538117" calcext:value-type="float">
            <text:p>0.047631532</text:p>
          </table:table-cell>
          <table:table-cell office:value-type="float" office:value="45.5164413452148" calcext:value-type="float">
            <text:p>45.5164413452</text:p>
          </table:table-cell>
          <table:table-cell table:number-columns-repeated="6"/>
        </table:table-row>
        <table:table-row table:style-name="ro1">
          <table:table-cell office:value-type="float" office:value="0.311574757099152" calcext:value-type="float">
            <text:p>0.3115747571</text:p>
          </table:table-cell>
          <table:table-cell office:value-type="float" office:value="36.767333984375" calcext:value-type="float">
            <text:p>36.7673339844</text:p>
          </table:table-cell>
          <table:table-cell table:number-columns-repeated="6"/>
        </table:table-row>
        <table:table-row table:style-name="ro1">
          <table:table-cell office:value-type="float" office:value="0.0174717139452696" calcext:value-type="float">
            <text:p>0.0174717139</text:p>
          </table:table-cell>
          <table:table-cell office:value-type="float" office:value="39.1013069152832" calcext:value-type="float">
            <text:p>39.1013069153</text:p>
          </table:table-cell>
          <table:table-cell table:number-columns-repeated="6"/>
        </table:table-row>
        <table:table-row table:style-name="ro1">
          <table:table-cell office:value-type="float" office:value="0.580321609973908" calcext:value-type="float">
            <text:p>0.58032161</text:p>
          </table:table-cell>
          <table:table-cell office:value-type="float" office:value="39.0528373718262" calcext:value-type="float">
            <text:p>39.0528373718</text:p>
          </table:table-cell>
          <table:table-cell table:number-columns-repeated="6"/>
        </table:table-row>
        <table:table-row table:style-name="ro1">
          <table:table-cell office:value-type="float" office:value="0.217787310481071" calcext:value-type="float">
            <text:p>0.2177873105</text:p>
          </table:table-cell>
          <table:table-cell office:value-type="float" office:value="36.8974838256836" calcext:value-type="float">
            <text:p>36.8974838257</text:p>
          </table:table-cell>
          <table:table-cell table:number-columns-repeated="6"/>
        </table:table-row>
        <table:table-row table:style-name="ro1">
          <table:table-cell office:value-type="float" office:value="0.110543824732304" calcext:value-type="float">
            <text:p>0.1105438247</text:p>
          </table:table-cell>
          <table:table-cell office:value-type="float" office:value="41.8575057983398" calcext:value-type="float">
            <text:p>41.8575057983</text:p>
          </table:table-cell>
          <table:table-cell table:number-columns-repeated="6"/>
        </table:table-row>
        <table:table-row table:style-name="ro1">
          <table:table-cell office:value-type="float" office:value="0.182889923453331" calcext:value-type="float">
            <text:p>0.1828899235</text:p>
          </table:table-cell>
          <table:table-cell office:value-type="float" office:value="43.960147857666" calcext:value-type="float">
            <text:p>43.9601478577</text:p>
          </table:table-cell>
          <table:table-cell table:number-columns-repeated="6"/>
        </table:table-row>
        <table:table-row table:style-name="ro1">
          <table:table-cell office:value-type="float" office:value="0.297805994749069" calcext:value-type="float">
            <text:p>0.2978059947</text:p>
          </table:table-cell>
          <table:table-cell office:value-type="float" office:value="44.926025390625" calcext:value-type="float">
            <text:p>44.9260253906</text:p>
          </table:table-cell>
          <table:table-cell table:number-columns-repeated="6"/>
        </table:table-row>
        <table:table-row table:style-name="ro1">
          <table:table-cell office:value-type="float" office:value="0.000343402643920854" calcext:value-type="float">
            <text:p>0.0003434026</text:p>
          </table:table-cell>
          <table:table-cell office:value-type="float" office:value="35.5752372741699" calcext:value-type="float">
            <text:p>35.5752372742</text:p>
          </table:table-cell>
          <table:table-cell table:number-columns-repeated="6"/>
        </table:table-row>
        <table:table-row table:style-name="ro1">
          <table:table-cell office:value-type="float" office:value="0.115705706179142" calcext:value-type="float">
            <text:p>0.1157057062</text:p>
          </table:table-cell>
          <table:table-cell office:value-type="float" office:value="39.9273414611816" calcext:value-type="float">
            <text:p>39.9273414612</text:p>
          </table:table-cell>
          <table:table-cell table:number-columns-repeated="6"/>
        </table:table-row>
        <table:table-row table:style-name="ro1">
          <table:table-cell office:value-type="float" office:value="0.133740276098251" calcext:value-type="float">
            <text:p>0.1337402761</text:p>
          </table:table-cell>
          <table:table-cell office:value-type="float" office:value="40.9450531005859" calcext:value-type="float">
            <text:p>40.9450531006</text:p>
          </table:table-cell>
          <table:table-cell table:number-columns-repeated="6"/>
        </table:table-row>
        <table:table-row table:style-name="ro1">
          <table:table-cell office:value-type="float" office:value="0.302116841077805" calcext:value-type="float">
            <text:p>0.3021168411</text:p>
          </table:table-cell>
          <table:table-cell office:value-type="float" office:value="36.5196189880371" calcext:value-type="float">
            <text:p>36.519618988</text:p>
          </table:table-cell>
          <table:table-cell table:number-columns-repeated="6"/>
        </table:table-row>
        <table:table-row table:style-name="ro1">
          <table:table-cell office:value-type="float" office:value="0.226798593997955" calcext:value-type="float">
            <text:p>0.226798594</text:p>
          </table:table-cell>
          <table:table-cell office:value-type="float" office:value="41.103271484375" calcext:value-type="float">
            <text:p>41.1032714844</text:p>
          </table:table-cell>
          <table:table-cell table:number-columns-repeated="6"/>
        </table:table-row>
        <table:table-row table:style-name="ro1">
          <table:table-cell office:value-type="float" office:value="0.730351269245148" calcext:value-type="float">
            <text:p>0.7303512692</text:p>
          </table:table-cell>
          <table:table-cell office:value-type="float" office:value="43.4717712402344" calcext:value-type="float">
            <text:p>43.4717712402</text:p>
          </table:table-cell>
          <table:table-cell table:number-columns-repeated="6"/>
        </table:table-row>
        <table:table-row table:style-name="ro1">
          <table:table-cell office:value-type="float" office:value="0.857562124729157" calcext:value-type="float">
            <text:p>0.8575621247</text:p>
          </table:table-cell>
          <table:table-cell office:value-type="float" office:value="42.8537330627441" calcext:value-type="float">
            <text:p>42.8537330627</text:p>
          </table:table-cell>
          <table:table-cell table:number-columns-repeated="6"/>
        </table:table-row>
        <table:table-row table:style-name="ro1">
          <table:table-cell office:value-type="float" office:value="0.0227962210774422" calcext:value-type="float">
            <text:p>0.0227962211</text:p>
          </table:table-cell>
          <table:table-cell office:value-type="float" office:value="41.6968650817871" calcext:value-type="float">
            <text:p>41.6968650818</text:p>
          </table:table-cell>
          <table:table-cell table:number-columns-repeated="6"/>
        </table:table-row>
        <table:table-row table:style-name="ro1">
          <table:table-cell office:value-type="float" office:value="0.778339266777039" calcext:value-type="float">
            <text:p>0.7783392668</text:p>
          </table:table-cell>
          <table:table-cell office:value-type="float" office:value="46.431510925293" calcext:value-type="float">
            <text:p>46.4315109253</text:p>
          </table:table-cell>
          <table:table-cell table:number-columns-repeated="6"/>
        </table:table-row>
        <table:table-row table:style-name="ro1">
          <table:table-cell office:value-type="float" office:value="0.506410002708435" calcext:value-type="float">
            <text:p>0.5064100027</text:p>
          </table:table-cell>
          <table:table-cell office:value-type="float" office:value="43.9945068359375" calcext:value-type="float">
            <text:p>43.9945068359</text:p>
          </table:table-cell>
          <table:table-cell table:number-columns-repeated="6"/>
        </table:table-row>
        <table:table-row table:style-name="ro1">
          <table:table-cell office:value-type="float" office:value="0.849806249141693" calcext:value-type="float">
            <text:p>0.8498062491</text:p>
          </table:table-cell>
          <table:table-cell office:value-type="float" office:value="40.5859298706055" calcext:value-type="float">
            <text:p>40.5859298706</text:p>
          </table:table-cell>
          <table:table-cell table:number-columns-repeated="6"/>
        </table:table-row>
        <table:table-row table:style-name="ro1">
          <table:table-cell office:value-type="float" office:value="0.245831698179245" calcext:value-type="float">
            <text:p>0.2458316982</text:p>
          </table:table-cell>
          <table:table-cell office:value-type="float" office:value="39.2461433410645" calcext:value-type="float">
            <text:p>39.2461433411</text:p>
          </table:table-cell>
          <table:table-cell table:number-columns-repeated="6"/>
        </table:table-row>
        <table:table-row table:style-name="ro1">
          <table:table-cell office:value-type="float" office:value="0.472299426794052" calcext:value-type="float">
            <text:p>0.4722994268</text:p>
          </table:table-cell>
          <table:table-cell office:value-type="float" office:value="45.0978202819824" calcext:value-type="float">
            <text:p>45.097820282</text:p>
          </table:table-cell>
          <table:table-cell table:number-columns-repeated="6"/>
        </table:table-row>
        <table:table-row table:style-name="ro1">
          <table:table-cell office:value-type="float" office:value="0.804020404815674" calcext:value-type="float">
            <text:p>0.8040204048</text:p>
          </table:table-cell>
          <table:table-cell office:value-type="float" office:value="39.9960517883301" calcext:value-type="float">
            <text:p>39.9960517883</text:p>
          </table:table-cell>
          <table:table-cell table:number-columns-repeated="6"/>
        </table:table-row>
        <table:table-row table:style-name="ro1">
          <table:table-cell office:value-type="float" office:value="0.0138072054833174" calcext:value-type="float">
            <text:p>0.0138072055</text:p>
          </table:table-cell>
          <table:table-cell office:value-type="float" office:value="41.0705528259277" calcext:value-type="float">
            <text:p>41.0705528259</text:p>
          </table:table-cell>
          <table:table-cell table:number-columns-repeated="6"/>
        </table:table-row>
        <table:table-row table:style-name="ro1">
          <table:table-cell office:value-type="float" office:value="0.286172270774841" calcext:value-type="float">
            <text:p>0.2861722708</text:p>
          </table:table-cell>
          <table:table-cell office:value-type="float" office:value="38.1507682800293" calcext:value-type="float">
            <text:p>38.15076828</text:p>
          </table:table-cell>
          <table:table-cell table:number-columns-repeated="6"/>
        </table:table-row>
        <table:table-row table:style-name="ro1">
          <table:table-cell office:value-type="float" office:value="0.138977333903313" calcext:value-type="float">
            <text:p>0.1389773339</text:p>
          </table:table-cell>
          <table:table-cell office:value-type="float" office:value="38.2805709838867" calcext:value-type="float">
            <text:p>38.2805709839</text:p>
          </table:table-cell>
          <table:table-cell table:number-columns-repeated="6"/>
        </table:table-row>
        <table:table-row table:style-name="ro1">
          <table:table-cell office:value-type="float" office:value="0.0170796010643244" calcext:value-type="float">
            <text:p>0.0170796011</text:p>
          </table:table-cell>
          <table:table-cell office:value-type="float" office:value="37.6551361083984" calcext:value-type="float">
            <text:p>37.6551361084</text:p>
          </table:table-cell>
          <table:table-cell table:number-columns-repeated="6"/>
        </table:table-row>
        <table:table-row table:style-name="ro1">
          <table:table-cell office:value-type="float" office:value="0.307839930057526" calcext:value-type="float">
            <text:p>0.3078399301</text:p>
          </table:table-cell>
          <table:table-cell office:value-type="float" office:value="36.0501861572266" calcext:value-type="float">
            <text:p>36.0501861572</text:p>
          </table:table-cell>
          <table:table-cell table:number-columns-repeated="6"/>
        </table:table-row>
        <table:table-row table:style-name="ro1">
          <table:table-cell office:value-type="float" office:value="0.23595455288887" calcext:value-type="float">
            <text:p>0.2359545529</text:p>
          </table:table-cell>
          <table:table-cell office:value-type="float" office:value="28.4615306854248" calcext:value-type="float">
            <text:p>28.4615306854</text:p>
          </table:table-cell>
          <table:table-cell table:number-columns-repeated="6"/>
        </table:table-row>
        <table:table-row table:style-name="ro1">
          <table:table-cell office:value-type="float" office:value="0.124177381396294" calcext:value-type="float">
            <text:p>0.1241773814</text:p>
          </table:table-cell>
          <table:table-cell office:value-type="float" office:value="38.2283477783203" calcext:value-type="float">
            <text:p>38.2283477783</text:p>
          </table:table-cell>
          <table:table-cell table:number-columns-repeated="6"/>
        </table:table-row>
        <table:table-row table:style-name="ro1">
          <table:table-cell office:value-type="float" office:value="0.579627275466919" calcext:value-type="float">
            <text:p>0.5796272755</text:p>
          </table:table-cell>
          <table:table-cell office:value-type="float" office:value="37.6334953308105" calcext:value-type="float">
            <text:p>37.6334953308</text:p>
          </table:table-cell>
          <table:table-cell table:number-columns-repeated="6"/>
        </table:table-row>
        <table:table-row table:style-name="ro1">
          <table:table-cell office:value-type="float" office:value="0.00100847345311195" calcext:value-type="float">
            <text:p>0.0010084735</text:p>
          </table:table-cell>
          <table:table-cell office:value-type="float" office:value="37.6821594238281" calcext:value-type="float">
            <text:p>37.6821594238</text:p>
          </table:table-cell>
          <table:table-cell table:number-columns-repeated="6"/>
        </table:table-row>
        <table:table-row table:style-name="ro1">
          <table:table-cell office:value-type="float" office:value="0.0517678745090962" calcext:value-type="float">
            <text:p>0.0517678745</text:p>
          </table:table-cell>
          <table:table-cell office:value-type="float" office:value="36.9883270263672" calcext:value-type="float">
            <text:p>36.9883270264</text:p>
          </table:table-cell>
          <table:table-cell table:number-columns-repeated="6"/>
        </table:table-row>
        <table:table-row table:style-name="ro1">
          <table:table-cell office:value-type="float" office:value="0.000664419610984623" calcext:value-type="float">
            <text:p>0.0006644196</text:p>
          </table:table-cell>
          <table:table-cell office:value-type="float" office:value="37.2815895080566" calcext:value-type="float">
            <text:p>37.2815895081</text:p>
          </table:table-cell>
          <table:table-cell table:number-columns-repeated="6"/>
        </table:table-row>
        <table:table-row table:style-name="ro1">
          <table:table-cell office:value-type="float" office:value="0.589439570903778" calcext:value-type="float">
            <text:p>0.5894395709</text:p>
          </table:table-cell>
          <table:table-cell office:value-type="float" office:value="43.6510543823242" calcext:value-type="float">
            <text:p>43.6510543823</text:p>
          </table:table-cell>
          <table:table-cell table:number-columns-repeated="6"/>
        </table:table-row>
        <table:table-row table:style-name="ro1">
          <table:table-cell office:value-type="float" office:value="0.352303624153137" calcext:value-type="float">
            <text:p>0.3523036242</text:p>
          </table:table-cell>
          <table:table-cell office:value-type="float" office:value="37.8573265075684" calcext:value-type="float">
            <text:p>37.8573265076</text:p>
          </table:table-cell>
          <table:table-cell table:number-columns-repeated="6"/>
        </table:table-row>
        <table:table-row table:style-name="ro1">
          <table:table-cell office:value-type="float" office:value="0.220109686255455" calcext:value-type="float">
            <text:p>0.2201096863</text:p>
          </table:table-cell>
          <table:table-cell office:value-type="float" office:value="40.2726974487305" calcext:value-type="float">
            <text:p>40.2726974487</text:p>
          </table:table-cell>
          <table:table-cell table:number-columns-repeated="6"/>
        </table:table-row>
        <table:table-row table:style-name="ro1">
          <table:table-cell office:value-type="float" office:value="0.00914010312408209" calcext:value-type="float">
            <text:p>0.0091401031</text:p>
          </table:table-cell>
          <table:table-cell office:value-type="float" office:value="38.8886375427246" calcext:value-type="float">
            <text:p>38.8886375427</text:p>
          </table:table-cell>
          <table:table-cell table:number-columns-repeated="6"/>
        </table:table-row>
        <table:table-row table:style-name="ro1">
          <table:table-cell office:value-type="float" office:value="0.0230027623474598" calcext:value-type="float">
            <text:p>0.0230027623</text:p>
          </table:table-cell>
          <table:table-cell office:value-type="float" office:value="38.7140922546387" calcext:value-type="float">
            <text:p>38.7140922546</text:p>
          </table:table-cell>
          <table:table-cell table:number-columns-repeated="6"/>
        </table:table-row>
        <table:table-row table:style-name="ro1">
          <table:table-cell office:value-type="float" office:value="0.00290340231731534" calcext:value-type="float">
            <text:p>0.0029034023</text:p>
          </table:table-cell>
          <table:table-cell office:value-type="float" office:value="44.8100090026856" calcext:value-type="float">
            <text:p>44.8100090027</text:p>
          </table:table-cell>
          <table:table-cell table:number-columns-repeated="6"/>
        </table:table-row>
        <table:table-row table:style-name="ro1">
          <table:table-cell office:value-type="float" office:value="0.0886114686727524" calcext:value-type="float">
            <text:p>0.0886114687</text:p>
          </table:table-cell>
          <table:table-cell office:value-type="float" office:value="39.9680633544922" calcext:value-type="float">
            <text:p>39.9680633545</text:p>
          </table:table-cell>
          <table:table-cell table:number-columns-repeated="6"/>
        </table:table-row>
        <table:table-row table:style-name="ro1">
          <table:table-cell office:value-type="float" office:value="0.13520023226738" calcext:value-type="float">
            <text:p>0.1352002323</text:p>
          </table:table-cell>
          <table:table-cell office:value-type="float" office:value="38.844799041748" calcext:value-type="float">
            <text:p>38.8447990417</text:p>
          </table:table-cell>
          <table:table-cell table:number-columns-repeated="6"/>
        </table:table-row>
        <table:table-row table:style-name="ro1">
          <table:table-cell office:value-type="float" office:value="0.00199603498913348" calcext:value-type="float">
            <text:p>0.001996035</text:p>
          </table:table-cell>
          <table:table-cell office:value-type="float" office:value="48.4050407409668" calcext:value-type="float">
            <text:p>48.405040741</text:p>
          </table:table-cell>
          <table:table-cell table:number-columns-repeated="6"/>
        </table:table-row>
        <table:table-row table:style-name="ro1">
          <table:table-cell office:value-type="float" office:value="0.109936609864235" calcext:value-type="float">
            <text:p>0.1099366099</text:p>
          </table:table-cell>
          <table:table-cell office:value-type="float" office:value="39.7109870910644" calcext:value-type="float">
            <text:p>39.7109870911</text:p>
          </table:table-cell>
          <table:table-cell table:number-columns-repeated="6"/>
        </table:table-row>
        <table:table-row table:style-name="ro1">
          <table:table-cell office:value-type="float" office:value="0.00447356142103672" calcext:value-type="float">
            <text:p>0.0044735614</text:p>
          </table:table-cell>
          <table:table-cell office:value-type="float" office:value="43.6174964904785" calcext:value-type="float">
            <text:p>43.6174964905</text:p>
          </table:table-cell>
          <table:table-cell table:number-columns-repeated="6"/>
        </table:table-row>
        <table:table-row table:style-name="ro1">
          <table:table-cell office:value-type="float" office:value="0.182143181562424" calcext:value-type="float">
            <text:p>0.1821431816</text:p>
          </table:table-cell>
          <table:table-cell office:value-type="float" office:value="48.7235260009766" calcext:value-type="float">
            <text:p>48.723526001</text:p>
          </table:table-cell>
          <table:table-cell table:number-columns-repeated="6"/>
        </table:table-row>
        <table:table-row table:style-name="ro1">
          <table:table-cell office:value-type="float" office:value="0.00734663754701615" calcext:value-type="float">
            <text:p>0.0073466375</text:p>
          </table:table-cell>
          <table:table-cell office:value-type="float" office:value="44.4238510131836" calcext:value-type="float">
            <text:p>44.4238510132</text:p>
          </table:table-cell>
          <table:table-cell table:number-columns-repeated="6"/>
        </table:table-row>
        <table:table-row table:style-name="ro1">
          <table:table-cell office:value-type="float" office:value="0.0544392764568329" calcext:value-type="float">
            <text:p>0.0544392765</text:p>
          </table:table-cell>
          <table:table-cell office:value-type="float" office:value="36.9179344177246" calcext:value-type="float">
            <text:p>36.9179344177</text:p>
          </table:table-cell>
          <table:table-cell table:number-columns-repeated="6"/>
        </table:table-row>
        <table:table-row table:style-name="ro1">
          <table:table-cell office:value-type="float" office:value="0.10578379034996" calcext:value-type="float">
            <text:p>0.1057837903</text:p>
          </table:table-cell>
          <table:table-cell office:value-type="float" office:value="39.0712127685547" calcext:value-type="float">
            <text:p>39.0712127686</text:p>
          </table:table-cell>
          <table:table-cell table:number-columns-repeated="6"/>
        </table:table-row>
        <table:table-row table:style-name="ro1">
          <table:table-cell office:value-type="float" office:value="0.126012936234474" calcext:value-type="float">
            <text:p>0.1260129362</text:p>
          </table:table-cell>
          <table:table-cell office:value-type="float" office:value="47.5961151123047" calcext:value-type="float">
            <text:p>47.5961151123</text:p>
          </table:table-cell>
          <table:table-cell table:number-columns-repeated="6"/>
        </table:table-row>
        <table:table-row table:style-name="ro1">
          <table:table-cell office:value-type="float" office:value="0.47508043050766" calcext:value-type="float">
            <text:p>0.4750804305</text:p>
          </table:table-cell>
          <table:table-cell office:value-type="float" office:value="41.4206924438477" calcext:value-type="float">
            <text:p>41.4206924438</text:p>
          </table:table-cell>
          <table:table-cell table:number-columns-repeated="6"/>
        </table:table-row>
        <table:table-row table:style-name="ro1">
          <table:table-cell office:value-type="float" office:value="1.91713631153107" calcext:value-type="float">
            <text:p>1.9171363115</text:p>
          </table:table-cell>
          <table:table-cell office:value-type="float" office:value="40.9668960571289" calcext:value-type="float">
            <text:p>40.9668960571</text:p>
          </table:table-cell>
          <table:table-cell table:number-columns-repeated="6"/>
        </table:table-row>
        <table:table-row table:style-name="ro1">
          <table:table-cell office:value-type="float" office:value="0.62039852142334" calcext:value-type="float">
            <text:p>0.6203985214</text:p>
          </table:table-cell>
          <table:table-cell office:value-type="float" office:value="45.6125183105469" calcext:value-type="float">
            <text:p>45.6125183105</text:p>
          </table:table-cell>
          <table:table-cell table:number-columns-repeated="6"/>
        </table:table-row>
        <table:table-row table:style-name="ro1">
          <table:table-cell office:value-type="float" office:value="0.695943832397461" calcext:value-type="float">
            <text:p>0.6959438324</text:p>
          </table:table-cell>
          <table:table-cell office:value-type="float" office:value="38.1943130493164" calcext:value-type="float">
            <text:p>38.1943130493</text:p>
          </table:table-cell>
          <table:table-cell table:number-columns-repeated="6"/>
        </table:table-row>
        <table:table-row table:style-name="ro1">
          <table:table-cell office:value-type="float" office:value="0.803657650947571" calcext:value-type="float">
            <text:p>0.8036576509</text:p>
          </table:table-cell>
          <table:table-cell office:value-type="float" office:value="41.2991714477539" calcext:value-type="float">
            <text:p>41.2991714478</text:p>
          </table:table-cell>
          <table:table-cell table:number-columns-repeated="6"/>
        </table:table-row>
        <table:table-row table:style-name="ro1">
          <table:table-cell office:value-type="float" office:value="0.382038503885269" calcext:value-type="float">
            <text:p>0.3820385039</text:p>
          </table:table-cell>
          <table:table-cell office:value-type="float" office:value="40.246036529541" calcext:value-type="float">
            <text:p>40.2460365295</text:p>
          </table:table-cell>
          <table:table-cell table:number-columns-repeated="6"/>
        </table:table-row>
        <table:table-row table:style-name="ro1">
          <table:table-cell office:value-type="float" office:value="0.0000326393928844482" calcext:value-type="float">
            <text:p>3.26393928844482E-05</text:p>
          </table:table-cell>
          <table:table-cell office:value-type="float" office:value="42.2333030700684" calcext:value-type="float">
            <text:p>42.2333030701</text:p>
          </table:table-cell>
          <table:table-cell table:number-columns-repeated="6"/>
        </table:table-row>
        <table:table-row table:style-name="ro1">
          <table:table-cell office:value-type="float" office:value="0.592790961265564" calcext:value-type="float">
            <text:p>0.5927909613</text:p>
          </table:table-cell>
          <table:table-cell office:value-type="float" office:value="41.3318481445313" calcext:value-type="float">
            <text:p>41.3318481445</text:p>
          </table:table-cell>
          <table:table-cell table:number-columns-repeated="6"/>
        </table:table-row>
        <table:table-row table:style-name="ro1">
          <table:table-cell office:value-type="float" office:value="0.0234682001173496" calcext:value-type="float">
            <text:p>0.0234682001</text:p>
          </table:table-cell>
          <table:table-cell office:value-type="float" office:value="35.1662406921387" calcext:value-type="float">
            <text:p>35.1662406921</text:p>
          </table:table-cell>
          <table:table-cell table:number-columns-repeated="6"/>
        </table:table-row>
        <table:table-row table:style-name="ro1">
          <table:table-cell office:value-type="float" office:value="0.784118413925171" calcext:value-type="float">
            <text:p>0.7841184139</text:p>
          </table:table-cell>
          <table:table-cell office:value-type="float" office:value="35.8766479492188" calcext:value-type="float">
            <text:p>35.8766479492</text:p>
          </table:table-cell>
          <table:table-cell table:number-columns-repeated="6"/>
        </table:table-row>
        <table:table-row table:style-name="ro1">
          <table:table-cell office:value-type="float" office:value="0.579220771789551" calcext:value-type="float">
            <text:p>0.5792207718</text:p>
          </table:table-cell>
          <table:table-cell office:value-type="float" office:value="35.5960159301758" calcext:value-type="float">
            <text:p>35.5960159302</text:p>
          </table:table-cell>
          <table:table-cell table:number-columns-repeated="6"/>
        </table:table-row>
        <table:table-row table:style-name="ro1">
          <table:table-cell office:value-type="float" office:value="0.111911214888096" calcext:value-type="float">
            <text:p>0.1119112149</text:p>
          </table:table-cell>
          <table:table-cell office:value-type="float" office:value="34.3546600341797" calcext:value-type="float">
            <text:p>34.3546600342</text:p>
          </table:table-cell>
          <table:table-cell table:number-columns-repeated="6"/>
        </table:table-row>
        <table:table-row table:style-name="ro1">
          <table:table-cell office:value-type="float" office:value="0.031718086451292" calcext:value-type="float">
            <text:p>0.0317180865</text:p>
          </table:table-cell>
          <table:table-cell office:value-type="float" office:value="36.9657669067383" calcext:value-type="float">
            <text:p>36.9657669067</text:p>
          </table:table-cell>
          <table:table-cell table:number-columns-repeated="6"/>
        </table:table-row>
        <table:table-row table:style-name="ro1">
          <table:table-cell office:value-type="float" office:value="0.18168069422245" calcext:value-type="float">
            <text:p>0.1816806942</text:p>
          </table:table-cell>
          <table:table-cell office:value-type="float" office:value="35.5990753173828" calcext:value-type="float">
            <text:p>35.5990753174</text:p>
          </table:table-cell>
          <table:table-cell table:number-columns-repeated="6"/>
        </table:table-row>
        <table:table-row table:style-name="ro1">
          <table:table-cell office:value-type="float" office:value="0.882642090320587" calcext:value-type="float">
            <text:p>0.8826420903</text:p>
          </table:table-cell>
          <table:table-cell office:value-type="float" office:value="35.4350051879883" calcext:value-type="float">
            <text:p>35.435005188</text:p>
          </table:table-cell>
          <table:table-cell table:number-columns-repeated="6"/>
        </table:table-row>
        <table:table-row table:style-name="ro1">
          <table:table-cell office:value-type="float" office:value="0.286706417798996" calcext:value-type="float">
            <text:p>0.2867064178</text:p>
          </table:table-cell>
          <table:table-cell office:value-type="float" office:value="35.7156562805176" calcext:value-type="float">
            <text:p>35.7156562805</text:p>
          </table:table-cell>
          <table:table-cell table:number-columns-repeated="6"/>
        </table:table-row>
        <table:table-row table:style-name="ro1">
          <table:table-cell office:value-type="float" office:value="0.019528416916728" calcext:value-type="float">
            <text:p>0.0195284169</text:p>
          </table:table-cell>
          <table:table-cell office:value-type="float" office:value="36.746509552002" calcext:value-type="float">
            <text:p>36.746509552</text:p>
          </table:table-cell>
          <table:table-cell table:number-columns-repeated="6"/>
        </table:table-row>
        <table:table-row table:style-name="ro1">
          <table:table-cell office:value-type="float" office:value="0.00359946396201849" calcext:value-type="float">
            <text:p>0.003599464</text:p>
          </table:table-cell>
          <table:table-cell office:value-type="float" office:value="36.8691635131836" calcext:value-type="float">
            <text:p>36.8691635132</text:p>
          </table:table-cell>
          <table:table-cell table:number-columns-repeated="6"/>
        </table:table-row>
        <table:table-row table:style-name="ro1">
          <table:table-cell office:value-type="float" office:value="0.249960079789162" calcext:value-type="float">
            <text:p>0.2499600798</text:p>
          </table:table-cell>
          <table:table-cell office:value-type="float" office:value="36.3524169921875" calcext:value-type="float">
            <text:p>36.3524169922</text:p>
          </table:table-cell>
          <table:table-cell table:number-columns-repeated="6"/>
        </table:table-row>
        <table:table-row table:style-name="ro1">
          <table:table-cell office:value-type="float" office:value="0.0000257435094681568" calcext:value-type="float">
            <text:p>2.57435094681568E-05</text:p>
          </table:table-cell>
          <table:table-cell office:value-type="float" office:value="35.6919403076172" calcext:value-type="float">
            <text:p>35.6919403076</text:p>
          </table:table-cell>
          <table:table-cell table:number-columns-repeated="6"/>
        </table:table-row>
        <table:table-row table:style-name="ro1">
          <table:table-cell office:value-type="float" office:value="0.459368348121643" calcext:value-type="float">
            <text:p>0.4593683481</text:p>
          </table:table-cell>
          <table:table-cell office:value-type="float" office:value="37.6850814819336" calcext:value-type="float">
            <text:p>37.6850814819</text:p>
          </table:table-cell>
          <table:table-cell table:number-columns-repeated="6"/>
        </table:table-row>
        <table:table-row table:style-name="ro1">
          <table:table-cell office:value-type="float" office:value="0.0795784965157509" calcext:value-type="float">
            <text:p>0.0795784965</text:p>
          </table:table-cell>
          <table:table-cell office:value-type="float" office:value="36.3105812072754" calcext:value-type="float">
            <text:p>36.3105812073</text:p>
          </table:table-cell>
          <table:table-cell table:number-columns-repeated="6"/>
        </table:table-row>
        <table:table-row table:style-name="ro1">
          <table:table-cell office:value-type="float" office:value="0.104817450046539" calcext:value-type="float">
            <text:p>0.10481745</text:p>
          </table:table-cell>
          <table:table-cell office:value-type="float" office:value="36.3734741210938" calcext:value-type="float">
            <text:p>36.3734741211</text:p>
          </table:table-cell>
          <table:table-cell table:number-columns-repeated="6"/>
        </table:table-row>
        <table:table-row table:style-name="ro1">
          <table:table-cell office:value-type="float" office:value="0.0872995182871819" calcext:value-type="float">
            <text:p>0.0872995183</text:p>
          </table:table-cell>
          <table:table-cell office:value-type="float" office:value="35.9470977783203" calcext:value-type="float">
            <text:p>35.9470977783</text:p>
          </table:table-cell>
          <table:table-cell table:number-columns-repeated="6"/>
        </table:table-row>
        <table:table-row table:style-name="ro1">
          <table:table-cell office:value-type="float" office:value="0.0945019498467446" calcext:value-type="float">
            <text:p>0.0945019498</text:p>
          </table:table-cell>
          <table:table-cell office:value-type="float" office:value="37.8952980041504" calcext:value-type="float">
            <text:p>37.8952980042</text:p>
          </table:table-cell>
          <table:table-cell table:number-columns-repeated="6"/>
        </table:table-row>
        <table:table-row table:style-name="ro1">
          <table:table-cell office:value-type="float" office:value="0.0771846398711205" calcext:value-type="float">
            <text:p>0.0771846399</text:p>
          </table:table-cell>
          <table:table-cell office:value-type="float" office:value="36.9445610046387" calcext:value-type="float">
            <text:p>36.9445610046</text:p>
          </table:table-cell>
          <table:table-cell table:number-columns-repeated="6"/>
        </table:table-row>
        <table:table-row table:style-name="ro1">
          <table:table-cell office:value-type="float" office:value="0.0707997158169746" calcext:value-type="float">
            <text:p>0.0707997158</text:p>
          </table:table-cell>
          <table:table-cell office:value-type="float" office:value="36.4747200012207" calcext:value-type="float">
            <text:p>36.4747200012</text:p>
          </table:table-cell>
          <table:table-cell table:number-columns-repeated="6"/>
        </table:table-row>
        <table:table-row table:style-name="ro1">
          <table:table-cell office:value-type="float" office:value="0.294146120548248" calcext:value-type="float">
            <text:p>0.2941461205</text:p>
          </table:table-cell>
          <table:table-cell office:value-type="float" office:value="36.8441467285156" calcext:value-type="float">
            <text:p>36.8441467285</text:p>
          </table:table-cell>
          <table:table-cell table:number-columns-repeated="6"/>
        </table:table-row>
        <table:table-row table:style-name="ro1">
          <table:table-cell office:value-type="float" office:value="0.55642831325531" calcext:value-type="float">
            <text:p>0.5564283133</text:p>
          </table:table-cell>
          <table:table-cell office:value-type="float" office:value="40.7059135437012" calcext:value-type="float">
            <text:p>40.7059135437</text:p>
          </table:table-cell>
          <table:table-cell table:number-columns-repeated="6"/>
        </table:table-row>
        <table:table-row table:style-name="ro1">
          <table:table-cell office:value-type="float" office:value="1.18376970291138" calcext:value-type="float">
            <text:p>1.1837697029</text:p>
          </table:table-cell>
          <table:table-cell office:value-type="float" office:value="39.3250465393066" calcext:value-type="float">
            <text:p>39.3250465393</text:p>
          </table:table-cell>
          <table:table-cell table:number-columns-repeated="6"/>
        </table:table-row>
        <table:table-row table:style-name="ro1">
          <table:table-cell office:value-type="float" office:value="0.314953535795212" calcext:value-type="float">
            <text:p>0.3149535358</text:p>
          </table:table-cell>
          <table:table-cell office:value-type="float" office:value="37.3197288513184" calcext:value-type="float">
            <text:p>37.3197288513</text:p>
          </table:table-cell>
          <table:table-cell table:number-columns-repeated="6"/>
        </table:table-row>
        <table:table-row table:style-name="ro1">
          <table:table-cell office:value-type="float" office:value="0.7476447224617" calcext:value-type="float">
            <text:p>0.7476447225</text:p>
          </table:table-cell>
          <table:table-cell office:value-type="float" office:value="36.8733978271484" calcext:value-type="float">
            <text:p>36.8733978271</text:p>
          </table:table-cell>
          <table:table-cell table:number-columns-repeated="6"/>
        </table:table-row>
        <table:table-row table:style-name="ro1">
          <table:table-cell office:value-type="float" office:value="1.31056118011475" calcext:value-type="float">
            <text:p>1.3105611801</text:p>
          </table:table-cell>
          <table:table-cell office:value-type="float" office:value="36.326229095459" calcext:value-type="float">
            <text:p>36.3262290955</text:p>
          </table:table-cell>
          <table:table-cell table:number-columns-repeated="6"/>
        </table:table-row>
        <table:table-row table:style-name="ro1">
          <table:table-cell office:value-type="float" office:value="1.49578273296356" calcext:value-type="float">
            <text:p>1.495782733</text:p>
          </table:table-cell>
          <table:table-cell office:value-type="float" office:value="34.7029190063477" calcext:value-type="float">
            <text:p>34.7029190063</text:p>
          </table:table-cell>
          <table:table-cell table:number-columns-repeated="6"/>
        </table:table-row>
        <table:table-row table:style-name="ro1">
          <table:table-cell office:value-type="float" office:value="1.24365651607513" calcext:value-type="float">
            <text:p>1.2436565161</text:p>
          </table:table-cell>
          <table:table-cell office:value-type="float" office:value="36.7420272827148" calcext:value-type="float">
            <text:p>36.7420272827</text:p>
          </table:table-cell>
          <table:table-cell table:number-columns-repeated="6"/>
        </table:table-row>
        <table:table-row table:style-name="ro1">
          <table:table-cell office:value-type="float" office:value="0.168956384062767" calcext:value-type="float">
            <text:p>0.1689563841</text:p>
          </table:table-cell>
          <table:table-cell office:value-type="float" office:value="36.3702239990234" calcext:value-type="float">
            <text:p>36.370223999</text:p>
          </table:table-cell>
          <table:table-cell table:number-columns-repeated="6"/>
        </table:table-row>
        <table:table-row table:style-name="ro1">
          <table:table-cell office:value-type="float" office:value="0.00782585702836514" calcext:value-type="float">
            <text:p>0.007825857</text:p>
          </table:table-cell>
          <table:table-cell office:value-type="float" office:value="36.1650733947754" calcext:value-type="float">
            <text:p>36.1650733948</text:p>
          </table:table-cell>
          <table:table-cell table:number-columns-repeated="6"/>
        </table:table-row>
        <table:table-row table:style-name="ro1">
          <table:table-cell office:value-type="float" office:value="0.428030580282211" calcext:value-type="float">
            <text:p>0.4280305803</text:p>
          </table:table-cell>
          <table:table-cell office:value-type="float" office:value="36.7433929443359" calcext:value-type="float">
            <text:p>36.7433929443</text:p>
          </table:table-cell>
          <table:table-cell table:number-columns-repeated="6"/>
        </table:table-row>
        <table:table-row table:style-name="ro1">
          <table:table-cell office:value-type="float" office:value="0.0753758326172829" calcext:value-type="float">
            <text:p>0.0753758326</text:p>
          </table:table-cell>
          <table:table-cell office:value-type="float" office:value="36.3217697143555" calcext:value-type="float">
            <text:p>36.3217697144</text:p>
          </table:table-cell>
          <table:table-cell table:number-columns-repeated="6"/>
        </table:table-row>
        <table:table-row table:style-name="ro1">
          <table:table-cell office:value-type="float" office:value="0.355496913194656" calcext:value-type="float">
            <text:p>0.3554969132</text:p>
          </table:table-cell>
          <table:table-cell office:value-type="float" office:value="35.4548263549805" calcext:value-type="float">
            <text:p>35.454826355</text:p>
          </table:table-cell>
          <table:table-cell table:number-columns-repeated="6"/>
        </table:table-row>
        <table:table-row table:style-name="ro1">
          <table:table-cell office:value-type="float" office:value="1.48439002037048" calcext:value-type="float">
            <text:p>1.4843900204</text:p>
          </table:table-cell>
          <table:table-cell office:value-type="float" office:value="36.1368217468262" calcext:value-type="float">
            <text:p>36.1368217468</text:p>
          </table:table-cell>
          <table:table-cell table:number-columns-repeated="6"/>
        </table:table-row>
        <table:table-row table:style-name="ro1">
          <table:table-cell office:value-type="float" office:value="0.00577423814684153" calcext:value-type="float">
            <text:p>0.0057742381</text:p>
          </table:table-cell>
          <table:table-cell office:value-type="float" office:value="36.5452461242676" calcext:value-type="float">
            <text:p>36.5452461243</text:p>
          </table:table-cell>
          <table:table-cell table:number-columns-repeated="6"/>
        </table:table-row>
        <table:table-row table:style-name="ro1">
          <table:table-cell office:value-type="float" office:value="0.221775710582733" calcext:value-type="float">
            <text:p>0.2217757106</text:p>
          </table:table-cell>
          <table:table-cell office:value-type="float" office:value="37.9803199768066" calcext:value-type="float">
            <text:p>37.9803199768</text:p>
          </table:table-cell>
          <table:table-cell table:number-columns-repeated="6"/>
        </table:table-row>
        <table:table-row table:style-name="ro1">
          <table:table-cell office:value-type="float" office:value="0.0720569714903832" calcext:value-type="float">
            <text:p>0.0720569715</text:p>
          </table:table-cell>
          <table:table-cell office:value-type="float" office:value="37.643424987793" calcext:value-type="float">
            <text:p>37.6434249878</text:p>
          </table:table-cell>
          <table:table-cell table:number-columns-repeated="6"/>
        </table:table-row>
        <table:table-row table:style-name="ro1">
          <table:table-cell office:value-type="float" office:value="0.00000280590757029131" calcext:value-type="float">
            <text:p>2.80590757029131E-06</text:p>
          </table:table-cell>
          <table:table-cell office:value-type="float" office:value="37.2623291015625" calcext:value-type="float">
            <text:p>37.2623291016</text:p>
          </table:table-cell>
          <table:table-cell table:number-columns-repeated="6"/>
        </table:table-row>
        <table:table-row table:style-name="ro1">
          <table:table-cell office:value-type="float" office:value="0.217802420258522" calcext:value-type="float">
            <text:p>0.2178024203</text:p>
          </table:table-cell>
          <table:table-cell office:value-type="float" office:value="37.6228561401367" calcext:value-type="float">
            <text:p>37.6228561401</text:p>
          </table:table-cell>
          <table:table-cell table:number-columns-repeated="6"/>
        </table:table-row>
        <table:table-row table:style-name="ro1">
          <table:table-cell office:value-type="float" office:value="0.001229636836797" calcext:value-type="float">
            <text:p>0.0012296368</text:p>
          </table:table-cell>
          <table:table-cell office:value-type="float" office:value="38.0136222839355" calcext:value-type="float">
            <text:p>38.0136222839</text:p>
          </table:table-cell>
          <table:table-cell table:number-columns-repeated="6"/>
        </table:table-row>
        <table:table-row table:style-name="ro1">
          <table:table-cell office:value-type="float" office:value="0.202047690749168" calcext:value-type="float">
            <text:p>0.2020476907</text:p>
          </table:table-cell>
          <table:table-cell office:value-type="float" office:value="34.096061706543" calcext:value-type="float">
            <text:p>34.0960617065</text:p>
          </table:table-cell>
          <table:table-cell table:number-columns-repeated="6"/>
        </table:table-row>
        <table:table-row table:style-name="ro1">
          <table:table-cell office:value-type="float" office:value="0.164813205599785" calcext:value-type="float">
            <text:p>0.1648132056</text:p>
          </table:table-cell>
          <table:table-cell office:value-type="float" office:value="37.3177299499512" calcext:value-type="float">
            <text:p>37.31772995</text:p>
          </table:table-cell>
          <table:table-cell table:number-columns-repeated="6"/>
        </table:table-row>
        <table:table-row table:style-name="ro1">
          <table:table-cell office:value-type="float" office:value="0.0275194905698299" calcext:value-type="float">
            <text:p>0.0275194906</text:p>
          </table:table-cell>
          <table:table-cell office:value-type="float" office:value="34.8293228149414" calcext:value-type="float">
            <text:p>34.8293228149</text:p>
          </table:table-cell>
          <table:table-cell table:number-columns-repeated="6"/>
        </table:table-row>
        <table:table-row table:style-name="ro1">
          <table:table-cell office:value-type="float" office:value="0.211040288209915" calcext:value-type="float">
            <text:p>0.2110402882</text:p>
          </table:table-cell>
          <table:table-cell office:value-type="float" office:value="34.1162986755371" calcext:value-type="float">
            <text:p>34.1162986755</text:p>
          </table:table-cell>
          <table:table-cell table:number-columns-repeated="6"/>
        </table:table-row>
        <table:table-row table:style-name="ro1">
          <table:table-cell office:value-type="float" office:value="0.00170233845710754" calcext:value-type="float">
            <text:p>0.0017023385</text:p>
          </table:table-cell>
          <table:table-cell office:value-type="float" office:value="38.0197677612305" calcext:value-type="float">
            <text:p>38.0197677612</text:p>
          </table:table-cell>
          <table:table-cell table:number-columns-repeated="6"/>
        </table:table-row>
        <table:table-row table:style-name="ro1">
          <table:table-cell office:value-type="float" office:value="0.265236914157867" calcext:value-type="float">
            <text:p>0.2652369142</text:p>
          </table:table-cell>
          <table:table-cell office:value-type="float" office:value="37.4411926269531" calcext:value-type="float">
            <text:p>37.441192627</text:p>
          </table:table-cell>
          <table:table-cell table:number-columns-repeated="6"/>
        </table:table-row>
        <table:table-row table:style-name="ro1">
          <table:table-cell office:value-type="float" office:value="0.019674189388752" calcext:value-type="float">
            <text:p>0.0196741894</text:p>
          </table:table-cell>
          <table:table-cell office:value-type="float" office:value="38.6071624755859" calcext:value-type="float">
            <text:p>38.6071624756</text:p>
          </table:table-cell>
          <table:table-cell table:number-columns-repeated="6"/>
        </table:table-row>
        <table:table-row table:style-name="ro1">
          <table:table-cell office:value-type="float" office:value="0.289741724729538" calcext:value-type="float">
            <text:p>0.2897417247</text:p>
          </table:table-cell>
          <table:table-cell office:value-type="float" office:value="37.9155502319336" calcext:value-type="float">
            <text:p>37.9155502319</text:p>
          </table:table-cell>
          <table:table-cell table:number-columns-repeated="6"/>
        </table:table-row>
        <table:table-row table:style-name="ro1">
          <table:table-cell office:value-type="float" office:value="0.102296732366085" calcext:value-type="float">
            <text:p>0.1022967324</text:p>
          </table:table-cell>
          <table:table-cell office:value-type="float" office:value="38.5733528137207" calcext:value-type="float">
            <text:p>38.5733528137</text:p>
          </table:table-cell>
          <table:table-cell table:number-columns-repeated="6"/>
        </table:table-row>
        <table:table-row table:style-name="ro1">
          <table:table-cell office:value-type="float" office:value="0.00528925331309438" calcext:value-type="float">
            <text:p>0.0052892533</text:p>
          </table:table-cell>
          <table:table-cell office:value-type="float" office:value="40.6274375915527" calcext:value-type="float">
            <text:p>40.6274375916</text:p>
          </table:table-cell>
          <table:table-cell table:number-columns-repeated="6"/>
        </table:table-row>
        <table:table-row table:style-name="ro1">
          <table:table-cell office:value-type="float" office:value="1.10154867172241" calcext:value-type="float">
            <text:p>1.1015486717</text:p>
          </table:table-cell>
          <table:table-cell office:value-type="float" office:value="34.2891159057617" calcext:value-type="float">
            <text:p>34.2891159058</text:p>
          </table:table-cell>
          <table:table-cell table:number-columns-repeated="6"/>
        </table:table-row>
        <table:table-row table:style-name="ro1">
          <table:table-cell office:value-type="float" office:value="0.190844163298607" calcext:value-type="float">
            <text:p>0.1908441633</text:p>
          </table:table-cell>
          <table:table-cell office:value-type="float" office:value="39.233757019043" calcext:value-type="float">
            <text:p>39.233757019</text:p>
          </table:table-cell>
          <table:table-cell table:number-columns-repeated="6"/>
        </table:table-row>
        <table:table-row table:style-name="ro1">
          <table:table-cell office:value-type="float" office:value="0.935226798057556" calcext:value-type="float">
            <text:p>0.9352267981</text:p>
          </table:table-cell>
          <table:table-cell office:value-type="float" office:value="38.5517730712891" calcext:value-type="float">
            <text:p>38.5517730713</text:p>
          </table:table-cell>
          <table:table-cell table:number-columns-repeated="6"/>
        </table:table-row>
        <table:table-row table:style-name="ro1">
          <table:table-cell office:value-type="float" office:value="0.0218125283718109" calcext:value-type="float">
            <text:p>0.0218125284</text:p>
          </table:table-cell>
          <table:table-cell office:value-type="float" office:value="37.1958160400391" calcext:value-type="float">
            <text:p>37.19581604</text:p>
          </table:table-cell>
          <table:table-cell table:number-columns-repeated="6"/>
        </table:table-row>
        <table:table-row table:style-name="ro1">
          <table:table-cell office:value-type="float" office:value="0.0000438881106674671" calcext:value-type="float">
            <text:p>4.38881106674671E-05</text:p>
          </table:table-cell>
          <table:table-cell office:value-type="float" office:value="38.5818977355957" calcext:value-type="float">
            <text:p>38.5818977356</text:p>
          </table:table-cell>
          <table:table-cell table:number-columns-repeated="6"/>
        </table:table-row>
        <table:table-row table:style-name="ro1">
          <table:table-cell office:value-type="float" office:value="0.00128027913160622" calcext:value-type="float">
            <text:p>0.0012802791</text:p>
          </table:table-cell>
          <table:table-cell office:value-type="float" office:value="32.4606170654297" calcext:value-type="float">
            <text:p>32.4606170654</text:p>
          </table:table-cell>
          <table:table-cell table:number-columns-repeated="6"/>
        </table:table-row>
        <table:table-row table:style-name="ro1">
          <table:table-cell office:value-type="float" office:value="0.0558951571583748" calcext:value-type="float">
            <text:p>0.0558951572</text:p>
          </table:table-cell>
          <table:table-cell office:value-type="float" office:value="38.3025550842285" calcext:value-type="float">
            <text:p>38.3025550842</text:p>
          </table:table-cell>
          <table:table-cell table:number-columns-repeated="6"/>
        </table:table-row>
        <table:table-row table:style-name="ro1">
          <table:table-cell office:value-type="float" office:value="0.791161298751831" calcext:value-type="float">
            <text:p>0.7911612988</text:p>
          </table:table-cell>
          <table:table-cell office:value-type="float" office:value="38.3513374328613" calcext:value-type="float">
            <text:p>38.3513374329</text:p>
          </table:table-cell>
          <table:table-cell table:number-columns-repeated="6"/>
        </table:table-row>
        <table:table-row table:style-name="ro1">
          <table:table-cell office:value-type="float" office:value="0.00334675004705787" calcext:value-type="float">
            <text:p>0.00334675</text:p>
          </table:table-cell>
          <table:table-cell office:value-type="float" office:value="37.8277626037598" calcext:value-type="float">
            <text:p>37.8277626038</text:p>
          </table:table-cell>
          <table:table-cell table:number-columns-repeated="6"/>
        </table:table-row>
        <table:table-row table:style-name="ro1">
          <table:table-cell office:value-type="float" office:value="0.0537404231727123" calcext:value-type="float">
            <text:p>0.0537404232</text:p>
          </table:table-cell>
          <table:table-cell office:value-type="float" office:value="37.6094436645508" calcext:value-type="float">
            <text:p>37.6094436646</text:p>
          </table:table-cell>
          <table:table-cell table:number-columns-repeated="6"/>
        </table:table-row>
        <table:table-row table:style-name="ro1">
          <table:table-cell office:value-type="float" office:value="0.00288337934762239" calcext:value-type="float">
            <text:p>0.0028833793</text:p>
          </table:table-cell>
          <table:table-cell office:value-type="float" office:value="37.523796081543" calcext:value-type="float">
            <text:p>37.5237960815</text:p>
          </table:table-cell>
          <table:table-cell table:number-columns-repeated="6"/>
        </table:table-row>
        <table:table-row table:style-name="ro1">
          <table:table-cell office:value-type="float" office:value="0.498303890228272" calcext:value-type="float">
            <text:p>0.4983038902</text:p>
          </table:table-cell>
          <table:table-cell office:value-type="float" office:value="38.1263542175293" calcext:value-type="float">
            <text:p>38.1263542175</text:p>
          </table:table-cell>
          <table:table-cell table:number-columns-repeated="6"/>
        </table:table-row>
        <table:table-row table:style-name="ro1">
          <table:table-cell office:value-type="float" office:value="0.0440753102302551" calcext:value-type="float">
            <text:p>0.0440753102</text:p>
          </table:table-cell>
          <table:table-cell office:value-type="float" office:value="37.9985466003418" calcext:value-type="float">
            <text:p>37.9985466003</text:p>
          </table:table-cell>
          <table:table-cell table:number-columns-repeated="6"/>
        </table:table-row>
        <table:table-row table:style-name="ro1">
          <table:table-cell office:value-type="float" office:value="0.448966890573502" calcext:value-type="float">
            <text:p>0.4489668906</text:p>
          </table:table-cell>
          <table:table-cell office:value-type="float" office:value="35.9088668823242" calcext:value-type="float">
            <text:p>35.9088668823</text:p>
          </table:table-cell>
          <table:table-cell table:number-columns-repeated="6"/>
        </table:table-row>
        <table:table-row table:style-name="ro1">
          <table:table-cell office:value-type="float" office:value="0.0413880273699761" calcext:value-type="float">
            <text:p>0.0413880274</text:p>
          </table:table-cell>
          <table:table-cell office:value-type="float" office:value="37.3011856079102" calcext:value-type="float">
            <text:p>37.3011856079</text:p>
          </table:table-cell>
          <table:table-cell table:number-columns-repeated="6"/>
        </table:table-row>
        <table:table-row table:style-name="ro1">
          <table:table-cell office:value-type="float" office:value="0.251643240451813" calcext:value-type="float">
            <text:p>0.2516432405</text:p>
          </table:table-cell>
          <table:table-cell office:value-type="float" office:value="35.0560188293457" calcext:value-type="float">
            <text:p>35.0560188293</text:p>
          </table:table-cell>
          <table:table-cell table:number-columns-repeated="6"/>
        </table:table-row>
        <table:table-row table:style-name="ro1">
          <table:table-cell office:value-type="float" office:value="0.132213681936264" calcext:value-type="float">
            <text:p>0.1322136819</text:p>
          </table:table-cell>
          <table:table-cell office:value-type="float" office:value="37.2179260253906" calcext:value-type="float">
            <text:p>37.2179260254</text:p>
          </table:table-cell>
          <table:table-cell table:number-columns-repeated="6"/>
        </table:table-row>
        <table:table-row table:style-name="ro1">
          <table:table-cell office:value-type="float" office:value="0.243305176496506" calcext:value-type="float">
            <text:p>0.2433051765</text:p>
          </table:table-cell>
          <table:table-cell office:value-type="float" office:value="33.6781005859375" calcext:value-type="float">
            <text:p>33.6781005859</text:p>
          </table:table-cell>
          <table:table-cell table:number-columns-repeated="6"/>
        </table:table-row>
        <table:table-row table:style-name="ro1">
          <table:table-cell office:value-type="float" office:value="0.220056533813477" calcext:value-type="float">
            <text:p>0.2200565338</text:p>
          </table:table-cell>
          <table:table-cell office:value-type="float" office:value="36.0825805664062" calcext:value-type="float">
            <text:p>36.0825805664</text:p>
          </table:table-cell>
          <table:table-cell table:number-columns-repeated="6"/>
        </table:table-row>
        <table:table-row table:style-name="ro1">
          <table:table-cell office:value-type="float" office:value="0.799209594726563" calcext:value-type="float">
            <text:p>0.7992095947</text:p>
          </table:table-cell>
          <table:table-cell office:value-type="float" office:value="37.3145599365234" calcext:value-type="float">
            <text:p>37.3145599365</text:p>
          </table:table-cell>
          <table:table-cell table:number-columns-repeated="6"/>
        </table:table-row>
        <table:table-row table:style-name="ro1">
          <table:table-cell office:value-type="float" office:value="0.00272597186267376" calcext:value-type="float">
            <text:p>0.0027259719</text:p>
          </table:table-cell>
          <table:table-cell office:value-type="float" office:value="38.0128631591797" calcext:value-type="float">
            <text:p>38.0128631592</text:p>
          </table:table-cell>
          <table:table-cell table:number-columns-repeated="6"/>
        </table:table-row>
        <table:table-row table:style-name="ro1">
          <table:table-cell office:value-type="float" office:value="0.945621967315674" calcext:value-type="float">
            <text:p>0.9456219673</text:p>
          </table:table-cell>
          <table:table-cell office:value-type="float" office:value="37.9374084472656" calcext:value-type="float">
            <text:p>37.9374084473</text:p>
          </table:table-cell>
          <table:table-cell table:number-columns-repeated="6"/>
        </table:table-row>
        <table:table-row table:style-name="ro1">
          <table:table-cell office:value-type="float" office:value="0.136150076985359" calcext:value-type="float">
            <text:p>0.136150077</text:p>
          </table:table-cell>
          <table:table-cell office:value-type="float" office:value="37.8582191467285" calcext:value-type="float">
            <text:p>37.8582191467</text:p>
          </table:table-cell>
          <table:table-cell table:number-columns-repeated="6"/>
        </table:table-row>
        <table:table-row table:style-name="ro1">
          <table:table-cell office:value-type="float" office:value="0.0546496845781803" calcext:value-type="float">
            <text:p>0.0546496846</text:p>
          </table:table-cell>
          <table:table-cell office:value-type="float" office:value="37.0454864501953" calcext:value-type="float">
            <text:p>37.0454864502</text:p>
          </table:table-cell>
          <table:table-cell table:number-columns-repeated="6"/>
        </table:table-row>
        <table:table-row table:style-name="ro1">
          <table:table-cell office:value-type="float" office:value="1.27637469768524" calcext:value-type="float">
            <text:p>1.2763746977</text:p>
          </table:table-cell>
          <table:table-cell office:value-type="float" office:value="38.2718391418457" calcext:value-type="float">
            <text:p>38.2718391418</text:p>
          </table:table-cell>
          <table:table-cell table:number-columns-repeated="6"/>
        </table:table-row>
        <table:table-row table:style-name="ro1">
          <table:table-cell office:value-type="float" office:value="0.892063856124878" calcext:value-type="float">
            <text:p>0.8920638561</text:p>
          </table:table-cell>
          <table:table-cell office:value-type="float" office:value="35.9338073730469" calcext:value-type="float">
            <text:p>35.933807373</text:p>
          </table:table-cell>
          <table:table-cell table:number-columns-repeated="6"/>
        </table:table-row>
        <table:table-row table:style-name="ro1">
          <table:table-cell office:value-type="float" office:value="0.0380451157689095" calcext:value-type="float">
            <text:p>0.0380451158</text:p>
          </table:table-cell>
          <table:table-cell office:value-type="float" office:value="37.8300094604492" calcext:value-type="float">
            <text:p>37.8300094604</text:p>
          </table:table-cell>
          <table:table-cell table:number-columns-repeated="6"/>
        </table:table-row>
        <table:table-row table:style-name="ro1">
          <table:table-cell office:value-type="float" office:value="0.726433038711548" calcext:value-type="float">
            <text:p>0.7264330387</text:p>
          </table:table-cell>
          <table:table-cell office:value-type="float" office:value="36.516788482666" calcext:value-type="float">
            <text:p>36.5167884827</text:p>
          </table:table-cell>
          <table:table-cell table:number-columns-repeated="6"/>
        </table:table-row>
        <table:table-row table:style-name="ro1">
          <table:table-cell office:value-type="float" office:value="0.61445540189743" calcext:value-type="float">
            <text:p>0.6144554019</text:p>
          </table:table-cell>
          <table:table-cell office:value-type="float" office:value="37.2149429321289" calcext:value-type="float">
            <text:p>37.2149429321</text:p>
          </table:table-cell>
          <table:table-cell table:number-columns-repeated="6"/>
        </table:table-row>
        <table:table-row table:style-name="ro1">
          <table:table-cell office:value-type="float" office:value="0.0263543464243412" calcext:value-type="float">
            <text:p>0.0263543464</text:p>
          </table:table-cell>
          <table:table-cell office:value-type="float" office:value="36.5720977783203" calcext:value-type="float">
            <text:p>36.5720977783</text:p>
          </table:table-cell>
          <table:table-cell table:number-columns-repeated="6"/>
        </table:table-row>
        <table:table-row table:style-name="ro1">
          <table:table-cell office:value-type="float" office:value="0.23649075627327" calcext:value-type="float">
            <text:p>0.2364907563</text:p>
          </table:table-cell>
          <table:table-cell office:value-type="float" office:value="34.3225708007812" calcext:value-type="float">
            <text:p>34.3225708008</text:p>
          </table:table-cell>
          <table:table-cell table:number-columns-repeated="6"/>
        </table:table-row>
        <table:table-row table:style-name="ro1">
          <table:table-cell office:value-type="float" office:value="0.135167509317398" calcext:value-type="float">
            <text:p>0.1351675093</text:p>
          </table:table-cell>
          <table:table-cell office:value-type="float" office:value="30.3270168304443" calcext:value-type="float">
            <text:p>30.3270168304</text:p>
          </table:table-cell>
          <table:table-cell table:number-columns-repeated="6"/>
        </table:table-row>
        <table:table-row table:style-name="ro1">
          <table:table-cell office:value-type="float" office:value="0.0418270975351334" calcext:value-type="float">
            <text:p>0.0418270975</text:p>
          </table:table-cell>
          <table:table-cell office:value-type="float" office:value="36.1087875366211" calcext:value-type="float">
            <text:p>36.1087875366</text:p>
          </table:table-cell>
          <table:table-cell table:number-columns-repeated="6"/>
        </table:table-row>
        <table:table-row table:style-name="ro1">
          <table:table-cell office:value-type="float" office:value="0.0153557891026139" calcext:value-type="float">
            <text:p>0.0153557891</text:p>
          </table:table-cell>
          <table:table-cell office:value-type="float" office:value="36.1259346008301" calcext:value-type="float">
            <text:p>36.1259346008</text:p>
          </table:table-cell>
          <table:table-cell table:number-columns-repeated="6"/>
        </table:table-row>
        <table:table-row table:style-name="ro1">
          <table:table-cell office:value-type="float" office:value="0.00278373481705785" calcext:value-type="float">
            <text:p>0.0027837348</text:p>
          </table:table-cell>
          <table:table-cell office:value-type="float" office:value="36.0624771118164" calcext:value-type="float">
            <text:p>36.0624771118</text:p>
          </table:table-cell>
          <table:table-cell table:number-columns-repeated="6"/>
        </table:table-row>
        <table:table-row table:style-name="ro1">
          <table:table-cell office:value-type="float" office:value="1.04416644573212" calcext:value-type="float">
            <text:p>1.0441664457</text:p>
          </table:table-cell>
          <table:table-cell office:value-type="float" office:value="33.0280456542969" calcext:value-type="float">
            <text:p>33.0280456543</text:p>
          </table:table-cell>
          <table:table-cell table:number-columns-repeated="6"/>
        </table:table-row>
        <table:table-row table:style-name="ro1">
          <table:table-cell office:value-type="float" office:value="0.287724137306213" calcext:value-type="float">
            <text:p>0.2877241373</text:p>
          </table:table-cell>
          <table:table-cell office:value-type="float" office:value="37.6271018981934" calcext:value-type="float">
            <text:p>37.6271018982</text:p>
          </table:table-cell>
          <table:table-cell table:number-columns-repeated="6"/>
        </table:table-row>
        <table:table-row table:style-name="ro1">
          <table:table-cell office:value-type="float" office:value="0.224499896168709" calcext:value-type="float">
            <text:p>0.2244998962</text:p>
          </table:table-cell>
          <table:table-cell office:value-type="float" office:value="37.1203193664551" calcext:value-type="float">
            <text:p>37.1203193665</text:p>
          </table:table-cell>
          <table:table-cell table:number-columns-repeated="6"/>
        </table:table-row>
        <table:table-row table:style-name="ro1">
          <table:table-cell office:value-type="float" office:value="0.124354243278503" calcext:value-type="float">
            <text:p>0.1243542433</text:p>
          </table:table-cell>
          <table:table-cell office:value-type="float" office:value="37.8190841674805" calcext:value-type="float">
            <text:p>37.8190841675</text:p>
          </table:table-cell>
          <table:table-cell table:number-columns-repeated="6"/>
        </table:table-row>
        <table:table-row table:style-name="ro1">
          <table:table-cell office:value-type="float" office:value="0.0663891285657883" calcext:value-type="float">
            <text:p>0.0663891286</text:p>
          </table:table-cell>
          <table:table-cell office:value-type="float" office:value="37.2357597351074" calcext:value-type="float">
            <text:p>37.2357597351</text:p>
          </table:table-cell>
          <table:table-cell table:number-columns-repeated="6"/>
        </table:table-row>
        <table:table-row table:style-name="ro1">
          <table:table-cell office:value-type="float" office:value="0.163168162107468" calcext:value-type="float">
            <text:p>0.1631681621</text:p>
          </table:table-cell>
          <table:table-cell office:value-type="float" office:value="33.9408378601074" calcext:value-type="float">
            <text:p>33.9408378601</text:p>
          </table:table-cell>
          <table:table-cell table:number-columns-repeated="6"/>
        </table:table-row>
        <table:table-row table:style-name="ro1">
          <table:table-cell office:value-type="float" office:value="0.134354546666145" calcext:value-type="float">
            <text:p>0.1343545467</text:p>
          </table:table-cell>
          <table:table-cell office:value-type="float" office:value="38.1535911560059" calcext:value-type="float">
            <text:p>38.153591156</text:p>
          </table:table-cell>
          <table:table-cell table:number-columns-repeated="6"/>
        </table:table-row>
        <table:table-row table:style-name="ro1">
          <table:table-cell office:value-type="float" office:value="0.811788499355316" calcext:value-type="float">
            <text:p>0.8117884994</text:p>
          </table:table-cell>
          <table:table-cell office:value-type="float" office:value="36.6321754455566" calcext:value-type="float">
            <text:p>36.6321754456</text:p>
          </table:table-cell>
          <table:table-cell table:number-columns-repeated="6"/>
        </table:table-row>
        <table:table-row table:style-name="ro1">
          <table:table-cell office:value-type="float" office:value="0.339303642511368" calcext:value-type="float">
            <text:p>0.3393036425</text:p>
          </table:table-cell>
          <table:table-cell office:value-type="float" office:value="38.3640174865723" calcext:value-type="float">
            <text:p>38.3640174866</text:p>
          </table:table-cell>
          <table:table-cell table:number-columns-repeated="6"/>
        </table:table-row>
        <table:table-row table:style-name="ro1">
          <table:table-cell office:value-type="float" office:value="0.0281205587089062" calcext:value-type="float">
            <text:p>0.0281205587</text:p>
          </table:table-cell>
          <table:table-cell office:value-type="float" office:value="39.0190925598145" calcext:value-type="float">
            <text:p>39.0190925598</text:p>
          </table:table-cell>
          <table:table-cell table:number-columns-repeated="6"/>
        </table:table-row>
        <table:table-row table:style-name="ro1">
          <table:table-cell office:value-type="float" office:value="0.169751182198525" calcext:value-type="float">
            <text:p>0.1697511822</text:p>
          </table:table-cell>
          <table:table-cell office:value-type="float" office:value="39.3740539550781" calcext:value-type="float">
            <text:p>39.3740539551</text:p>
          </table:table-cell>
          <table:table-cell table:number-columns-repeated="6"/>
        </table:table-row>
        <table:table-row table:style-name="ro1">
          <table:table-cell office:value-type="float" office:value="0.0125183388590813" calcext:value-type="float">
            <text:p>0.0125183389</text:p>
          </table:table-cell>
          <table:table-cell office:value-type="float" office:value="38.3929481506348" calcext:value-type="float">
            <text:p>38.3929481506</text:p>
          </table:table-cell>
          <table:table-cell table:number-columns-repeated="6"/>
        </table:table-row>
        <table:table-row table:style-name="ro1">
          <table:table-cell office:value-type="float" office:value="0.552178859710693" calcext:value-type="float">
            <text:p>0.5521788597</text:p>
          </table:table-cell>
          <table:table-cell office:value-type="float" office:value="36.5547485351563" calcext:value-type="float">
            <text:p>36.5547485352</text:p>
          </table:table-cell>
          <table:table-cell table:number-columns-repeated="6"/>
        </table:table-row>
        <table:table-row table:style-name="ro1">
          <table:table-cell office:value-type="float" office:value="0.615915179252625" calcext:value-type="float">
            <text:p>0.6159151793</text:p>
          </table:table-cell>
          <table:table-cell office:value-type="float" office:value="40.1055107116699" calcext:value-type="float">
            <text:p>40.1055107117</text:p>
          </table:table-cell>
          <table:table-cell table:number-columns-repeated="6"/>
        </table:table-row>
        <table:table-row table:style-name="ro1">
          <table:table-cell office:value-type="float" office:value="0.214459225535393" calcext:value-type="float">
            <text:p>0.2144592255</text:p>
          </table:table-cell>
          <table:table-cell office:value-type="float" office:value="39.1359252929687" calcext:value-type="float">
            <text:p>39.135925293</text:p>
          </table:table-cell>
          <table:table-cell table:number-columns-repeated="6"/>
        </table:table-row>
        <table:table-row table:style-name="ro1">
          <table:table-cell office:value-type="float" office:value="0.134152919054031" calcext:value-type="float">
            <text:p>0.1341529191</text:p>
          </table:table-cell>
          <table:table-cell office:value-type="float" office:value="39.4471435546875" calcext:value-type="float">
            <text:p>39.4471435547</text:p>
          </table:table-cell>
          <table:table-cell table:number-columns-repeated="6"/>
        </table:table-row>
        <table:table-row table:style-name="ro1">
          <table:table-cell office:value-type="float" office:value="0.134859263896942" calcext:value-type="float">
            <text:p>0.1348592639</text:p>
          </table:table-cell>
          <table:table-cell office:value-type="float" office:value="40.0582618713379" calcext:value-type="float">
            <text:p>40.0582618713</text:p>
          </table:table-cell>
          <table:table-cell table:number-columns-repeated="6"/>
        </table:table-row>
        <table:table-row table:style-name="ro1">
          <table:table-cell office:value-type="float" office:value="0.209669530391693" calcext:value-type="float">
            <text:p>0.2096695304</text:p>
          </table:table-cell>
          <table:table-cell office:value-type="float" office:value="40.9044494628906" calcext:value-type="float">
            <text:p>40.9044494629</text:p>
          </table:table-cell>
          <table:table-cell table:number-columns-repeated="6"/>
        </table:table-row>
        <table:table-row table:style-name="ro1">
          <table:table-cell office:value-type="float" office:value="0.00313668115995824" calcext:value-type="float">
            <text:p>0.0031366812</text:p>
          </table:table-cell>
          <table:table-cell office:value-type="float" office:value="41.4153442382812" calcext:value-type="float">
            <text:p>41.4153442383</text:p>
          </table:table-cell>
          <table:table-cell table:number-columns-repeated="6"/>
        </table:table-row>
        <table:table-row table:style-name="ro1">
          <table:table-cell office:value-type="float" office:value="0.330592840909958" calcext:value-type="float">
            <text:p>0.3305928409</text:p>
          </table:table-cell>
          <table:table-cell office:value-type="float" office:value="40.5285873413086" calcext:value-type="float">
            <text:p>40.5285873413</text:p>
          </table:table-cell>
          <table:table-cell table:number-columns-repeated="6"/>
        </table:table-row>
        <table:table-row table:style-name="ro1">
          <table:table-cell office:value-type="float" office:value="0.889436602592468" calcext:value-type="float">
            <text:p>0.8894366026</text:p>
          </table:table-cell>
          <table:table-cell office:value-type="float" office:value="37.0635757446289" calcext:value-type="float">
            <text:p>37.0635757446</text:p>
          </table:table-cell>
          <table:table-cell table:number-columns-repeated="6"/>
        </table:table-row>
        <table:table-row table:style-name="ro1">
          <table:table-cell office:value-type="float" office:value="0.449060887098312" calcext:value-type="float">
            <text:p>0.4490608871</text:p>
          </table:table-cell>
          <table:table-cell office:value-type="float" office:value="42.1794548034668" calcext:value-type="float">
            <text:p>42.1794548035</text:p>
          </table:table-cell>
          <table:table-cell table:number-columns-repeated="6"/>
        </table:table-row>
        <table:table-row table:style-name="ro1">
          <table:table-cell office:value-type="float" office:value="0.027240976691246" calcext:value-type="float">
            <text:p>0.0272409767</text:p>
          </table:table-cell>
          <table:table-cell office:value-type="float" office:value="41.0210876464844" calcext:value-type="float">
            <text:p>41.0210876465</text:p>
          </table:table-cell>
          <table:table-cell table:number-columns-repeated="6"/>
        </table:table-row>
        <table:table-row table:style-name="ro1">
          <table:table-cell office:value-type="float" office:value="0.0464660637080669" calcext:value-type="float">
            <text:p>0.0464660637</text:p>
          </table:table-cell>
          <table:table-cell office:value-type="float" office:value="40.1977844238281" calcext:value-type="float">
            <text:p>40.1977844238</text:p>
          </table:table-cell>
          <table:table-cell table:number-columns-repeated="6"/>
        </table:table-row>
        <table:table-row table:style-name="ro1">
          <table:table-cell office:value-type="float" office:value="0.701906204223633" calcext:value-type="float">
            <text:p>0.7019062042</text:p>
          </table:table-cell>
          <table:table-cell office:value-type="float" office:value="36.0359420776367" calcext:value-type="float">
            <text:p>36.0359420776</text:p>
          </table:table-cell>
          <table:table-cell table:number-columns-repeated="6"/>
        </table:table-row>
        <table:table-row table:style-name="ro1">
          <table:table-cell office:value-type="float" office:value="0.256073772907257" calcext:value-type="float">
            <text:p>0.2560737729</text:p>
          </table:table-cell>
          <table:table-cell office:value-type="float" office:value="38.1921234130859" calcext:value-type="float">
            <text:p>38.1921234131</text:p>
          </table:table-cell>
          <table:table-cell table:number-columns-repeated="6"/>
        </table:table-row>
        <table:table-row table:style-name="ro1">
          <table:table-cell office:value-type="float" office:value="0.175868853926659" calcext:value-type="float">
            <text:p>0.1758688539</text:p>
          </table:table-cell>
          <table:table-cell office:value-type="float" office:value="39.7688903808594" calcext:value-type="float">
            <text:p>39.7688903809</text:p>
          </table:table-cell>
          <table:table-cell table:number-columns-repeated="6"/>
        </table:table-row>
        <table:table-row table:style-name="ro1">
          <table:table-cell office:value-type="float" office:value="0.0232776794582605" calcext:value-type="float">
            <text:p>0.0232776795</text:p>
          </table:table-cell>
          <table:table-cell office:value-type="float" office:value="37.7023696899414" calcext:value-type="float">
            <text:p>37.7023696899</text:p>
          </table:table-cell>
          <table:table-cell table:number-columns-repeated="6"/>
        </table:table-row>
        <table:table-row table:style-name="ro1">
          <table:table-cell office:value-type="float" office:value="0.48959481716156" calcext:value-type="float">
            <text:p>0.4895948172</text:p>
          </table:table-cell>
          <table:table-cell office:value-type="float" office:value="38.3951225280762" calcext:value-type="float">
            <text:p>38.3951225281</text:p>
          </table:table-cell>
          <table:table-cell table:number-columns-repeated="6"/>
        </table:table-row>
        <table:table-row table:style-name="ro1">
          <table:table-cell office:value-type="float" office:value="0.431634694337845" calcext:value-type="float">
            <text:p>0.4316346943</text:p>
          </table:table-cell>
          <table:table-cell office:value-type="float" office:value="39.2544136047363" calcext:value-type="float">
            <text:p>39.2544136047</text:p>
          </table:table-cell>
          <table:table-cell table:number-columns-repeated="6"/>
        </table:table-row>
        <table:table-row table:style-name="ro1">
          <table:table-cell office:value-type="float" office:value="0.0418756566941738" calcext:value-type="float">
            <text:p>0.0418756567</text:p>
          </table:table-cell>
          <table:table-cell office:value-type="float" office:value="35.220142364502" calcext:value-type="float">
            <text:p>35.2201423645</text:p>
          </table:table-cell>
          <table:table-cell table:number-columns-repeated="6"/>
        </table:table-row>
        <table:table-row table:style-name="ro1">
          <table:table-cell office:value-type="float" office:value="0.118915170431137" calcext:value-type="float">
            <text:p>0.1189151704</text:p>
          </table:table-cell>
          <table:table-cell office:value-type="float" office:value="39.2450332641602" calcext:value-type="float">
            <text:p>39.2450332642</text:p>
          </table:table-cell>
          <table:table-cell table:number-columns-repeated="6"/>
        </table:table-row>
        <table:table-row table:style-name="ro1">
          <table:table-cell office:value-type="float" office:value="0.218225598335266" calcext:value-type="float">
            <text:p>0.2182255983</text:p>
          </table:table-cell>
          <table:table-cell office:value-type="float" office:value="38.5987014770508" calcext:value-type="float">
            <text:p>38.5987014771</text:p>
          </table:table-cell>
          <table:table-cell table:number-columns-repeated="6"/>
        </table:table-row>
        <table:table-row table:style-name="ro1">
          <table:table-cell office:value-type="float" office:value="0.16154220700264" calcext:value-type="float">
            <text:p>0.161542207</text:p>
          </table:table-cell>
          <table:table-cell office:value-type="float" office:value="39.1709632873535" calcext:value-type="float">
            <text:p>39.1709632874</text:p>
          </table:table-cell>
          <table:table-cell table:number-columns-repeated="6"/>
        </table:table-row>
        <table:table-row table:style-name="ro1">
          <table:table-cell office:value-type="float" office:value="0.0237201116979122" calcext:value-type="float">
            <text:p>0.0237201117</text:p>
          </table:table-cell>
          <table:table-cell office:value-type="float" office:value="39.0063209533691" calcext:value-type="float">
            <text:p>39.0063209534</text:p>
          </table:table-cell>
          <table:table-cell table:number-columns-repeated="6"/>
        </table:table-row>
        <table:table-row table:style-name="ro1">
          <table:table-cell office:value-type="float" office:value="0.0071537122130394" calcext:value-type="float">
            <text:p>0.0071537122</text:p>
          </table:table-cell>
          <table:table-cell office:value-type="float" office:value="40.5133476257324" calcext:value-type="float">
            <text:p>40.5133476257</text:p>
          </table:table-cell>
          <table:table-cell table:number-columns-repeated="6"/>
        </table:table-row>
        <table:table-row table:style-name="ro1">
          <table:table-cell office:value-type="float" office:value="0.555893242359161" calcext:value-type="float">
            <text:p>0.5558932424</text:p>
          </table:table-cell>
          <table:table-cell office:value-type="float" office:value="38.9237289428711" calcext:value-type="float">
            <text:p>38.9237289429</text:p>
          </table:table-cell>
          <table:table-cell table:number-columns-repeated="6"/>
        </table:table-row>
        <table:table-row table:style-name="ro1">
          <table:table-cell office:value-type="float" office:value="0.0648991316556931" calcext:value-type="float">
            <text:p>0.0648991317</text:p>
          </table:table-cell>
          <table:table-cell office:value-type="float" office:value="40.7332344055176" calcext:value-type="float">
            <text:p>40.7332344055</text:p>
          </table:table-cell>
          <table:table-cell table:number-columns-repeated="6"/>
        </table:table-row>
        <table:table-row table:style-name="ro1">
          <table:table-cell office:value-type="float" office:value="0.0000004918547347188" calcext:value-type="float">
            <text:p>4.918547347188E-07</text:p>
          </table:table-cell>
          <table:table-cell office:value-type="float" office:value="38.6428184509277" calcext:value-type="float">
            <text:p>38.6428184509</text:p>
          </table:table-cell>
          <table:table-cell table:number-columns-repeated="6"/>
        </table:table-row>
        <table:table-row table:style-name="ro1">
          <table:table-cell office:value-type="float" office:value="0.155794084072113" calcext:value-type="float">
            <text:p>0.1557940841</text:p>
          </table:table-cell>
          <table:table-cell office:value-type="float" office:value="40.7055206298828" calcext:value-type="float">
            <text:p>40.7055206299</text:p>
          </table:table-cell>
          <table:table-cell table:number-columns-repeated="6"/>
        </table:table-row>
        <table:table-row table:style-name="ro1">
          <table:table-cell office:value-type="float" office:value="0.00162488967180252" calcext:value-type="float">
            <text:p>0.0016248897</text:p>
          </table:table-cell>
          <table:table-cell office:value-type="float" office:value="40.6752471923828" calcext:value-type="float">
            <text:p>40.6752471924</text:p>
          </table:table-cell>
          <table:table-cell table:number-columns-repeated="6"/>
        </table:table-row>
        <table:table-row table:style-name="ro1">
          <table:table-cell office:value-type="float" office:value="0.110382452607155" calcext:value-type="float">
            <text:p>0.1103824526</text:p>
          </table:table-cell>
          <table:table-cell office:value-type="float" office:value="40.780029296875" calcext:value-type="float">
            <text:p>40.7800292969</text:p>
          </table:table-cell>
          <table:table-cell table:number-columns-repeated="6"/>
        </table:table-row>
        <table:table-row table:style-name="ro1">
          <table:table-cell office:value-type="float" office:value="0.0800830274820328" calcext:value-type="float">
            <text:p>0.0800830275</text:p>
          </table:table-cell>
          <table:table-cell office:value-type="float" office:value="34.6957626342773" calcext:value-type="float">
            <text:p>34.6957626343</text:p>
          </table:table-cell>
          <table:table-cell table:number-columns-repeated="6"/>
        </table:table-row>
        <table:table-row table:style-name="ro1">
          <table:table-cell office:value-type="float" office:value="0.0000328864261973649" calcext:value-type="float">
            <text:p>3.28864261973649E-05</text:p>
          </table:table-cell>
          <table:table-cell office:value-type="float" office:value="36.6242485046387" calcext:value-type="float">
            <text:p>36.6242485046</text:p>
          </table:table-cell>
          <table:table-cell table:number-columns-repeated="6"/>
        </table:table-row>
        <table:table-row table:style-name="ro1">
          <table:table-cell office:value-type="float" office:value="0.00444833934307098" calcext:value-type="float">
            <text:p>0.0044483393</text:p>
          </table:table-cell>
          <table:table-cell office:value-type="float" office:value="37.654052734375" calcext:value-type="float">
            <text:p>37.6540527344</text:p>
          </table:table-cell>
          <table:table-cell table:number-columns-repeated="6"/>
        </table:table-row>
        <table:table-row table:style-name="ro1">
          <table:table-cell office:value-type="float" office:value="0.300668567419052" calcext:value-type="float">
            <text:p>0.3006685674</text:p>
          </table:table-cell>
          <table:table-cell office:value-type="float" office:value="36.7973442077637" calcext:value-type="float">
            <text:p>36.7973442078</text:p>
          </table:table-cell>
          <table:table-cell table:number-columns-repeated="6"/>
        </table:table-row>
        <table:table-row table:style-name="ro1">
          <table:table-cell office:value-type="float" office:value="0.464729577302933" calcext:value-type="float">
            <text:p>0.4647295773</text:p>
          </table:table-cell>
          <table:table-cell office:value-type="float" office:value="32.0255928039551" calcext:value-type="float">
            <text:p>32.025592804</text:p>
          </table:table-cell>
          <table:table-cell table:number-columns-repeated="6"/>
        </table:table-row>
        <table:table-row table:style-name="ro1">
          <table:table-cell office:value-type="float" office:value="0.152601659297943" calcext:value-type="float">
            <text:p>0.1526016593</text:p>
          </table:table-cell>
          <table:table-cell office:value-type="float" office:value="37.6839027404785" calcext:value-type="float">
            <text:p>37.6839027405</text:p>
          </table:table-cell>
          <table:table-cell table:number-columns-repeated="6"/>
        </table:table-row>
        <table:table-row table:style-name="ro1">
          <table:table-cell office:value-type="float" office:value="0.328397274017334" calcext:value-type="float">
            <text:p>0.328397274</text:p>
          </table:table-cell>
          <table:table-cell office:value-type="float" office:value="38.5534210205078" calcext:value-type="float">
            <text:p>38.5534210205</text:p>
          </table:table-cell>
          <table:table-cell table:number-columns-repeated="6"/>
        </table:table-row>
        <table:table-row table:style-name="ro1">
          <table:table-cell office:value-type="float" office:value="0.435374945402145" calcext:value-type="float">
            <text:p>0.4353749454</text:p>
          </table:table-cell>
          <table:table-cell office:value-type="float" office:value="37.9274635314941" calcext:value-type="float">
            <text:p>37.9274635315</text:p>
          </table:table-cell>
          <table:table-cell table:number-columns-repeated="6"/>
        </table:table-row>
        <table:table-row table:style-name="ro1">
          <table:table-cell office:value-type="float" office:value="0.835292339324951" calcext:value-type="float">
            <text:p>0.8352923393</text:p>
          </table:table-cell>
          <table:table-cell office:value-type="float" office:value="35.0924758911133" calcext:value-type="float">
            <text:p>35.0924758911</text:p>
          </table:table-cell>
          <table:table-cell table:number-columns-repeated="6"/>
        </table:table-row>
        <table:table-row table:style-name="ro1">
          <table:table-cell office:value-type="float" office:value="0.296371042728424" calcext:value-type="float">
            <text:p>0.2963710427</text:p>
          </table:table-cell>
          <table:table-cell office:value-type="float" office:value="34.6986351013184" calcext:value-type="float">
            <text:p>34.6986351013</text:p>
          </table:table-cell>
          <table:table-cell table:number-columns-repeated="6"/>
        </table:table-row>
        <table:table-row table:style-name="ro1">
          <table:table-cell office:value-type="float" office:value="0.00851821526885033" calcext:value-type="float">
            <text:p>0.0085182153</text:p>
          </table:table-cell>
          <table:table-cell office:value-type="float" office:value="38.4479598999023" calcext:value-type="float">
            <text:p>38.4479598999</text:p>
          </table:table-cell>
          <table:table-cell table:number-columns-repeated="6"/>
        </table:table-row>
        <table:table-row table:style-name="ro1">
          <table:table-cell office:value-type="float" office:value="0.001682807225734" calcext:value-type="float">
            <text:p>0.0016828072</text:p>
          </table:table-cell>
          <table:table-cell office:value-type="float" office:value="36.8519058227539" calcext:value-type="float">
            <text:p>36.8519058228</text:p>
          </table:table-cell>
          <table:table-cell table:number-columns-repeated="6"/>
        </table:table-row>
        <table:table-row table:style-name="ro1">
          <table:table-cell office:value-type="float" office:value="0.174734964966774" calcext:value-type="float">
            <text:p>0.174734965</text:p>
          </table:table-cell>
          <table:table-cell office:value-type="float" office:value="37.3092613220215" calcext:value-type="float">
            <text:p>37.309261322</text:p>
          </table:table-cell>
          <table:table-cell table:number-columns-repeated="6"/>
        </table:table-row>
        <table:table-row table:style-name="ro1">
          <table:table-cell office:value-type="float" office:value="0.354542225599289" calcext:value-type="float">
            <text:p>0.3545422256</text:p>
          </table:table-cell>
          <table:table-cell office:value-type="float" office:value="37.2003364562988" calcext:value-type="float">
            <text:p>37.2003364563</text:p>
          </table:table-cell>
          <table:table-cell table:number-columns-repeated="6"/>
        </table:table-row>
        <table:table-row table:style-name="ro1">
          <table:table-cell office:value-type="float" office:value="0.315180629491806" calcext:value-type="float">
            <text:p>0.3151806295</text:p>
          </table:table-cell>
          <table:table-cell office:value-type="float" office:value="35.3852806091309" calcext:value-type="float">
            <text:p>35.3852806091</text:p>
          </table:table-cell>
          <table:table-cell table:number-columns-repeated="6"/>
        </table:table-row>
        <table:table-row table:style-name="ro1">
          <table:table-cell office:value-type="float" office:value="0.0528859198093414" calcext:value-type="float">
            <text:p>0.0528859198</text:p>
          </table:table-cell>
          <table:table-cell office:value-type="float" office:value="38.9003295898437" calcext:value-type="float">
            <text:p>38.9003295898</text:p>
          </table:table-cell>
          <table:table-cell table:number-columns-repeated="6"/>
        </table:table-row>
        <table:table-row table:style-name="ro1">
          <table:table-cell office:value-type="float" office:value="0.0849532335996628" calcext:value-type="float">
            <text:p>0.0849532336</text:p>
          </table:table-cell>
          <table:table-cell office:value-type="float" office:value="39.2853164672852" calcext:value-type="float">
            <text:p>39.2853164673</text:p>
          </table:table-cell>
          <table:table-cell table:number-columns-repeated="6"/>
        </table:table-row>
        <table:table-row table:style-name="ro1">
          <table:table-cell office:value-type="float" office:value="0.00571005651727319" calcext:value-type="float">
            <text:p>0.0057100565</text:p>
          </table:table-cell>
          <table:table-cell office:value-type="float" office:value="36.0652503967285" calcext:value-type="float">
            <text:p>36.0652503967</text:p>
          </table:table-cell>
          <table:table-cell table:number-columns-repeated="6"/>
        </table:table-row>
        <table:table-row table:style-name="ro1">
          <table:table-cell office:value-type="float" office:value="0.831677258014679" calcext:value-type="float">
            <text:p>0.831677258</text:p>
          </table:table-cell>
          <table:table-cell office:value-type="float" office:value="39.1738624572754" calcext:value-type="float">
            <text:p>39.1738624573</text:p>
          </table:table-cell>
          <table:table-cell table:number-columns-repeated="6"/>
        </table:table-row>
        <table:table-row table:style-name="ro1">
          <table:table-cell office:value-type="float" office:value="0.246126011013985" calcext:value-type="float">
            <text:p>0.246126011</text:p>
          </table:table-cell>
          <table:table-cell office:value-type="float" office:value="38.2688522338867" calcext:value-type="float">
            <text:p>38.2688522339</text:p>
          </table:table-cell>
          <table:table-cell table:number-columns-repeated="6"/>
        </table:table-row>
        <table:table-row table:style-name="ro1">
          <table:table-cell office:value-type="float" office:value="0.0001980303786695" calcext:value-type="float">
            <text:p>0.0001980304</text:p>
          </table:table-cell>
          <table:table-cell office:value-type="float" office:value="30.2737426757812" calcext:value-type="float">
            <text:p>30.2737426758</text:p>
          </table:table-cell>
          <table:table-cell table:number-columns-repeated="6"/>
        </table:table-row>
        <table:table-row table:style-name="ro1">
          <table:table-cell office:value-type="float" office:value="0.0135736539959908" calcext:value-type="float">
            <text:p>0.013573654</text:p>
          </table:table-cell>
          <table:table-cell office:value-type="float" office:value="39.7499008178711" calcext:value-type="float">
            <text:p>39.7499008179</text:p>
          </table:table-cell>
          <table:table-cell table:number-columns-repeated="6"/>
        </table:table-row>
        <table:table-row table:style-name="ro1">
          <table:table-cell office:value-type="float" office:value="0.0139623126015067" calcext:value-type="float">
            <text:p>0.0139623126</text:p>
          </table:table-cell>
          <table:table-cell office:value-type="float" office:value="39.917552947998" calcext:value-type="float">
            <text:p>39.917552948</text:p>
          </table:table-cell>
          <table:table-cell table:number-columns-repeated="6"/>
        </table:table-row>
        <table:table-row table:style-name="ro1">
          <table:table-cell office:value-type="float" office:value="0.0474856495857239" calcext:value-type="float">
            <text:p>0.0474856496</text:p>
          </table:table-cell>
          <table:table-cell office:value-type="float" office:value="39.7183837890625" calcext:value-type="float">
            <text:p>39.7183837891</text:p>
          </table:table-cell>
          <table:table-cell table:number-columns-repeated="6"/>
        </table:table-row>
        <table:table-row table:style-name="ro1">
          <table:table-cell office:value-type="float" office:value="0.448746412992477" calcext:value-type="float">
            <text:p>0.448746413</text:p>
          </table:table-cell>
          <table:table-cell office:value-type="float" office:value="40.473575592041" calcext:value-type="float">
            <text:p>40.473575592</text:p>
          </table:table-cell>
          <table:table-cell table:number-columns-repeated="6"/>
        </table:table-row>
        <table:table-row table:style-name="ro1">
          <table:table-cell office:value-type="float" office:value="0.00217309221625328" calcext:value-type="float">
            <text:p>0.0021730922</text:p>
          </table:table-cell>
          <table:table-cell office:value-type="float" office:value="39.895435333252" calcext:value-type="float">
            <text:p>39.8954353333</text:p>
          </table:table-cell>
          <table:table-cell table:number-columns-repeated="6"/>
        </table:table-row>
        <table:table-row table:style-name="ro1">
          <table:table-cell office:value-type="float" office:value="0.0775057151913643" calcext:value-type="float">
            <text:p>0.0775057152</text:p>
          </table:table-cell>
          <table:table-cell office:value-type="float" office:value="39.3104362487793" calcext:value-type="float">
            <text:p>39.3104362488</text:p>
          </table:table-cell>
          <table:table-cell table:number-columns-repeated="6"/>
        </table:table-row>
        <table:table-row table:style-name="ro1">
          <table:table-cell office:value-type="float" office:value="0.0116741508245468" calcext:value-type="float">
            <text:p>0.0116741508</text:p>
          </table:table-cell>
          <table:table-cell office:value-type="float" office:value="40.1835441589356" calcext:value-type="float">
            <text:p>40.1835441589</text:p>
          </table:table-cell>
          <table:table-cell table:number-columns-repeated="6"/>
        </table:table-row>
        <table:table-row table:style-name="ro1">
          <table:table-cell office:value-type="float" office:value="0.0538179874420166" calcext:value-type="float">
            <text:p>0.0538179874</text:p>
          </table:table-cell>
          <table:table-cell office:value-type="float" office:value="40.5774955749512" calcext:value-type="float">
            <text:p>40.577495575</text:p>
          </table:table-cell>
          <table:table-cell table:number-columns-repeated="6"/>
        </table:table-row>
        <table:table-row table:style-name="ro1">
          <table:table-cell office:value-type="float" office:value="0.00480046309530735" calcext:value-type="float">
            <text:p>0.0048004631</text:p>
          </table:table-cell>
          <table:table-cell office:value-type="float" office:value="37.4933280944824" calcext:value-type="float">
            <text:p>37.4933280945</text:p>
          </table:table-cell>
          <table:table-cell table:number-columns-repeated="6"/>
        </table:table-row>
        <table:table-row table:style-name="ro1">
          <table:table-cell office:value-type="float" office:value="0.0973843783140183" calcext:value-type="float">
            <text:p>0.0973843783</text:p>
          </table:table-cell>
          <table:table-cell office:value-type="float" office:value="40.1496810913086" calcext:value-type="float">
            <text:p>40.1496810913</text:p>
          </table:table-cell>
          <table:table-cell table:number-columns-repeated="6"/>
        </table:table-row>
        <table:table-row table:style-name="ro1">
          <table:table-cell office:value-type="float" office:value="0.0465766079723835" calcext:value-type="float">
            <text:p>0.046576608</text:p>
          </table:table-cell>
          <table:table-cell office:value-type="float" office:value="38.0408515930176" calcext:value-type="float">
            <text:p>38.040851593</text:p>
          </table:table-cell>
          <table:table-cell table:number-columns-repeated="6"/>
        </table:table-row>
        <table:table-row table:style-name="ro1">
          <table:table-cell office:value-type="float" office:value="0.00203941133804619" calcext:value-type="float">
            <text:p>0.0020394113</text:p>
          </table:table-cell>
          <table:table-cell office:value-type="float" office:value="27.2736377716064" calcext:value-type="float">
            <text:p>27.2736377716</text:p>
          </table:table-cell>
          <table:table-cell table:number-columns-repeated="6"/>
        </table:table-row>
        <table:table-row table:style-name="ro1">
          <table:table-cell office:value-type="float" office:value="0.0181266479194164" calcext:value-type="float">
            <text:p>0.0181266479</text:p>
          </table:table-cell>
          <table:table-cell office:value-type="float" office:value="40.6706848144531" calcext:value-type="float">
            <text:p>40.6706848145</text:p>
          </table:table-cell>
          <table:table-cell table:number-columns-repeated="6"/>
        </table:table-row>
        <table:table-row table:style-name="ro1">
          <table:table-cell office:value-type="float" office:value="0.0104656023904681" calcext:value-type="float">
            <text:p>0.0104656024</text:p>
          </table:table-cell>
          <table:table-cell office:value-type="float" office:value="39.3135833740234" calcext:value-type="float">
            <text:p>39.313583374</text:p>
          </table:table-cell>
          <table:table-cell table:number-columns-repeated="6"/>
        </table:table-row>
        <table:table-row table:style-name="ro1">
          <table:table-cell office:value-type="float" office:value="0.000601595442276448" calcext:value-type="float">
            <text:p>0.0006015954</text:p>
          </table:table-cell>
          <table:table-cell office:value-type="float" office:value="38.5032768249512" calcext:value-type="float">
            <text:p>38.503276825</text:p>
          </table:table-cell>
          <table:table-cell table:number-columns-repeated="6"/>
        </table:table-row>
        <table:table-row table:style-name="ro1">
          <table:table-cell office:value-type="float" office:value="0.00323810102418065" calcext:value-type="float">
            <text:p>0.003238101</text:p>
          </table:table-cell>
          <table:table-cell office:value-type="float" office:value="41.0668334960937" calcext:value-type="float">
            <text:p>41.0668334961</text:p>
          </table:table-cell>
          <table:table-cell table:number-columns-repeated="6"/>
        </table:table-row>
        <table:table-row table:style-name="ro1">
          <table:table-cell office:value-type="float" office:value="0.422552824020386" calcext:value-type="float">
            <text:p>0.422552824</text:p>
          </table:table-cell>
          <table:table-cell office:value-type="float" office:value="41.8094520568848" calcext:value-type="float">
            <text:p>41.8094520569</text:p>
          </table:table-cell>
          <table:table-cell table:number-columns-repeated="6"/>
        </table:table-row>
        <table:table-row table:style-name="ro1">
          <table:table-cell office:value-type="float" office:value="0.00336143444292247" calcext:value-type="float">
            <text:p>0.0033614344</text:p>
          </table:table-cell>
          <table:table-cell office:value-type="float" office:value="41.0766296386719" calcext:value-type="float">
            <text:p>41.0766296387</text:p>
          </table:table-cell>
          <table:table-cell table:number-columns-repeated="6"/>
        </table:table-row>
        <table:table-row table:style-name="ro1">
          <table:table-cell office:value-type="float" office:value="0.0000366383465006947" calcext:value-type="float">
            <text:p>3.66383465006947E-05</text:p>
          </table:table-cell>
          <table:table-cell office:value-type="float" office:value="40.5105171203613" calcext:value-type="float">
            <text:p>40.5105171204</text:p>
          </table:table-cell>
          <table:table-cell table:number-columns-repeated="6"/>
        </table:table-row>
        <table:table-row table:style-name="ro1">
          <table:table-cell office:value-type="float" office:value="0.343612998723984" calcext:value-type="float">
            <text:p>0.3436129987</text:p>
          </table:table-cell>
          <table:table-cell office:value-type="float" office:value="43.0470008850098" calcext:value-type="float">
            <text:p>43.047000885</text:p>
          </table:table-cell>
          <table:table-cell table:number-columns-repeated="6"/>
        </table:table-row>
        <table:table-row table:style-name="ro1">
          <table:table-cell office:value-type="float" office:value="0.38548743724823" calcext:value-type="float">
            <text:p>0.3854874372</text:p>
          </table:table-cell>
          <table:table-cell office:value-type="float" office:value="44.1747817993164" calcext:value-type="float">
            <text:p>44.1747817993</text:p>
          </table:table-cell>
          <table:table-cell table:number-columns-repeated="6"/>
        </table:table-row>
        <table:table-row table:style-name="ro1">
          <table:table-cell office:value-type="float" office:value="0.000164025579579175" calcext:value-type="float">
            <text:p>0.0001640256</text:p>
          </table:table-cell>
          <table:table-cell office:value-type="float" office:value="44.9582939147949" calcext:value-type="float">
            <text:p>44.9582939148</text:p>
          </table:table-cell>
          <table:table-cell table:number-columns-repeated="6"/>
        </table:table-row>
        <table:table-row table:style-name="ro1">
          <table:table-cell office:value-type="float" office:value="0.00647565955296159" calcext:value-type="float">
            <text:p>0.0064756596</text:p>
          </table:table-cell>
          <table:table-cell office:value-type="float" office:value="42.1288566589355" calcext:value-type="float">
            <text:p>42.1288566589</text:p>
          </table:table-cell>
          <table:table-cell table:number-columns-repeated="6"/>
        </table:table-row>
        <table:table-row table:style-name="ro1">
          <table:table-cell office:value-type="float" office:value="0.229455158114433" calcext:value-type="float">
            <text:p>0.2294551581</text:p>
          </table:table-cell>
          <table:table-cell office:value-type="float" office:value="43.534595489502" calcext:value-type="float">
            <text:p>43.5345954895</text:p>
          </table:table-cell>
          <table:table-cell table:number-columns-repeated="6"/>
        </table:table-row>
        <table:table-row table:style-name="ro1">
          <table:table-cell office:value-type="float" office:value="0.00600734166800976" calcext:value-type="float">
            <text:p>0.0060073417</text:p>
          </table:table-cell>
          <table:table-cell office:value-type="float" office:value="32.7728538513184" calcext:value-type="float">
            <text:p>32.7728538513</text:p>
          </table:table-cell>
          <table:table-cell table:number-columns-repeated="6"/>
        </table:table-row>
        <table:table-row table:style-name="ro1">
          <table:table-cell office:value-type="float" office:value="0.131230786442757" calcext:value-type="float">
            <text:p>0.1312307864</text:p>
          </table:table-cell>
          <table:table-cell office:value-type="float" office:value="38.1104850769043" calcext:value-type="float">
            <text:p>38.1104850769</text:p>
          </table:table-cell>
          <table:table-cell table:number-columns-repeated="6"/>
        </table:table-row>
        <table:table-row table:style-name="ro1">
          <table:table-cell office:value-type="float" office:value="0.00723240943625569" calcext:value-type="float">
            <text:p>0.0072324094</text:p>
          </table:table-cell>
          <table:table-cell office:value-type="float" office:value="40.1220054626465" calcext:value-type="float">
            <text:p>40.1220054626</text:p>
          </table:table-cell>
          <table:table-cell table:number-columns-repeated="6"/>
        </table:table-row>
        <table:table-row table:style-name="ro1">
          <table:table-cell office:value-type="float" office:value="0.0246488023549318" calcext:value-type="float">
            <text:p>0.0246488024</text:p>
          </table:table-cell>
          <table:table-cell office:value-type="float" office:value="39.9925918579102" calcext:value-type="float">
            <text:p>39.9925918579</text:p>
          </table:table-cell>
          <table:table-cell table:number-columns-repeated="6"/>
        </table:table-row>
        <table:table-row table:style-name="ro1">
          <table:table-cell office:value-type="float" office:value="0.0216709356755018" calcext:value-type="float">
            <text:p>0.0216709357</text:p>
          </table:table-cell>
          <table:table-cell office:value-type="float" office:value="38.9872627258301" calcext:value-type="float">
            <text:p>38.9872627258</text:p>
          </table:table-cell>
          <table:table-cell table:number-columns-repeated="6"/>
        </table:table-row>
        <table:table-row table:style-name="ro1">
          <table:table-cell office:value-type="float" office:value="0.00348484329879284" calcext:value-type="float">
            <text:p>0.0034848433</text:p>
          </table:table-cell>
          <table:table-cell office:value-type="float" office:value="45.5986671447754" calcext:value-type="float">
            <text:p>45.5986671448</text:p>
          </table:table-cell>
          <table:table-cell table:number-columns-repeated="6"/>
        </table:table-row>
        <table:table-row table:style-name="ro1">
          <table:table-cell office:value-type="float" office:value="0.0511108301579952" calcext:value-type="float">
            <text:p>0.0511108302</text:p>
          </table:table-cell>
          <table:table-cell office:value-type="float" office:value="36.2308578491211" calcext:value-type="float">
            <text:p>36.2308578491</text:p>
          </table:table-cell>
          <table:table-cell table:number-columns-repeated="6"/>
        </table:table-row>
        <table:table-row table:style-name="ro1">
          <table:table-cell office:value-type="float" office:value="0.00674229860305786" calcext:value-type="float">
            <text:p>0.0067422986</text:p>
          </table:table-cell>
          <table:table-cell office:value-type="float" office:value="45.1445808410645" calcext:value-type="float">
            <text:p>45.1445808411</text:p>
          </table:table-cell>
          <table:table-cell table:number-columns-repeated="6"/>
        </table:table-row>
        <table:table-row table:style-name="ro1">
          <table:table-cell office:value-type="float" office:value="0.255307227373123" calcext:value-type="float">
            <text:p>0.2553072274</text:p>
          </table:table-cell>
          <table:table-cell office:value-type="float" office:value="37.4793472290039" calcext:value-type="float">
            <text:p>37.479347229</text:p>
          </table:table-cell>
          <table:table-cell table:number-columns-repeated="6"/>
        </table:table-row>
        <table:table-row table:style-name="ro1">
          <table:table-cell office:value-type="float" office:value="0.0385031662881374" calcext:value-type="float">
            <text:p>0.0385031663</text:p>
          </table:table-cell>
          <table:table-cell office:value-type="float" office:value="36.7525901794434" calcext:value-type="float">
            <text:p>36.7525901794</text:p>
          </table:table-cell>
          <table:table-cell table:number-columns-repeated="6"/>
        </table:table-row>
        <table:table-row table:style-name="ro1">
          <table:table-cell office:value-type="float" office:value="0.00944221764802933" calcext:value-type="float">
            <text:p>0.0094422176</text:p>
          </table:table-cell>
          <table:table-cell office:value-type="float" office:value="45.798957824707" calcext:value-type="float">
            <text:p>45.7989578247</text:p>
          </table:table-cell>
          <table:table-cell table:number-columns-repeated="6"/>
        </table:table-row>
        <table:table-row table:style-name="ro1">
          <table:table-cell office:value-type="float" office:value="0.0129794329404831" calcext:value-type="float">
            <text:p>0.0129794329</text:p>
          </table:table-cell>
          <table:table-cell office:value-type="float" office:value="42.0826110839844" calcext:value-type="float">
            <text:p>42.082611084</text:p>
          </table:table-cell>
          <table:table-cell table:number-columns-repeated="6"/>
        </table:table-row>
        <table:table-row table:style-name="ro1">
          <table:table-cell office:value-type="float" office:value="0.0189099255949259" calcext:value-type="float">
            <text:p>0.0189099256</text:p>
          </table:table-cell>
          <table:table-cell office:value-type="float" office:value="40.9622344970703" calcext:value-type="float">
            <text:p>40.9622344971</text:p>
          </table:table-cell>
          <table:table-cell table:number-columns-repeated="6"/>
        </table:table-row>
        <table:table-row table:style-name="ro1">
          <table:table-cell office:value-type="float" office:value="0.201529085636139" calcext:value-type="float">
            <text:p>0.2015290856</text:p>
          </table:table-cell>
          <table:table-cell office:value-type="float" office:value="42.937873840332" calcext:value-type="float">
            <text:p>42.9378738403</text:p>
          </table:table-cell>
          <table:table-cell table:number-columns-repeated="6"/>
        </table:table-row>
        <table:table-row table:style-name="ro1">
          <table:table-cell office:value-type="float" office:value="0.0362690724432468" calcext:value-type="float">
            <text:p>0.0362690724</text:p>
          </table:table-cell>
          <table:table-cell office:value-type="float" office:value="33.1274108886719" calcext:value-type="float">
            <text:p>33.1274108887</text:p>
          </table:table-cell>
          <table:table-cell table:number-columns-repeated="6"/>
        </table:table-row>
        <table:table-row table:style-name="ro1">
          <table:table-cell office:value-type="float" office:value="0.0755225345492363" calcext:value-type="float">
            <text:p>0.0755225345</text:p>
          </table:table-cell>
          <table:table-cell office:value-type="float" office:value="40.0430183410645" calcext:value-type="float">
            <text:p>40.0430183411</text:p>
          </table:table-cell>
          <table:table-cell table:number-columns-repeated="6"/>
        </table:table-row>
        <table:table-row table:style-name="ro1">
          <table:table-cell office:value-type="float" office:value="0.17112535238266" calcext:value-type="float">
            <text:p>0.1711253524</text:p>
          </table:table-cell>
          <table:table-cell office:value-type="float" office:value="44.8450736999512" calcext:value-type="float">
            <text:p>44.8450737</text:p>
          </table:table-cell>
          <table:table-cell table:number-columns-repeated="6"/>
        </table:table-row>
        <table:table-row table:style-name="ro1">
          <table:table-cell office:value-type="float" office:value="0.000487923680339009" calcext:value-type="float">
            <text:p>0.0004879237</text:p>
          </table:table-cell>
          <table:table-cell office:value-type="float" office:value="41.9689598083496" calcext:value-type="float">
            <text:p>41.9689598083</text:p>
          </table:table-cell>
          <table:table-cell table:number-columns-repeated="6"/>
        </table:table-row>
        <table:table-row table:style-name="ro1">
          <table:table-cell office:value-type="float" office:value="0.024133175611496" calcext:value-type="float">
            <text:p>0.0241331756</text:p>
          </table:table-cell>
          <table:table-cell office:value-type="float" office:value="35.7230415344238" calcext:value-type="float">
            <text:p>35.7230415344</text:p>
          </table:table-cell>
          <table:table-cell table:number-columns-repeated="6"/>
        </table:table-row>
        <table:table-row table:style-name="ro1">
          <table:table-cell office:value-type="float" office:value="0.23518605530262" calcext:value-type="float">
            <text:p>0.2351860553</text:p>
          </table:table-cell>
          <table:table-cell office:value-type="float" office:value="43.7707901000977" calcext:value-type="float">
            <text:p>43.7707901001</text:p>
          </table:table-cell>
          <table:table-cell table:number-columns-repeated="6"/>
        </table:table-row>
        <table:table-row table:style-name="ro1">
          <table:table-cell office:value-type="float" office:value="0.00077085749944672" calcext:value-type="float">
            <text:p>0.0007708575</text:p>
          </table:table-cell>
          <table:table-cell office:value-type="float" office:value="36.7143402099609" calcext:value-type="float">
            <text:p>36.71434021</text:p>
          </table:table-cell>
          <table:table-cell table:number-columns-repeated="6"/>
        </table:table-row>
        <table:table-row table:style-name="ro1">
          <table:table-cell office:value-type="float" office:value="0.353258490562439" calcext:value-type="float">
            <text:p>0.3532584906</text:p>
          </table:table-cell>
          <table:table-cell office:value-type="float" office:value="45.1944732666016" calcext:value-type="float">
            <text:p>45.1944732666</text:p>
          </table:table-cell>
          <table:table-cell table:number-columns-repeated="6"/>
        </table:table-row>
        <table:table-row table:style-name="ro1">
          <table:table-cell office:value-type="float" office:value="0.0293107647448778" calcext:value-type="float">
            <text:p>0.0293107647</text:p>
          </table:table-cell>
          <table:table-cell office:value-type="float" office:value="30.722728729248" calcext:value-type="float">
            <text:p>30.7227287292</text:p>
          </table:table-cell>
          <table:table-cell table:number-columns-repeated="6"/>
        </table:table-row>
        <table:table-row table:style-name="ro1">
          <table:table-cell office:value-type="float" office:value="235.114761352539" calcext:value-type="float">
            <text:p>235.114761352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700338259339333" calcext:value-type="float">
            <text:p>0.0700338259</text:p>
          </table:table-cell>
          <table:table-cell office:value-type="float" office:value="31.0098190307617" calcext:value-type="float">
            <text:p>31.0098190308</text:p>
          </table:table-cell>
          <table:table-cell table:number-columns-repeated="6"/>
        </table:table-row>
        <table:table-row table:style-name="ro1">
          <table:table-cell office:value-type="float" office:value="0.0756018757820129" calcext:value-type="float">
            <text:p>0.0756018758</text:p>
          </table:table-cell>
          <table:table-cell office:value-type="float" office:value="28.1073951721191" calcext:value-type="float">
            <text:p>28.1073951721</text:p>
          </table:table-cell>
          <table:table-cell table:number-columns-repeated="6"/>
        </table:table-row>
        <table:table-row table:style-name="ro1">
          <table:table-cell office:value-type="float" office:value="0.00733138620853424" calcext:value-type="float">
            <text:p>0.0073313862</text:p>
          </table:table-cell>
          <table:table-cell office:value-type="float" office:value="44.5585975646973" calcext:value-type="float">
            <text:p>44.5585975647</text:p>
          </table:table-cell>
          <table:table-cell table:number-columns-repeated="6"/>
        </table:table-row>
        <table:table-row table:style-name="ro1">
          <table:table-cell office:value-type="float" office:value="0.0384894087910652" calcext:value-type="float">
            <text:p>0.0384894088</text:p>
          </table:table-cell>
          <table:table-cell office:value-type="float" office:value="41.1187438964844" calcext:value-type="float">
            <text:p>41.1187438965</text:p>
          </table:table-cell>
          <table:table-cell table:number-columns-repeated="6"/>
        </table:table-row>
        <table:table-row table:style-name="ro1">
          <table:table-cell office:value-type="float" office:value="0.34317672252655" calcext:value-type="float">
            <text:p>0.3431767225</text:p>
          </table:table-cell>
          <table:table-cell office:value-type="float" office:value="28.2322654724121" calcext:value-type="float">
            <text:p>28.2322654724</text:p>
          </table:table-cell>
          <table:table-cell table:number-columns-repeated="6"/>
        </table:table-row>
        <table:table-row table:style-name="ro1">
          <table:table-cell office:value-type="float" office:value="0.072285957634449" calcext:value-type="float">
            <text:p>0.0722859576</text:p>
          </table:table-cell>
          <table:table-cell office:value-type="float" office:value="39.9154624938965" calcext:value-type="float">
            <text:p>39.9154624939</text:p>
          </table:table-cell>
          <table:table-cell table:number-columns-repeated="6"/>
        </table:table-row>
        <table:table-row table:style-name="ro1">
          <table:table-cell office:value-type="float" office:value="0.152407824993134" calcext:value-type="float">
            <text:p>0.152407825</text:p>
          </table:table-cell>
          <table:table-cell office:value-type="float" office:value="44.1326675415039" calcext:value-type="float">
            <text:p>44.1326675415</text:p>
          </table:table-cell>
          <table:table-cell table:number-columns-repeated="6"/>
        </table:table-row>
        <table:table-row table:style-name="ro1">
          <table:table-cell office:value-type="float" office:value="0.000121415541798342" calcext:value-type="float">
            <text:p>0.0001214155</text:p>
          </table:table-cell>
          <table:table-cell office:value-type="float" office:value="42.6565971374512" calcext:value-type="float">
            <text:p>42.6565971375</text:p>
          </table:table-cell>
          <table:table-cell table:number-columns-repeated="6"/>
        </table:table-row>
        <table:table-row table:style-name="ro1">
          <table:table-cell office:value-type="float" office:value="0.0685597434639931" calcext:value-type="float">
            <text:p>0.0685597435</text:p>
          </table:table-cell>
          <table:table-cell office:value-type="float" office:value="43.8336181640625" calcext:value-type="float">
            <text:p>43.8336181641</text:p>
          </table:table-cell>
          <table:table-cell table:number-columns-repeated="6"/>
        </table:table-row>
        <table:table-row table:style-name="ro1">
          <table:table-cell office:value-type="float" office:value="0.0713966861367226" calcext:value-type="float">
            <text:p>0.0713966861</text:p>
          </table:table-cell>
          <table:table-cell office:value-type="float" office:value="23.1847972869873" calcext:value-type="float">
            <text:p>23.184797287</text:p>
          </table:table-cell>
          <table:table-cell table:number-columns-repeated="6"/>
        </table:table-row>
        <table:table-row table:style-name="ro1">
          <table:table-cell office:value-type="float" office:value="0.133367657661438" calcext:value-type="float">
            <text:p>0.1333676577</text:p>
          </table:table-cell>
          <table:table-cell office:value-type="float" office:value="39.7137145996094" calcext:value-type="float">
            <text:p>39.7137145996</text:p>
          </table:table-cell>
          <table:table-cell table:number-columns-repeated="6"/>
        </table:table-row>
        <table:table-row table:style-name="ro1">
          <table:table-cell office:value-type="float" office:value="0.163929581642151" calcext:value-type="float">
            <text:p>0.1639295816</text:p>
          </table:table-cell>
          <table:table-cell office:value-type="float" office:value="43.883113861084" calcext:value-type="float">
            <text:p>43.8831138611</text:p>
          </table:table-cell>
          <table:table-cell table:number-columns-repeated="6"/>
        </table:table-row>
        <table:table-row table:style-name="ro1">
          <table:table-cell office:value-type="float" office:value="0.00753323081880808" calcext:value-type="float">
            <text:p>0.0075332308</text:p>
          </table:table-cell>
          <table:table-cell office:value-type="float" office:value="44.0267219543457" calcext:value-type="float">
            <text:p>44.0267219543</text:p>
          </table:table-cell>
          <table:table-cell table:number-columns-repeated="6"/>
        </table:table-row>
        <table:table-row table:style-name="ro1">
          <table:table-cell office:value-type="float" office:value="0.117726609110832" calcext:value-type="float">
            <text:p>0.1177266091</text:p>
          </table:table-cell>
          <table:table-cell office:value-type="float" office:value="27.3202095031738" calcext:value-type="float">
            <text:p>27.3202095032</text:p>
          </table:table-cell>
          <table:table-cell table:number-columns-repeated="6"/>
        </table:table-row>
        <table:table-row table:style-name="ro1">
          <table:table-cell office:value-type="float" office:value="0.102718181908131" calcext:value-type="float">
            <text:p>0.1027181819</text:p>
          </table:table-cell>
          <table:table-cell office:value-type="float" office:value="44.5724182128906" calcext:value-type="float">
            <text:p>44.5724182129</text:p>
          </table:table-cell>
          <table:table-cell table:number-columns-repeated="6"/>
        </table:table-row>
        <table:table-row table:style-name="ro1">
          <table:table-cell office:value-type="float" office:value="0.0468914955854416" calcext:value-type="float">
            <text:p>0.0468914956</text:p>
          </table:table-cell>
          <table:table-cell office:value-type="float" office:value="37.5251007080078" calcext:value-type="float">
            <text:p>37.525100708</text:p>
          </table:table-cell>
          <table:table-cell table:number-columns-repeated="6"/>
        </table:table-row>
        <table:table-row table:style-name="ro1">
          <table:table-cell office:value-type="float" office:value="0.0038065928965807" calcext:value-type="float">
            <text:p>0.0038065929</text:p>
          </table:table-cell>
          <table:table-cell office:value-type="float" office:value="43.9626197814941" calcext:value-type="float">
            <text:p>43.9626197815</text:p>
          </table:table-cell>
          <table:table-cell table:number-columns-repeated="6"/>
        </table:table-row>
        <table:table-row table:style-name="ro1">
          <table:table-cell office:value-type="float" office:value="0.019246730953455" calcext:value-type="float">
            <text:p>0.019246731</text:p>
          </table:table-cell>
          <table:table-cell office:value-type="float" office:value="43.9967994689941" calcext:value-type="float">
            <text:p>43.996799469</text:p>
          </table:table-cell>
          <table:table-cell table:number-columns-repeated="6"/>
        </table:table-row>
        <table:table-row table:style-name="ro1">
          <table:table-cell office:value-type="float" office:value="0.0140792112797499" calcext:value-type="float">
            <text:p>0.0140792113</text:p>
          </table:table-cell>
          <table:table-cell office:value-type="float" office:value="44.1317939758301" calcext:value-type="float">
            <text:p>44.1317939758</text:p>
          </table:table-cell>
          <table:table-cell table:number-columns-repeated="6"/>
        </table:table-row>
        <table:table-row table:style-name="ro1">
          <table:table-cell office:value-type="float" office:value="0.00251773162744939" calcext:value-type="float">
            <text:p>0.0025177316</text:p>
          </table:table-cell>
          <table:table-cell office:value-type="float" office:value="34.3620986938477" calcext:value-type="float">
            <text:p>34.3620986938</text:p>
          </table:table-cell>
          <table:table-cell table:number-columns-repeated="6"/>
        </table:table-row>
        <table:table-row table:style-name="ro1">
          <table:table-cell office:value-type="float" office:value="0.127915978431702" calcext:value-type="float">
            <text:p>0.1279159784</text:p>
          </table:table-cell>
          <table:table-cell office:value-type="float" office:value="25.7236194610596" calcext:value-type="float">
            <text:p>25.7236194611</text:p>
          </table:table-cell>
          <table:table-cell table:number-columns-repeated="6"/>
        </table:table-row>
        <table:table-row table:style-name="ro1">
          <table:table-cell office:value-type="float" office:value="0.0000560698099434376" calcext:value-type="float">
            <text:p>5.60698099434376E-05</text:p>
          </table:table-cell>
          <table:table-cell office:value-type="float" office:value="40.4670715332031" calcext:value-type="float">
            <text:p>40.4670715332</text:p>
          </table:table-cell>
          <table:table-cell table:number-columns-repeated="6"/>
        </table:table-row>
        <table:table-row table:style-name="ro1">
          <table:table-cell office:value-type="float" office:value="0.00837542116641998" calcext:value-type="float">
            <text:p>0.0083754212</text:p>
          </table:table-cell>
          <table:table-cell office:value-type="float" office:value="43.1312370300293" calcext:value-type="float">
            <text:p>43.13123703</text:p>
          </table:table-cell>
          <table:table-cell table:number-columns-repeated="6"/>
        </table:table-row>
        <table:table-row table:style-name="ro1">
          <table:table-cell office:value-type="float" office:value="0.0151964295655489" calcext:value-type="float">
            <text:p>0.0151964296</text:p>
          </table:table-cell>
          <table:table-cell office:value-type="float" office:value="34.1442794799805" calcext:value-type="float">
            <text:p>34.14427948</text:p>
          </table:table-cell>
          <table:table-cell table:number-columns-repeated="6"/>
        </table:table-row>
        <table:table-row table:style-name="ro1">
          <table:table-cell office:value-type="float" office:value="0.00668130675330758" calcext:value-type="float">
            <text:p>0.0066813068</text:p>
          </table:table-cell>
          <table:table-cell office:value-type="float" office:value="45.1701164245606" calcext:value-type="float">
            <text:p>45.1701164246</text:p>
          </table:table-cell>
          <table:table-cell table:number-columns-repeated="6"/>
        </table:table-row>
        <table:table-row table:style-name="ro1">
          <table:table-cell office:value-type="float" office:value="0.206794187426567" calcext:value-type="float">
            <text:p>0.2067941874</text:p>
          </table:table-cell>
          <table:table-cell office:value-type="float" office:value="40.3973350524902" calcext:value-type="float">
            <text:p>40.3973350525</text:p>
          </table:table-cell>
          <table:table-cell table:number-columns-repeated="6"/>
        </table:table-row>
        <table:table-row table:style-name="ro1">
          <table:table-cell office:value-type="float" office:value="0.00714185368269682" calcext:value-type="float">
            <text:p>0.0071418537</text:p>
          </table:table-cell>
          <table:table-cell office:value-type="float" office:value="46.3838500976563" calcext:value-type="float">
            <text:p>46.3838500977</text:p>
          </table:table-cell>
          <table:table-cell table:number-columns-repeated="6"/>
        </table:table-row>
        <table:table-row table:style-name="ro1">
          <table:table-cell office:value-type="float" office:value="0.254008620977402" calcext:value-type="float">
            <text:p>0.254008621</text:p>
          </table:table-cell>
          <table:table-cell office:value-type="float" office:value="42.6507110595703" calcext:value-type="float">
            <text:p>42.6507110596</text:p>
          </table:table-cell>
          <table:table-cell table:number-columns-repeated="6"/>
        </table:table-row>
        <table:table-row table:style-name="ro1">
          <table:table-cell office:value-type="float" office:value="0.017600305378437" calcext:value-type="float">
            <text:p>0.0176003054</text:p>
          </table:table-cell>
          <table:table-cell office:value-type="float" office:value="44.4535598754883" calcext:value-type="float">
            <text:p>44.4535598755</text:p>
          </table:table-cell>
          <table:table-cell table:number-columns-repeated="6"/>
        </table:table-row>
        <table:table-row table:style-name="ro1">
          <table:table-cell office:value-type="float" office:value="0.0144211687147617" calcext:value-type="float">
            <text:p>0.0144211687</text:p>
          </table:table-cell>
          <table:table-cell office:value-type="float" office:value="33.9984321594238" calcext:value-type="float">
            <text:p>33.9984321594</text:p>
          </table:table-cell>
          <table:table-cell table:number-columns-repeated="6"/>
        </table:table-row>
        <table:table-row table:style-name="ro1">
          <table:table-cell office:value-type="float" office:value="0.00301669235341251" calcext:value-type="float">
            <text:p>0.0030166924</text:p>
          </table:table-cell>
          <table:table-cell office:value-type="float" office:value="34.8910446166992" calcext:value-type="float">
            <text:p>34.8910446167</text:p>
          </table:table-cell>
          <table:table-cell table:number-columns-repeated="6"/>
        </table:table-row>
        <table:table-row table:style-name="ro1">
          <table:table-cell office:value-type="float" office:value="0.0113603612408042" calcext:value-type="float">
            <text:p>0.0113603612</text:p>
          </table:table-cell>
          <table:table-cell office:value-type="float" office:value="46.1555061340332" calcext:value-type="float">
            <text:p>46.155506134</text:p>
          </table:table-cell>
          <table:table-cell table:number-columns-repeated="6"/>
        </table:table-row>
        <table:table-row table:style-name="ro1">
          <table:table-cell office:value-type="float" office:value="0.187500566244125" calcext:value-type="float">
            <text:p>0.1875005662</text:p>
          </table:table-cell>
          <table:table-cell office:value-type="float" office:value="46.9908828735352" calcext:value-type="float">
            <text:p>46.9908828735</text:p>
          </table:table-cell>
          <table:table-cell table:number-columns-repeated="6"/>
        </table:table-row>
        <table:table-row table:style-name="ro1">
          <table:table-cell office:value-type="float" office:value="0.124849364161491" calcext:value-type="float">
            <text:p>0.1248493642</text:p>
          </table:table-cell>
          <table:table-cell office:value-type="float" office:value="47.7149391174316" calcext:value-type="float">
            <text:p>47.7149391174</text:p>
          </table:table-cell>
          <table:table-cell table:number-columns-repeated="6"/>
        </table:table-row>
        <table:table-row table:style-name="ro1">
          <table:table-cell office:value-type="float" office:value="0.000851184129714966" calcext:value-type="float">
            <text:p>0.0008511841</text:p>
          </table:table-cell>
          <table:table-cell office:value-type="float" office:value="46.5234336853027" calcext:value-type="float">
            <text:p>46.5234336853</text:p>
          </table:table-cell>
          <table:table-cell table:number-columns-repeated="6"/>
        </table:table-row>
        <table:table-row table:style-name="ro1">
          <table:table-cell office:value-type="float" office:value="0.000514125218614936" calcext:value-type="float">
            <text:p>0.0005141252</text:p>
          </table:table-cell>
          <table:table-cell office:value-type="float" office:value="38.3941688537598" calcext:value-type="float">
            <text:p>38.3941688538</text:p>
          </table:table-cell>
          <table:table-cell table:number-columns-repeated="6"/>
        </table:table-row>
        <table:table-row table:style-name="ro1">
          <table:table-cell office:value-type="float" office:value="0.0795199200510979" calcext:value-type="float">
            <text:p>0.0795199201</text:p>
          </table:table-cell>
          <table:table-cell office:value-type="float" office:value="28.8234882354736" calcext:value-type="float">
            <text:p>28.8234882355</text:p>
          </table:table-cell>
          <table:table-cell table:number-columns-repeated="6"/>
        </table:table-row>
        <table:table-row table:style-name="ro1">
          <table:table-cell office:value-type="float" office:value="0.127871602773666" calcext:value-type="float">
            <text:p>0.1278716028</text:p>
          </table:table-cell>
          <table:table-cell office:value-type="float" office:value="43.2979736328125" calcext:value-type="float">
            <text:p>43.2979736328</text:p>
          </table:table-cell>
          <table:table-cell table:number-columns-repeated="6"/>
        </table:table-row>
        <table:table-row table:style-name="ro1">
          <table:table-cell office:value-type="float" office:value="0.000405027240049094" calcext:value-type="float">
            <text:p>0.0004050272</text:p>
          </table:table-cell>
          <table:table-cell office:value-type="float" office:value="40.8126525878906" calcext:value-type="float">
            <text:p>40.8126525879</text:p>
          </table:table-cell>
          <table:table-cell table:number-columns-repeated="6"/>
        </table:table-row>
        <table:table-row table:style-name="ro1">
          <table:table-cell office:value-type="float" office:value="0.0430954657495022" calcext:value-type="float">
            <text:p>0.0430954657</text:p>
          </table:table-cell>
          <table:table-cell office:value-type="float" office:value="36.7673797607422" calcext:value-type="float">
            <text:p>36.7673797607</text:p>
          </table:table-cell>
          <table:table-cell table:number-columns-repeated="6"/>
        </table:table-row>
        <table:table-row table:style-name="ro1">
          <table:table-cell office:value-type="float" office:value="0.0046036709100008" calcext:value-type="float">
            <text:p>0.0046036709</text:p>
          </table:table-cell>
          <table:table-cell office:value-type="float" office:value="29.5748920440674" calcext:value-type="float">
            <text:p>29.5748920441</text:p>
          </table:table-cell>
          <table:table-cell table:number-columns-repeated="6"/>
        </table:table-row>
        <table:table-row table:style-name="ro1">
          <table:table-cell office:value-type="float" office:value="0.0870892405509949" calcext:value-type="float">
            <text:p>0.0870892406</text:p>
          </table:table-cell>
          <table:table-cell office:value-type="float" office:value="45.176700592041" calcext:value-type="float">
            <text:p>45.176700592</text:p>
          </table:table-cell>
          <table:table-cell table:number-columns-repeated="6"/>
        </table:table-row>
        <table:table-row table:style-name="ro1">
          <table:table-cell office:value-type="float" office:value="0.000168827595189214" calcext:value-type="float">
            <text:p>0.0001688276</text:p>
          </table:table-cell>
          <table:table-cell office:value-type="float" office:value="44.7281341552734" calcext:value-type="float">
            <text:p>44.7281341553</text:p>
          </table:table-cell>
          <table:table-cell table:number-columns-repeated="6"/>
        </table:table-row>
        <table:table-row table:style-name="ro1">
          <table:table-cell office:value-type="float" office:value="0.0400739200413227" calcext:value-type="float">
            <text:p>0.04007392</text:p>
          </table:table-cell>
          <table:table-cell office:value-type="float" office:value="31.5354747772217" calcext:value-type="float">
            <text:p>31.5354747772</text:p>
          </table:table-cell>
          <table:table-cell table:number-columns-repeated="6"/>
        </table:table-row>
        <table:table-row table:style-name="ro1">
          <table:table-cell office:value-type="float" office:value="0.0017345417290926" calcext:value-type="float">
            <text:p>0.0017345417</text:p>
          </table:table-cell>
          <table:table-cell office:value-type="float" office:value="26.2167320251465" calcext:value-type="float">
            <text:p>26.2167320251</text:p>
          </table:table-cell>
          <table:table-cell table:number-columns-repeated="6"/>
        </table:table-row>
        <table:table-row table:style-name="ro1">
          <table:table-cell office:value-type="float" office:value="0.0167700927704573" calcext:value-type="float">
            <text:p>0.0167700928</text:p>
          </table:table-cell>
          <table:table-cell office:value-type="float" office:value="40.6904602050781" calcext:value-type="float">
            <text:p>40.6904602051</text:p>
          </table:table-cell>
          <table:table-cell table:number-columns-repeated="6"/>
        </table:table-row>
        <table:table-row table:style-name="ro1">
          <table:table-cell office:value-type="float" office:value="0.00306473555974662" calcext:value-type="float">
            <text:p>0.0030647356</text:p>
          </table:table-cell>
          <table:table-cell office:value-type="float" office:value="31.8974227905273" calcext:value-type="float">
            <text:p>31.8974227905</text:p>
          </table:table-cell>
          <table:table-cell table:number-columns-repeated="6"/>
        </table:table-row>
        <table:table-row table:style-name="ro1">
          <table:table-cell office:value-type="float" office:value="0.0200016777962446" calcext:value-type="float">
            <text:p>0.0200016778</text:p>
          </table:table-cell>
          <table:table-cell office:value-type="float" office:value="23.8703517913818" calcext:value-type="float">
            <text:p>23.8703517914</text:p>
          </table:table-cell>
          <table:table-cell table:number-columns-repeated="6"/>
        </table:table-row>
        <table:table-row table:style-name="ro1">
          <table:table-cell office:value-type="float" office:value="0.0452553369104862" calcext:value-type="float">
            <text:p>0.0452553369</text:p>
          </table:table-cell>
          <table:table-cell office:value-type="float" office:value="39.9981384277344" calcext:value-type="float">
            <text:p>39.9981384277</text:p>
          </table:table-cell>
          <table:table-cell table:number-columns-repeated="6"/>
        </table:table-row>
        <table:table-row table:style-name="ro1">
          <table:table-cell office:value-type="float" office:value="0.0285769905894995" calcext:value-type="float">
            <text:p>0.0285769906</text:p>
          </table:table-cell>
          <table:table-cell office:value-type="float" office:value="20.1102333068848" calcext:value-type="float">
            <text:p>20.1102333069</text:p>
          </table:table-cell>
          <table:table-cell table:number-columns-repeated="6"/>
        </table:table-row>
        <table:table-row table:style-name="ro1">
          <table:table-cell office:value-type="float" office:value="0.00000000745058059692383" calcext:value-type="float">
            <text:p>7.45058059692383E-09</text:p>
          </table:table-cell>
          <table:table-cell office:value-type="float" office:value="42.7970962524414" calcext:value-type="float">
            <text:p>42.7970962524</text:p>
          </table:table-cell>
          <table:table-cell table:number-columns-repeated="6"/>
        </table:table-row>
        <table:table-row table:style-name="ro1">
          <table:table-cell office:value-type="float" office:value="0.00400755368173122" calcext:value-type="float">
            <text:p>0.0040075537</text:p>
          </table:table-cell>
          <table:table-cell office:value-type="float" office:value="44.230396270752" calcext:value-type="float">
            <text:p>44.2303962708</text:p>
          </table:table-cell>
          <table:table-cell table:number-columns-repeated="6"/>
        </table:table-row>
        <table:table-row table:style-name="ro1">
          <table:table-cell office:value-type="float" office:value="0.0023993740323931" calcext:value-type="float">
            <text:p>0.002399374</text:p>
          </table:table-cell>
          <table:table-cell office:value-type="float" office:value="28.5127735137939" calcext:value-type="float">
            <text:p>28.5127735138</text:p>
          </table:table-cell>
          <table:table-cell table:number-columns-repeated="6"/>
        </table:table-row>
        <table:table-row table:style-name="ro1">
          <table:table-cell office:value-type="float" office:value="0.0000277520230156369" calcext:value-type="float">
            <text:p>0.000027752</text:p>
          </table:table-cell>
          <table:table-cell office:value-type="float" office:value="37.6798248291016" calcext:value-type="float">
            <text:p>37.6798248291</text:p>
          </table:table-cell>
          <table:table-cell table:number-columns-repeated="6"/>
        </table:table-row>
        <table:table-row table:style-name="ro1">
          <table:table-cell office:value-type="float" office:value="0.0461526140570641" calcext:value-type="float">
            <text:p>0.0461526141</text:p>
          </table:table-cell>
          <table:table-cell office:value-type="float" office:value="28.5915431976318" calcext:value-type="float">
            <text:p>28.5915431976</text:p>
          </table:table-cell>
          <table:table-cell table:number-columns-repeated="6"/>
        </table:table-row>
        <table:table-row table:style-name="ro1">
          <table:table-cell office:value-type="float" office:value="0.0228312592953444" calcext:value-type="float">
            <text:p>0.0228312593</text:p>
          </table:table-cell>
          <table:table-cell office:value-type="float" office:value="36.5410003662109" calcext:value-type="float">
            <text:p>36.5410003662</text:p>
          </table:table-cell>
          <table:table-cell table:number-columns-repeated="6"/>
        </table:table-row>
        <table:table-row table:style-name="ro1">
          <table:table-cell office:value-type="float" office:value="0.00856608152389527" calcext:value-type="float">
            <text:p>0.0085660815</text:p>
          </table:table-cell>
          <table:table-cell office:value-type="float" office:value="41.6578788757324" calcext:value-type="float">
            <text:p>41.6578788757</text:p>
          </table:table-cell>
          <table:table-cell table:number-columns-repeated="6"/>
        </table:table-row>
        <table:table-row table:style-name="ro1">
          <table:table-cell office:value-type="float" office:value="0.038875624537468" calcext:value-type="float">
            <text:p>0.0388756245</text:p>
          </table:table-cell>
          <table:table-cell office:value-type="float" office:value="47.0545959472656" calcext:value-type="float">
            <text:p>47.0545959473</text:p>
          </table:table-cell>
          <table:table-cell table:number-columns-repeated="6"/>
        </table:table-row>
        <table:table-row table:style-name="ro1">
          <table:table-cell office:value-type="float" office:value="0.00984054431319237" calcext:value-type="float">
            <text:p>0.0098405443</text:p>
          </table:table-cell>
          <table:table-cell office:value-type="float" office:value="35.5406455993652" calcext:value-type="float">
            <text:p>35.5406455994</text:p>
          </table:table-cell>
          <table:table-cell table:number-columns-repeated="6"/>
        </table:table-row>
        <table:table-row table:style-name="ro1">
          <table:table-cell office:value-type="float" office:value="0.0049617737531662" calcext:value-type="float">
            <text:p>0.0049617738</text:p>
          </table:table-cell>
          <table:table-cell office:value-type="float" office:value="36.1383361816406" calcext:value-type="float">
            <text:p>36.1383361816</text:p>
          </table:table-cell>
          <table:table-cell table:number-columns-repeated="6"/>
        </table:table-row>
        <table:table-row table:style-name="ro1">
          <table:table-cell office:value-type="float" office:value="0.00094865495339036" calcext:value-type="float">
            <text:p>0.000948655</text:p>
          </table:table-cell>
          <table:table-cell office:value-type="float" office:value="21.5585823059082" calcext:value-type="float">
            <text:p>21.5585823059</text:p>
          </table:table-cell>
          <table:table-cell table:number-columns-repeated="6"/>
        </table:table-row>
        <table:table-row table:style-name="ro1">
          <table:table-cell office:value-type="float" office:value="0.000187249155715108" calcext:value-type="float">
            <text:p>0.0001872492</text:p>
          </table:table-cell>
          <table:table-cell office:value-type="float" office:value="29.3533554077148" calcext:value-type="float">
            <text:p>29.3533554077</text:p>
          </table:table-cell>
          <table:table-cell table:number-columns-repeated="6"/>
        </table:table-row>
        <table:table-row table:style-name="ro1">
          <table:table-cell office:value-type="float" office:value="0.0261777341365814" calcext:value-type="float">
            <text:p>0.0261777341</text:p>
          </table:table-cell>
          <table:table-cell office:value-type="float" office:value="46.9256973266602" calcext:value-type="float">
            <text:p>46.9256973267</text:p>
          </table:table-cell>
          <table:table-cell table:number-columns-repeated="6"/>
        </table:table-row>
        <table:table-row table:style-name="ro1">
          <table:table-cell office:value-type="float" office:value="0.197855114936829" calcext:value-type="float">
            <text:p>0.1978551149</text:p>
          </table:table-cell>
          <table:table-cell office:value-type="float" office:value="46.3760833740234" calcext:value-type="float">
            <text:p>46.376083374</text:p>
          </table:table-cell>
          <table:table-cell table:number-columns-repeated="6"/>
        </table:table-row>
        <table:table-row table:style-name="ro1">
          <table:table-cell office:value-type="float" office:value="0.192414626479149" calcext:value-type="float">
            <text:p>0.1924146265</text:p>
          </table:table-cell>
          <table:table-cell office:value-type="float" office:value="46.6455307006836" calcext:value-type="float">
            <text:p>46.6455307007</text:p>
          </table:table-cell>
          <table:table-cell table:number-columns-repeated="6"/>
        </table:table-row>
        <table:table-row table:style-name="ro1">
          <table:table-cell office:value-type="float" office:value="0.0231117121875286" calcext:value-type="float">
            <text:p>0.0231117122</text:p>
          </table:table-cell>
          <table:table-cell office:value-type="float" office:value="46.137077331543" calcext:value-type="float">
            <text:p>46.1370773315</text:p>
          </table:table-cell>
          <table:table-cell table:number-columns-repeated="6"/>
        </table:table-row>
        <table:table-row table:style-name="ro1">
          <table:table-cell office:value-type="float" office:value="0.0000322399500873871" calcext:value-type="float">
            <text:p>0.00003224</text:p>
          </table:table-cell>
          <table:table-cell office:value-type="float" office:value="37.2524719238281" calcext:value-type="float">
            <text:p>37.2524719238</text:p>
          </table:table-cell>
          <table:table-cell table:number-columns-repeated="6"/>
        </table:table-row>
        <table:table-row table:style-name="ro1">
          <table:table-cell office:value-type="float" office:value="0.000127615523524582" calcext:value-type="float">
            <text:p>0.0001276155</text:p>
          </table:table-cell>
          <table:table-cell office:value-type="float" office:value="45.8772239685059" calcext:value-type="float">
            <text:p>45.8772239685</text:p>
          </table:table-cell>
          <table:table-cell table:number-columns-repeated="6"/>
        </table:table-row>
        <table:table-row table:style-name="ro1">
          <table:table-cell office:value-type="float" office:value="0.0384121835231781" calcext:value-type="float">
            <text:p>0.0384121835</text:p>
          </table:table-cell>
          <table:table-cell office:value-type="float" office:value="37.6154975891113" calcext:value-type="float">
            <text:p>37.6154975891</text:p>
          </table:table-cell>
          <table:table-cell table:number-columns-repeated="6"/>
        </table:table-row>
        <table:table-row table:style-name="ro1">
          <table:table-cell office:value-type="float" office:value="0.185009345412254" calcext:value-type="float">
            <text:p>0.1850093454</text:p>
          </table:table-cell>
          <table:table-cell office:value-type="float" office:value="36.9218940734863" calcext:value-type="float">
            <text:p>36.9218940735</text:p>
          </table:table-cell>
          <table:table-cell table:number-columns-repeated="6"/>
        </table:table-row>
        <table:table-row table:style-name="ro1">
          <table:table-cell office:value-type="float" office:value="0.247162878513336" calcext:value-type="float">
            <text:p>0.2471628785</text:p>
          </table:table-cell>
          <table:table-cell office:value-type="float" office:value="42.849853515625" calcext:value-type="float">
            <text:p>42.8498535156</text:p>
          </table:table-cell>
          <table:table-cell table:number-columns-repeated="6"/>
        </table:table-row>
        <table:table-row table:style-name="ro1">
          <table:table-cell office:value-type="float" office:value="0.230762034654617" calcext:value-type="float">
            <text:p>0.2307620347</text:p>
          </table:table-cell>
          <table:table-cell office:value-type="float" office:value="33.1012077331543" calcext:value-type="float">
            <text:p>33.1012077332</text:p>
          </table:table-cell>
          <table:table-cell table:number-columns-repeated="6"/>
        </table:table-row>
        <table:table-row table:style-name="ro1">
          <table:table-cell office:value-type="float" office:value="0.216703563928604" calcext:value-type="float">
            <text:p>0.2167035639</text:p>
          </table:table-cell>
          <table:table-cell office:value-type="float" office:value="42.7053947448731" calcext:value-type="float">
            <text:p>42.7053947449</text:p>
          </table:table-cell>
          <table:table-cell table:number-columns-repeated="6"/>
        </table:table-row>
        <table:table-row table:style-name="ro1">
          <table:table-cell office:value-type="float" office:value="0.184476032853127" calcext:value-type="float">
            <text:p>0.1844760329</text:p>
          </table:table-cell>
          <table:table-cell office:value-type="float" office:value="39.4141311645508" calcext:value-type="float">
            <text:p>39.4141311646</text:p>
          </table:table-cell>
          <table:table-cell table:number-columns-repeated="6"/>
        </table:table-row>
        <table:table-row table:style-name="ro1">
          <table:table-cell office:value-type="float" office:value="0.125040054321289" calcext:value-type="float">
            <text:p>0.1250400543</text:p>
          </table:table-cell>
          <table:table-cell office:value-type="float" office:value="39.9957504272461" calcext:value-type="float">
            <text:p>39.9957504272</text:p>
          </table:table-cell>
          <table:table-cell table:number-columns-repeated="6"/>
        </table:table-row>
        <table:table-row table:style-name="ro1">
          <table:table-cell office:value-type="float" office:value="0.000396388059016317" calcext:value-type="float">
            <text:p>0.0003963881</text:p>
          </table:table-cell>
          <table:table-cell office:value-type="float" office:value="34.6213150024414" calcext:value-type="float">
            <text:p>34.6213150024</text:p>
          </table:table-cell>
          <table:table-cell table:number-columns-repeated="6"/>
        </table:table-row>
        <table:table-row table:style-name="ro1">
          <table:table-cell office:value-type="float" office:value="0.0906870737671852" calcext:value-type="float">
            <text:p>0.0906870738</text:p>
          </table:table-cell>
          <table:table-cell office:value-type="float" office:value="37.8103713989258" calcext:value-type="float">
            <text:p>37.8103713989</text:p>
          </table:table-cell>
          <table:table-cell table:number-columns-repeated="6"/>
        </table:table-row>
        <table:table-row table:style-name="ro1">
          <table:table-cell office:value-type="float" office:value="0.0261646434664726" calcext:value-type="float">
            <text:p>0.0261646435</text:p>
          </table:table-cell>
          <table:table-cell office:value-type="float" office:value="38.9589233398437" calcext:value-type="float">
            <text:p>38.9589233398</text:p>
          </table:table-cell>
          <table:table-cell table:number-columns-repeated="6"/>
        </table:table-row>
        <table:table-row table:style-name="ro1">
          <table:table-cell office:value-type="float" office:value="0.0361776910722256" calcext:value-type="float">
            <text:p>0.0361776911</text:p>
          </table:table-cell>
          <table:table-cell office:value-type="float" office:value="43.991268157959" calcext:value-type="float">
            <text:p>43.991268158</text:p>
          </table:table-cell>
          <table:table-cell table:number-columns-repeated="6"/>
        </table:table-row>
        <table:table-row table:style-name="ro1">
          <table:table-cell office:value-type="float" office:value="0.00024866106105037" calcext:value-type="float">
            <text:p>0.0002486611</text:p>
          </table:table-cell>
          <table:table-cell office:value-type="float" office:value="35.1370429992676" calcext:value-type="float">
            <text:p>35.1370429993</text:p>
          </table:table-cell>
          <table:table-cell table:number-columns-repeated="6"/>
        </table:table-row>
        <table:table-row table:style-name="ro1">
          <table:table-cell office:value-type="float" office:value="0.0292433798313141" calcext:value-type="float">
            <text:p>0.0292433798</text:p>
          </table:table-cell>
          <table:table-cell office:value-type="float" office:value="42.6549530029297" calcext:value-type="float">
            <text:p>42.6549530029</text:p>
          </table:table-cell>
          <table:table-cell table:number-columns-repeated="6"/>
        </table:table-row>
        <table:table-row table:style-name="ro1">
          <table:table-cell office:value-type="float" office:value="0.0312519073486328" calcext:value-type="float">
            <text:p>0.0312519073</text:p>
          </table:table-cell>
          <table:table-cell office:value-type="float" office:value="39.0654945373535" calcext:value-type="float">
            <text:p>39.0654945374</text:p>
          </table:table-cell>
          <table:table-cell table:number-columns-repeated="6"/>
        </table:table-row>
        <table:table-row table:style-name="ro1">
          <table:table-cell office:value-type="float" office:value="0.00596143491566181" calcext:value-type="float">
            <text:p>0.0059614349</text:p>
          </table:table-cell>
          <table:table-cell office:value-type="float" office:value="21.807933807373" calcext:value-type="float">
            <text:p>21.8079338074</text:p>
          </table:table-cell>
          <table:table-cell table:number-columns-repeated="6"/>
        </table:table-row>
        <table:table-row table:style-name="ro1">
          <table:table-cell office:value-type="float" office:value="0.0702120438218117" calcext:value-type="float">
            <text:p>0.0702120438</text:p>
          </table:table-cell>
          <table:table-cell office:value-type="float" office:value="14.1425008773804" calcext:value-type="float">
            <text:p>14.1425008774</text:p>
          </table:table-cell>
          <table:table-cell table:number-columns-repeated="6"/>
        </table:table-row>
        <table:table-row table:style-name="ro1">
          <table:table-cell office:value-type="float" office:value="0.00481542572379112" calcext:value-type="float">
            <text:p>0.0048154257</text:p>
          </table:table-cell>
          <table:table-cell office:value-type="float" office:value="47.9624366760254" calcext:value-type="float">
            <text:p>47.962436676</text:p>
          </table:table-cell>
          <table:table-cell table:number-columns-repeated="6"/>
        </table:table-row>
        <table:table-row table:style-name="ro1">
          <table:table-cell office:value-type="float" office:value="0.0226441584527492" calcext:value-type="float">
            <text:p>0.0226441585</text:p>
          </table:table-cell>
          <table:table-cell office:value-type="float" office:value="16.486780166626" calcext:value-type="float">
            <text:p>16.4867801666</text:p>
          </table:table-cell>
          <table:table-cell table:number-columns-repeated="6"/>
        </table:table-row>
        <table:table-row table:style-name="ro1">
          <table:table-cell office:value-type="float" office:value="0.0693757981061935" calcext:value-type="float">
            <text:p>0.0693757981</text:p>
          </table:table-cell>
          <table:table-cell office:value-type="float" office:value="18.9336032867432" calcext:value-type="float">
            <text:p>18.9336032867</text:p>
          </table:table-cell>
          <table:table-cell table:number-columns-repeated="6"/>
        </table:table-row>
        <table:table-row table:style-name="ro1">
          <table:table-cell office:value-type="float" office:value="0.469630092382431" calcext:value-type="float">
            <text:p>0.4696300924</text:p>
          </table:table-cell>
          <table:table-cell office:value-type="float" office:value="40.877326965332" calcext:value-type="float">
            <text:p>40.8773269653</text:p>
          </table:table-cell>
          <table:table-cell table:number-columns-repeated="6"/>
        </table:table-row>
        <table:table-row table:style-name="ro1">
          <table:table-cell office:value-type="float" office:value="0.173162207007408" calcext:value-type="float">
            <text:p>0.173162207</text:p>
          </table:table-cell>
          <table:table-cell office:value-type="float" office:value="40.6721038818359" calcext:value-type="float">
            <text:p>40.6721038818</text:p>
          </table:table-cell>
          <table:table-cell table:number-columns-repeated="6"/>
        </table:table-row>
        <table:table-row table:style-name="ro1">
          <table:table-cell office:value-type="float" office:value="0.00170746177900583" calcext:value-type="float">
            <text:p>0.0017074618</text:p>
          </table:table-cell>
          <table:table-cell office:value-type="float" office:value="44.2771186828613" calcext:value-type="float">
            <text:p>44.2771186829</text:p>
          </table:table-cell>
          <table:table-cell table:number-columns-repeated="6"/>
        </table:table-row>
        <table:table-row table:style-name="ro1">
          <table:table-cell office:value-type="float" office:value="0.00418676156550646" calcext:value-type="float">
            <text:p>0.0041867616</text:p>
          </table:table-cell>
          <table:table-cell office:value-type="float" office:value="32.3367233276367" calcext:value-type="float">
            <text:p>32.3367233276</text:p>
          </table:table-cell>
          <table:table-cell table:number-columns-repeated="6"/>
        </table:table-row>
        <table:table-row table:style-name="ro1">
          <table:table-cell office:value-type="float" office:value="0.000302041356917471" calcext:value-type="float">
            <text:p>0.0003020414</text:p>
          </table:table-cell>
          <table:table-cell office:value-type="float" office:value="43.9058799743652" calcext:value-type="float">
            <text:p>43.9058799744</text:p>
          </table:table-cell>
          <table:table-cell table:number-columns-repeated="6"/>
        </table:table-row>
        <table:table-row table:style-name="ro1">
          <table:table-cell office:value-type="float" office:value="0.000890987226739526" calcext:value-type="float">
            <text:p>0.0008909872</text:p>
          </table:table-cell>
          <table:table-cell office:value-type="float" office:value="32.8027572631836" calcext:value-type="float">
            <text:p>32.8027572632</text:p>
          </table:table-cell>
          <table:table-cell table:number-columns-repeated="6"/>
        </table:table-row>
        <table:table-row table:style-name="ro1">
          <table:table-cell office:value-type="float" office:value="0.0380398519337177" calcext:value-type="float">
            <text:p>0.0380398519</text:p>
          </table:table-cell>
          <table:table-cell office:value-type="float" office:value="38.8884201049805" calcext:value-type="float">
            <text:p>38.888420105</text:p>
          </table:table-cell>
          <table:table-cell table:number-columns-repeated="6"/>
        </table:table-row>
        <table:table-row table:style-name="ro1">
          <table:table-cell office:value-type="float" office:value="0.0111335162073374" calcext:value-type="float">
            <text:p>0.0111335162</text:p>
          </table:table-cell>
          <table:table-cell office:value-type="float" office:value="24.3843002319336" calcext:value-type="float">
            <text:p>24.3843002319</text:p>
          </table:table-cell>
          <table:table-cell table:number-columns-repeated="6"/>
        </table:table-row>
        <table:table-row table:style-name="ro1">
          <table:table-cell office:value-type="float" office:value="0.000124045182019472" calcext:value-type="float">
            <text:p>0.0001240452</text:p>
          </table:table-cell>
          <table:table-cell office:value-type="float" office:value="39.7620391845703" calcext:value-type="float">
            <text:p>39.7620391846</text:p>
          </table:table-cell>
          <table:table-cell table:number-columns-repeated="6"/>
        </table:table-row>
        <table:table-row table:style-name="ro1">
          <table:table-cell office:value-type="float" office:value="0.238816931843758" calcext:value-type="float">
            <text:p>0.2388169318</text:p>
          </table:table-cell>
          <table:table-cell office:value-type="float" office:value="18.5795040130615" calcext:value-type="float">
            <text:p>18.5795040131</text:p>
          </table:table-cell>
          <table:table-cell table:number-columns-repeated="6"/>
        </table:table-row>
        <table:table-row table:style-name="ro1">
          <table:table-cell office:value-type="float" office:value="0.106245756149292" calcext:value-type="float">
            <text:p>0.1062457561</text:p>
          </table:table-cell>
          <table:table-cell office:value-type="float" office:value="37.1826286315918" calcext:value-type="float">
            <text:p>37.1826286316</text:p>
          </table:table-cell>
          <table:table-cell table:number-columns-repeated="6"/>
        </table:table-row>
        <table:table-row table:style-name="ro1">
          <table:table-cell office:value-type="float" office:value="0.0465702041983604" calcext:value-type="float">
            <text:p>0.0465702042</text:p>
          </table:table-cell>
          <table:table-cell office:value-type="float" office:value="21.9318542480469" calcext:value-type="float">
            <text:p>21.931854248</text:p>
          </table:table-cell>
          <table:table-cell table:number-columns-repeated="6"/>
        </table:table-row>
        <table:table-row table:style-name="ro1">
          <table:table-cell office:value-type="float" office:value="0.0628945752978325" calcext:value-type="float">
            <text:p>0.0628945753</text:p>
          </table:table-cell>
          <table:table-cell office:value-type="float" office:value="40.8450508117676" calcext:value-type="float">
            <text:p>40.8450508118</text:p>
          </table:table-cell>
          <table:table-cell table:number-columns-repeated="6"/>
        </table:table-row>
        <table:table-row table:style-name="ro1">
          <table:table-cell office:value-type="float" office:value="0.020523089915514" calcext:value-type="float">
            <text:p>0.0205230899</text:p>
          </table:table-cell>
          <table:table-cell office:value-type="float" office:value="40.2775344848633" calcext:value-type="float">
            <text:p>40.2775344849</text:p>
          </table:table-cell>
          <table:table-cell table:number-columns-repeated="6"/>
        </table:table-row>
        <table:table-row table:style-name="ro1">
          <table:table-cell office:value-type="float" office:value="0.0215852502733469" calcext:value-type="float">
            <text:p>0.0215852503</text:p>
          </table:table-cell>
          <table:table-cell office:value-type="float" office:value="38.7677307128906" calcext:value-type="float">
            <text:p>38.7677307129</text:p>
          </table:table-cell>
          <table:table-cell table:number-columns-repeated="6"/>
        </table:table-row>
        <table:table-row table:style-name="ro1">
          <table:table-cell office:value-type="float" office:value="0.0335397124290466" calcext:value-type="float">
            <text:p>0.0335397124</text:p>
          </table:table-cell>
          <table:table-cell office:value-type="float" office:value="28.8126316070557" calcext:value-type="float">
            <text:p>28.8126316071</text:p>
          </table:table-cell>
          <table:table-cell table:number-columns-repeated="6"/>
        </table:table-row>
        <table:table-row table:style-name="ro1">
          <table:table-cell office:value-type="float" office:value="0.0036886939778924" calcext:value-type="float">
            <text:p>0.003688694</text:p>
          </table:table-cell>
          <table:table-cell office:value-type="float" office:value="40.9287033081055" calcext:value-type="float">
            <text:p>40.9287033081</text:p>
          </table:table-cell>
          <table:table-cell table:number-columns-repeated="6"/>
        </table:table-row>
        <table:table-row table:style-name="ro1">
          <table:table-cell office:value-type="float" office:value="0.000406004983233288" calcext:value-type="float">
            <text:p>0.000406005</text:p>
          </table:table-cell>
          <table:table-cell office:value-type="float" office:value="37.2332077026367" calcext:value-type="float">
            <text:p>37.2332077026</text:p>
          </table:table-cell>
          <table:table-cell table:number-columns-repeated="6"/>
        </table:table-row>
        <table:table-row table:style-name="ro1">
          <table:table-cell office:value-type="float" office:value="0.220079317688942" calcext:value-type="float">
            <text:p>0.2200793177</text:p>
          </table:table-cell>
          <table:table-cell office:value-type="float" office:value="13.5519866943359" calcext:value-type="float">
            <text:p>13.5519866943</text:p>
          </table:table-cell>
          <table:table-cell table:number-columns-repeated="6"/>
        </table:table-row>
        <table:table-row table:style-name="ro1">
          <table:table-cell office:value-type="float" office:value="0.257374882698059" calcext:value-type="float">
            <text:p>0.2573748827</text:p>
          </table:table-cell>
          <table:table-cell office:value-type="float" office:value="15.4537420272827" calcext:value-type="float">
            <text:p>15.4537420273</text:p>
          </table:table-cell>
          <table:table-cell table:number-columns-repeated="6"/>
        </table:table-row>
        <table:table-row table:style-name="ro1">
          <table:table-cell office:value-type="float" office:value="0.086491659283638" calcext:value-type="float">
            <text:p>0.0864916593</text:p>
          </table:table-cell>
          <table:table-cell office:value-type="float" office:value="35.2489624023437" calcext:value-type="float">
            <text:p>35.2489624023</text:p>
          </table:table-cell>
          <table:table-cell table:number-columns-repeated="6"/>
        </table:table-row>
        <table:table-row table:style-name="ro1">
          <table:table-cell office:value-type="float" office:value="0.0434872061014175" calcext:value-type="float">
            <text:p>0.0434872061</text:p>
          </table:table-cell>
          <table:table-cell office:value-type="float" office:value="23.5823345184326" calcext:value-type="float">
            <text:p>23.5823345184</text:p>
          </table:table-cell>
          <table:table-cell table:number-columns-repeated="6"/>
        </table:table-row>
        <table:table-row table:style-name="ro1">
          <table:table-cell office:value-type="float" office:value="0.013555433601141" calcext:value-type="float">
            <text:p>0.0135554336</text:p>
          </table:table-cell>
          <table:table-cell office:value-type="float" office:value="42.2398109436035" calcext:value-type="float">
            <text:p>42.2398109436</text:p>
          </table:table-cell>
          <table:table-cell table:number-columns-repeated="6"/>
        </table:table-row>
        <table:table-row table:style-name="ro1">
          <table:table-cell office:value-type="float" office:value="0.0411775708198547" calcext:value-type="float">
            <text:p>0.0411775708</text:p>
          </table:table-cell>
          <table:table-cell office:value-type="float" office:value="37.7346725463867" calcext:value-type="float">
            <text:p>37.7346725464</text:p>
          </table:table-cell>
          <table:table-cell table:number-columns-repeated="6"/>
        </table:table-row>
        <table:table-row table:style-name="ro1">
          <table:table-cell office:value-type="float" office:value="0.00677378661930561" calcext:value-type="float">
            <text:p>0.0067737866</text:p>
          </table:table-cell>
          <table:table-cell office:value-type="float" office:value="39.0665283203125" calcext:value-type="float">
            <text:p>39.0665283203</text:p>
          </table:table-cell>
          <table:table-cell table:number-columns-repeated="6"/>
        </table:table-row>
        <table:table-row table:style-name="ro1">
          <table:table-cell office:value-type="float" office:value="0.0152716720476747" calcext:value-type="float">
            <text:p>0.015271672</text:p>
          </table:table-cell>
          <table:table-cell office:value-type="float" office:value="40.1311225891113" calcext:value-type="float">
            <text:p>40.1311225891</text:p>
          </table:table-cell>
          <table:table-cell table:number-columns-repeated="6"/>
        </table:table-row>
        <table:table-row table:style-name="ro1">
          <table:table-cell office:value-type="float" office:value="0.0258028861135244" calcext:value-type="float">
            <text:p>0.0258028861</text:p>
          </table:table-cell>
          <table:table-cell office:value-type="float" office:value="40.0858154296875" calcext:value-type="float">
            <text:p>40.0858154297</text:p>
          </table:table-cell>
          <table:table-cell table:number-columns-repeated="6"/>
        </table:table-row>
        <table:table-row table:style-name="ro1">
          <table:table-cell office:value-type="float" office:value="0.0334937870502472" calcext:value-type="float">
            <text:p>0.0334937871</text:p>
          </table:table-cell>
          <table:table-cell office:value-type="float" office:value="43.0067367553711" calcext:value-type="float">
            <text:p>43.0067367554</text:p>
          </table:table-cell>
          <table:table-cell table:number-columns-repeated="6"/>
        </table:table-row>
        <table:table-row table:style-name="ro1">
          <table:table-cell office:value-type="float" office:value="0.00157675705850124" calcext:value-type="float">
            <text:p>0.0015767571</text:p>
          </table:table-cell>
          <table:table-cell office:value-type="float" office:value="34.7485084533691" calcext:value-type="float">
            <text:p>34.7485084534</text:p>
          </table:table-cell>
          <table:table-cell table:number-columns-repeated="6"/>
        </table:table-row>
        <table:table-row table:style-name="ro1">
          <table:table-cell office:value-type="float" office:value="0.00123238144442439" calcext:value-type="float">
            <text:p>0.0012323814</text:p>
          </table:table-cell>
          <table:table-cell office:value-type="float" office:value="25.8478717803955" calcext:value-type="float">
            <text:p>25.8478717804</text:p>
          </table:table-cell>
          <table:table-cell table:number-columns-repeated="6"/>
        </table:table-row>
        <table:table-row table:style-name="ro1">
          <table:table-cell office:value-type="float" office:value="0.00347148044966161" calcext:value-type="float">
            <text:p>0.0034714804</text:p>
          </table:table-cell>
          <table:table-cell office:value-type="float" office:value="44.3015556335449" calcext:value-type="float">
            <text:p>44.3015556335</text:p>
          </table:table-cell>
          <table:table-cell table:number-columns-repeated="6"/>
        </table:table-row>
        <table:table-row table:style-name="ro1">
          <table:table-cell office:value-type="float" office:value="0.0260434877127409" calcext:value-type="float">
            <text:p>0.0260434877</text:p>
          </table:table-cell>
          <table:table-cell office:value-type="float" office:value="24.3718128204346" calcext:value-type="float">
            <text:p>24.3718128204</text:p>
          </table:table-cell>
          <table:table-cell table:number-columns-repeated="6"/>
        </table:table-row>
        <table:table-row table:style-name="ro1">
          <table:table-cell office:value-type="float" office:value="0.000728032377082855" calcext:value-type="float">
            <text:p>0.0007280324</text:p>
          </table:table-cell>
          <table:table-cell office:value-type="float" office:value="33.2485618591309" calcext:value-type="float">
            <text:p>33.2485618591</text:p>
          </table:table-cell>
          <table:table-cell table:number-columns-repeated="6"/>
        </table:table-row>
        <table:table-row table:style-name="ro1">
          <table:table-cell office:value-type="float" office:value="0.0473928228020668" calcext:value-type="float">
            <text:p>0.0473928228</text:p>
          </table:table-cell>
          <table:table-cell office:value-type="float" office:value="39.7186241149902" calcext:value-type="float">
            <text:p>39.718624115</text:p>
          </table:table-cell>
          <table:table-cell table:number-columns-repeated="6"/>
        </table:table-row>
        <table:table-row table:style-name="ro1">
          <table:table-cell office:value-type="float" office:value="0.0176296606659889" calcext:value-type="float">
            <text:p>0.0176296607</text:p>
          </table:table-cell>
          <table:table-cell office:value-type="float" office:value="40.057014465332" calcext:value-type="float">
            <text:p>40.0570144653</text:p>
          </table:table-cell>
          <table:table-cell table:number-columns-repeated="6"/>
        </table:table-row>
        <table:table-row table:style-name="ro1">
          <table:table-cell office:value-type="float" office:value="0.0473335310816765" calcext:value-type="float">
            <text:p>0.0473335311</text:p>
          </table:table-cell>
          <table:table-cell office:value-type="float" office:value="23.2311172485352" calcext:value-type="float">
            <text:p>23.2311172485</text:p>
          </table:table-cell>
          <table:table-cell table:number-columns-repeated="6"/>
        </table:table-row>
        <table:table-row table:style-name="ro1">
          <table:table-cell office:value-type="float" office:value="0.00440240278840065" calcext:value-type="float">
            <text:p>0.0044024028</text:p>
          </table:table-cell>
          <table:table-cell office:value-type="float" office:value="29.0727977752686" calcext:value-type="float">
            <text:p>29.0727977753</text:p>
          </table:table-cell>
          <table:table-cell table:number-columns-repeated="6"/>
        </table:table-row>
        <table:table-row table:style-name="ro1">
          <table:table-cell office:value-type="float" office:value="0.0142364790663123" calcext:value-type="float">
            <text:p>0.0142364791</text:p>
          </table:table-cell>
          <table:table-cell office:value-type="float" office:value="20.225248336792" calcext:value-type="float">
            <text:p>20.2252483368</text:p>
          </table:table-cell>
          <table:table-cell table:number-columns-repeated="6"/>
        </table:table-row>
        <table:table-row table:style-name="ro1">
          <table:table-cell office:value-type="float" office:value="0.0116319302469492" calcext:value-type="float">
            <text:p>0.0116319302</text:p>
          </table:table-cell>
          <table:table-cell office:value-type="float" office:value="25.2092895507812" calcext:value-type="float">
            <text:p>25.2092895508</text:p>
          </table:table-cell>
          <table:table-cell table:number-columns-repeated="6"/>
        </table:table-row>
        <table:table-row table:style-name="ro1">
          <table:table-cell office:value-type="float" office:value="0.0125379636883736" calcext:value-type="float">
            <text:p>0.0125379637</text:p>
          </table:table-cell>
          <table:table-cell office:value-type="float" office:value="26.2409248352051" calcext:value-type="float">
            <text:p>26.2409248352</text:p>
          </table:table-cell>
          <table:table-cell table:number-columns-repeated="6"/>
        </table:table-row>
        <table:table-row table:style-name="ro1">
          <table:table-cell office:value-type="float" office:value="0.0225217416882515" calcext:value-type="float">
            <text:p>0.0225217417</text:p>
          </table:table-cell>
          <table:table-cell office:value-type="float" office:value="22.1519718170166" calcext:value-type="float">
            <text:p>22.151971817</text:p>
          </table:table-cell>
          <table:table-cell table:number-columns-repeated="6"/>
        </table:table-row>
        <table:table-row table:style-name="ro1">
          <table:table-cell office:value-type="float" office:value="0.391340970993042" calcext:value-type="float">
            <text:p>0.391340971</text:p>
          </table:table-cell>
          <table:table-cell office:value-type="float" office:value="15.35435962677" calcext:value-type="float">
            <text:p>15.3543596268</text:p>
          </table:table-cell>
          <table:table-cell table:number-columns-repeated="6"/>
        </table:table-row>
        <table:table-row table:style-name="ro1">
          <table:table-cell office:value-type="float" office:value="0.00411429675295949" calcext:value-type="float">
            <text:p>0.0041142968</text:p>
          </table:table-cell>
          <table:table-cell office:value-type="float" office:value="15.4714326858521" calcext:value-type="float">
            <text:p>15.4714326859</text:p>
          </table:table-cell>
          <table:table-cell table:number-columns-repeated="6"/>
        </table:table-row>
        <table:table-row table:style-name="ro1">
          <table:table-cell office:value-type="float" office:value="0.000317132828058675" calcext:value-type="float">
            <text:p>0.0003171328</text:p>
          </table:table-cell>
          <table:table-cell office:value-type="float" office:value="46.4744491577148" calcext:value-type="float">
            <text:p>46.4744491577</text:p>
          </table:table-cell>
          <table:table-cell table:number-columns-repeated="6"/>
        </table:table-row>
        <table:table-row table:style-name="ro1">
          <table:table-cell office:value-type="float" office:value="0.00369951454922557" calcext:value-type="float">
            <text:p>0.0036995145</text:p>
          </table:table-cell>
          <table:table-cell office:value-type="float" office:value="42.5601310729981" calcext:value-type="float">
            <text:p>42.560131073</text:p>
          </table:table-cell>
          <table:table-cell table:number-columns-repeated="6"/>
        </table:table-row>
        <table:table-row table:style-name="ro1">
          <table:table-cell office:value-type="float" office:value="0.00145969458390027" calcext:value-type="float">
            <text:p>0.0014596946</text:p>
          </table:table-cell>
          <table:table-cell office:value-type="float" office:value="47.1273193359375" calcext:value-type="float">
            <text:p>47.1273193359</text:p>
          </table:table-cell>
          <table:table-cell table:number-columns-repeated="6"/>
        </table:table-row>
        <table:table-row table:style-name="ro1">
          <table:table-cell office:value-type="float" office:value="0.0125062698498368" calcext:value-type="float">
            <text:p>0.0125062698</text:p>
          </table:table-cell>
          <table:table-cell office:value-type="float" office:value="39.2346420288086" calcext:value-type="float">
            <text:p>39.2346420288</text:p>
          </table:table-cell>
          <table:table-cell table:number-columns-repeated="6"/>
        </table:table-row>
        <table:table-row table:style-name="ro1">
          <table:table-cell office:value-type="float" office:value="0.037477970123291" calcext:value-type="float">
            <text:p>0.0374779701</text:p>
          </table:table-cell>
          <table:table-cell office:value-type="float" office:value="23.2110443115234" calcext:value-type="float">
            <text:p>23.2110443115</text:p>
          </table:table-cell>
          <table:table-cell table:number-columns-repeated="6"/>
        </table:table-row>
        <table:table-row table:style-name="ro1">
          <table:table-cell office:value-type="float" office:value="0.00937210395932198" calcext:value-type="float">
            <text:p>0.009372104</text:p>
          </table:table-cell>
          <table:table-cell office:value-type="float" office:value="45.4294319152832" calcext:value-type="float">
            <text:p>45.4294319153</text:p>
          </table:table-cell>
          <table:table-cell table:number-columns-repeated="6"/>
        </table:table-row>
        <table:table-row table:style-name="ro1">
          <table:table-cell office:value-type="float" office:value="0.0389810018241406" calcext:value-type="float">
            <text:p>0.0389810018</text:p>
          </table:table-cell>
          <table:table-cell office:value-type="float" office:value="25.4415760040283" calcext:value-type="float">
            <text:p>25.441576004</text:p>
          </table:table-cell>
          <table:table-cell table:number-columns-repeated="6"/>
        </table:table-row>
        <table:table-row table:style-name="ro1">
          <table:table-cell office:value-type="float" office:value="0.0357653498649597" calcext:value-type="float">
            <text:p>0.0357653499</text:p>
          </table:table-cell>
          <table:table-cell office:value-type="float" office:value="24.6682224273682" calcext:value-type="float">
            <text:p>24.6682224274</text:p>
          </table:table-cell>
          <table:table-cell table:number-columns-repeated="6"/>
        </table:table-row>
        <table:table-row table:style-name="ro1">
          <table:table-cell office:value-type="float" office:value="0.00043206408736296" calcext:value-type="float">
            <text:p>0.0004320641</text:p>
          </table:table-cell>
          <table:table-cell office:value-type="float" office:value="46.510082244873" calcext:value-type="float">
            <text:p>46.5100822449</text:p>
          </table:table-cell>
          <table:table-cell table:number-columns-repeated="6"/>
        </table:table-row>
        <table:table-row table:style-name="ro1">
          <table:table-cell office:value-type="float" office:value="0.00608536647632718" calcext:value-type="float">
            <text:p>0.0060853665</text:p>
          </table:table-cell>
          <table:table-cell office:value-type="float" office:value="40.9972877502441" calcext:value-type="float">
            <text:p>40.9972877502</text:p>
          </table:table-cell>
          <table:table-cell table:number-columns-repeated="6"/>
        </table:table-row>
        <table:table-row table:style-name="ro1">
          <table:table-cell office:value-type="float" office:value="0.000736938789486885" calcext:value-type="float">
            <text:p>0.0007369388</text:p>
          </table:table-cell>
          <table:table-cell office:value-type="float" office:value="44.7644348144531" calcext:value-type="float">
            <text:p>44.7644348145</text:p>
          </table:table-cell>
          <table:table-cell table:number-columns-repeated="6"/>
        </table:table-row>
        <table:table-row table:style-name="ro1">
          <table:table-cell office:value-type="float" office:value="0.00513763399794698" calcext:value-type="float">
            <text:p>0.005137634</text:p>
          </table:table-cell>
          <table:table-cell office:value-type="float" office:value="13.3330373764038" calcext:value-type="float">
            <text:p>13.3330373764</text:p>
          </table:table-cell>
          <table:table-cell table:number-columns-repeated="6"/>
        </table:table-row>
        <table:table-row table:style-name="ro1">
          <table:table-cell office:value-type="float" office:value="0.0228235144168138" calcext:value-type="float">
            <text:p>0.0228235144</text:p>
          </table:table-cell>
          <table:table-cell office:value-type="float" office:value="24.3562316894531" calcext:value-type="float">
            <text:p>24.3562316895</text:p>
          </table:table-cell>
          <table:table-cell table:number-columns-repeated="6"/>
        </table:table-row>
        <table:table-row table:style-name="ro1">
          <table:table-cell office:value-type="float" office:value="0.0849536210298538" calcext:value-type="float">
            <text:p>0.084953621</text:p>
          </table:table-cell>
          <table:table-cell office:value-type="float" office:value="15.9268245697021" calcext:value-type="float">
            <text:p>15.9268245697</text:p>
          </table:table-cell>
          <table:table-cell table:number-columns-repeated="6"/>
        </table:table-row>
        <table:table-row table:style-name="ro1">
          <table:table-cell office:value-type="float" office:value="0.00163840036839247" calcext:value-type="float">
            <text:p>0.0016384004</text:p>
          </table:table-cell>
          <table:table-cell office:value-type="float" office:value="40.8099899291992" calcext:value-type="float">
            <text:p>40.8099899292</text:p>
          </table:table-cell>
          <table:table-cell table:number-columns-repeated="6"/>
        </table:table-row>
        <table:table-row table:style-name="ro1">
          <table:table-cell office:value-type="float" office:value="0.00112960406113416" calcext:value-type="float">
            <text:p>0.0011296041</text:p>
          </table:table-cell>
          <table:table-cell office:value-type="float" office:value="46.9723854064941" calcext:value-type="float">
            <text:p>46.9723854065</text:p>
          </table:table-cell>
          <table:table-cell table:number-columns-repeated="6"/>
        </table:table-row>
        <table:table-row table:style-name="ro1">
          <table:table-cell office:value-type="float" office:value="0.0206477083265781" calcext:value-type="float">
            <text:p>0.0206477083</text:p>
          </table:table-cell>
          <table:table-cell office:value-type="float" office:value="39.9964447021484" calcext:value-type="float">
            <text:p>39.9964447021</text:p>
          </table:table-cell>
          <table:table-cell table:number-columns-repeated="6"/>
        </table:table-row>
        <table:table-row table:style-name="ro1">
          <table:table-cell office:value-type="float" office:value="0.0216367989778519" calcext:value-type="float">
            <text:p>0.021636799</text:p>
          </table:table-cell>
          <table:table-cell office:value-type="float" office:value="47.9104385375977" calcext:value-type="float">
            <text:p>47.9104385376</text:p>
          </table:table-cell>
          <table:table-cell table:number-columns-repeated="6"/>
        </table:table-row>
        <table:table-row table:style-name="ro1">
          <table:table-cell office:value-type="float" office:value="62.1061019897461" calcext:value-type="float">
            <text:p>62.106101989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20374970510602" calcext:value-type="float">
            <text:p>0.0203749705</text:p>
          </table:table-cell>
          <table:table-cell office:value-type="float" office:value="21.8199768066406" calcext:value-type="float">
            <text:p>21.8199768066</text:p>
          </table:table-cell>
          <table:table-cell table:number-columns-repeated="6"/>
        </table:table-row>
        <table:table-row table:style-name="ro1">
          <table:table-cell office:value-type="float" office:value="0.00433394499123097" calcext:value-type="float">
            <text:p>0.004333945</text:p>
          </table:table-cell>
          <table:table-cell office:value-type="float" office:value="44.049934387207" calcext:value-type="float">
            <text:p>44.0499343872</text:p>
          </table:table-cell>
          <table:table-cell table:number-columns-repeated="6"/>
        </table:table-row>
        <table:table-row table:style-name="ro1">
          <table:table-cell office:value-type="float" office:value="0.0111907981336117" calcext:value-type="float">
            <text:p>0.0111907981</text:p>
          </table:table-cell>
          <table:table-cell office:value-type="float" office:value="46.637134552002" calcext:value-type="float">
            <text:p>46.637134552</text:p>
          </table:table-cell>
          <table:table-cell table:number-columns-repeated="6"/>
        </table:table-row>
        <table:table-row table:style-name="ro1">
          <table:table-cell office:value-type="float" office:value="0.000316364719765261" calcext:value-type="float">
            <text:p>0.0003163647</text:p>
          </table:table-cell>
          <table:table-cell office:value-type="float" office:value="47.1594886779785" calcext:value-type="float">
            <text:p>47.159488678</text:p>
          </table:table-cell>
          <table:table-cell table:number-columns-repeated="6"/>
        </table:table-row>
        <table:table-row table:style-name="ro1">
          <table:table-cell office:value-type="float" office:value="0.000178783724550158" calcext:value-type="float">
            <text:p>0.0001787837</text:p>
          </table:table-cell>
          <table:table-cell office:value-type="float" office:value="48.4577674865723" calcext:value-type="float">
            <text:p>48.4577674866</text:p>
          </table:table-cell>
          <table:table-cell table:number-columns-repeated="6"/>
        </table:table-row>
        <table:table-row table:style-name="ro1">
          <table:table-cell office:value-type="float" office:value="0.0144244087859988" calcext:value-type="float">
            <text:p>0.0144244088</text:p>
          </table:table-cell>
          <table:table-cell office:value-type="float" office:value="43.5755195617676" calcext:value-type="float">
            <text:p>43.5755195618</text:p>
          </table:table-cell>
          <table:table-cell table:number-columns-repeated="6"/>
        </table:table-row>
        <table:table-row table:style-name="ro1">
          <table:table-cell office:value-type="float" office:value="0.000445283716544509" calcext:value-type="float">
            <text:p>0.0004452837</text:p>
          </table:table-cell>
          <table:table-cell office:value-type="float" office:value="47.1954956054688" calcext:value-type="float">
            <text:p>47.1954956055</text:p>
          </table:table-cell>
          <table:table-cell table:number-columns-repeated="6"/>
        </table:table-row>
        <table:table-row table:style-name="ro1">
          <table:table-cell office:value-type="float" office:value="0.02982840500772" calcext:value-type="float">
            <text:p>0.029828405</text:p>
          </table:table-cell>
          <table:table-cell office:value-type="float" office:value="43.334285736084" calcext:value-type="float">
            <text:p>43.3342857361</text:p>
          </table:table-cell>
          <table:table-cell table:number-columns-repeated="6"/>
        </table:table-row>
        <table:table-row table:style-name="ro1">
          <table:table-cell office:value-type="float" office:value="0.000517678738106042" calcext:value-type="float">
            <text:p>0.0005176787</text:p>
          </table:table-cell>
          <table:table-cell office:value-type="float" office:value="48.1684684753418" calcext:value-type="float">
            <text:p>48.1684684753</text:p>
          </table:table-cell>
          <table:table-cell table:number-columns-repeated="6"/>
        </table:table-row>
        <table:table-row table:style-name="ro1">
          <table:table-cell office:value-type="float" office:value="0.000671530491672456" calcext:value-type="float">
            <text:p>0.0006715305</text:p>
          </table:table-cell>
          <table:table-cell office:value-type="float" office:value="45.340950012207" calcext:value-type="float">
            <text:p>45.3409500122</text:p>
          </table:table-cell>
          <table:table-cell table:number-columns-repeated="6"/>
        </table:table-row>
        <table:table-row table:style-name="ro1">
          <table:table-cell office:value-type="float" office:value="0.00377835333347321" calcext:value-type="float">
            <text:p>0.0037783533</text:p>
          </table:table-cell>
          <table:table-cell office:value-type="float" office:value="25.0291442871094" calcext:value-type="float">
            <text:p>25.0291442871</text:p>
          </table:table-cell>
          <table:table-cell table:number-columns-repeated="6"/>
        </table:table-row>
        <table:table-row table:style-name="ro1">
          <table:table-cell office:value-type="float" office:value="0.0266511961817741" calcext:value-type="float">
            <text:p>0.0266511962</text:p>
          </table:table-cell>
          <table:table-cell office:value-type="float" office:value="39.6869964599609" calcext:value-type="float">
            <text:p>39.68699646</text:p>
          </table:table-cell>
          <table:table-cell table:number-columns-repeated="6"/>
        </table:table-row>
        <table:table-row table:style-name="ro1">
          <table:table-cell office:value-type="float" office:value="0.0455714911222458" calcext:value-type="float">
            <text:p>0.0455714911</text:p>
          </table:table-cell>
          <table:table-cell office:value-type="float" office:value="47.4406127929688" calcext:value-type="float">
            <text:p>47.440612793</text:p>
          </table:table-cell>
          <table:table-cell table:number-columns-repeated="6"/>
        </table:table-row>
        <table:table-row table:style-name="ro1">
          <table:table-cell office:value-type="float" office:value="0.00500938855111599" calcext:value-type="float">
            <text:p>0.0050093886</text:p>
          </table:table-cell>
          <table:table-cell office:value-type="float" office:value="49.3508911132813" calcext:value-type="float">
            <text:p>49.3508911133</text:p>
          </table:table-cell>
          <table:table-cell table:number-columns-repeated="6"/>
        </table:table-row>
        <table:table-row table:style-name="ro1">
          <table:table-cell office:value-type="float" office:value="0.0241960734128952" calcext:value-type="float">
            <text:p>0.0241960734</text:p>
          </table:table-cell>
          <table:table-cell office:value-type="float" office:value="26.8067035675049" calcext:value-type="float">
            <text:p>26.8067035675</text:p>
          </table:table-cell>
          <table:table-cell table:number-columns-repeated="6"/>
        </table:table-row>
        <table:table-row table:style-name="ro1">
          <table:table-cell office:value-type="float" office:value="0.00756369670853019" calcext:value-type="float">
            <text:p>0.0075636967</text:p>
          </table:table-cell>
          <table:table-cell office:value-type="float" office:value="37.6448707580566" calcext:value-type="float">
            <text:p>37.6448707581</text:p>
          </table:table-cell>
          <table:table-cell table:number-columns-repeated="6"/>
        </table:table-row>
        <table:table-row table:style-name="ro1">
          <table:table-cell office:value-type="float" office:value="0.00934392213821411" calcext:value-type="float">
            <text:p>0.0093439221</text:p>
          </table:table-cell>
          <table:table-cell office:value-type="float" office:value="44.2416801452637" calcext:value-type="float">
            <text:p>44.2416801453</text:p>
          </table:table-cell>
          <table:table-cell table:number-columns-repeated="6"/>
        </table:table-row>
        <table:table-row table:style-name="ro1">
          <table:table-cell office:value-type="float" office:value="0.0043268445879221" calcext:value-type="float">
            <text:p>0.0043268446</text:p>
          </table:table-cell>
          <table:table-cell office:value-type="float" office:value="47.7453002929687" calcext:value-type="float">
            <text:p>47.745300293</text:p>
          </table:table-cell>
          <table:table-cell table:number-columns-repeated="6"/>
        </table:table-row>
        <table:table-row table:style-name="ro1">
          <table:table-cell office:value-type="float" office:value="0.000887126661837101" calcext:value-type="float">
            <text:p>0.0008871267</text:p>
          </table:table-cell>
          <table:table-cell office:value-type="float" office:value="27.1728668212891" calcext:value-type="float">
            <text:p>27.1728668213</text:p>
          </table:table-cell>
          <table:table-cell table:number-columns-repeated="6"/>
        </table:table-row>
        <table:table-row table:style-name="ro1">
          <table:table-cell office:value-type="float" office:value="0.035133570432663" calcext:value-type="float">
            <text:p>0.0351335704</text:p>
          </table:table-cell>
          <table:table-cell office:value-type="float" office:value="20.5175018310547" calcext:value-type="float">
            <text:p>20.5175018311</text:p>
          </table:table-cell>
          <table:table-cell table:number-columns-repeated="6"/>
        </table:table-row>
        <table:table-row table:style-name="ro1">
          <table:table-cell office:value-type="float" office:value="50.3106536865234" calcext:value-type="float">
            <text:p>50.31065368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137394601479173" calcext:value-type="float">
            <text:p>0.0137394601</text:p>
          </table:table-cell>
          <table:table-cell office:value-type="float" office:value="33.388313293457" calcext:value-type="float">
            <text:p>33.3883132935</text:p>
          </table:table-cell>
          <table:table-cell table:number-columns-repeated="6"/>
        </table:table-row>
        <table:table-row table:style-name="ro1">
          <table:table-cell office:value-type="float" office:value="0.00559043092653155" calcext:value-type="float">
            <text:p>0.0055904309</text:p>
          </table:table-cell>
          <table:table-cell office:value-type="float" office:value="46.2710075378418" calcext:value-type="float">
            <text:p>46.2710075378</text:p>
          </table:table-cell>
          <table:table-cell table:number-columns-repeated="6"/>
        </table:table-row>
        <table:table-row table:style-name="ro1">
          <table:table-cell office:value-type="float" office:value="0.00854412652552128" calcext:value-type="float">
            <text:p>0.0085441265</text:p>
          </table:table-cell>
          <table:table-cell office:value-type="float" office:value="35.5118713378906" calcext:value-type="float">
            <text:p>35.5118713379</text:p>
          </table:table-cell>
          <table:table-cell table:number-columns-repeated="6"/>
        </table:table-row>
        <table:table-row table:style-name="ro1">
          <table:table-cell office:value-type="float" office:value="0.0495784282684326" calcext:value-type="float">
            <text:p>0.0495784283</text:p>
          </table:table-cell>
          <table:table-cell office:value-type="float" office:value="41.7737426757813" calcext:value-type="float">
            <text:p>41.7737426758</text:p>
          </table:table-cell>
          <table:table-cell table:number-columns-repeated="6"/>
        </table:table-row>
        <table:table-row table:style-name="ro1">
          <table:table-cell office:value-type="float" office:value="0.000542016350664198" calcext:value-type="float">
            <text:p>0.0005420164</text:p>
          </table:table-cell>
          <table:table-cell office:value-type="float" office:value="42.587833404541" calcext:value-type="float">
            <text:p>42.5878334045</text:p>
          </table:table-cell>
          <table:table-cell table:number-columns-repeated="6"/>
        </table:table-row>
        <table:table-row table:style-name="ro1">
          <table:table-cell office:value-type="float" office:value="0.00801043305546045" calcext:value-type="float">
            <text:p>0.0080104331</text:p>
          </table:table-cell>
          <table:table-cell office:value-type="float" office:value="12.097053527832" calcext:value-type="float">
            <text:p>12.0970535278</text:p>
          </table:table-cell>
          <table:table-cell table:number-columns-repeated="6"/>
        </table:table-row>
        <table:table-row table:style-name="ro1">
          <table:table-cell office:value-type="float" office:value="0.0197165869176388" calcext:value-type="float">
            <text:p>0.0197165869</text:p>
          </table:table-cell>
          <table:table-cell office:value-type="float" office:value="44.3392333984375" calcext:value-type="float">
            <text:p>44.3392333984</text:p>
          </table:table-cell>
          <table:table-cell table:number-columns-repeated="6"/>
        </table:table-row>
        <table:table-row table:style-name="ro1">
          <table:table-cell office:value-type="float" office:value="0.0150266569107771" calcext:value-type="float">
            <text:p>0.0150266569</text:p>
          </table:table-cell>
          <table:table-cell office:value-type="float" office:value="45.9660911560059" calcext:value-type="float">
            <text:p>45.966091156</text:p>
          </table:table-cell>
          <table:table-cell table:number-columns-repeated="6"/>
        </table:table-row>
        <table:table-row table:style-name="ro1">
          <table:table-cell office:value-type="float" office:value="0.00652001658454538" calcext:value-type="float">
            <text:p>0.0065200166</text:p>
          </table:table-cell>
          <table:table-cell office:value-type="float" office:value="46.2235298156738" calcext:value-type="float">
            <text:p>46.2235298157</text:p>
          </table:table-cell>
          <table:table-cell table:number-columns-repeated="6"/>
        </table:table-row>
        <table:table-row table:style-name="ro1">
          <table:table-cell office:value-type="float" office:value="0.0156223364174366" calcext:value-type="float">
            <text:p>0.0156223364</text:p>
          </table:table-cell>
          <table:table-cell office:value-type="float" office:value="35.7928695678711" calcext:value-type="float">
            <text:p>35.7928695679</text:p>
          </table:table-cell>
          <table:table-cell table:number-columns-repeated="6"/>
        </table:table-row>
        <table:table-row table:style-name="ro1">
          <table:table-cell office:value-type="float" office:value="0.000806917960289866" calcext:value-type="float">
            <text:p>0.000806918</text:p>
          </table:table-cell>
          <table:table-cell office:value-type="float" office:value="43.4904365539551" calcext:value-type="float">
            <text:p>43.490436554</text:p>
          </table:table-cell>
          <table:table-cell table:number-columns-repeated="6"/>
        </table:table-row>
        <table:table-row table:style-name="ro1">
          <table:table-cell office:value-type="float" office:value="0.0526783168315887" calcext:value-type="float">
            <text:p>0.0526783168</text:p>
          </table:table-cell>
          <table:table-cell office:value-type="float" office:value="16.6733837127686" calcext:value-type="float">
            <text:p>16.6733837128</text:p>
          </table:table-cell>
          <table:table-cell table:number-columns-repeated="6"/>
        </table:table-row>
        <table:table-row table:style-name="ro1">
          <table:table-cell office:value-type="float" office:value="0.0127073703333735" calcext:value-type="float">
            <text:p>0.0127073703</text:p>
          </table:table-cell>
          <table:table-cell office:value-type="float" office:value="25.818660736084" calcext:value-type="float">
            <text:p>25.8186607361</text:p>
          </table:table-cell>
          <table:table-cell table:number-columns-repeated="6"/>
        </table:table-row>
        <table:table-row table:style-name="ro1">
          <table:table-cell office:value-type="float" office:value="0.00964194163680077" calcext:value-type="float">
            <text:p>0.0096419416</text:p>
          </table:table-cell>
          <table:table-cell office:value-type="float" office:value="29.1625270843506" calcext:value-type="float">
            <text:p>29.1625270844</text:p>
          </table:table-cell>
          <table:table-cell table:number-columns-repeated="6"/>
        </table:table-row>
        <table:table-row table:style-name="ro1">
          <table:table-cell office:value-type="float" office:value="0.000196893262909725" calcext:value-type="float">
            <text:p>0.0001968933</text:p>
          </table:table-cell>
          <table:table-cell office:value-type="float" office:value="43.6039505004883" calcext:value-type="float">
            <text:p>43.6039505005</text:p>
          </table:table-cell>
          <table:table-cell table:number-columns-repeated="6"/>
        </table:table-row>
        <table:table-row table:style-name="ro1">
          <table:table-cell office:value-type="float" office:value="0.00117853435222059" calcext:value-type="float">
            <text:p>0.0011785344</text:p>
          </table:table-cell>
          <table:table-cell office:value-type="float" office:value="48.6357955932617" calcext:value-type="float">
            <text:p>48.6357955933</text:p>
          </table:table-cell>
          <table:table-cell table:number-columns-repeated="6"/>
        </table:table-row>
        <table:table-row table:style-name="ro1">
          <table:table-cell office:value-type="float" office:value="0.0219785682857037" calcext:value-type="float">
            <text:p>0.0219785683</text:p>
          </table:table-cell>
          <table:table-cell office:value-type="float" office:value="37.1215362548828" calcext:value-type="float">
            <text:p>37.1215362549</text:p>
          </table:table-cell>
          <table:table-cell table:number-columns-repeated="6"/>
        </table:table-row>
        <table:table-row table:style-name="ro1">
          <table:table-cell office:value-type="float" office:value="0.028433533385396" calcext:value-type="float">
            <text:p>0.0284335334</text:p>
          </table:table-cell>
          <table:table-cell office:value-type="float" office:value="44.5014228820801" calcext:value-type="float">
            <text:p>44.5014228821</text:p>
          </table:table-cell>
          <table:table-cell table:number-columns-repeated="6"/>
        </table:table-row>
        <table:table-row table:style-name="ro1">
          <table:table-cell office:value-type="float" office:value="0.00294424127787352" calcext:value-type="float">
            <text:p>0.0029442413</text:p>
          </table:table-cell>
          <table:table-cell office:value-type="float" office:value="44.7742233276367" calcext:value-type="float">
            <text:p>44.7742233276</text:p>
          </table:table-cell>
          <table:table-cell table:number-columns-repeated="6"/>
        </table:table-row>
        <table:table-row table:style-name="ro1">
          <table:table-cell office:value-type="float" office:value="0.00177476555109024" calcext:value-type="float">
            <text:p>0.0017747656</text:p>
          </table:table-cell>
          <table:table-cell office:value-type="float" office:value="38.3705024719238" calcext:value-type="float">
            <text:p>38.3705024719</text:p>
          </table:table-cell>
          <table:table-cell table:number-columns-repeated="6"/>
        </table:table-row>
        <table:table-row table:style-name="ro1">
          <table:table-cell office:value-type="float" office:value="0.00314968661405146" calcext:value-type="float">
            <text:p>0.0031496866</text:p>
          </table:table-cell>
          <table:table-cell office:value-type="float" office:value="26.7162990570068" calcext:value-type="float">
            <text:p>26.716299057</text:p>
          </table:table-cell>
          <table:table-cell table:number-columns-repeated="6"/>
        </table:table-row>
        <table:table-row table:style-name="ro1">
          <table:table-cell office:value-type="float" office:value="0.000195005326531827" calcext:value-type="float">
            <text:p>0.0001950053</text:p>
          </table:table-cell>
          <table:table-cell office:value-type="float" office:value="42.1930236816406" calcext:value-type="float">
            <text:p>42.1930236816</text:p>
          </table:table-cell>
          <table:table-cell table:number-columns-repeated="6"/>
        </table:table-row>
        <table:table-row table:style-name="ro1">
          <table:table-cell office:value-type="float" office:value="0.00221028132364154" calcext:value-type="float">
            <text:p>0.0022102813</text:p>
          </table:table-cell>
          <table:table-cell office:value-type="float" office:value="10.8366832733154" calcext:value-type="float">
            <text:p>10.8366832733</text:p>
          </table:table-cell>
          <table:table-cell table:number-columns-repeated="6"/>
        </table:table-row>
        <table:table-row table:style-name="ro1">
          <table:table-cell office:value-type="float" office:value="0.00160624156706035" calcext:value-type="float">
            <text:p>0.0016062416</text:p>
          </table:table-cell>
          <table:table-cell office:value-type="float" office:value="47.3559303283691" calcext:value-type="float">
            <text:p>47.3559303284</text:p>
          </table:table-cell>
          <table:table-cell table:number-columns-repeated="6"/>
        </table:table-row>
        <table:table-row table:style-name="ro1">
          <table:table-cell office:value-type="float" office:value="0.00557350227609277" calcext:value-type="float">
            <text:p>0.0055735023</text:p>
          </table:table-cell>
          <table:table-cell office:value-type="float" office:value="40.9816665649414" calcext:value-type="float">
            <text:p>40.9816665649</text:p>
          </table:table-cell>
          <table:table-cell table:number-columns-repeated="6"/>
        </table:table-row>
        <table:table-row table:style-name="ro1">
          <table:table-cell office:value-type="float" office:value="0.00042580722947605" calcext:value-type="float">
            <text:p>0.0004258072</text:p>
          </table:table-cell>
          <table:table-cell office:value-type="float" office:value="45.3988761901856" calcext:value-type="float">
            <text:p>45.3988761902</text:p>
          </table:table-cell>
          <table:table-cell table:number-columns-repeated="6"/>
        </table:table-row>
        <table:table-row table:style-name="ro1">
          <table:table-cell office:value-type="float" office:value="0.0114982035011053" calcext:value-type="float">
            <text:p>0.0114982035</text:p>
          </table:table-cell>
          <table:table-cell office:value-type="float" office:value="48.0346336364746" calcext:value-type="float">
            <text:p>48.0346336365</text:p>
          </table:table-cell>
          <table:table-cell table:number-columns-repeated="6"/>
        </table:table-row>
        <table:table-row table:style-name="ro1">
          <table:table-cell office:value-type="float" office:value="0.00270152208395302" calcext:value-type="float">
            <text:p>0.0027015221</text:p>
          </table:table-cell>
          <table:table-cell office:value-type="float" office:value="32.543773651123" calcext:value-type="float">
            <text:p>32.5437736511</text:p>
          </table:table-cell>
          <table:table-cell table:number-columns-repeated="6"/>
        </table:table-row>
        <table:table-row table:style-name="ro1">
          <table:table-cell office:value-type="float" office:value="0.030628465116024" calcext:value-type="float">
            <text:p>0.0306284651</text:p>
          </table:table-cell>
          <table:table-cell office:value-type="float" office:value="17.3231086730957" calcext:value-type="float">
            <text:p>17.3231086731</text:p>
          </table:table-cell>
          <table:table-cell table:number-columns-repeated="6"/>
        </table:table-row>
        <table:table-row table:style-name="ro1">
          <table:table-cell office:value-type="float" office:value="0.00146051915362477" calcext:value-type="float">
            <text:p>0.0014605192</text:p>
          </table:table-cell>
          <table:table-cell office:value-type="float" office:value="42.7598495483398" calcext:value-type="float">
            <text:p>42.7598495483</text:p>
          </table:table-cell>
          <table:table-cell table:number-columns-repeated="6"/>
        </table:table-row>
        <table:table-row table:style-name="ro1">
          <table:table-cell office:value-type="float" office:value="0.0420403108000755" calcext:value-type="float">
            <text:p>0.0420403108</text:p>
          </table:table-cell>
          <table:table-cell office:value-type="float" office:value="35.4497032165527" calcext:value-type="float">
            <text:p>35.4497032166</text:p>
          </table:table-cell>
          <table:table-cell table:number-columns-repeated="6"/>
        </table:table-row>
        <table:table-row table:style-name="ro1">
          <table:table-cell office:value-type="float" office:value="0.0184188932180405" calcext:value-type="float">
            <text:p>0.0184188932</text:p>
          </table:table-cell>
          <table:table-cell office:value-type="float" office:value="10.3343296051025" calcext:value-type="float">
            <text:p>10.3343296051</text:p>
          </table:table-cell>
          <table:table-cell table:number-columns-repeated="6"/>
        </table:table-row>
        <table:table-row table:style-name="ro1">
          <table:table-cell office:value-type="float" office:value="0.0294550247490406" calcext:value-type="float">
            <text:p>0.0294550247</text:p>
          </table:table-cell>
          <table:table-cell office:value-type="float" office:value="43.0094261169434" calcext:value-type="float">
            <text:p>43.0094261169</text:p>
          </table:table-cell>
          <table:table-cell table:number-columns-repeated="6"/>
        </table:table-row>
        <table:table-row table:style-name="ro1">
          <table:table-cell office:value-type="float" office:value="0.000713116605766118" calcext:value-type="float">
            <text:p>0.0007131166</text:p>
          </table:table-cell>
          <table:table-cell office:value-type="float" office:value="44.6402091979981" calcext:value-type="float">
            <text:p>44.640209198</text:p>
          </table:table-cell>
          <table:table-cell table:number-columns-repeated="6"/>
        </table:table-row>
        <table:table-row table:style-name="ro1">
          <table:table-cell office:value-type="float" office:value="0.0135278105735779" calcext:value-type="float">
            <text:p>0.0135278106</text:p>
          </table:table-cell>
          <table:table-cell office:value-type="float" office:value="16.8300819396973" calcext:value-type="float">
            <text:p>16.8300819397</text:p>
          </table:table-cell>
          <table:table-cell table:number-columns-repeated="6"/>
        </table:table-row>
        <table:table-row table:style-name="ro1">
          <table:table-cell office:value-type="float" office:value="0.00373866502195597" calcext:value-type="float">
            <text:p>0.003738665</text:p>
          </table:table-cell>
          <table:table-cell office:value-type="float" office:value="47.516975402832" calcext:value-type="float">
            <text:p>47.5169754028</text:p>
          </table:table-cell>
          <table:table-cell table:number-columns-repeated="6"/>
        </table:table-row>
        <table:table-row table:style-name="ro1">
          <table:table-cell office:value-type="float" office:value="0.00232530245557427" calcext:value-type="float">
            <text:p>0.0023253025</text:p>
          </table:table-cell>
          <table:table-cell office:value-type="float" office:value="44.8436050415039" calcext:value-type="float">
            <text:p>44.8436050415</text:p>
          </table:table-cell>
          <table:table-cell table:number-columns-repeated="6"/>
        </table:table-row>
        <table:table-row table:style-name="ro1">
          <table:table-cell office:value-type="float" office:value="0.0225136447697878" calcext:value-type="float">
            <text:p>0.0225136448</text:p>
          </table:table-cell>
          <table:table-cell office:value-type="float" office:value="48.0462646484375" calcext:value-type="float">
            <text:p>48.0462646484</text:p>
          </table:table-cell>
          <table:table-cell table:number-columns-repeated="6"/>
        </table:table-row>
        <table:table-row table:style-name="ro1">
          <table:table-cell office:value-type="float" office:value="0.0676418393850327" calcext:value-type="float">
            <text:p>0.0676418394</text:p>
          </table:table-cell>
          <table:table-cell office:value-type="float" office:value="19.9475650787354" calcext:value-type="float">
            <text:p>19.9475650787</text:p>
          </table:table-cell>
          <table:table-cell table:number-columns-repeated="6"/>
        </table:table-row>
        <table:table-row table:style-name="ro1">
          <table:table-cell office:value-type="float" office:value="0.066206119954586" calcext:value-type="float">
            <text:p>0.06620612</text:p>
          </table:table-cell>
          <table:table-cell office:value-type="float" office:value="14.486873626709" calcext:value-type="float">
            <text:p>14.4868736267</text:p>
          </table:table-cell>
          <table:table-cell table:number-columns-repeated="6"/>
        </table:table-row>
        <table:table-row table:style-name="ro1">
          <table:table-cell office:value-type="float" office:value="0.0128195146098733" calcext:value-type="float">
            <text:p>0.0128195146</text:p>
          </table:table-cell>
          <table:table-cell office:value-type="float" office:value="47.2732810974121" calcext:value-type="float">
            <text:p>47.2732810974</text:p>
          </table:table-cell>
          <table:table-cell table:number-columns-repeated="6"/>
        </table:table-row>
        <table:table-row table:style-name="ro1">
          <table:table-cell office:value-type="float" office:value="0.013897049240768" calcext:value-type="float">
            <text:p>0.0138970492</text:p>
          </table:table-cell>
          <table:table-cell office:value-type="float" office:value="16.5217742919922" calcext:value-type="float">
            <text:p>16.521774292</text:p>
          </table:table-cell>
          <table:table-cell table:number-columns-repeated="6"/>
        </table:table-row>
        <table:table-row table:style-name="ro1">
          <table:table-cell office:value-type="float" office:value="0.0233584120869637" calcext:value-type="float">
            <text:p>0.0233584121</text:p>
          </table:table-cell>
          <table:table-cell office:value-type="float" office:value="41.3142013549805" calcext:value-type="float">
            <text:p>41.314201355</text:p>
          </table:table-cell>
          <table:table-cell table:number-columns-repeated="6"/>
        </table:table-row>
        <table:table-row table:style-name="ro1">
          <table:table-cell office:value-type="float" office:value="0.0318720005452633" calcext:value-type="float">
            <text:p>0.0318720005</text:p>
          </table:table-cell>
          <table:table-cell office:value-type="float" office:value="15.3879289627075" calcext:value-type="float">
            <text:p>15.3879289627</text:p>
          </table:table-cell>
          <table:table-cell table:number-columns-repeated="6"/>
        </table:table-row>
        <table:table-row table:style-name="ro1">
          <table:table-cell office:value-type="float" office:value="22.525239944458" calcext:value-type="float">
            <text:p>22.525239944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583379305899143" calcext:value-type="float">
            <text:p>0.0583379306</text:p>
          </table:table-cell>
          <table:table-cell office:value-type="float" office:value="10.9697875976563" calcext:value-type="float">
            <text:p>10.9697875977</text:p>
          </table:table-cell>
          <table:table-cell table:number-columns-repeated="6"/>
        </table:table-row>
        <table:table-row table:style-name="ro1">
          <table:table-cell office:value-type="float" office:value="0.0000438881106674671" calcext:value-type="float">
            <text:p>4.38881106674671E-05</text:p>
          </table:table-cell>
          <table:table-cell office:value-type="float" office:value="47.5767784118652" calcext:value-type="float">
            <text:p>47.5767784119</text:p>
          </table:table-cell>
          <table:table-cell table:number-columns-repeated="6"/>
        </table:table-row>
        <table:table-row table:style-name="ro1">
          <table:table-cell office:value-type="float" office:value="0.000174981076270342" calcext:value-type="float">
            <text:p>0.0001749811</text:p>
          </table:table-cell>
          <table:table-cell office:value-type="float" office:value="34.3660011291504" calcext:value-type="float">
            <text:p>34.3660011292</text:p>
          </table:table-cell>
          <table:table-cell table:number-columns-repeated="6"/>
        </table:table-row>
        <table:table-row table:style-name="ro1">
          <table:table-cell office:value-type="float" office:value="0.000698141404427588" calcext:value-type="float">
            <text:p>0.0006981414</text:p>
          </table:table-cell>
          <table:table-cell office:value-type="float" office:value="27.385290145874" calcext:value-type="float">
            <text:p>27.3852901459</text:p>
          </table:table-cell>
          <table:table-cell table:number-columns-repeated="6"/>
        </table:table-row>
        <table:table-row table:style-name="ro1">
          <table:table-cell office:value-type="float" office:value="0.0000364101215382107" calcext:value-type="float">
            <text:p>3.64101215382107E-05</text:p>
          </table:table-cell>
          <table:table-cell office:value-type="float" office:value="47.9916954040527" calcext:value-type="float">
            <text:p>47.9916954041</text:p>
          </table:table-cell>
          <table:table-cell table:number-columns-repeated="6"/>
        </table:table-row>
        <table:table-row table:style-name="ro1">
          <table:table-cell office:value-type="float" office:value="0.00145536940544844" calcext:value-type="float">
            <text:p>0.0014553694</text:p>
          </table:table-cell>
          <table:table-cell office:value-type="float" office:value="42.8691749572754" calcext:value-type="float">
            <text:p>42.8691749573</text:p>
          </table:table-cell>
          <table:table-cell table:number-columns-repeated="6"/>
        </table:table-row>
        <table:table-row table:style-name="ro1">
          <table:table-cell office:value-type="float" office:value="0.0291898977011442" calcext:value-type="float">
            <text:p>0.0291898977</text:p>
          </table:table-cell>
          <table:table-cell office:value-type="float" office:value="19.9770736694336" calcext:value-type="float">
            <text:p>19.9770736694</text:p>
          </table:table-cell>
          <table:table-cell table:number-columns-repeated="6"/>
        </table:table-row>
        <table:table-row table:style-name="ro1">
          <table:table-cell office:value-type="float" office:value="0.00303955120034516" calcext:value-type="float">
            <text:p>0.0030395512</text:p>
          </table:table-cell>
          <table:table-cell office:value-type="float" office:value="44.5777015686035" calcext:value-type="float">
            <text:p>44.5777015686</text:p>
          </table:table-cell>
          <table:table-cell table:number-columns-repeated="6"/>
        </table:table-row>
        <table:table-row table:style-name="ro1">
          <table:table-cell office:value-type="float" office:value="0.000902295112609863" calcext:value-type="float">
            <text:p>0.0009022951</text:p>
          </table:table-cell>
          <table:table-cell office:value-type="float" office:value="37.3784790039062" calcext:value-type="float">
            <text:p>37.3784790039</text:p>
          </table:table-cell>
          <table:table-cell table:number-columns-repeated="6"/>
        </table:table-row>
        <table:table-row table:style-name="ro1">
          <table:table-cell office:value-type="float" office:value="0.00433128140866756" calcext:value-type="float">
            <text:p>0.0043312814</text:p>
          </table:table-cell>
          <table:table-cell office:value-type="float" office:value="27.5077629089355" calcext:value-type="float">
            <text:p>27.5077629089</text:p>
          </table:table-cell>
          <table:table-cell table:number-columns-repeated="6"/>
        </table:table-row>
        <table:table-row table:style-name="ro1">
          <table:table-cell office:value-type="float" office:value="0.007152343634516" calcext:value-type="float">
            <text:p>0.0071523436</text:p>
          </table:table-cell>
          <table:table-cell office:value-type="float" office:value="39.2123718261719" calcext:value-type="float">
            <text:p>39.2123718262</text:p>
          </table:table-cell>
          <table:table-cell table:number-columns-repeated="6"/>
        </table:table-row>
        <table:table-row table:style-name="ro1">
          <table:table-cell office:value-type="float" office:value="0.0131196342408657" calcext:value-type="float">
            <text:p>0.0131196342</text:p>
          </table:table-cell>
          <table:table-cell office:value-type="float" office:value="23.1591186523437" calcext:value-type="float">
            <text:p>23.1591186523</text:p>
          </table:table-cell>
          <table:table-cell table:number-columns-repeated="6"/>
        </table:table-row>
        <table:table-row table:style-name="ro1">
          <table:table-cell office:value-type="float" office:value="0.00896813906729221" calcext:value-type="float">
            <text:p>0.0089681391</text:p>
          </table:table-cell>
          <table:table-cell office:value-type="float" office:value="46.1933898925781" calcext:value-type="float">
            <text:p>46.1933898926</text:p>
          </table:table-cell>
          <table:table-cell table:number-columns-repeated="6"/>
        </table:table-row>
        <table:table-row table:style-name="ro1">
          <table:table-cell office:value-type="float" office:value="0.0000466095007141121" calcext:value-type="float">
            <text:p>4.66095007141121E-05</text:p>
          </table:table-cell>
          <table:table-cell office:value-type="float" office:value="46.3273010253906" calcext:value-type="float">
            <text:p>46.3273010254</text:p>
          </table:table-cell>
          <table:table-cell table:number-columns-repeated="6"/>
        </table:table-row>
        <table:table-row table:style-name="ro1">
          <table:table-cell office:value-type="float" office:value="0.00895843468606472" calcext:value-type="float">
            <text:p>0.0089584347</text:p>
          </table:table-cell>
          <table:table-cell office:value-type="float" office:value="40.5888366699219" calcext:value-type="float">
            <text:p>40.5888366699</text:p>
          </table:table-cell>
          <table:table-cell table:number-columns-repeated="6"/>
        </table:table-row>
        <table:table-row table:style-name="ro1">
          <table:table-cell office:value-type="float" office:value="0.0221918281167746" calcext:value-type="float">
            <text:p>0.0221918281</text:p>
          </table:table-cell>
          <table:table-cell office:value-type="float" office:value="33.5521278381348" calcext:value-type="float">
            <text:p>33.5521278381</text:p>
          </table:table-cell>
          <table:table-cell table:number-columns-repeated="6"/>
        </table:table-row>
        <table:table-row table:style-name="ro1">
          <table:table-cell office:value-type="float" office:value="18.0708770751953" calcext:value-type="float">
            <text:p>18.070877075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361705087125301" calcext:value-type="float">
            <text:p>0.0361705087</text:p>
          </table:table-cell>
          <table:table-cell office:value-type="float" office:value="43.0135612487793" calcext:value-type="float">
            <text:p>43.0135612488</text:p>
          </table:table-cell>
          <table:table-cell table:number-columns-repeated="6"/>
        </table:table-row>
        <table:table-row table:style-name="ro1">
          <table:table-cell office:value-type="float" office:value="0.00740547990426421" calcext:value-type="float">
            <text:p>0.0074054799</text:p>
          </table:table-cell>
          <table:table-cell office:value-type="float" office:value="44.7880783081055" calcext:value-type="float">
            <text:p>44.7880783081</text:p>
          </table:table-cell>
          <table:table-cell table:number-columns-repeated="6"/>
        </table:table-row>
        <table:table-row table:style-name="ro1">
          <table:table-cell office:value-type="float" office:value="0.0000616135366726667" calcext:value-type="float">
            <text:p>6.16135366726667E-05</text:p>
          </table:table-cell>
          <table:table-cell office:value-type="float" office:value="11.4772386550903" calcext:value-type="float">
            <text:p>11.4772386551</text:p>
          </table:table-cell>
          <table:table-cell table:number-columns-repeated="6"/>
        </table:table-row>
        <table:table-row table:style-name="ro1">
          <table:table-cell office:value-type="float" office:value="0.00407993793487549" calcext:value-type="float">
            <text:p>0.0040799379</text:p>
          </table:table-cell>
          <table:table-cell office:value-type="float" office:value="45.9837608337402" calcext:value-type="float">
            <text:p>45.9837608337</text:p>
          </table:table-cell>
          <table:table-cell table:number-columns-repeated="6"/>
        </table:table-row>
        <table:table-row table:style-name="ro1">
          <table:table-cell office:value-type="float" office:value="0.000164959652465768" calcext:value-type="float">
            <text:p>0.0001649597</text:p>
          </table:table-cell>
          <table:table-cell office:value-type="float" office:value="26.4008617401123" calcext:value-type="float">
            <text:p>26.4008617401</text:p>
          </table:table-cell>
          <table:table-cell table:number-columns-repeated="6"/>
        </table:table-row>
        <table:table-row table:style-name="ro1">
          <table:table-cell office:value-type="float" office:value="0.0484070368111134" calcext:value-type="float">
            <text:p>0.0484070368</text:p>
          </table:table-cell>
          <table:table-cell office:value-type="float" office:value="47.0107841491699" calcext:value-type="float">
            <text:p>47.0107841492</text:p>
          </table:table-cell>
          <table:table-cell table:number-columns-repeated="6"/>
        </table:table-row>
        <table:table-row table:style-name="ro1">
          <table:table-cell office:value-type="float" office:value="0.671243667602539" calcext:value-type="float">
            <text:p>0.6712436676</text:p>
          </table:table-cell>
          <table:table-cell office:value-type="float" office:value="8.11142444610596" calcext:value-type="float">
            <text:p>8.1114244461</text:p>
          </table:table-cell>
          <table:table-cell table:number-columns-repeated="6"/>
        </table:table-row>
        <table:table-row table:style-name="ro1">
          <table:table-cell office:value-type="float" office:value="0.0213193632662296" calcext:value-type="float">
            <text:p>0.0213193633</text:p>
          </table:table-cell>
          <table:table-cell office:value-type="float" office:value="17.4365272521973" calcext:value-type="float">
            <text:p>17.4365272522</text:p>
          </table:table-cell>
          <table:table-cell table:number-columns-repeated="6"/>
        </table:table-row>
        <table:table-row table:style-name="ro1">
          <table:table-cell office:value-type="float" office:value="0.00562436459586024" calcext:value-type="float">
            <text:p>0.0056243646</text:p>
          </table:table-cell>
          <table:table-cell office:value-type="float" office:value="46.658447265625" calcext:value-type="float">
            <text:p>46.6584472656</text:p>
          </table:table-cell>
          <table:table-cell table:number-columns-repeated="6"/>
        </table:table-row>
        <table:table-row table:style-name="ro1">
          <table:table-cell office:value-type="float" office:value="0.0292009580880404" calcext:value-type="float">
            <text:p>0.0292009581</text:p>
          </table:table-cell>
          <table:table-cell office:value-type="float" office:value="18.3987674713135" calcext:value-type="float">
            <text:p>18.3987674713</text:p>
          </table:table-cell>
          <table:table-cell table:number-columns-repeated="6"/>
        </table:table-row>
        <table:table-row table:style-name="ro1">
          <table:table-cell office:value-type="float" office:value="0.00000428036582889035" calcext:value-type="float">
            <text:p>4.28036582889035E-06</text:p>
          </table:table-cell>
          <table:table-cell office:value-type="float" office:value="45.6531753540039" calcext:value-type="float">
            <text:p>45.653175354</text:p>
          </table:table-cell>
          <table:table-cell table:number-columns-repeated="6"/>
        </table:table-row>
        <table:table-row table:style-name="ro1">
          <table:table-cell office:value-type="float" office:value="0.00170167081523687" calcext:value-type="float">
            <text:p>0.0017016708</text:p>
          </table:table-cell>
          <table:table-cell office:value-type="float" office:value="49.408561706543" calcext:value-type="float">
            <text:p>49.4085617065</text:p>
          </table:table-cell>
          <table:table-cell table:number-columns-repeated="6"/>
        </table:table-row>
        <table:table-row table:style-name="ro1">
          <table:table-cell office:value-type="float" office:value="0.000527544936630875" calcext:value-type="float">
            <text:p>0.0005275449</text:p>
          </table:table-cell>
          <table:table-cell office:value-type="float" office:value="50.8385963439941" calcext:value-type="float">
            <text:p>50.838596344</text:p>
          </table:table-cell>
          <table:table-cell table:number-columns-repeated="6"/>
        </table:table-row>
        <table:table-row table:style-name="ro1">
          <table:table-cell office:value-type="float" office:value="0.00260234624147415" calcext:value-type="float">
            <text:p>0.0026023462</text:p>
          </table:table-cell>
          <table:table-cell office:value-type="float" office:value="30.9859848022461" calcext:value-type="float">
            <text:p>30.9859848022</text:p>
          </table:table-cell>
          <table:table-cell table:number-columns-repeated="6"/>
        </table:table-row>
        <table:table-row table:style-name="ro1">
          <table:table-cell office:value-type="float" office:value="0.00416131829842925" calcext:value-type="float">
            <text:p>0.0041613183</text:p>
          </table:table-cell>
          <table:table-cell office:value-type="float" office:value="41.3088569641113" calcext:value-type="float">
            <text:p>41.3088569641</text:p>
          </table:table-cell>
          <table:table-cell table:number-columns-repeated="6"/>
        </table:table-row>
        <table:table-row table:style-name="ro1">
          <table:table-cell office:value-type="float" office:value="0.0000000270738382823765" calcext:value-type="float">
            <text:p>2.70738382823765E-08</text:p>
          </table:table-cell>
          <table:table-cell office:value-type="float" office:value="34.2124824523926" calcext:value-type="float">
            <text:p>34.2124824524</text:p>
          </table:table-cell>
          <table:table-cell table:number-columns-repeated="6"/>
        </table:table-row>
        <table:table-row table:style-name="ro1">
          <table:table-cell office:value-type="float" office:value="0.00168900948483497" calcext:value-type="float">
            <text:p>0.0016890095</text:p>
          </table:table-cell>
          <table:table-cell office:value-type="float" office:value="33.5108222961426" calcext:value-type="float">
            <text:p>33.5108222961</text:p>
          </table:table-cell>
          <table:table-cell table:number-columns-repeated="6"/>
        </table:table-row>
        <table:table-row table:style-name="ro1">
          <table:table-cell office:value-type="float" office:value="0.0690720453858376" calcext:value-type="float">
            <text:p>0.0690720454</text:p>
          </table:table-cell>
          <table:table-cell office:value-type="float" office:value="44.7906608581543" calcext:value-type="float">
            <text:p>44.7906608582</text:p>
          </table:table-cell>
          <table:table-cell table:number-columns-repeated="6"/>
        </table:table-row>
        <table:table-row table:style-name="ro1">
          <table:table-cell office:value-type="float" office:value="0.000000440311850979924" calcext:value-type="float">
            <text:p>4.40311850979924E-07</text:p>
          </table:table-cell>
          <table:table-cell office:value-type="float" office:value="44.7059516906738" calcext:value-type="float">
            <text:p>44.7059516907</text:p>
          </table:table-cell>
          <table:table-cell table:number-columns-repeated="6"/>
        </table:table-row>
        <table:table-row table:style-name="ro1">
          <table:table-cell office:value-type="float" office:value="0.00222928076982498" calcext:value-type="float">
            <text:p>0.0022292808</text:p>
          </table:table-cell>
          <table:table-cell office:value-type="float" office:value="52.5725517272949" calcext:value-type="float">
            <text:p>52.5725517273</text:p>
          </table:table-cell>
          <table:table-cell table:number-columns-repeated="6"/>
        </table:table-row>
        <table:table-row table:style-name="ro1">
          <table:table-cell office:value-type="float" office:value="0.0407305024564266" calcext:value-type="float">
            <text:p>0.0407305025</text:p>
          </table:table-cell>
          <table:table-cell office:value-type="float" office:value="25.3008613586426" calcext:value-type="float">
            <text:p>25.3008613586</text:p>
          </table:table-cell>
          <table:table-cell table:number-columns-repeated="6"/>
        </table:table-row>
        <table:table-row table:style-name="ro1">
          <table:table-cell office:value-type="float" office:value="0.0569665171205998" calcext:value-type="float">
            <text:p>0.0569665171</text:p>
          </table:table-cell>
          <table:table-cell office:value-type="float" office:value="32.0211868286133" calcext:value-type="float">
            <text:p>32.0211868286</text:p>
          </table:table-cell>
          <table:table-cell table:number-columns-repeated="6"/>
        </table:table-row>
        <table:table-row table:style-name="ro1">
          <table:table-cell office:value-type="float" office:value="0.00742080807685852" calcext:value-type="float">
            <text:p>0.0074208081</text:p>
          </table:table-cell>
          <table:table-cell office:value-type="float" office:value="36.6599273681641" calcext:value-type="float">
            <text:p>36.6599273682</text:p>
          </table:table-cell>
          <table:table-cell table:number-columns-repeated="6"/>
        </table:table-row>
        <table:table-row table:style-name="ro1">
          <table:table-cell office:value-type="float" office:value="0.00518151931464672" calcext:value-type="float">
            <text:p>0.0051815193</text:p>
          </table:table-cell>
          <table:table-cell office:value-type="float" office:value="38.154727935791" calcext:value-type="float">
            <text:p>38.1547279358</text:p>
          </table:table-cell>
          <table:table-cell table:number-columns-repeated="6"/>
        </table:table-row>
        <table:table-row table:style-name="ro1">
          <table:table-cell office:value-type="float" office:value="0.0112204933539033" calcext:value-type="float">
            <text:p>0.0112204934</text:p>
          </table:table-cell>
          <table:table-cell office:value-type="float" office:value="49.2051277160645" calcext:value-type="float">
            <text:p>49.2051277161</text:p>
          </table:table-cell>
          <table:table-cell table:number-columns-repeated="6"/>
        </table:table-row>
        <table:table-row table:style-name="ro1">
          <table:table-cell office:value-type="float" office:value="0.473505139350891" calcext:value-type="float">
            <text:p>0.4735051394</text:p>
          </table:table-cell>
          <table:table-cell office:value-type="float" office:value="28.8604221343994" calcext:value-type="float">
            <text:p>28.8604221344</text:p>
          </table:table-cell>
          <table:table-cell table:number-columns-repeated="6"/>
        </table:table-row>
        <table:table-row table:style-name="ro1">
          <table:table-cell office:value-type="float" office:value="0.0742881968617439" calcext:value-type="float">
            <text:p>0.0742881969</text:p>
          </table:table-cell>
          <table:table-cell office:value-type="float" office:value="16.7601928710938" calcext:value-type="float">
            <text:p>16.7601928711</text:p>
          </table:table-cell>
          <table:table-cell table:number-columns-repeated="6"/>
        </table:table-row>
        <table:table-row table:style-name="ro1">
          <table:table-cell office:value-type="float" office:value="0.0635123550891876" calcext:value-type="float">
            <text:p>0.0635123551</text:p>
          </table:table-cell>
          <table:table-cell office:value-type="float" office:value="11.9953670501709" calcext:value-type="float">
            <text:p>11.9953670502</text:p>
          </table:table-cell>
          <table:table-cell table:number-columns-repeated="6"/>
        </table:table-row>
        <table:table-row table:style-name="ro1">
          <table:table-cell office:value-type="float" office:value="0.111799798905849" calcext:value-type="float">
            <text:p>0.1117997989</text:p>
          </table:table-cell>
          <table:table-cell office:value-type="float" office:value="14.681489944458" calcext:value-type="float">
            <text:p>14.6814899445</text:p>
          </table:table-cell>
          <table:table-cell table:number-columns-repeated="6"/>
        </table:table-row>
        <table:table-row table:style-name="ro1">
          <table:table-cell office:value-type="float" office:value="0.000229071301873773" calcext:value-type="float">
            <text:p>0.0002290713</text:p>
          </table:table-cell>
          <table:table-cell office:value-type="float" office:value="46.8807144165039" calcext:value-type="float">
            <text:p>46.8807144165</text:p>
          </table:table-cell>
          <table:table-cell table:number-columns-repeated="6"/>
        </table:table-row>
        <table:table-row table:style-name="ro1">
          <table:table-cell office:value-type="float" office:value="0.0581780932843685" calcext:value-type="float">
            <text:p>0.0581780933</text:p>
          </table:table-cell>
          <table:table-cell office:value-type="float" office:value="45.2180404663086" calcext:value-type="float">
            <text:p>45.2180404663</text:p>
          </table:table-cell>
          <table:table-cell table:number-columns-repeated="6"/>
        </table:table-row>
        <table:table-row table:style-name="ro1">
          <table:table-cell office:value-type="float" office:value="0.02392578125" calcext:value-type="float">
            <text:p>0.0239257813</text:p>
          </table:table-cell>
          <table:table-cell office:value-type="float" office:value="38.8426208496094" calcext:value-type="float">
            <text:p>38.8426208496</text:p>
          </table:table-cell>
          <table:table-cell table:number-columns-repeated="6"/>
        </table:table-row>
        <table:table-row table:style-name="ro1">
          <table:table-cell office:value-type="float" office:value="0.0671880021691322" calcext:value-type="float">
            <text:p>0.0671880022</text:p>
          </table:table-cell>
          <table:table-cell office:value-type="float" office:value="42.4688568115234" calcext:value-type="float">
            <text:p>42.4688568115</text:p>
          </table:table-cell>
          <table:table-cell table:number-columns-repeated="6"/>
        </table:table-row>
        <table:table-row table:style-name="ro1">
          <table:table-cell office:value-type="float" office:value="0.000138217888888903" calcext:value-type="float">
            <text:p>0.0001382179</text:p>
          </table:table-cell>
          <table:table-cell office:value-type="float" office:value="26.1577224731445" calcext:value-type="float">
            <text:p>26.1577224731</text:p>
          </table:table-cell>
          <table:table-cell table:number-columns-repeated="6"/>
        </table:table-row>
        <table:table-row table:style-name="ro1">
          <table:table-cell office:value-type="float" office:value="0.280316650867462" calcext:value-type="float">
            <text:p>0.2803166509</text:p>
          </table:table-cell>
          <table:table-cell office:value-type="float" office:value="32.3225746154785" calcext:value-type="float">
            <text:p>32.3225746155</text:p>
          </table:table-cell>
          <table:table-cell table:number-columns-repeated="6"/>
        </table:table-row>
        <table:table-row table:style-name="ro1">
          <table:table-cell office:value-type="float" office:value="0.00160689034964889" calcext:value-type="float">
            <text:p>0.0016068903</text:p>
          </table:table-cell>
          <table:table-cell office:value-type="float" office:value="43.1492195129395" calcext:value-type="float">
            <text:p>43.1492195129</text:p>
          </table:table-cell>
          <table:table-cell table:number-columns-repeated="6"/>
        </table:table-row>
        <table:table-row table:style-name="ro1">
          <table:table-cell office:value-type="float" office:value="0.422302097082138" calcext:value-type="float">
            <text:p>0.4223020971</text:p>
          </table:table-cell>
          <table:table-cell office:value-type="float" office:value="9.16700267791748" calcext:value-type="float">
            <text:p>9.1670026779</text:p>
          </table:table-cell>
          <table:table-cell table:number-columns-repeated="6"/>
        </table:table-row>
        <table:table-row table:style-name="ro1">
          <table:table-cell office:value-type="float" office:value="0.0539720356464386" calcext:value-type="float">
            <text:p>0.0539720356</text:p>
          </table:table-cell>
          <table:table-cell office:value-type="float" office:value="44.0381736755371" calcext:value-type="float">
            <text:p>44.0381736755</text:p>
          </table:table-cell>
          <table:table-cell table:number-columns-repeated="6"/>
        </table:table-row>
        <table:table-row table:style-name="ro1">
          <table:table-cell office:value-type="float" office:value="0.0135912587866187" calcext:value-type="float">
            <text:p>0.0135912588</text:p>
          </table:table-cell>
          <table:table-cell office:value-type="float" office:value="44.4005699157715" calcext:value-type="float">
            <text:p>44.4005699158</text:p>
          </table:table-cell>
          <table:table-cell table:number-columns-repeated="6"/>
        </table:table-row>
        <table:table-row table:style-name="ro1">
          <table:table-cell office:value-type="float" office:value="0.00020253483671695" calcext:value-type="float">
            <text:p>0.0002025348</text:p>
          </table:table-cell>
          <table:table-cell office:value-type="float" office:value="39.2363204956055" calcext:value-type="float">
            <text:p>39.2363204956</text:p>
          </table:table-cell>
          <table:table-cell table:number-columns-repeated="6"/>
        </table:table-row>
        <table:table-row table:style-name="ro1">
          <table:table-cell office:value-type="float" office:value="0.0693033486604691" calcext:value-type="float">
            <text:p>0.0693033487</text:p>
          </table:table-cell>
          <table:table-cell office:value-type="float" office:value="41.2281684875488" calcext:value-type="float">
            <text:p>41.2281684875</text:p>
          </table:table-cell>
          <table:table-cell table:number-columns-repeated="6"/>
        </table:table-row>
        <table:table-row table:style-name="ro1">
          <table:table-cell office:value-type="float" office:value="0.0678651109337807" calcext:value-type="float">
            <text:p>0.0678651109</text:p>
          </table:table-cell>
          <table:table-cell office:value-type="float" office:value="43.5229606628418" calcext:value-type="float">
            <text:p>43.5229606628</text:p>
          </table:table-cell>
          <table:table-cell table:number-columns-repeated="6"/>
        </table:table-row>
        <table:table-row table:style-name="ro1">
          <table:table-cell office:value-type="float" office:value="0.0000155945308506489" calcext:value-type="float">
            <text:p>1.55945308506489E-05</text:p>
          </table:table-cell>
          <table:table-cell office:value-type="float" office:value="14.406379699707" calcext:value-type="float">
            <text:p>14.4063796997</text:p>
          </table:table-cell>
          <table:table-cell table:number-columns-repeated="6"/>
        </table:table-row>
        <table:table-row table:style-name="ro1">
          <table:table-cell office:value-type="float" office:value="0.00403183791786432" calcext:value-type="float">
            <text:p>0.0040318379</text:p>
          </table:table-cell>
          <table:table-cell office:value-type="float" office:value="36.6068382263184" calcext:value-type="float">
            <text:p>36.6068382263</text:p>
          </table:table-cell>
          <table:table-cell table:number-columns-repeated="6"/>
        </table:table-row>
        <table:table-row table:style-name="ro1">
          <table:table-cell office:value-type="float" office:value="0.00152071041520685" calcext:value-type="float">
            <text:p>0.0015207104</text:p>
          </table:table-cell>
          <table:table-cell office:value-type="float" office:value="36.6058235168457" calcext:value-type="float">
            <text:p>36.6058235168</text:p>
          </table:table-cell>
          <table:table-cell table:number-columns-repeated="6"/>
        </table:table-row>
        <table:table-row table:style-name="ro1">
          <table:table-cell office:value-type="float" office:value="0.0194858461618423" calcext:value-type="float">
            <text:p>0.0194858462</text:p>
          </table:table-cell>
          <table:table-cell office:value-type="float" office:value="29.2175960540771" calcext:value-type="float">
            <text:p>29.2175960541</text:p>
          </table:table-cell>
          <table:table-cell table:number-columns-repeated="6"/>
        </table:table-row>
        <table:table-row table:style-name="ro1">
          <table:table-cell office:value-type="float" office:value="0.0529156997799873" calcext:value-type="float">
            <text:p>0.0529156998</text:p>
          </table:table-cell>
          <table:table-cell office:value-type="float" office:value="45.277172088623" calcext:value-type="float">
            <text:p>45.2771720886</text:p>
          </table:table-cell>
          <table:table-cell table:number-columns-repeated="6"/>
        </table:table-row>
        <table:table-row table:style-name="ro1">
          <table:table-cell office:value-type="float" office:value="0.0347222127020359" calcext:value-type="float">
            <text:p>0.0347222127</text:p>
          </table:table-cell>
          <table:table-cell office:value-type="float" office:value="46.43212890625" calcext:value-type="float">
            <text:p>46.4321289063</text:p>
          </table:table-cell>
          <table:table-cell table:number-columns-repeated="6"/>
        </table:table-row>
        <table:table-row table:style-name="ro1">
          <table:table-cell office:value-type="float" office:value="0.187542617321014" calcext:value-type="float">
            <text:p>0.1875426173</text:p>
          </table:table-cell>
          <table:table-cell office:value-type="float" office:value="44.608268737793" calcext:value-type="float">
            <text:p>44.6082687378</text:p>
          </table:table-cell>
          <table:table-cell table:number-columns-repeated="6"/>
        </table:table-row>
        <table:table-row table:style-name="ro1">
          <table:table-cell office:value-type="float" office:value="0.130378141999245" calcext:value-type="float">
            <text:p>0.130378142</text:p>
          </table:table-cell>
          <table:table-cell office:value-type="float" office:value="48.5867004394531" calcext:value-type="float">
            <text:p>48.5867004395</text:p>
          </table:table-cell>
          <table:table-cell table:number-columns-repeated="6"/>
        </table:table-row>
        <table:table-row table:style-name="ro1">
          <table:table-cell office:value-type="float" office:value="0.000441081618191674" calcext:value-type="float">
            <text:p>0.0004410816</text:p>
          </table:table-cell>
          <table:table-cell office:value-type="float" office:value="44.8340606689453" calcext:value-type="float">
            <text:p>44.8340606689</text:p>
          </table:table-cell>
          <table:table-cell table:number-columns-repeated="6"/>
        </table:table-row>
        <table:table-row table:style-name="ro1">
          <table:table-cell office:value-type="float" office:value="0.00242573930881917" calcext:value-type="float">
            <text:p>0.0024257393</text:p>
          </table:table-cell>
          <table:table-cell office:value-type="float" office:value="37.8622970581055" calcext:value-type="float">
            <text:p>37.8622970581</text:p>
          </table:table-cell>
          <table:table-cell table:number-columns-repeated="6"/>
        </table:table-row>
        <table:table-row table:style-name="ro1">
          <table:table-cell office:value-type="float" office:value="0.147169426083565" calcext:value-type="float">
            <text:p>0.1471694261</text:p>
          </table:table-cell>
          <table:table-cell office:value-type="float" office:value="45.6659889221191" calcext:value-type="float">
            <text:p>45.6659889221</text:p>
          </table:table-cell>
          <table:table-cell table:number-columns-repeated="6"/>
        </table:table-row>
        <table:table-row table:style-name="ro1">
          <table:table-cell office:value-type="float" office:value="0.0625513941049576" calcext:value-type="float">
            <text:p>0.0625513941</text:p>
          </table:table-cell>
          <table:table-cell office:value-type="float" office:value="44.9707450866699" calcext:value-type="float">
            <text:p>44.9707450867</text:p>
          </table:table-cell>
          <table:table-cell table:number-columns-repeated="6"/>
        </table:table-row>
        <table:table-row table:style-name="ro1">
          <table:table-cell office:value-type="float" office:value="0.00565008539706469" calcext:value-type="float">
            <text:p>0.0056500854</text:p>
          </table:table-cell>
          <table:table-cell office:value-type="float" office:value="29.8206577301025" calcext:value-type="float">
            <text:p>29.8206577301</text:p>
          </table:table-cell>
          <table:table-cell table:number-columns-repeated="6"/>
        </table:table-row>
        <table:table-row table:style-name="ro1">
          <table:table-cell office:value-type="float" office:value="0.0224739983677864" calcext:value-type="float">
            <text:p>0.0224739984</text:p>
          </table:table-cell>
          <table:table-cell office:value-type="float" office:value="45.6219863891602" calcext:value-type="float">
            <text:p>45.6219863892</text:p>
          </table:table-cell>
          <table:table-cell table:number-columns-repeated="6"/>
        </table:table-row>
        <table:table-row table:style-name="ro1">
          <table:table-cell office:value-type="float" office:value="0.000230543373618275" calcext:value-type="float">
            <text:p>0.0002305434</text:p>
          </table:table-cell>
          <table:table-cell office:value-type="float" office:value="40.7588233947754" calcext:value-type="float">
            <text:p>40.7588233948</text:p>
          </table:table-cell>
          <table:table-cell table:number-columns-repeated="6"/>
        </table:table-row>
        <table:table-row table:style-name="ro1">
          <table:table-cell office:value-type="float" office:value="0.00479373708367348" calcext:value-type="float">
            <text:p>0.0047937371</text:p>
          </table:table-cell>
          <table:table-cell office:value-type="float" office:value="43.0370635986328" calcext:value-type="float">
            <text:p>43.0370635986</text:p>
          </table:table-cell>
          <table:table-cell table:number-columns-repeated="6"/>
        </table:table-row>
        <table:table-row table:style-name="ro1">
          <table:table-cell office:value-type="float" office:value="0.000360300822649151" calcext:value-type="float">
            <text:p>0.0003603008</text:p>
          </table:table-cell>
          <table:table-cell office:value-type="float" office:value="40.6439819335938" calcext:value-type="float">
            <text:p>40.6439819336</text:p>
          </table:table-cell>
          <table:table-cell table:number-columns-repeated="6"/>
        </table:table-row>
        <table:table-row table:style-name="ro1">
          <table:table-cell office:value-type="float" office:value="0.091360904276371" calcext:value-type="float">
            <text:p>0.0913609043</text:p>
          </table:table-cell>
          <table:table-cell office:value-type="float" office:value="32.1543464660645" calcext:value-type="float">
            <text:p>32.1543464661</text:p>
          </table:table-cell>
          <table:table-cell table:number-columns-repeated="6"/>
        </table:table-row>
        <table:table-row table:style-name="ro1">
          <table:table-cell office:value-type="float" office:value="30.418981552124" calcext:value-type="float">
            <text:p>30.418981552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444328002631664" calcext:value-type="float">
            <text:p>0.0444328003</text:p>
          </table:table-cell>
          <table:table-cell office:value-type="float" office:value="37.4642486572266" calcext:value-type="float">
            <text:p>37.4642486572</text:p>
          </table:table-cell>
          <table:table-cell table:number-columns-repeated="6"/>
        </table:table-row>
        <table:table-row table:style-name="ro1">
          <table:table-cell office:value-type="float" office:value="0.00383560545742512" calcext:value-type="float">
            <text:p>0.0038356055</text:p>
          </table:table-cell>
          <table:table-cell office:value-type="float" office:value="44.1616554260254" calcext:value-type="float">
            <text:p>44.161655426</text:p>
          </table:table-cell>
          <table:table-cell table:number-columns-repeated="6"/>
        </table:table-row>
        <table:table-row table:style-name="ro1">
          <table:table-cell office:value-type="float" office:value="0.0143364258110523" calcext:value-type="float">
            <text:p>0.0143364258</text:p>
          </table:table-cell>
          <table:table-cell office:value-type="float" office:value="38.3027496337891" calcext:value-type="float">
            <text:p>38.3027496338</text:p>
          </table:table-cell>
          <table:table-cell table:number-columns-repeated="6"/>
        </table:table-row>
        <table:table-row table:style-name="ro1">
          <table:table-cell office:value-type="float" office:value="0.0206546857953072" calcext:value-type="float">
            <text:p>0.0206546858</text:p>
          </table:table-cell>
          <table:table-cell office:value-type="float" office:value="44.1612129211426" calcext:value-type="float">
            <text:p>44.1612129211</text:p>
          </table:table-cell>
          <table:table-cell table:number-columns-repeated="6"/>
        </table:table-row>
        <table:table-row table:style-name="ro1">
          <table:table-cell office:value-type="float" office:value="0.021169962361455" calcext:value-type="float">
            <text:p>0.0211699624</text:p>
          </table:table-cell>
          <table:table-cell office:value-type="float" office:value="31.8211250305176" calcext:value-type="float">
            <text:p>31.8211250305</text:p>
          </table:table-cell>
          <table:table-cell table:number-columns-repeated="6"/>
        </table:table-row>
        <table:table-row table:style-name="ro1">
          <table:table-cell office:value-type="float" office:value="0.00314665958285332" calcext:value-type="float">
            <text:p>0.0031466596</text:p>
          </table:table-cell>
          <table:table-cell office:value-type="float" office:value="40.8492965698242" calcext:value-type="float">
            <text:p>40.8492965698</text:p>
          </table:table-cell>
          <table:table-cell table:number-columns-repeated="6"/>
        </table:table-row>
        <table:table-row table:style-name="ro1">
          <table:table-cell office:value-type="float" office:value="0.00836530327796936" calcext:value-type="float">
            <text:p>0.0083653033</text:p>
          </table:table-cell>
          <table:table-cell office:value-type="float" office:value="28.8538780212402" calcext:value-type="float">
            <text:p>28.8538780212</text:p>
          </table:table-cell>
          <table:table-cell table:number-columns-repeated="6"/>
        </table:table-row>
        <table:table-row table:style-name="ro1">
          <table:table-cell office:value-type="float" office:value="0.00561021314933896" calcext:value-type="float">
            <text:p>0.0056102131</text:p>
          </table:table-cell>
          <table:table-cell office:value-type="float" office:value="43.7913208007813" calcext:value-type="float">
            <text:p>43.7913208008</text:p>
          </table:table-cell>
          <table:table-cell table:number-columns-repeated="6"/>
        </table:table-row>
        <table:table-row table:style-name="ro1">
          <table:table-cell office:value-type="float" office:value="0.0733735039830208" calcext:value-type="float">
            <text:p>0.073373504</text:p>
          </table:table-cell>
          <table:table-cell office:value-type="float" office:value="20.8377285003662" calcext:value-type="float">
            <text:p>20.8377285004</text:p>
          </table:table-cell>
          <table:table-cell table:number-columns-repeated="6"/>
        </table:table-row>
        <table:table-row table:style-name="ro1">
          <table:table-cell office:value-type="float" office:value="0.0337192751467228" calcext:value-type="float">
            <text:p>0.0337192751</text:p>
          </table:table-cell>
          <table:table-cell office:value-type="float" office:value="38.3423461914062" calcext:value-type="float">
            <text:p>38.3423461914</text:p>
          </table:table-cell>
          <table:table-cell table:number-columns-repeated="6"/>
        </table:table-row>
        <table:table-row table:style-name="ro1">
          <table:table-cell office:value-type="float" office:value="0.495413839817047" calcext:value-type="float">
            <text:p>0.4954138398</text:p>
          </table:table-cell>
          <table:table-cell office:value-type="float" office:value="47.0454292297363" calcext:value-type="float">
            <text:p>47.0454292297</text:p>
          </table:table-cell>
          <table:table-cell table:number-columns-repeated="6"/>
        </table:table-row>
        <table:table-row table:style-name="ro1">
          <table:table-cell office:value-type="float" office:value="0.0309066716581583" calcext:value-type="float">
            <text:p>0.0309066717</text:p>
          </table:table-cell>
          <table:table-cell office:value-type="float" office:value="43.8490676879883" calcext:value-type="float">
            <text:p>43.849067688</text:p>
          </table:table-cell>
          <table:table-cell table:number-columns-repeated="6"/>
        </table:table-row>
        <table:table-row table:style-name="ro1">
          <table:table-cell office:value-type="float" office:value="0.00176245754119009" calcext:value-type="float">
            <text:p>0.0017624575</text:p>
          </table:table-cell>
          <table:table-cell office:value-type="float" office:value="8.33711814880371" calcext:value-type="float">
            <text:p>8.3371181488</text:p>
          </table:table-cell>
          <table:table-cell table:number-columns-repeated="6"/>
        </table:table-row>
        <table:table-row table:style-name="ro1">
          <table:table-cell office:value-type="float" office:value="0.0162990838289261" calcext:value-type="float">
            <text:p>0.0162990838</text:p>
          </table:table-cell>
          <table:table-cell office:value-type="float" office:value="45.9763946533203" calcext:value-type="float">
            <text:p>45.9763946533</text:p>
          </table:table-cell>
          <table:table-cell table:number-columns-repeated="6"/>
        </table:table-row>
        <table:table-row table:style-name="ro1">
          <table:table-cell office:value-type="float" office:value="0.00538185704499483" calcext:value-type="float">
            <text:p>0.005381857</text:p>
          </table:table-cell>
          <table:table-cell office:value-type="float" office:value="46.0139045715332" calcext:value-type="float">
            <text:p>46.0139045715</text:p>
          </table:table-cell>
          <table:table-cell table:number-columns-repeated="6"/>
        </table:table-row>
        <table:table-row table:style-name="ro1">
          <table:table-cell office:value-type="float" office:value="0.0220197774469852" calcext:value-type="float">
            <text:p>0.0220197774</text:p>
          </table:table-cell>
          <table:table-cell office:value-type="float" office:value="30.0847625732422" calcext:value-type="float">
            <text:p>30.0847625732</text:p>
          </table:table-cell>
          <table:table-cell table:number-columns-repeated="6"/>
        </table:table-row>
        <table:table-row table:style-name="ro1">
          <table:table-cell office:value-type="float" office:value="0.00169500103220344" calcext:value-type="float">
            <text:p>0.001695001</text:p>
          </table:table-cell>
          <table:table-cell office:value-type="float" office:value="35.820369720459" calcext:value-type="float">
            <text:p>35.8203697205</text:p>
          </table:table-cell>
          <table:table-cell table:number-columns-repeated="6"/>
        </table:table-row>
        <table:table-row table:style-name="ro1">
          <table:table-cell office:value-type="float" office:value="0.0746872127056122" calcext:value-type="float">
            <text:p>0.0746872127</text:p>
          </table:table-cell>
          <table:table-cell office:value-type="float" office:value="37.5510749816895" calcext:value-type="float">
            <text:p>37.5510749817</text:p>
          </table:table-cell>
          <table:table-cell table:number-columns-repeated="6"/>
        </table:table-row>
        <table:table-row table:style-name="ro1">
          <table:table-cell office:value-type="float" office:value="0.0860511511564255" calcext:value-type="float">
            <text:p>0.0860511512</text:p>
          </table:table-cell>
          <table:table-cell office:value-type="float" office:value="41.1631851196289" calcext:value-type="float">
            <text:p>41.1631851196</text:p>
          </table:table-cell>
          <table:table-cell table:number-columns-repeated="6"/>
        </table:table-row>
        <table:table-row table:style-name="ro1">
          <table:table-cell office:value-type="float" office:value="0.404520869255066" calcext:value-type="float">
            <text:p>0.4045208693</text:p>
          </table:table-cell>
          <table:table-cell office:value-type="float" office:value="44.7162208557129" calcext:value-type="float">
            <text:p>44.7162208557</text:p>
          </table:table-cell>
          <table:table-cell table:number-columns-repeated="6"/>
        </table:table-row>
        <table:table-row table:style-name="ro1">
          <table:table-cell office:value-type="float" office:value="0.162965565919876" calcext:value-type="float">
            <text:p>0.1629655659</text:p>
          </table:table-cell>
          <table:table-cell office:value-type="float" office:value="43.9967269897461" calcext:value-type="float">
            <text:p>43.9967269897</text:p>
          </table:table-cell>
          <table:table-cell table:number-columns-repeated="6"/>
        </table:table-row>
        <table:table-row table:style-name="ro1">
          <table:table-cell office:value-type="float" office:value="0.109791770577431" calcext:value-type="float">
            <text:p>0.1097917706</text:p>
          </table:table-cell>
          <table:table-cell office:value-type="float" office:value="49.5703506469727" calcext:value-type="float">
            <text:p>49.570350647</text:p>
          </table:table-cell>
          <table:table-cell table:number-columns-repeated="6"/>
        </table:table-row>
        <table:table-row table:style-name="ro1">
          <table:table-cell office:value-type="float" office:value="0.000000942964106798172" calcext:value-type="float">
            <text:p>0.000000943</text:p>
          </table:table-cell>
          <table:table-cell office:value-type="float" office:value="46.3075065612793" calcext:value-type="float">
            <text:p>46.3075065613</text:p>
          </table:table-cell>
          <table:table-cell table:number-columns-repeated="6"/>
        </table:table-row>
        <table:table-row table:style-name="ro1">
          <table:table-cell office:value-type="float" office:value="0.00219629053026438" calcext:value-type="float">
            <text:p>0.0021962905</text:p>
          </table:table-cell>
          <table:table-cell office:value-type="float" office:value="42.8633766174316" calcext:value-type="float">
            <text:p>42.8633766174</text:p>
          </table:table-cell>
          <table:table-cell table:number-columns-repeated="6"/>
        </table:table-row>
        <table:table-row table:style-name="ro1">
          <table:table-cell office:value-type="float" office:value="0.000168897706316784" calcext:value-type="float">
            <text:p>0.0001688977</text:p>
          </table:table-cell>
          <table:table-cell office:value-type="float" office:value="42.6631317138672" calcext:value-type="float">
            <text:p>42.6631317139</text:p>
          </table:table-cell>
          <table:table-cell table:number-columns-repeated="6"/>
        </table:table-row>
        <table:table-row table:style-name="ro1">
          <table:table-cell office:value-type="float" office:value="0.000000028878275770694" calcext:value-type="float">
            <text:p>2.8878275770694E-08</text:p>
          </table:table-cell>
          <table:table-cell office:value-type="float" office:value="40.4116249084473" calcext:value-type="float">
            <text:p>40.4116249084</text:p>
          </table:table-cell>
          <table:table-cell table:number-columns-repeated="6"/>
        </table:table-row>
        <table:table-row table:style-name="ro1">
          <table:table-cell office:value-type="float" office:value="0.0121219456195831" calcext:value-type="float">
            <text:p>0.0121219456</text:p>
          </table:table-cell>
          <table:table-cell office:value-type="float" office:value="36.7908058166504" calcext:value-type="float">
            <text:p>36.7908058167</text:p>
          </table:table-cell>
          <table:table-cell table:number-columns-repeated="6"/>
        </table:table-row>
        <table:table-row table:style-name="ro1">
          <table:table-cell office:value-type="float" office:value="0.0323146320879459" calcext:value-type="float">
            <text:p>0.0323146321</text:p>
          </table:table-cell>
          <table:table-cell office:value-type="float" office:value="41.4023666381836" calcext:value-type="float">
            <text:p>41.4023666382</text:p>
          </table:table-cell>
          <table:table-cell table:number-columns-repeated="6"/>
        </table:table-row>
        <table:table-row table:style-name="ro1">
          <table:table-cell office:value-type="float" office:value="0.0223504304885864" calcext:value-type="float">
            <text:p>0.0223504305</text:p>
          </table:table-cell>
          <table:table-cell office:value-type="float" office:value="42.8169708251953" calcext:value-type="float">
            <text:p>42.8169708252</text:p>
          </table:table-cell>
          <table:table-cell table:number-columns-repeated="6"/>
        </table:table-row>
        <table:table-row table:style-name="ro1">
          <table:table-cell office:value-type="float" office:value="0.00879679620265961" calcext:value-type="float">
            <text:p>0.0087967962</text:p>
          </table:table-cell>
          <table:table-cell office:value-type="float" office:value="43.8975067138672" calcext:value-type="float">
            <text:p>43.8975067139</text:p>
          </table:table-cell>
          <table:table-cell table:number-columns-repeated="6"/>
        </table:table-row>
        <table:table-row table:style-name="ro1">
          <table:table-cell office:value-type="float" office:value="0.144647151231766" calcext:value-type="float">
            <text:p>0.1446471512</text:p>
          </table:table-cell>
          <table:table-cell office:value-type="float" office:value="45.704647064209" calcext:value-type="float">
            <text:p>45.7046470642</text:p>
          </table:table-cell>
          <table:table-cell table:number-columns-repeated="6"/>
        </table:table-row>
        <table:table-row table:style-name="ro1">
          <table:table-cell office:value-type="float" office:value="0.0000333832867909223" calcext:value-type="float">
            <text:p>3.33832867909223E-05</text:p>
          </table:table-cell>
          <table:table-cell office:value-type="float" office:value="43.8424224853516" calcext:value-type="float">
            <text:p>43.8424224854</text:p>
          </table:table-cell>
          <table:table-cell table:number-columns-repeated="6"/>
        </table:table-row>
        <table:table-row table:style-name="ro1">
          <table:table-cell office:value-type="float" office:value="0.00048340589273721" calcext:value-type="float">
            <text:p>0.0004834059</text:p>
          </table:table-cell>
          <table:table-cell office:value-type="float" office:value="44.3685646057129" calcext:value-type="float">
            <text:p>44.3685646057</text:p>
          </table:table-cell>
          <table:table-cell table:number-columns-repeated="6"/>
        </table:table-row>
        <table:table-row table:style-name="ro1">
          <table:table-cell office:value-type="float" office:value="0.00418501673266292" calcext:value-type="float">
            <text:p>0.0041850167</text:p>
          </table:table-cell>
          <table:table-cell office:value-type="float" office:value="44.6517791748047" calcext:value-type="float">
            <text:p>44.6517791748</text:p>
          </table:table-cell>
          <table:table-cell table:number-columns-repeated="6"/>
        </table:table-row>
        <table:table-row table:style-name="ro1">
          <table:table-cell office:value-type="float" office:value="0.0229022316634655" calcext:value-type="float">
            <text:p>0.0229022317</text:p>
          </table:table-cell>
          <table:table-cell office:value-type="float" office:value="44.4042930603027" calcext:value-type="float">
            <text:p>44.4042930603</text:p>
          </table:table-cell>
          <table:table-cell table:number-columns-repeated="6"/>
        </table:table-row>
        <table:table-row table:style-name="ro1">
          <table:table-cell office:value-type="float" office:value="0.0000322705891449004" calcext:value-type="float">
            <text:p>3.22705891449004E-05</text:p>
          </table:table-cell>
          <table:table-cell office:value-type="float" office:value="44.0319328308105" calcext:value-type="float">
            <text:p>44.0319328308</text:p>
          </table:table-cell>
          <table:table-cell table:number-columns-repeated="6"/>
        </table:table-row>
        <table:table-row table:style-name="ro1">
          <table:table-cell office:value-type="float" office:value="0.0307522732764483" calcext:value-type="float">
            <text:p>0.0307522733</text:p>
          </table:table-cell>
          <table:table-cell office:value-type="float" office:value="44.5127334594727" calcext:value-type="float">
            <text:p>44.5127334595</text:p>
          </table:table-cell>
          <table:table-cell table:number-columns-repeated="6"/>
        </table:table-row>
        <table:table-row table:style-name="ro1">
          <table:table-cell office:value-type="float" office:value="0.00270180241204798" calcext:value-type="float">
            <text:p>0.0027018024</text:p>
          </table:table-cell>
          <table:table-cell office:value-type="float" office:value="44.1440811157227" calcext:value-type="float">
            <text:p>44.1440811157</text:p>
          </table:table-cell>
          <table:table-cell table:number-columns-repeated="6"/>
        </table:table-row>
        <table:table-row table:style-name="ro1">
          <table:table-cell office:value-type="float" office:value="0.0339325964450836" calcext:value-type="float">
            <text:p>0.0339325964</text:p>
          </table:table-cell>
          <table:table-cell office:value-type="float" office:value="41.6784439086914" calcext:value-type="float">
            <text:p>41.6784439087</text:p>
          </table:table-cell>
          <table:table-cell table:number-columns-repeated="6"/>
        </table:table-row>
        <table:table-row table:style-name="ro1">
          <table:table-cell office:value-type="float" office:value="0.000959235476329923" calcext:value-type="float">
            <text:p>0.0009592355</text:p>
          </table:table-cell>
          <table:table-cell office:value-type="float" office:value="38.6894340515137" calcext:value-type="float">
            <text:p>38.6894340515</text:p>
          </table:table-cell>
          <table:table-cell table:number-columns-repeated="6"/>
        </table:table-row>
        <table:table-row table:style-name="ro1">
          <table:table-cell office:value-type="float" office:value="0.000000001229636836797" calcext:value-type="float">
            <text:p>1.229636836797E-09</text:p>
          </table:table-cell>
          <table:table-cell office:value-type="float" office:value="42.8137512207031" calcext:value-type="float">
            <text:p>42.8137512207</text:p>
          </table:table-cell>
          <table:table-cell table:number-columns-repeated="6"/>
        </table:table-row>
        <table:table-row table:style-name="ro1">
          <table:table-cell office:value-type="float" office:value="0.000217464461456984" calcext:value-type="float">
            <text:p>0.0002174645</text:p>
          </table:table-cell>
          <table:table-cell office:value-type="float" office:value="42.3130912780762" calcext:value-type="float">
            <text:p>42.3130912781</text:p>
          </table:table-cell>
          <table:table-cell table:number-columns-repeated="6"/>
        </table:table-row>
        <table:table-row table:style-name="ro1">
          <table:table-cell office:value-type="float" office:value="0.0000222317175939679" calcext:value-type="float">
            <text:p>2.22317175939679E-05</text:p>
          </table:table-cell>
          <table:table-cell office:value-type="float" office:value="43.8132553100586" calcext:value-type="float">
            <text:p>43.8132553101</text:p>
          </table:table-cell>
          <table:table-cell table:number-columns-repeated="6"/>
        </table:table-row>
        <table:table-row table:style-name="ro1">
          <table:table-cell office:value-type="float" office:value="0.0352043882012367" calcext:value-type="float">
            <text:p>0.0352043882</text:p>
          </table:table-cell>
          <table:table-cell office:value-type="float" office:value="45.0050163269043" calcext:value-type="float">
            <text:p>45.0050163269</text:p>
          </table:table-cell>
          <table:table-cell table:number-columns-repeated="6"/>
        </table:table-row>
        <table:table-row table:style-name="ro1">
          <table:table-cell office:value-type="float" office:value="0.613064885139465" calcext:value-type="float">
            <text:p>0.6130648851</text:p>
          </table:table-cell>
          <table:table-cell office:value-type="float" office:value="39.1168441772461" calcext:value-type="float">
            <text:p>39.1168441772</text:p>
          </table:table-cell>
          <table:table-cell table:number-columns-repeated="6"/>
        </table:table-row>
        <table:table-row table:style-name="ro1">
          <table:table-cell office:value-type="float" office:value="0.087487705051899" calcext:value-type="float">
            <text:p>0.0874877051</text:p>
          </table:table-cell>
          <table:table-cell office:value-type="float" office:value="39.1430969238281" calcext:value-type="float">
            <text:p>39.1430969238</text:p>
          </table:table-cell>
          <table:table-cell table:number-columns-repeated="6"/>
        </table:table-row>
        <table:table-row table:style-name="ro1">
          <table:table-cell office:value-type="float" office:value="0.000419043644797057" calcext:value-type="float">
            <text:p>0.0004190436</text:p>
          </table:table-cell>
          <table:table-cell office:value-type="float" office:value="34.5319290161133" calcext:value-type="float">
            <text:p>34.5319290161</text:p>
          </table:table-cell>
          <table:table-cell table:number-columns-repeated="6"/>
        </table:table-row>
        <table:table-row table:style-name="ro1">
          <table:table-cell office:value-type="float" office:value="0.262405008077621" calcext:value-type="float">
            <text:p>0.2624050081</text:p>
          </table:table-cell>
          <table:table-cell office:value-type="float" office:value="42.4799423217773" calcext:value-type="float">
            <text:p>42.4799423218</text:p>
          </table:table-cell>
          <table:table-cell table:number-columns-repeated="6"/>
        </table:table-row>
        <table:table-row table:style-name="ro1">
          <table:table-cell office:value-type="float" office:value="0.0513917319476605" calcext:value-type="float">
            <text:p>0.0513917319</text:p>
          </table:table-cell>
          <table:table-cell office:value-type="float" office:value="41.680061340332" calcext:value-type="float">
            <text:p>41.6800613403</text:p>
          </table:table-cell>
          <table:table-cell table:number-columns-repeated="6"/>
        </table:table-row>
        <table:table-row table:style-name="ro1">
          <table:table-cell office:value-type="float" office:value="0.00108011486008763" calcext:value-type="float">
            <text:p>0.0010801149</text:p>
          </table:table-cell>
          <table:table-cell office:value-type="float" office:value="40.4369812011719" calcext:value-type="float">
            <text:p>40.4369812012</text:p>
          </table:table-cell>
          <table:table-cell table:number-columns-repeated="6"/>
        </table:table-row>
        <table:table-row table:style-name="ro1">
          <table:table-cell office:value-type="float" office:value="0.00173499109223485" calcext:value-type="float">
            <text:p>0.0017349911</text:p>
          </table:table-cell>
          <table:table-cell office:value-type="float" office:value="41.8507957458496" calcext:value-type="float">
            <text:p>41.8507957458</text:p>
          </table:table-cell>
          <table:table-cell table:number-columns-repeated="6"/>
        </table:table-row>
        <table:table-row table:style-name="ro1">
          <table:table-cell office:value-type="float" office:value="0.0139610376209021" calcext:value-type="float">
            <text:p>0.0139610376</text:p>
          </table:table-cell>
          <table:table-cell office:value-type="float" office:value="39.573070526123" calcext:value-type="float">
            <text:p>39.5730705261</text:p>
          </table:table-cell>
          <table:table-cell table:number-columns-repeated="6"/>
        </table:table-row>
        <table:table-row table:style-name="ro1">
          <table:table-cell office:value-type="float" office:value="0.00527278752997518" calcext:value-type="float">
            <text:p>0.0052727875</text:p>
          </table:table-cell>
          <table:table-cell office:value-type="float" office:value="39.9051895141602" calcext:value-type="float">
            <text:p>39.9051895142</text:p>
          </table:table-cell>
          <table:table-cell table:number-columns-repeated="6"/>
        </table:table-row>
        <table:table-row table:style-name="ro1">
          <table:table-cell office:value-type="float" office:value="0.147192195057869" calcext:value-type="float">
            <text:p>0.1471921951</text:p>
          </table:table-cell>
          <table:table-cell office:value-type="float" office:value="39.0630645751953" calcext:value-type="float">
            <text:p>39.0630645752</text:p>
          </table:table-cell>
          <table:table-cell table:number-columns-repeated="6"/>
        </table:table-row>
        <table:table-row table:style-name="ro1">
          <table:table-cell office:value-type="float" office:value="0.163399234414101" calcext:value-type="float">
            <text:p>0.1633992344</text:p>
          </table:table-cell>
          <table:table-cell office:value-type="float" office:value="38.548583984375" calcext:value-type="float">
            <text:p>38.5485839844</text:p>
          </table:table-cell>
          <table:table-cell table:number-columns-repeated="6"/>
        </table:table-row>
        <table:table-row table:style-name="ro1">
          <table:table-cell office:value-type="float" office:value="0.0281495153903961" calcext:value-type="float">
            <text:p>0.0281495154</text:p>
          </table:table-cell>
          <table:table-cell office:value-type="float" office:value="39.1253089904785" calcext:value-type="float">
            <text:p>39.1253089905</text:p>
          </table:table-cell>
          <table:table-cell table:number-columns-repeated="6"/>
        </table:table-row>
        <table:table-row table:style-name="ro1">
          <table:table-cell office:value-type="float" office:value="0.00582024268805981" calcext:value-type="float">
            <text:p>0.0058202427</text:p>
          </table:table-cell>
          <table:table-cell office:value-type="float" office:value="39.7030792236328" calcext:value-type="float">
            <text:p>39.7030792236</text:p>
          </table:table-cell>
          <table:table-cell table:number-columns-repeated="6"/>
        </table:table-row>
        <table:table-row table:style-name="ro1">
          <table:table-cell office:value-type="float" office:value="0.00225277617573738" calcext:value-type="float">
            <text:p>0.0022527762</text:p>
          </table:table-cell>
          <table:table-cell office:value-type="float" office:value="37.7043037414551" calcext:value-type="float">
            <text:p>37.7043037415</text:p>
          </table:table-cell>
          <table:table-cell table:number-columns-repeated="6"/>
        </table:table-row>
        <table:table-row table:style-name="ro1">
          <table:table-cell office:value-type="float" office:value="0.0304314568638802" calcext:value-type="float">
            <text:p>0.0304314569</text:p>
          </table:table-cell>
          <table:table-cell office:value-type="float" office:value="37.6528015136719" calcext:value-type="float">
            <text:p>37.6528015137</text:p>
          </table:table-cell>
          <table:table-cell table:number-columns-repeated="6"/>
        </table:table-row>
        <table:table-row table:style-name="ro1">
          <table:table-cell office:value-type="float" office:value="0.031074769794941" calcext:value-type="float">
            <text:p>0.0310747698</text:p>
          </table:table-cell>
          <table:table-cell office:value-type="float" office:value="41.0946350097656" calcext:value-type="float">
            <text:p>41.0946350098</text:p>
          </table:table-cell>
          <table:table-cell table:number-columns-repeated="6"/>
        </table:table-row>
        <table:table-row table:style-name="ro1">
          <table:table-cell office:value-type="float" office:value="0.00392465619370341" calcext:value-type="float">
            <text:p>0.0039246562</text:p>
          </table:table-cell>
          <table:table-cell office:value-type="float" office:value="40.6497535705566" calcext:value-type="float">
            <text:p>40.6497535706</text:p>
          </table:table-cell>
          <table:table-cell table:number-columns-repeated="6"/>
        </table:table-row>
        <table:table-row table:style-name="ro1">
          <table:table-cell office:value-type="float" office:value="0.0638806521892548" calcext:value-type="float">
            <text:p>0.0638806522</text:p>
          </table:table-cell>
          <table:table-cell office:value-type="float" office:value="41.0678443908691" calcext:value-type="float">
            <text:p>41.0678443909</text:p>
          </table:table-cell>
          <table:table-cell table:number-columns-repeated="6"/>
        </table:table-row>
        <table:table-row table:style-name="ro1">
          <table:table-cell office:value-type="float" office:value="0.0303449369966984" calcext:value-type="float">
            <text:p>0.030344937</text:p>
          </table:table-cell>
          <table:table-cell office:value-type="float" office:value="38.390064239502" calcext:value-type="float">
            <text:p>38.3900642395</text:p>
          </table:table-cell>
          <table:table-cell table:number-columns-repeated="6"/>
        </table:table-row>
        <table:table-row table:style-name="ro1">
          <table:table-cell office:value-type="float" office:value="0.00994464010000229" calcext:value-type="float">
            <text:p>0.0099446401</text:p>
          </table:table-cell>
          <table:table-cell office:value-type="float" office:value="42.681640625" calcext:value-type="float">
            <text:p>42.681640625</text:p>
          </table:table-cell>
          <table:table-cell table:number-columns-repeated="6"/>
        </table:table-row>
        <table:table-row table:style-name="ro1">
          <table:table-cell office:value-type="float" office:value="0.00133746187202632" calcext:value-type="float">
            <text:p>0.0013374619</text:p>
          </table:table-cell>
          <table:table-cell office:value-type="float" office:value="41.121955871582" calcext:value-type="float">
            <text:p>41.1219558716</text:p>
          </table:table-cell>
          <table:table-cell table:number-columns-repeated="6"/>
        </table:table-row>
        <table:table-row table:style-name="ro1">
          <table:table-cell office:value-type="float" office:value="0.0572230368852615" calcext:value-type="float">
            <text:p>0.0572230369</text:p>
          </table:table-cell>
          <table:table-cell office:value-type="float" office:value="18.1799221038818" calcext:value-type="float">
            <text:p>18.1799221039</text:p>
          </table:table-cell>
          <table:table-cell table:number-columns-repeated="6"/>
        </table:table-row>
        <table:table-row table:style-name="ro1">
          <table:table-cell office:value-type="float" office:value="0.0000017114871297963" calcext:value-type="float">
            <text:p>1.7114871297963E-06</text:p>
          </table:table-cell>
          <table:table-cell office:value-type="float" office:value="40.3105239868164" calcext:value-type="float">
            <text:p>40.3105239868</text:p>
          </table:table-cell>
          <table:table-cell table:number-columns-repeated="6"/>
        </table:table-row>
        <table:table-row table:style-name="ro1">
          <table:table-cell office:value-type="float" office:value="0.0767177268862724" calcext:value-type="float">
            <text:p>0.0767177269</text:p>
          </table:table-cell>
          <table:table-cell office:value-type="float" office:value="46.5246887207031" calcext:value-type="float">
            <text:p>46.5246887207</text:p>
          </table:table-cell>
          <table:table-cell table:number-columns-repeated="6"/>
        </table:table-row>
        <table:table-row table:style-name="ro1">
          <table:table-cell office:value-type="float" office:value="0.0100923227146268" calcext:value-type="float">
            <text:p>0.0100923227</text:p>
          </table:table-cell>
          <table:table-cell office:value-type="float" office:value="25.932674407959" calcext:value-type="float">
            <text:p>25.932674408</text:p>
          </table:table-cell>
          <table:table-cell table:number-columns-repeated="6"/>
        </table:table-row>
        <table:table-row table:style-name="ro1">
          <table:table-cell office:value-type="float" office:value="0.0339296162128449" calcext:value-type="float">
            <text:p>0.0339296162</text:p>
          </table:table-cell>
          <table:table-cell office:value-type="float" office:value="44.0936279296875" calcext:value-type="float">
            <text:p>44.0936279297</text:p>
          </table:table-cell>
          <table:table-cell table:number-columns-repeated="6"/>
        </table:table-row>
        <table:table-row table:style-name="ro1">
          <table:table-cell office:value-type="float" office:value="0.0172293968498707" calcext:value-type="float">
            <text:p>0.0172293968</text:p>
          </table:table-cell>
          <table:table-cell office:value-type="float" office:value="40.9155921936035" calcext:value-type="float">
            <text:p>40.9155921936</text:p>
          </table:table-cell>
          <table:table-cell table:number-columns-repeated="6"/>
        </table:table-row>
        <table:table-row table:style-name="ro1">
          <table:table-cell office:value-type="float" office:value="0.00492649571970105" calcext:value-type="float">
            <text:p>0.0049264957</text:p>
          </table:table-cell>
          <table:table-cell office:value-type="float" office:value="41.7575798034668" calcext:value-type="float">
            <text:p>41.7575798035</text:p>
          </table:table-cell>
          <table:table-cell table:number-columns-repeated="6"/>
        </table:table-row>
        <table:table-row table:style-name="ro1">
          <table:table-cell office:value-type="float" office:value="0.0912239849567413" calcext:value-type="float">
            <text:p>0.091223985</text:p>
          </table:table-cell>
          <table:table-cell office:value-type="float" office:value="48.7531585693359" calcext:value-type="float">
            <text:p>48.7531585693</text:p>
          </table:table-cell>
          <table:table-cell table:number-columns-repeated="6"/>
        </table:table-row>
        <table:table-row table:style-name="ro1">
          <table:table-cell office:value-type="float" office:value="0.00000559615000383928" calcext:value-type="float">
            <text:p>5.59615000383928E-06</text:p>
          </table:table-cell>
          <table:table-cell office:value-type="float" office:value="44.5871353149414" calcext:value-type="float">
            <text:p>44.5871353149</text:p>
          </table:table-cell>
          <table:table-cell table:number-columns-repeated="6"/>
        </table:table-row>
        <table:table-row table:style-name="ro1">
          <table:table-cell office:value-type="float" office:value="0.0250348318368197" calcext:value-type="float">
            <text:p>0.0250348318</text:p>
          </table:table-cell>
          <table:table-cell office:value-type="float" office:value="45.0628623962402" calcext:value-type="float">
            <text:p>45.0628623962</text:p>
          </table:table-cell>
          <table:table-cell table:number-columns-repeated="6"/>
        </table:table-row>
        <table:table-row table:style-name="ro1">
          <table:table-cell office:value-type="float" office:value="0.00865117460489273" calcext:value-type="float">
            <text:p>0.0086511746</text:p>
          </table:table-cell>
          <table:table-cell office:value-type="float" office:value="42.4635887145996" calcext:value-type="float">
            <text:p>42.4635887146</text:p>
          </table:table-cell>
          <table:table-cell table:number-columns-repeated="6"/>
        </table:table-row>
        <table:table-row table:style-name="ro1">
          <table:table-cell office:value-type="float" office:value="0.00683252234011889" calcext:value-type="float">
            <text:p>0.0068325223</text:p>
          </table:table-cell>
          <table:table-cell office:value-type="float" office:value="43.2937660217285" calcext:value-type="float">
            <text:p>43.2937660217</text:p>
          </table:table-cell>
          <table:table-cell table:number-columns-repeated="6"/>
        </table:table-row>
        <table:table-row table:style-name="ro1">
          <table:table-cell office:value-type="float" office:value="0.0832401663064957" calcext:value-type="float">
            <text:p>0.0832401663</text:p>
          </table:table-cell>
          <table:table-cell office:value-type="float" office:value="43.8816337585449" calcext:value-type="float">
            <text:p>43.8816337585</text:p>
          </table:table-cell>
          <table:table-cell table:number-columns-repeated="6"/>
        </table:table-row>
        <table:table-row table:style-name="ro1">
          <table:table-cell office:value-type="float" office:value="0.000743543787393719" calcext:value-type="float">
            <text:p>0.0007435438</text:p>
          </table:table-cell>
          <table:table-cell office:value-type="float" office:value="44.3855209350586" calcext:value-type="float">
            <text:p>44.3855209351</text:p>
          </table:table-cell>
          <table:table-cell table:number-columns-repeated="6"/>
        </table:table-row>
        <table:table-row table:style-name="ro1">
          <table:table-cell office:value-type="float" office:value="0.00112634268589318" calcext:value-type="float">
            <text:p>0.0011263427</text:p>
          </table:table-cell>
          <table:table-cell office:value-type="float" office:value="41.70556640625" calcext:value-type="float">
            <text:p>41.7055664063</text:p>
          </table:table-cell>
          <table:table-cell table:number-columns-repeated="6"/>
        </table:table-row>
        <table:table-row table:style-name="ro1">
          <table:table-cell office:value-type="float" office:value="0.0197415929287672" calcext:value-type="float">
            <text:p>0.0197415929</text:p>
          </table:table-cell>
          <table:table-cell office:value-type="float" office:value="43.7083282470703" calcext:value-type="float">
            <text:p>43.7083282471</text:p>
          </table:table-cell>
          <table:table-cell table:number-columns-repeated="6"/>
        </table:table-row>
        <table:table-row table:style-name="ro1">
          <table:table-cell office:value-type="float" office:value="0.018544489517808" calcext:value-type="float">
            <text:p>0.0185444895</text:p>
          </table:table-cell>
          <table:table-cell office:value-type="float" office:value="43.3246040344238" calcext:value-type="float">
            <text:p>43.3246040344</text:p>
          </table:table-cell>
          <table:table-cell table:number-columns-repeated="6"/>
        </table:table-row>
        <table:table-row table:style-name="ro1">
          <table:table-cell office:value-type="float" office:value="0.019308902323246" calcext:value-type="float">
            <text:p>0.0193089023</text:p>
          </table:table-cell>
          <table:table-cell office:value-type="float" office:value="43.5494689941406" calcext:value-type="float">
            <text:p>43.5494689941</text:p>
          </table:table-cell>
          <table:table-cell table:number-columns-repeated="6"/>
        </table:table-row>
        <table:table-row table:style-name="ro1">
          <table:table-cell office:value-type="float" office:value="0.0114260064437985" calcext:value-type="float">
            <text:p>0.0114260064</text:p>
          </table:table-cell>
          <table:table-cell office:value-type="float" office:value="44.1919097900391" calcext:value-type="float">
            <text:p>44.19190979</text:p>
          </table:table-cell>
          <table:table-cell table:number-columns-repeated="6"/>
        </table:table-row>
        <table:table-row table:style-name="ro1">
          <table:table-cell office:value-type="float" office:value="0.000723962322808802" calcext:value-type="float">
            <text:p>0.0007239623</text:p>
          </table:table-cell>
          <table:table-cell office:value-type="float" office:value="46.1719551086426" calcext:value-type="float">
            <text:p>46.1719551086</text:p>
          </table:table-cell>
          <table:table-cell table:number-columns-repeated="6"/>
        </table:table-row>
        <table:table-row table:style-name="ro1">
          <table:table-cell office:value-type="float" office:value="0.0180584378540516" calcext:value-type="float">
            <text:p>0.0180584379</text:p>
          </table:table-cell>
          <table:table-cell office:value-type="float" office:value="47.2230682373047" calcext:value-type="float">
            <text:p>47.2230682373</text:p>
          </table:table-cell>
          <table:table-cell table:number-columns-repeated="6"/>
        </table:table-row>
        <table:table-row table:style-name="ro1">
          <table:table-cell office:value-type="float" office:value="0.023119093850255" calcext:value-type="float">
            <text:p>0.0231190939</text:p>
          </table:table-cell>
          <table:table-cell office:value-type="float" office:value="45.4055786132813" calcext:value-type="float">
            <text:p>45.4055786133</text:p>
          </table:table-cell>
          <table:table-cell table:number-columns-repeated="6"/>
        </table:table-row>
        <table:table-row table:style-name="ro1">
          <table:table-cell office:value-type="float" office:value="0.0241172555834055" calcext:value-type="float">
            <text:p>0.0241172556</text:p>
          </table:table-cell>
          <table:table-cell office:value-type="float" office:value="46.3734664916992" calcext:value-type="float">
            <text:p>46.3734664917</text:p>
          </table:table-cell>
          <table:table-cell table:number-columns-repeated="6"/>
        </table:table-row>
        <table:table-row table:style-name="ro1">
          <table:table-cell office:value-type="float" office:value="0.00241512292996049" calcext:value-type="float">
            <text:p>0.0024151229</text:p>
          </table:table-cell>
          <table:table-cell office:value-type="float" office:value="39.1730575561523" calcext:value-type="float">
            <text:p>39.1730575562</text:p>
          </table:table-cell>
          <table:table-cell table:number-columns-repeated="6"/>
        </table:table-row>
        <table:table-row table:style-name="ro1">
          <table:table-cell office:value-type="float" office:value="0.000810753670521081" calcext:value-type="float">
            <text:p>0.0008107537</text:p>
          </table:table-cell>
          <table:table-cell office:value-type="float" office:value="44.032772064209" calcext:value-type="float">
            <text:p>44.0327720642</text:p>
          </table:table-cell>
          <table:table-cell table:number-columns-repeated="6"/>
        </table:table-row>
        <table:table-row table:style-name="ro1">
          <table:table-cell office:value-type="float" office:value="0.0138611402362585" calcext:value-type="float">
            <text:p>0.0138611402</text:p>
          </table:table-cell>
          <table:table-cell office:value-type="float" office:value="39.4430999755859" calcext:value-type="float">
            <text:p>39.4430999756</text:p>
          </table:table-cell>
          <table:table-cell table:number-columns-repeated="6"/>
        </table:table-row>
        <table:table-row table:style-name="ro1">
          <table:table-cell office:value-type="float" office:value="0.0183832179754972" calcext:value-type="float">
            <text:p>0.018383218</text:p>
          </table:table-cell>
          <table:table-cell office:value-type="float" office:value="39.4325218200684" calcext:value-type="float">
            <text:p>39.4325218201</text:p>
          </table:table-cell>
          <table:table-cell table:number-columns-repeated="6"/>
        </table:table-row>
        <table:table-row table:style-name="ro1">
          <table:table-cell office:value-type="float" office:value="0.0202028434723616" calcext:value-type="float">
            <text:p>0.0202028435</text:p>
          </table:table-cell>
          <table:table-cell office:value-type="float" office:value="32.9906845092773" calcext:value-type="float">
            <text:p>32.9906845093</text:p>
          </table:table-cell>
          <table:table-cell table:number-columns-repeated="6"/>
        </table:table-row>
        <table:table-row table:style-name="ro1">
          <table:table-cell office:value-type="float" office:value="0.00568094616755843" calcext:value-type="float">
            <text:p>0.0056809462</text:p>
          </table:table-cell>
          <table:table-cell office:value-type="float" office:value="31.1120719909668" calcext:value-type="float">
            <text:p>31.112071991</text:p>
          </table:table-cell>
          <table:table-cell table:number-columns-repeated="6"/>
        </table:table-row>
        <table:table-row table:style-name="ro1">
          <table:table-cell office:value-type="float" office:value="0.0606926493346691" calcext:value-type="float">
            <text:p>0.0606926493</text:p>
          </table:table-cell>
          <table:table-cell office:value-type="float" office:value="49.5996360778809" calcext:value-type="float">
            <text:p>49.5996360779</text:p>
          </table:table-cell>
          <table:table-cell table:number-columns-repeated="6"/>
        </table:table-row>
        <table:table-row table:style-name="ro1">
          <table:table-cell office:value-type="float" office:value="0.073272705078125" calcext:value-type="float">
            <text:p>0.0732727051</text:p>
          </table:table-cell>
          <table:table-cell office:value-type="float" office:value="43.2364082336426" calcext:value-type="float">
            <text:p>43.2364082336</text:p>
          </table:table-cell>
          <table:table-cell table:number-columns-repeated="6"/>
        </table:table-row>
        <table:table-row table:style-name="ro1">
          <table:table-cell office:value-type="float" office:value="0.0000588503899052739" calcext:value-type="float">
            <text:p>5.88503899052739E-05</text:p>
          </table:table-cell>
          <table:table-cell office:value-type="float" office:value="39.6602058410645" calcext:value-type="float">
            <text:p>39.6602058411</text:p>
          </table:table-cell>
          <table:table-cell table:number-columns-repeated="6"/>
        </table:table-row>
        <table:table-row table:style-name="ro1">
          <table:table-cell office:value-type="float" office:value="0.0484123788774014" calcext:value-type="float">
            <text:p>0.0484123789</text:p>
          </table:table-cell>
          <table:table-cell office:value-type="float" office:value="28.6862087249756" calcext:value-type="float">
            <text:p>28.686208725</text:p>
          </table:table-cell>
          <table:table-cell table:number-columns-repeated="6"/>
        </table:table-row>
        <table:table-row table:style-name="ro1">
          <table:table-cell office:value-type="float" office:value="0.00593979470431805" calcext:value-type="float">
            <text:p>0.0059397947</text:p>
          </table:table-cell>
          <table:table-cell office:value-type="float" office:value="36.86767578125" calcext:value-type="float">
            <text:p>36.8676757813</text:p>
          </table:table-cell>
          <table:table-cell table:number-columns-repeated="6"/>
        </table:table-row>
        <table:table-row table:style-name="ro1">
          <table:table-cell office:value-type="float" office:value="0.0208388473838568" calcext:value-type="float">
            <text:p>0.0208388474</text:p>
          </table:table-cell>
          <table:table-cell office:value-type="float" office:value="27.7610950469971" calcext:value-type="float">
            <text:p>27.761095047</text:p>
          </table:table-cell>
          <table:table-cell table:number-columns-repeated="6"/>
        </table:table-row>
        <table:table-row table:style-name="ro1">
          <table:table-cell office:value-type="float" office:value="0.0162474680691958" calcext:value-type="float">
            <text:p>0.0162474681</text:p>
          </table:table-cell>
          <table:table-cell office:value-type="float" office:value="35.8266067504883" calcext:value-type="float">
            <text:p>35.8266067505</text:p>
          </table:table-cell>
          <table:table-cell table:number-columns-repeated="6"/>
        </table:table-row>
        <table:table-row table:style-name="ro1">
          <table:table-cell office:value-type="float" office:value="0.0167309939861298" calcext:value-type="float">
            <text:p>0.016730994</text:p>
          </table:table-cell>
          <table:table-cell office:value-type="float" office:value="43.6557159423828" calcext:value-type="float">
            <text:p>43.6557159424</text:p>
          </table:table-cell>
          <table:table-cell table:number-columns-repeated="6"/>
        </table:table-row>
        <table:table-row table:style-name="ro1">
          <table:table-cell office:value-type="float" office:value="0.000385931984055787" calcext:value-type="float">
            <text:p>0.000385932</text:p>
          </table:table-cell>
          <table:table-cell office:value-type="float" office:value="43.9832038879395" calcext:value-type="float">
            <text:p>43.9832038879</text:p>
          </table:table-cell>
          <table:table-cell table:number-columns-repeated="6"/>
        </table:table-row>
        <table:table-row table:style-name="ro1">
          <table:table-cell office:value-type="float" office:value="0.181954428553581" calcext:value-type="float">
            <text:p>0.1819544286</text:p>
          </table:table-cell>
          <table:table-cell office:value-type="float" office:value="39.5274658203125" calcext:value-type="float">
            <text:p>39.5274658203</text:p>
          </table:table-cell>
          <table:table-cell table:number-columns-repeated="6"/>
        </table:table-row>
        <table:table-row table:style-name="ro1">
          <table:table-cell office:value-type="float" office:value="0.000384767074137926" calcext:value-type="float">
            <text:p>0.0003847671</text:p>
          </table:table-cell>
          <table:table-cell office:value-type="float" office:value="43.969409942627" calcext:value-type="float">
            <text:p>43.9694099426</text:p>
          </table:table-cell>
          <table:table-cell table:number-columns-repeated="6"/>
        </table:table-row>
        <table:table-row table:style-name="ro1">
          <table:table-cell office:value-type="float" office:value="0.00388857675716281" calcext:value-type="float">
            <text:p>0.0038885768</text:p>
          </table:table-cell>
          <table:table-cell office:value-type="float" office:value="44.6527252197266" calcext:value-type="float">
            <text:p>44.6527252197</text:p>
          </table:table-cell>
          <table:table-cell table:number-columns-repeated="6"/>
        </table:table-row>
        <table:table-row table:style-name="ro1">
          <table:table-cell office:value-type="float" office:value="0.000207556004170328" calcext:value-type="float">
            <text:p>0.000207556</text:p>
          </table:table-cell>
          <table:table-cell office:value-type="float" office:value="30.7033424377441" calcext:value-type="float">
            <text:p>30.7033424377</text:p>
          </table:table-cell>
          <table:table-cell table:number-columns-repeated="6"/>
        </table:table-row>
        <table:table-row table:style-name="ro1">
          <table:table-cell office:value-type="float" office:value="0.0654900670051575" calcext:value-type="float">
            <text:p>0.065490067</text:p>
          </table:table-cell>
          <table:table-cell office:value-type="float" office:value="42.7433891296387" calcext:value-type="float">
            <text:p>42.7433891296</text:p>
          </table:table-cell>
          <table:table-cell table:number-columns-repeated="6"/>
        </table:table-row>
        <table:table-row table:style-name="ro1">
          <table:table-cell office:value-type="float" office:value="0.000118667099741288" calcext:value-type="float">
            <text:p>0.0001186671</text:p>
          </table:table-cell>
          <table:table-cell office:value-type="float" office:value="29.9061527252197" calcext:value-type="float">
            <text:p>29.9061527252</text:p>
          </table:table-cell>
          <table:table-cell table:number-columns-repeated="6"/>
        </table:table-row>
        <table:table-row table:style-name="ro1">
          <table:table-cell office:value-type="float" office:value="0.0184751302003861" calcext:value-type="float">
            <text:p>0.0184751302</text:p>
          </table:table-cell>
          <table:table-cell office:value-type="float" office:value="28.9915332794189" calcext:value-type="float">
            <text:p>28.9915332794</text:p>
          </table:table-cell>
          <table:table-cell table:number-columns-repeated="6"/>
        </table:table-row>
        <table:table-row table:style-name="ro1">
          <table:table-cell office:value-type="float" office:value="0.0182773098349571" calcext:value-type="float">
            <text:p>0.0182773098</text:p>
          </table:table-cell>
          <table:table-cell office:value-type="float" office:value="39.0713043212891" calcext:value-type="float">
            <text:p>39.0713043213</text:p>
          </table:table-cell>
          <table:table-cell table:number-columns-repeated="6"/>
        </table:table-row>
        <table:table-row table:style-name="ro1">
          <table:table-cell office:value-type="float" office:value="0.00299657718278468" calcext:value-type="float">
            <text:p>0.0029965772</text:p>
          </table:table-cell>
          <table:table-cell office:value-type="float" office:value="44.6173362731934" calcext:value-type="float">
            <text:p>44.6173362732</text:p>
          </table:table-cell>
          <table:table-cell table:number-columns-repeated="6"/>
        </table:table-row>
        <table:table-row table:style-name="ro1">
          <table:table-cell office:value-type="float" office:value="0.0823507010936737" calcext:value-type="float">
            <text:p>0.0823507011</text:p>
          </table:table-cell>
          <table:table-cell office:value-type="float" office:value="37.0842132568359" calcext:value-type="float">
            <text:p>37.0842132568</text:p>
          </table:table-cell>
          <table:table-cell table:number-columns-repeated="6"/>
        </table:table-row>
        <table:table-row table:style-name="ro1">
          <table:table-cell office:value-type="float" office:value="0.00133430701680481" calcext:value-type="float">
            <text:p>0.001334307</text:p>
          </table:table-cell>
          <table:table-cell office:value-type="float" office:value="42.0000228881836" calcext:value-type="float">
            <text:p>42.0000228882</text:p>
          </table:table-cell>
          <table:table-cell table:number-columns-repeated="6"/>
        </table:table-row>
        <table:table-row table:style-name="ro1">
          <table:table-cell office:value-type="float" office:value="0.00625465391203761" calcext:value-type="float">
            <text:p>0.0062546539</text:p>
          </table:table-cell>
          <table:table-cell office:value-type="float" office:value="26.4341373443604" calcext:value-type="float">
            <text:p>26.4341373444</text:p>
          </table:table-cell>
          <table:table-cell table:number-columns-repeated="6"/>
        </table:table-row>
        <table:table-row table:style-name="ro1">
          <table:table-cell office:value-type="float" office:value="0.0134607553482056" calcext:value-type="float">
            <text:p>0.0134607553</text:p>
          </table:table-cell>
          <table:table-cell office:value-type="float" office:value="43.1745796203613" calcext:value-type="float">
            <text:p>43.1745796204</text:p>
          </table:table-cell>
          <table:table-cell table:number-columns-repeated="6"/>
        </table:table-row>
        <table:table-row table:style-name="ro1">
          <table:table-cell office:value-type="float" office:value="0.052481010556221" calcext:value-type="float">
            <text:p>0.0524810106</text:p>
          </table:table-cell>
          <table:table-cell office:value-type="float" office:value="26.1796646118164" calcext:value-type="float">
            <text:p>26.1796646118</text:p>
          </table:table-cell>
          <table:table-cell table:number-columns-repeated="6"/>
        </table:table-row>
        <table:table-row table:style-name="ro1">
          <table:table-cell office:value-type="float" office:value="0.0339077562093735" calcext:value-type="float">
            <text:p>0.0339077562</text:p>
          </table:table-cell>
          <table:table-cell office:value-type="float" office:value="34.7150840759277" calcext:value-type="float">
            <text:p>34.7150840759</text:p>
          </table:table-cell>
          <table:table-cell table:number-columns-repeated="6"/>
        </table:table-row>
        <table:table-row table:style-name="ro1">
          <table:table-cell office:value-type="float" office:value="0.0014922337140888" calcext:value-type="float">
            <text:p>0.0014922337</text:p>
          </table:table-cell>
          <table:table-cell office:value-type="float" office:value="39.420467376709" calcext:value-type="float">
            <text:p>39.4204673767</text:p>
          </table:table-cell>
          <table:table-cell table:number-columns-repeated="6"/>
        </table:table-row>
        <table:table-row table:style-name="ro1">
          <table:table-cell office:value-type="float" office:value="0.0105219716206193" calcext:value-type="float">
            <text:p>0.0105219716</text:p>
          </table:table-cell>
          <table:table-cell office:value-type="float" office:value="32.9005470275879" calcext:value-type="float">
            <text:p>32.9005470276</text:p>
          </table:table-cell>
          <table:table-cell table:number-columns-repeated="6"/>
        </table:table-row>
        <table:table-row table:style-name="ro1">
          <table:table-cell office:value-type="float" office:value="0.00534235313534737" calcext:value-type="float">
            <text:p>0.0053423531</text:p>
          </table:table-cell>
          <table:table-cell office:value-type="float" office:value="16.4125366210938" calcext:value-type="float">
            <text:p>16.4125366211</text:p>
          </table:table-cell>
          <table:table-cell table:number-columns-repeated="6"/>
        </table:table-row>
        <table:table-row table:style-name="ro1">
          <table:table-cell office:value-type="float" office:value="0.000100228004157543" calcext:value-type="float">
            <text:p>0.000100228</text:p>
          </table:table-cell>
          <table:table-cell office:value-type="float" office:value="9.62322998046875" calcext:value-type="float">
            <text:p>9.6232299805</text:p>
          </table:table-cell>
          <table:table-cell table:number-columns-repeated="6"/>
        </table:table-row>
        <table:table-row table:style-name="ro1">
          <table:table-cell office:value-type="float" office:value="0.00182719237636775" calcext:value-type="float">
            <text:p>0.0018271924</text:p>
          </table:table-cell>
          <table:table-cell office:value-type="float" office:value="43.5797080993652" calcext:value-type="float">
            <text:p>43.5797080994</text:p>
          </table:table-cell>
          <table:table-cell table:number-columns-repeated="6"/>
        </table:table-row>
        <table:table-row table:style-name="ro1">
          <table:table-cell office:value-type="float" office:value="0.0281060859560967" calcext:value-type="float">
            <text:p>0.028106086</text:p>
          </table:table-cell>
          <table:table-cell office:value-type="float" office:value="48.3960075378418" calcext:value-type="float">
            <text:p>48.3960075378</text:p>
          </table:table-cell>
          <table:table-cell table:number-columns-repeated="6"/>
        </table:table-row>
        <table:table-row table:style-name="ro1">
          <table:table-cell office:value-type="float" office:value="0.0000371051501133479" calcext:value-type="float">
            <text:p>3.71051501133479E-05</text:p>
          </table:table-cell>
          <table:table-cell office:value-type="float" office:value="14.1954755783081" calcext:value-type="float">
            <text:p>14.1954755783</text:p>
          </table:table-cell>
          <table:table-cell table:number-columns-repeated="6"/>
        </table:table-row>
        <table:table-row table:style-name="ro1">
          <table:table-cell office:value-type="float" office:value="0.0442578457295895" calcext:value-type="float">
            <text:p>0.0442578457</text:p>
          </table:table-cell>
          <table:table-cell office:value-type="float" office:value="42.9097137451172" calcext:value-type="float">
            <text:p>42.9097137451</text:p>
          </table:table-cell>
          <table:table-cell table:number-columns-repeated="6"/>
        </table:table-row>
        <table:table-row table:style-name="ro1">
          <table:table-cell office:value-type="float" office:value="0.013170663267374" calcext:value-type="float">
            <text:p>0.0131706633</text:p>
          </table:table-cell>
          <table:table-cell office:value-type="float" office:value="40.9846649169922" calcext:value-type="float">
            <text:p>40.984664917</text:p>
          </table:table-cell>
          <table:table-cell table:number-columns-repeated="6"/>
        </table:table-row>
        <table:table-row table:style-name="ro1">
          <table:table-cell office:value-type="float" office:value="0.000208879384445026" calcext:value-type="float">
            <text:p>0.0002088794</text:p>
          </table:table-cell>
          <table:table-cell office:value-type="float" office:value="34.3789863586426" calcext:value-type="float">
            <text:p>34.3789863586</text:p>
          </table:table-cell>
          <table:table-cell table:number-columns-repeated="6"/>
        </table:table-row>
        <table:table-row table:style-name="ro1">
          <table:table-cell office:value-type="float" office:value="0.0921289101243019" calcext:value-type="float">
            <text:p>0.0921289101</text:p>
          </table:table-cell>
          <table:table-cell office:value-type="float" office:value="45.6775131225586" calcext:value-type="float">
            <text:p>45.6775131226</text:p>
          </table:table-cell>
          <table:table-cell table:number-columns-repeated="6"/>
        </table:table-row>
        <table:table-row table:style-name="ro1">
          <table:table-cell office:value-type="float" office:value="0.0218922775238752" calcext:value-type="float">
            <text:p>0.0218922775</text:p>
          </table:table-cell>
          <table:table-cell office:value-type="float" office:value="34.0942764282227" calcext:value-type="float">
            <text:p>34.0942764282</text:p>
          </table:table-cell>
          <table:table-cell table:number-columns-repeated="6"/>
        </table:table-row>
        <table:table-row table:style-name="ro1">
          <table:table-cell office:value-type="float" office:value="0.00024152455443982" calcext:value-type="float">
            <text:p>0.0002415246</text:p>
          </table:table-cell>
          <table:table-cell office:value-type="float" office:value="29.4164085388184" calcext:value-type="float">
            <text:p>29.4164085388</text:p>
          </table:table-cell>
          <table:table-cell table:number-columns-repeated="6"/>
        </table:table-row>
        <table:table-row table:style-name="ro1">
          <table:table-cell office:value-type="float" office:value="0.047984816133976" calcext:value-type="float">
            <text:p>0.0479848161</text:p>
          </table:table-cell>
          <table:table-cell office:value-type="float" office:value="21.9993343353271" calcext:value-type="float">
            <text:p>21.9993343353</text:p>
          </table:table-cell>
          <table:table-cell table:number-columns-repeated="6"/>
        </table:table-row>
        <table:table-row table:style-name="ro1">
          <table:table-cell office:value-type="float" office:value="0.00970986671745777" calcext:value-type="float">
            <text:p>0.0097098667</text:p>
          </table:table-cell>
          <table:table-cell office:value-type="float" office:value="47.5644798278809" calcext:value-type="float">
            <text:p>47.5644798279</text:p>
          </table:table-cell>
          <table:table-cell table:number-columns-repeated="6"/>
        </table:table-row>
        <table:table-row table:style-name="ro1">
          <table:table-cell office:value-type="float" office:value="0.0191667322069407" calcext:value-type="float">
            <text:p>0.0191667322</text:p>
          </table:table-cell>
          <table:table-cell office:value-type="float" office:value="46.5319213867187" calcext:value-type="float">
            <text:p>46.5319213867</text:p>
          </table:table-cell>
          <table:table-cell table:number-columns-repeated="6"/>
        </table:table-row>
        <table:table-row table:style-name="ro1">
          <table:table-cell office:value-type="float" office:value="0.0354462154209614" calcext:value-type="float">
            <text:p>0.0354462154</text:p>
          </table:table-cell>
          <table:table-cell office:value-type="float" office:value="23.4258155822754" calcext:value-type="float">
            <text:p>23.4258155823</text:p>
          </table:table-cell>
          <table:table-cell table:number-columns-repeated="6"/>
        </table:table-row>
        <table:table-row table:style-name="ro1">
          <table:table-cell office:value-type="float" office:value="0.00590409198775888" calcext:value-type="float">
            <text:p>0.005904092</text:p>
          </table:table-cell>
          <table:table-cell office:value-type="float" office:value="45.9910163879395" calcext:value-type="float">
            <text:p>45.9910163879</text:p>
          </table:table-cell>
          <table:table-cell table:number-columns-repeated="6"/>
        </table:table-row>
        <table:table-row table:style-name="ro1">
          <table:table-cell office:value-type="float" office:value="0.00365208834409714" calcext:value-type="float">
            <text:p>0.0036520883</text:p>
          </table:table-cell>
          <table:table-cell office:value-type="float" office:value="17.2482624053955" calcext:value-type="float">
            <text:p>17.2482624054</text:p>
          </table:table-cell>
          <table:table-cell table:number-columns-repeated="6"/>
        </table:table-row>
        <table:table-row table:style-name="ro1">
          <table:table-cell office:value-type="float" office:value="0.0498394332826138" calcext:value-type="float">
            <text:p>0.0498394333</text:p>
          </table:table-cell>
          <table:table-cell office:value-type="float" office:value="38.4876823425293" calcext:value-type="float">
            <text:p>38.4876823425</text:p>
          </table:table-cell>
          <table:table-cell table:number-columns-repeated="6"/>
        </table:table-row>
        <table:table-row table:style-name="ro1">
          <table:table-cell office:value-type="float" office:value="0.000229561468586326" calcext:value-type="float">
            <text:p>0.0002295615</text:p>
          </table:table-cell>
          <table:table-cell office:value-type="float" office:value="48.8683586120605" calcext:value-type="float">
            <text:p>48.8683586121</text:p>
          </table:table-cell>
          <table:table-cell table:number-columns-repeated="6"/>
        </table:table-row>
        <table:table-row table:style-name="ro1">
          <table:table-cell office:value-type="float" office:value="0.0230953134596348" calcext:value-type="float">
            <text:p>0.0230953135</text:p>
          </table:table-cell>
          <table:table-cell office:value-type="float" office:value="45.5306739807129" calcext:value-type="float">
            <text:p>45.5306739807</text:p>
          </table:table-cell>
          <table:table-cell table:number-columns-repeated="6"/>
        </table:table-row>
        <table:table-row table:style-name="ro1">
          <table:table-cell office:value-type="float" office:value="0.00266185193322599" calcext:value-type="float">
            <text:p>0.0026618519</text:p>
          </table:table-cell>
          <table:table-cell office:value-type="float" office:value="46.1707305908203" calcext:value-type="float">
            <text:p>46.1707305908</text:p>
          </table:table-cell>
          <table:table-cell table:number-columns-repeated="6"/>
        </table:table-row>
        <table:table-row table:style-name="ro1">
          <table:table-cell office:value-type="float" office:value="0.0287445820868015" calcext:value-type="float">
            <text:p>0.0287445821</text:p>
          </table:table-cell>
          <table:table-cell office:value-type="float" office:value="49.3815879821777" calcext:value-type="float">
            <text:p>49.3815879822</text:p>
          </table:table-cell>
          <table:table-cell table:number-columns-repeated="6"/>
        </table:table-row>
        <table:table-row table:style-name="ro1">
          <table:table-cell office:value-type="float" office:value="0.00212955381721258" calcext:value-type="float">
            <text:p>0.0021295538</text:p>
          </table:table-cell>
          <table:table-cell office:value-type="float" office:value="46.2711715698242" calcext:value-type="float">
            <text:p>46.2711715698</text:p>
          </table:table-cell>
          <table:table-cell table:number-columns-repeated="6"/>
        </table:table-row>
        <table:table-row table:style-name="ro1">
          <table:table-cell office:value-type="float" office:value="0.128672480583191" calcext:value-type="float">
            <text:p>0.1286724806</text:p>
          </table:table-cell>
          <table:table-cell office:value-type="float" office:value="11.3358154296875" calcext:value-type="float">
            <text:p>11.3358154297</text:p>
          </table:table-cell>
          <table:table-cell table:number-columns-repeated="6"/>
        </table:table-row>
        <table:table-row table:style-name="ro1">
          <table:table-cell office:value-type="float" office:value="0.00209484295919538" calcext:value-type="float">
            <text:p>0.002094843</text:p>
          </table:table-cell>
          <table:table-cell office:value-type="float" office:value="41.5057220458984" calcext:value-type="float">
            <text:p>41.5057220459</text:p>
          </table:table-cell>
          <table:table-cell table:number-columns-repeated="6"/>
        </table:table-row>
        <table:table-row table:style-name="ro1">
          <table:table-cell office:value-type="float" office:value="0.0132369929924607" calcext:value-type="float">
            <text:p>0.013236993</text:p>
          </table:table-cell>
          <table:table-cell office:value-type="float" office:value="37.6452789306641" calcext:value-type="float">
            <text:p>37.6452789307</text:p>
          </table:table-cell>
          <table:table-cell table:number-columns-repeated="6"/>
        </table:table-row>
        <table:table-row table:style-name="ro1">
          <table:table-cell office:value-type="float" office:value="0.00161035230848938" calcext:value-type="float">
            <text:p>0.0016103523</text:p>
          </table:table-cell>
          <table:table-cell office:value-type="float" office:value="24.7956924438477" calcext:value-type="float">
            <text:p>24.7956924438</text:p>
          </table:table-cell>
          <table:table-cell table:number-columns-repeated="6"/>
        </table:table-row>
        <table:table-row table:style-name="ro1">
          <table:table-cell office:value-type="float" office:value="0.00374262453988194" calcext:value-type="float">
            <text:p>0.0037426245</text:p>
          </table:table-cell>
          <table:table-cell office:value-type="float" office:value="47.0431175231934" calcext:value-type="float">
            <text:p>47.0431175232</text:p>
          </table:table-cell>
          <table:table-cell table:number-columns-repeated="6"/>
        </table:table-row>
        <table:table-row table:style-name="ro1">
          <table:table-cell office:value-type="float" office:value="0.0301966369152069" calcext:value-type="float">
            <text:p>0.0301966369</text:p>
          </table:table-cell>
          <table:table-cell office:value-type="float" office:value="34.1047554016113" calcext:value-type="float">
            <text:p>34.1047554016</text:p>
          </table:table-cell>
          <table:table-cell table:number-columns-repeated="6"/>
        </table:table-row>
        <table:table-row table:style-name="ro1">
          <table:table-cell office:value-type="float" office:value="0.0203780513256788" calcext:value-type="float">
            <text:p>0.0203780513</text:p>
          </table:table-cell>
          <table:table-cell office:value-type="float" office:value="37.927490234375" calcext:value-type="float">
            <text:p>37.9274902344</text:p>
          </table:table-cell>
          <table:table-cell table:number-columns-repeated="6"/>
        </table:table-row>
        <table:table-row table:style-name="ro1">
          <table:table-cell office:value-type="float" office:value="0.11155416816473" calcext:value-type="float">
            <text:p>0.1115541682</text:p>
          </table:table-cell>
          <table:table-cell office:value-type="float" office:value="39.043083190918" calcext:value-type="float">
            <text:p>39.0430831909</text:p>
          </table:table-cell>
          <table:table-cell table:number-columns-repeated="6"/>
        </table:table-row>
        <table:table-row table:style-name="ro1">
          <table:table-cell office:value-type="float" office:value="0.00151020975317806" calcext:value-type="float">
            <text:p>0.0015102098</text:p>
          </table:table-cell>
          <table:table-cell office:value-type="float" office:value="37.7999420166016" calcext:value-type="float">
            <text:p>37.7999420166</text:p>
          </table:table-cell>
          <table:table-cell table:number-columns-repeated="6"/>
        </table:table-row>
        <table:table-row table:style-name="ro1">
          <table:table-cell office:value-type="float" office:value="0.06739442050457" calcext:value-type="float">
            <text:p>0.0673944205</text:p>
          </table:table-cell>
          <table:table-cell office:value-type="float" office:value="23.0042018890381" calcext:value-type="float">
            <text:p>23.004201889</text:p>
          </table:table-cell>
          <table:table-cell table:number-columns-repeated="6"/>
        </table:table-row>
        <table:table-row table:style-name="ro1">
          <table:table-cell office:value-type="float" office:value="0.00419409526512027" calcext:value-type="float">
            <text:p>0.0041940953</text:p>
          </table:table-cell>
          <table:table-cell office:value-type="float" office:value="47.9101486206055" calcext:value-type="float">
            <text:p>47.9101486206</text:p>
          </table:table-cell>
          <table:table-cell table:number-columns-repeated="6"/>
        </table:table-row>
        <table:table-row table:style-name="ro1">
          <table:table-cell office:value-type="float" office:value="0.0154160149395466" calcext:value-type="float">
            <text:p>0.0154160149</text:p>
          </table:table-cell>
          <table:table-cell office:value-type="float" office:value="45.2741508483887" calcext:value-type="float">
            <text:p>45.2741508484</text:p>
          </table:table-cell>
          <table:table-cell table:number-columns-repeated="6"/>
        </table:table-row>
        <table:table-row table:style-name="ro1">
          <table:table-cell office:value-type="float" office:value="0.00730369705706835" calcext:value-type="float">
            <text:p>0.0073036971</text:p>
          </table:table-cell>
          <table:table-cell office:value-type="float" office:value="42.9550476074219" calcext:value-type="float">
            <text:p>42.9550476074</text:p>
          </table:table-cell>
          <table:table-cell table:number-columns-repeated="6"/>
        </table:table-row>
        <table:table-row table:style-name="ro1">
          <table:table-cell office:value-type="float" office:value="0.0475832708179951" calcext:value-type="float">
            <text:p>0.0475832708</text:p>
          </table:table-cell>
          <table:table-cell office:value-type="float" office:value="32.6479377746582" calcext:value-type="float">
            <text:p>32.6479377747</text:p>
          </table:table-cell>
          <table:table-cell table:number-columns-repeated="6"/>
        </table:table-row>
        <table:table-row table:style-name="ro1">
          <table:table-cell office:value-type="float" office:value="0.0000532777339685708" calcext:value-type="float">
            <text:p>5.32777339685708E-05</text:p>
          </table:table-cell>
          <table:table-cell office:value-type="float" office:value="45.4143486022949" calcext:value-type="float">
            <text:p>45.4143486023</text:p>
          </table:table-cell>
          <table:table-cell table:number-columns-repeated="6"/>
        </table:table-row>
        <table:table-row table:style-name="ro1">
          <table:table-cell office:value-type="float" office:value="0.0131248869001865" calcext:value-type="float">
            <text:p>0.0131248869</text:p>
          </table:table-cell>
          <table:table-cell office:value-type="float" office:value="49.3174285888672" calcext:value-type="float">
            <text:p>49.3174285889</text:p>
          </table:table-cell>
          <table:table-cell table:number-columns-repeated="6"/>
        </table:table-row>
        <table:table-row table:style-name="ro1">
          <table:table-cell office:value-type="float" office:value="0.00880084466189146" calcext:value-type="float">
            <text:p>0.0088008447</text:p>
          </table:table-cell>
          <table:table-cell office:value-type="float" office:value="34.644458770752" calcext:value-type="float">
            <text:p>34.6444587708</text:p>
          </table:table-cell>
          <table:table-cell table:number-columns-repeated="6"/>
        </table:table-row>
        <table:table-row table:style-name="ro1">
          <table:table-cell office:value-type="float" office:value="0.0252752639353275" calcext:value-type="float">
            <text:p>0.0252752639</text:p>
          </table:table-cell>
          <table:table-cell office:value-type="float" office:value="18.0816421508789" calcext:value-type="float">
            <text:p>18.0816421509</text:p>
          </table:table-cell>
          <table:table-cell table:number-columns-repeated="6"/>
        </table:table-row>
        <table:table-row table:style-name="ro1">
          <table:table-cell office:value-type="float" office:value="0.0118961120024323" calcext:value-type="float">
            <text:p>0.011896112</text:p>
          </table:table-cell>
          <table:table-cell office:value-type="float" office:value="19.5578346252441" calcext:value-type="float">
            <text:p>19.5578346252</text:p>
          </table:table-cell>
          <table:table-cell table:number-columns-repeated="6"/>
        </table:table-row>
        <table:table-row table:style-name="ro1">
          <table:table-cell office:value-type="float" office:value="0.0186931863427162" calcext:value-type="float">
            <text:p>0.0186931863</text:p>
          </table:table-cell>
          <table:table-cell office:value-type="float" office:value="36.4791641235352" calcext:value-type="float">
            <text:p>36.4791641235</text:p>
          </table:table-cell>
          <table:table-cell table:number-columns-repeated="6"/>
        </table:table-row>
        <table:table-row table:style-name="ro1">
          <table:table-cell office:value-type="float" office:value="0.0034942445345223" calcext:value-type="float">
            <text:p>0.0034942445</text:p>
          </table:table-cell>
          <table:table-cell office:value-type="float" office:value="22.0147666931152" calcext:value-type="float">
            <text:p>22.0147666931</text:p>
          </table:table-cell>
          <table:table-cell table:number-columns-repeated="6"/>
        </table:table-row>
        <table:table-row table:style-name="ro1">
          <table:table-cell office:value-type="float" office:value="0.00116155738942325" calcext:value-type="float">
            <text:p>0.0011615574</text:p>
          </table:table-cell>
          <table:table-cell office:value-type="float" office:value="49.4701499938965" calcext:value-type="float">
            <text:p>49.4701499939</text:p>
          </table:table-cell>
          <table:table-cell table:number-columns-repeated="6"/>
        </table:table-row>
        <table:table-row table:style-name="ro1">
          <table:table-cell office:value-type="float" office:value="0.0265201311558485" calcext:value-type="float">
            <text:p>0.0265201312</text:p>
          </table:table-cell>
          <table:table-cell office:value-type="float" office:value="44.7003974914551" calcext:value-type="float">
            <text:p>44.7003974915</text:p>
          </table:table-cell>
          <table:table-cell table:number-columns-repeated="6"/>
        </table:table-row>
        <table:table-row table:style-name="ro1">
          <table:table-cell office:value-type="float" office:value="0.0055443411692977" calcext:value-type="float">
            <text:p>0.0055443412</text:p>
          </table:table-cell>
          <table:table-cell office:value-type="float" office:value="31.5065517425537" calcext:value-type="float">
            <text:p>31.5065517426</text:p>
          </table:table-cell>
          <table:table-cell table:number-columns-repeated="6"/>
        </table:table-row>
        <table:table-row table:style-name="ro1">
          <table:table-cell office:value-type="float" office:value="0.000000081752659752965" calcext:value-type="float">
            <text:p>8.1752659752965E-08</text:p>
          </table:table-cell>
          <table:table-cell office:value-type="float" office:value="47.1100311279297" calcext:value-type="float">
            <text:p>47.1100311279</text:p>
          </table:table-cell>
          <table:table-cell table:number-columns-repeated="6"/>
        </table:table-row>
        <table:table-row table:style-name="ro1">
          <table:table-cell office:value-type="float" office:value="0.0277827829122543" calcext:value-type="float">
            <text:p>0.0277827829</text:p>
          </table:table-cell>
          <table:table-cell office:value-type="float" office:value="20.62375831604" calcext:value-type="float">
            <text:p>20.623758316</text:p>
          </table:table-cell>
          <table:table-cell table:number-columns-repeated="6"/>
        </table:table-row>
        <table:table-row table:style-name="ro1">
          <table:table-cell office:value-type="float" office:value="0.00574966799467802" calcext:value-type="float">
            <text:p>0.005749668</text:p>
          </table:table-cell>
          <table:table-cell office:value-type="float" office:value="47.3880462646484" calcext:value-type="float">
            <text:p>47.3880462646</text:p>
          </table:table-cell>
          <table:table-cell table:number-columns-repeated="6"/>
        </table:table-row>
        <table:table-row table:style-name="ro1">
          <table:table-cell office:value-type="float" office:value="0.00245960103347898" calcext:value-type="float">
            <text:p>0.002459601</text:p>
          </table:table-cell>
          <table:table-cell office:value-type="float" office:value="41.5350799560547" calcext:value-type="float">
            <text:p>41.5350799561</text:p>
          </table:table-cell>
          <table:table-cell table:number-columns-repeated="6"/>
        </table:table-row>
        <table:table-row table:style-name="ro1">
          <table:table-cell office:value-type="float" office:value="0.0150094674900174" calcext:value-type="float">
            <text:p>0.0150094675</text:p>
          </table:table-cell>
          <table:table-cell office:value-type="float" office:value="32.0224647521973" calcext:value-type="float">
            <text:p>32.0224647522</text:p>
          </table:table-cell>
          <table:table-cell table:number-columns-repeated="6"/>
        </table:table-row>
        <table:table-row table:style-name="ro1">
          <table:table-cell office:value-type="float" office:value="0.00936792604625225" calcext:value-type="float">
            <text:p>0.009367926</text:p>
          </table:table-cell>
          <table:table-cell office:value-type="float" office:value="27.7655639648437" calcext:value-type="float">
            <text:p>27.7655639648</text:p>
          </table:table-cell>
          <table:table-cell table:number-columns-repeated="6"/>
        </table:table-row>
        <table:table-row table:style-name="ro1">
          <table:table-cell office:value-type="float" office:value="0.000766370561905205" calcext:value-type="float">
            <text:p>0.0007663706</text:p>
          </table:table-cell>
          <table:table-cell office:value-type="float" office:value="34.1166000366211" calcext:value-type="float">
            <text:p>34.1166000366</text:p>
          </table:table-cell>
          <table:table-cell table:number-columns-repeated="6"/>
        </table:table-row>
        <table:table-row table:style-name="ro1">
          <table:table-cell office:value-type="float" office:value="0.00000123505014926195" calcext:value-type="float">
            <text:p>1.23505014926195E-06</text:p>
          </table:table-cell>
          <table:table-cell office:value-type="float" office:value="38.9753684997559" calcext:value-type="float">
            <text:p>38.9753684998</text:p>
          </table:table-cell>
          <table:table-cell table:number-columns-repeated="6"/>
        </table:table-row>
        <table:table-row table:style-name="ro1">
          <table:table-cell office:value-type="float" office:value="0.0131486933678389" calcext:value-type="float">
            <text:p>0.0131486934</text:p>
          </table:table-cell>
          <table:table-cell office:value-type="float" office:value="26.698314666748" calcext:value-type="float">
            <text:p>26.6983146667</text:p>
          </table:table-cell>
          <table:table-cell table:number-columns-repeated="6"/>
        </table:table-row>
        <table:table-row table:style-name="ro1">
          <table:table-cell office:value-type="float" office:value="0.00716649414971471" calcext:value-type="float">
            <text:p>0.0071664941</text:p>
          </table:table-cell>
          <table:table-cell office:value-type="float" office:value="44.9664306640625" calcext:value-type="float">
            <text:p>44.9664306641</text:p>
          </table:table-cell>
          <table:table-cell table:number-columns-repeated="6"/>
        </table:table-row>
        <table:table-row table:style-name="ro1">
          <table:table-cell office:value-type="float" office:value="0.00957689434289932" calcext:value-type="float">
            <text:p>0.0095768943</text:p>
          </table:table-cell>
          <table:table-cell office:value-type="float" office:value="48.1924819946289" calcext:value-type="float">
            <text:p>48.1924819946</text:p>
          </table:table-cell>
          <table:table-cell table:number-columns-repeated="6"/>
        </table:table-row>
        <table:table-row table:style-name="ro1">
          <table:table-cell office:value-type="float" office:value="0.0194361750036478" calcext:value-type="float">
            <text:p>0.019436175</text:p>
          </table:table-cell>
          <table:table-cell office:value-type="float" office:value="30.9263401031494" calcext:value-type="float">
            <text:p>30.9263401031</text:p>
          </table:table-cell>
          <table:table-cell table:number-columns-repeated="6"/>
        </table:table-row>
        <table:table-row table:style-name="ro1">
          <table:table-cell office:value-type="float" office:value="0.000327202986227348" calcext:value-type="float">
            <text:p>0.000327203</text:p>
          </table:table-cell>
          <table:table-cell office:value-type="float" office:value="22.8744506835937" calcext:value-type="float">
            <text:p>22.8744506836</text:p>
          </table:table-cell>
          <table:table-cell table:number-columns-repeated="6"/>
        </table:table-row>
        <table:table-row table:style-name="ro1">
          <table:table-cell office:value-type="float" office:value="0.0115404715761542" calcext:value-type="float">
            <text:p>0.0115404716</text:p>
          </table:table-cell>
          <table:table-cell office:value-type="float" office:value="36.5852928161621" calcext:value-type="float">
            <text:p>36.5852928162</text:p>
          </table:table-cell>
          <table:table-cell table:number-columns-repeated="6"/>
        </table:table-row>
        <table:table-row table:style-name="ro1">
          <table:table-cell office:value-type="float" office:value="0.0130477445200086" calcext:value-type="float">
            <text:p>0.0130477445</text:p>
          </table:table-cell>
          <table:table-cell office:value-type="float" office:value="49.4491233825684" calcext:value-type="float">
            <text:p>49.4491233826</text:p>
          </table:table-cell>
          <table:table-cell table:number-columns-repeated="6"/>
        </table:table-row>
        <table:table-row table:style-name="ro1">
          <table:table-cell office:value-type="float" office:value="0.0322092548012733" calcext:value-type="float">
            <text:p>0.0322092548</text:p>
          </table:table-cell>
          <table:table-cell office:value-type="float" office:value="13.2751979827881" calcext:value-type="float">
            <text:p>13.2751979828</text:p>
          </table:table-cell>
          <table:table-cell table:number-columns-repeated="6"/>
        </table:table-row>
        <table:table-row table:style-name="ro1">
          <table:table-cell office:value-type="float" office:value="0.0179972294718027" calcext:value-type="float">
            <text:p>0.0179972295</text:p>
          </table:table-cell>
          <table:table-cell office:value-type="float" office:value="28.6390609741211" calcext:value-type="float">
            <text:p>28.6390609741</text:p>
          </table:table-cell>
          <table:table-cell table:number-columns-repeated="6"/>
        </table:table-row>
        <table:table-row table:style-name="ro1">
          <table:table-cell office:value-type="float" office:value="0.0158578716218472" calcext:value-type="float">
            <text:p>0.0158578716</text:p>
          </table:table-cell>
          <table:table-cell office:value-type="float" office:value="32.5930557250977" calcext:value-type="float">
            <text:p>32.5930557251</text:p>
          </table:table-cell>
          <table:table-cell table:number-columns-repeated="6"/>
        </table:table-row>
        <table:table-row table:style-name="ro1">
          <table:table-cell office:value-type="float" office:value="0.0475667975842953" calcext:value-type="float">
            <text:p>0.0475667976</text:p>
          </table:table-cell>
          <table:table-cell office:value-type="float" office:value="48.814826965332" calcext:value-type="float">
            <text:p>48.8148269653</text:p>
          </table:table-cell>
          <table:table-cell table:number-columns-repeated="6"/>
        </table:table-row>
        <table:table-row table:style-name="ro1">
          <table:table-cell office:value-type="float" office:value="0.0113957514986396" calcext:value-type="float">
            <text:p>0.0113957515</text:p>
          </table:table-cell>
          <table:table-cell office:value-type="float" office:value="19.3933753967285" calcext:value-type="float">
            <text:p>19.3933753967</text:p>
          </table:table-cell>
          <table:table-cell table:number-columns-repeated="6"/>
        </table:table-row>
        <table:table-row table:style-name="ro1">
          <table:table-cell office:value-type="float" office:value="0.00646177493035793" calcext:value-type="float">
            <text:p>0.0064617749</text:p>
          </table:table-cell>
          <table:table-cell office:value-type="float" office:value="35.1195335388184" calcext:value-type="float">
            <text:p>35.1195335388</text:p>
          </table:table-cell>
          <table:table-cell table:number-columns-repeated="6"/>
        </table:table-row>
        <table:table-row table:style-name="ro1">
          <table:table-cell office:value-type="float" office:value="0.00132525758817792" calcext:value-type="float">
            <text:p>0.0013252576</text:p>
          </table:table-cell>
          <table:table-cell office:value-type="float" office:value="18.8092079162598" calcext:value-type="float">
            <text:p>18.8092079163</text:p>
          </table:table-cell>
          <table:table-cell table:number-columns-repeated="6"/>
        </table:table-row>
        <table:table-row table:style-name="ro1">
          <table:table-cell office:value-type="float" office:value="0.0113327782601118" calcext:value-type="float">
            <text:p>0.0113327783</text:p>
          </table:table-cell>
          <table:table-cell office:value-type="float" office:value="48.6656951904297" calcext:value-type="float">
            <text:p>48.6656951904</text:p>
          </table:table-cell>
          <table:table-cell table:number-columns-repeated="6"/>
        </table:table-row>
        <table:table-row table:style-name="ro1">
          <table:table-cell office:value-type="float" office:value="0.00429231487214565" calcext:value-type="float">
            <text:p>0.0042923149</text:p>
          </table:table-cell>
          <table:table-cell office:value-type="float" office:value="29.6154098510742" calcext:value-type="float">
            <text:p>29.6154098511</text:p>
          </table:table-cell>
          <table:table-cell table:number-columns-repeated="6"/>
        </table:table-row>
        <table:table-row table:style-name="ro1">
          <table:table-cell office:value-type="float" office:value="0.0232949666678906" calcext:value-type="float">
            <text:p>0.0232949667</text:p>
          </table:table-cell>
          <table:table-cell office:value-type="float" office:value="40.2718353271484" calcext:value-type="float">
            <text:p>40.2718353271</text:p>
          </table:table-cell>
          <table:table-cell table:number-columns-repeated="6"/>
        </table:table-row>
        <table:table-row table:style-name="ro1">
          <table:table-cell office:value-type="float" office:value="0.000310728675685823" calcext:value-type="float">
            <text:p>0.0003107287</text:p>
          </table:table-cell>
          <table:table-cell office:value-type="float" office:value="33.6274185180664" calcext:value-type="float">
            <text:p>33.6274185181</text:p>
          </table:table-cell>
          <table:table-cell table:number-columns-repeated="6"/>
        </table:table-row>
        <table:table-row table:style-name="ro1">
          <table:table-cell office:value-type="float" office:value="0.00930407177656889" calcext:value-type="float">
            <text:p>0.0093040718</text:p>
          </table:table-cell>
          <table:table-cell office:value-type="float" office:value="24.0188961029053" calcext:value-type="float">
            <text:p>24.0188961029</text:p>
          </table:table-cell>
          <table:table-cell table:number-columns-repeated="6"/>
        </table:table-row>
        <table:table-row table:style-name="ro1">
          <table:table-cell office:value-type="float" office:value="0.00586808333173394" calcext:value-type="float">
            <text:p>0.0058680833</text:p>
          </table:table-cell>
          <table:table-cell office:value-type="float" office:value="48.2228012084961" calcext:value-type="float">
            <text:p>48.2228012085</text:p>
          </table:table-cell>
          <table:table-cell table:number-columns-repeated="6"/>
        </table:table-row>
        <table:table-row table:style-name="ro1">
          <table:table-cell office:value-type="float" office:value="0.26492303609848" calcext:value-type="float">
            <text:p>0.2649230361</text:p>
          </table:table-cell>
          <table:table-cell office:value-type="float" office:value="34.2379188537598" calcext:value-type="float">
            <text:p>34.2379188538</text:p>
          </table:table-cell>
          <table:table-cell table:number-columns-repeated="6"/>
        </table:table-row>
        <table:table-row table:style-name="ro1">
          <table:table-cell office:value-type="float" office:value="0.00714094191789627" calcext:value-type="float">
            <text:p>0.0071409419</text:p>
          </table:table-cell>
          <table:table-cell office:value-type="float" office:value="42.9213485717773" calcext:value-type="float">
            <text:p>42.9213485718</text:p>
          </table:table-cell>
          <table:table-cell table:number-columns-repeated="6"/>
        </table:table-row>
        <table:table-row table:style-name="ro1">
          <table:table-cell office:value-type="float" office:value="0.0284790359437466" calcext:value-type="float">
            <text:p>0.0284790359</text:p>
          </table:table-cell>
          <table:table-cell office:value-type="float" office:value="12.3775501251221" calcext:value-type="float">
            <text:p>12.3775501251</text:p>
          </table:table-cell>
          <table:table-cell table:number-columns-repeated="6"/>
        </table:table-row>
        <table:table-row table:style-name="ro1">
          <table:table-cell office:value-type="float" office:value="0.0561569295823574" calcext:value-type="float">
            <text:p>0.0561569296</text:p>
          </table:table-cell>
          <table:table-cell office:value-type="float" office:value="49.2622413635254" calcext:value-type="float">
            <text:p>49.2622413635</text:p>
          </table:table-cell>
          <table:table-cell table:number-columns-repeated="6"/>
        </table:table-row>
        <table:table-row table:style-name="ro1">
          <table:table-cell office:value-type="float" office:value="0.0126921711489558" calcext:value-type="float">
            <text:p>0.0126921711</text:p>
          </table:table-cell>
          <table:table-cell office:value-type="float" office:value="43.1726264953613" calcext:value-type="float">
            <text:p>43.1726264954</text:p>
          </table:table-cell>
          <table:table-cell table:number-columns-repeated="6"/>
        </table:table-row>
        <table:table-row table:style-name="ro1">
          <table:table-cell office:value-type="float" office:value="0.0225970968604088" calcext:value-type="float">
            <text:p>0.0225970969</text:p>
          </table:table-cell>
          <table:table-cell office:value-type="float" office:value="38.8710174560547" calcext:value-type="float">
            <text:p>38.8710174561</text:p>
          </table:table-cell>
          <table:table-cell table:number-columns-repeated="6"/>
        </table:table-row>
        <table:table-row table:style-name="ro1">
          <table:table-cell office:value-type="float" office:value="0.0591718889772892" calcext:value-type="float">
            <text:p>0.059171889</text:p>
          </table:table-cell>
          <table:table-cell office:value-type="float" office:value="21.5181503295898" calcext:value-type="float">
            <text:p>21.5181503296</text:p>
          </table:table-cell>
          <table:table-cell table:number-columns-repeated="6"/>
        </table:table-row>
        <table:table-row table:style-name="ro1">
          <table:table-cell office:value-type="float" office:value="0.0108296545222402" calcext:value-type="float">
            <text:p>0.0108296545</text:p>
          </table:table-cell>
          <table:table-cell office:value-type="float" office:value="49.211727142334" calcext:value-type="float">
            <text:p>49.2117271423</text:p>
          </table:table-cell>
          <table:table-cell table:number-columns-repeated="6"/>
        </table:table-row>
        <table:table-row table:style-name="ro1">
          <table:table-cell office:value-type="float" office:value="0.000231773708947003" calcext:value-type="float">
            <text:p>0.0002317737</text:p>
          </table:table-cell>
          <table:table-cell office:value-type="float" office:value="47.2384338378906" calcext:value-type="float">
            <text:p>47.2384338379</text:p>
          </table:table-cell>
          <table:table-cell table:number-columns-repeated="6"/>
        </table:table-row>
        <table:table-row table:style-name="ro1">
          <table:table-cell office:value-type="float" office:value="0.11283827573061" calcext:value-type="float">
            <text:p>0.1128382757</text:p>
          </table:table-cell>
          <table:table-cell office:value-type="float" office:value="7.19980382919312" calcext:value-type="float">
            <text:p>7.1998038292</text:p>
          </table:table-cell>
          <table:table-cell table:number-columns-repeated="6"/>
        </table:table-row>
        <table:table-row table:style-name="ro1">
          <table:table-cell office:value-type="float" office:value="0.00791007746011019" calcext:value-type="float">
            <text:p>0.0079100775</text:p>
          </table:table-cell>
          <table:table-cell office:value-type="float" office:value="47.5602874755859" calcext:value-type="float">
            <text:p>47.5602874756</text:p>
          </table:table-cell>
          <table:table-cell table:number-columns-repeated="6"/>
        </table:table-row>
        <table:table-row table:style-name="ro1">
          <table:table-cell office:value-type="float" office:value="0.00458465656265616" calcext:value-type="float">
            <text:p>0.0045846566</text:p>
          </table:table-cell>
          <table:table-cell office:value-type="float" office:value="32.9537467956543" calcext:value-type="float">
            <text:p>32.9537467957</text:p>
          </table:table-cell>
          <table:table-cell table:number-columns-repeated="6"/>
        </table:table-row>
        <table:table-row table:style-name="ro1">
          <table:table-cell office:value-type="float" office:value="0.00580173684284091" calcext:value-type="float">
            <text:p>0.0058017368</text:p>
          </table:table-cell>
          <table:table-cell office:value-type="float" office:value="47.1626434326172" calcext:value-type="float">
            <text:p>47.1626434326</text:p>
          </table:table-cell>
          <table:table-cell table:number-columns-repeated="6"/>
        </table:table-row>
        <table:table-row table:style-name="ro1">
          <table:table-cell office:value-type="float" office:value="0.0980978161096573" calcext:value-type="float">
            <text:p>0.0980978161</text:p>
          </table:table-cell>
          <table:table-cell office:value-type="float" office:value="10.2502422332764" calcext:value-type="float">
            <text:p>10.2502422333</text:p>
          </table:table-cell>
          <table:table-cell table:number-columns-repeated="6"/>
        </table:table-row>
        <table:table-row table:style-name="ro1">
          <table:table-cell office:value-type="float" office:value="0.0102170873433352" calcext:value-type="float">
            <text:p>0.0102170873</text:p>
          </table:table-cell>
          <table:table-cell office:value-type="float" office:value="37.2732887268066" calcext:value-type="float">
            <text:p>37.2732887268</text:p>
          </table:table-cell>
          <table:table-cell table:number-columns-repeated="6"/>
        </table:table-row>
        <table:table-row table:style-name="ro1">
          <table:table-cell office:value-type="float" office:value="0.000168127357028425" calcext:value-type="float">
            <text:p>0.0001681274</text:p>
          </table:table-cell>
          <table:table-cell office:value-type="float" office:value="34.531867980957" calcext:value-type="float">
            <text:p>34.531867981</text:p>
          </table:table-cell>
          <table:table-cell table:number-columns-repeated="6"/>
        </table:table-row>
        <table:table-row table:style-name="ro1">
          <table:table-cell office:value-type="float" office:value="0.000797596992924809" calcext:value-type="float">
            <text:p>0.000797597</text:p>
          </table:table-cell>
          <table:table-cell office:value-type="float" office:value="46.9447708129883" calcext:value-type="float">
            <text:p>46.944770813</text:p>
          </table:table-cell>
          <table:table-cell table:number-columns-repeated="6"/>
        </table:table-row>
        <table:table-row table:style-name="ro1">
          <table:table-cell office:value-type="float" office:value="0.0106507474556565" calcext:value-type="float">
            <text:p>0.0106507475</text:p>
          </table:table-cell>
          <table:table-cell office:value-type="float" office:value="49.5729446411133" calcext:value-type="float">
            <text:p>49.5729446411</text:p>
          </table:table-cell>
          <table:table-cell table:number-columns-repeated="6"/>
        </table:table-row>
        <table:table-row table:style-name="ro1">
          <table:table-cell office:value-type="float" office:value="0.000579473562538624" calcext:value-type="float">
            <text:p>0.0005794736</text:p>
          </table:table-cell>
          <table:table-cell office:value-type="float" office:value="10.0245847702026" calcext:value-type="float">
            <text:p>10.0245847702</text:p>
          </table:table-cell>
          <table:table-cell table:number-columns-repeated="6"/>
        </table:table-row>
        <table:table-row table:style-name="ro1">
          <table:table-cell office:value-type="float" office:value="0.00963187962770462" calcext:value-type="float">
            <text:p>0.0096318796</text:p>
          </table:table-cell>
          <table:table-cell office:value-type="float" office:value="41.8957366943359" calcext:value-type="float">
            <text:p>41.8957366943</text:p>
          </table:table-cell>
          <table:table-cell table:number-columns-repeated="6"/>
        </table:table-row>
        <table:table-row table:style-name="ro1">
          <table:table-cell office:value-type="float" office:value="0.000466476543806493" calcext:value-type="float">
            <text:p>0.0004664765</text:p>
          </table:table-cell>
          <table:table-cell office:value-type="float" office:value="46.5480766296387" calcext:value-type="float">
            <text:p>46.5480766296</text:p>
          </table:table-cell>
          <table:table-cell table:number-columns-repeated="6"/>
        </table:table-row>
        <table:table-row table:style-name="ro1">
          <table:table-cell office:value-type="float" office:value="0.000334464129991829" calcext:value-type="float">
            <text:p>0.0003344641</text:p>
          </table:table-cell>
          <table:table-cell office:value-type="float" office:value="29.8533172607422" calcext:value-type="float">
            <text:p>29.8533172607</text:p>
          </table:table-cell>
          <table:table-cell table:number-columns-repeated="6"/>
        </table:table-row>
        <table:table-row table:style-name="ro1">
          <table:table-cell office:value-type="float" office:value="0.00483603775501251" calcext:value-type="float">
            <text:p>0.0048360378</text:p>
          </table:table-cell>
          <table:table-cell office:value-type="float" office:value="50.5093765258789" calcext:value-type="float">
            <text:p>50.5093765259</text:p>
          </table:table-cell>
          <table:table-cell table:number-columns-repeated="6"/>
        </table:table-row>
        <table:table-row table:style-name="ro1">
          <table:table-cell office:value-type="float" office:value="0.000735913985408843" calcext:value-type="float">
            <text:p>0.000735914</text:p>
          </table:table-cell>
          <table:table-cell office:value-type="float" office:value="47.6782379150391" calcext:value-type="float">
            <text:p>47.678237915</text:p>
          </table:table-cell>
          <table:table-cell table:number-columns-repeated="6"/>
        </table:table-row>
        <table:table-row table:style-name="ro1">
          <table:table-cell office:value-type="float" office:value="0.000997198047116399" calcext:value-type="float">
            <text:p>0.000997198</text:p>
          </table:table-cell>
          <table:table-cell office:value-type="float" office:value="39.358585357666" calcext:value-type="float">
            <text:p>39.3585853577</text:p>
          </table:table-cell>
          <table:table-cell table:number-columns-repeated="6"/>
        </table:table-row>
        <table:table-row table:style-name="ro1">
          <table:table-cell office:value-type="float" office:value="0.000207905904971994" calcext:value-type="float">
            <text:p>0.0002079059</text:p>
          </table:table-cell>
          <table:table-cell office:value-type="float" office:value="26.7902660369873" calcext:value-type="float">
            <text:p>26.790266037</text:p>
          </table:table-cell>
          <table:table-cell table:number-columns-repeated="6"/>
        </table:table-row>
        <table:table-row table:style-name="ro1">
          <table:table-cell office:value-type="float" office:value="0.0413304269313812" calcext:value-type="float">
            <text:p>0.0413304269</text:p>
          </table:table-cell>
          <table:table-cell office:value-type="float" office:value="16.9491271972656" calcext:value-type="float">
            <text:p>16.9491271973</text:p>
          </table:table-cell>
          <table:table-cell table:number-columns-repeated="6"/>
        </table:table-row>
        <table:table-row table:style-name="ro1">
          <table:table-cell office:value-type="float" office:value="0.0000255249979090877" calcext:value-type="float">
            <text:p>0.000025525</text:p>
          </table:table-cell>
          <table:table-cell office:value-type="float" office:value="34.4527626037598" calcext:value-type="float">
            <text:p>34.4527626038</text:p>
          </table:table-cell>
          <table:table-cell table:number-columns-repeated="6"/>
        </table:table-row>
        <table:table-row table:style-name="ro1">
          <table:table-cell office:value-type="float" office:value="0.000194102351088077" calcext:value-type="float">
            <text:p>0.0001941024</text:p>
          </table:table-cell>
          <table:table-cell office:value-type="float" office:value="38.0495796203613" calcext:value-type="float">
            <text:p>38.0495796204</text:p>
          </table:table-cell>
          <table:table-cell table:number-columns-repeated="6"/>
        </table:table-row>
        <table:table-row table:style-name="ro1">
          <table:table-cell office:value-type="float" office:value="0.00492838956415653" calcext:value-type="float">
            <text:p>0.0049283896</text:p>
          </table:table-cell>
          <table:table-cell office:value-type="float" office:value="50.0210952758789" calcext:value-type="float">
            <text:p>50.0210952759</text:p>
          </table:table-cell>
          <table:table-cell table:number-columns-repeated="6"/>
        </table:table-row>
        <table:table-row table:style-name="ro1">
          <table:table-cell office:value-type="float" office:value="0.004106514621526" calcext:value-type="float">
            <text:p>0.0041065146</text:p>
          </table:table-cell>
          <table:table-cell office:value-type="float" office:value="46.1104125976563" calcext:value-type="float">
            <text:p>46.1104125977</text:p>
          </table:table-cell>
          <table:table-cell table:number-columns-repeated="6"/>
        </table:table-row>
        <table:table-row table:style-name="ro1">
          <table:table-cell office:value-type="float" office:value="0.00000485662167193368" calcext:value-type="float">
            <text:p>4.85662167193368E-06</text:p>
          </table:table-cell>
          <table:table-cell office:value-type="float" office:value="48.1983604431152" calcext:value-type="float">
            <text:p>48.1983604431</text:p>
          </table:table-cell>
          <table:table-cell table:number-columns-repeated="6"/>
        </table:table-row>
        <table:table-row table:style-name="ro1">
          <table:table-cell office:value-type="float" office:value="0.0000442641758127138" calcext:value-type="float">
            <text:p>4.42641758127138E-05</text:p>
          </table:table-cell>
          <table:table-cell office:value-type="float" office:value="30.9916648864746" calcext:value-type="float">
            <text:p>30.9916648865</text:p>
          </table:table-cell>
          <table:table-cell table:number-columns-repeated="6"/>
        </table:table-row>
        <table:table-row table:style-name="ro1">
          <table:table-cell office:value-type="float" office:value="0.0239675231277943" calcext:value-type="float">
            <text:p>0.0239675231</text:p>
          </table:table-cell>
          <table:table-cell office:value-type="float" office:value="46.3162307739258" calcext:value-type="float">
            <text:p>46.3162307739</text:p>
          </table:table-cell>
          <table:table-cell table:number-columns-repeated="6"/>
        </table:table-row>
        <table:table-row table:style-name="ro1">
          <table:table-cell office:value-type="float" office:value="0.000653479422908276" calcext:value-type="float">
            <text:p>0.0006534794</text:p>
          </table:table-cell>
          <table:table-cell office:value-type="float" office:value="47.6027412414551" calcext:value-type="float">
            <text:p>47.6027412415</text:p>
          </table:table-cell>
          <table:table-cell table:number-columns-repeated="6"/>
        </table:table-row>
        <table:table-row table:style-name="ro1">
          <table:table-cell office:value-type="float" office:value="0.0019095023162663" calcext:value-type="float">
            <text:p>0.0019095023</text:p>
          </table:table-cell>
          <table:table-cell office:value-type="float" office:value="40.6533355712891" calcext:value-type="float">
            <text:p>40.6533355713</text:p>
          </table:table-cell>
          <table:table-cell table:number-columns-repeated="6"/>
        </table:table-row>
        <table:table-row table:style-name="ro1">
          <table:table-cell office:value-type="float" office:value="0.000753284431993961" calcext:value-type="float">
            <text:p>0.0007532844</text:p>
          </table:table-cell>
          <table:table-cell office:value-type="float" office:value="49.550479888916" calcext:value-type="float">
            <text:p>49.5504798889</text:p>
          </table:table-cell>
          <table:table-cell table:number-columns-repeated="6"/>
        </table:table-row>
        <table:table-row table:style-name="ro1">
          <table:table-cell office:value-type="float" office:value="0.000011405092664063" calcext:value-type="float">
            <text:p>1.1405092664063E-05</text:p>
          </table:table-cell>
          <table:table-cell office:value-type="float" office:value="36.0318641662598" calcext:value-type="float">
            <text:p>36.0318641663</text:p>
          </table:table-cell>
          <table:table-cell table:number-columns-repeated="6"/>
        </table:table-row>
        <table:table-row table:style-name="ro1">
          <table:table-cell office:value-type="float" office:value="0.000154964975081384" calcext:value-type="float">
            <text:p>0.000154965</text:p>
          </table:table-cell>
          <table:table-cell office:value-type="float" office:value="43.1057815551758" calcext:value-type="float">
            <text:p>43.1057815552</text:p>
          </table:table-cell>
          <table:table-cell table:number-columns-repeated="6"/>
        </table:table-row>
        <table:table-row table:style-name="ro1">
          <table:table-cell office:value-type="float" office:value="0.111417263746262" calcext:value-type="float">
            <text:p>0.1114172637</text:p>
          </table:table-cell>
          <table:table-cell office:value-type="float" office:value="11.6606502532959" calcext:value-type="float">
            <text:p>11.6606502533</text:p>
          </table:table-cell>
          <table:table-cell table:number-columns-repeated="6"/>
        </table:table-row>
        <table:table-row table:style-name="ro1">
          <table:table-cell office:value-type="float" office:value="0.00638567609712482" calcext:value-type="float">
            <text:p>0.0063856761</text:p>
          </table:table-cell>
          <table:table-cell office:value-type="float" office:value="38.7866630554199" calcext:value-type="float">
            <text:p>38.7866630554</text:p>
          </table:table-cell>
          <table:table-cell table:number-columns-repeated="6"/>
        </table:table-row>
        <table:table-row table:style-name="ro1">
          <table:table-cell office:value-type="float" office:value="0.00029704615008086" calcext:value-type="float">
            <text:p>0.0002970462</text:p>
          </table:table-cell>
          <table:table-cell office:value-type="float" office:value="14.4627246856689" calcext:value-type="float">
            <text:p>14.4627246857</text:p>
          </table:table-cell>
          <table:table-cell table:number-columns-repeated="6"/>
        </table:table-row>
        <table:table-row table:style-name="ro1">
          <table:table-cell office:value-type="float" office:value="0.00223539816215634" calcext:value-type="float">
            <text:p>0.0022353982</text:p>
          </table:table-cell>
          <table:table-cell office:value-type="float" office:value="31.7199268341064" calcext:value-type="float">
            <text:p>31.7199268341</text:p>
          </table:table-cell>
          <table:table-cell table:number-columns-repeated="6"/>
        </table:table-row>
        <table:table-row table:style-name="ro1">
          <table:table-cell office:value-type="float" office:value="0.00721819372847676" calcext:value-type="float">
            <text:p>0.0072181937</text:p>
          </table:table-cell>
          <table:table-cell office:value-type="float" office:value="31.0231647491455" calcext:value-type="float">
            <text:p>31.0231647491</text:p>
          </table:table-cell>
          <table:table-cell table:number-columns-repeated="6"/>
        </table:table-row>
        <table:table-row table:style-name="ro1">
          <table:table-cell office:value-type="float" office:value="0.0045817350037396" calcext:value-type="float">
            <text:p>0.004581735</text:p>
          </table:table-cell>
          <table:table-cell office:value-type="float" office:value="51.6639137268066" calcext:value-type="float">
            <text:p>51.6639137268</text:p>
          </table:table-cell>
          <table:table-cell table:number-columns-repeated="6"/>
        </table:table-row>
        <table:table-row table:style-name="ro1">
          <table:table-cell office:value-type="float" office:value="0.00286486931145191" calcext:value-type="float">
            <text:p>0.0028648693</text:p>
          </table:table-cell>
          <table:table-cell office:value-type="float" office:value="52.0100479125977" calcext:value-type="float">
            <text:p>52.0100479126</text:p>
          </table:table-cell>
          <table:table-cell table:number-columns-repeated="6"/>
        </table:table-row>
        <table:table-row table:style-name="ro1">
          <table:table-cell office:value-type="float" office:value="0.00160710653290153" calcext:value-type="float">
            <text:p>0.0016071065</text:p>
          </table:table-cell>
          <table:table-cell office:value-type="float" office:value="39.9106292724609" calcext:value-type="float">
            <text:p>39.9106292725</text:p>
          </table:table-cell>
          <table:table-cell table:number-columns-repeated="6"/>
        </table:table-row>
        <table:table-row table:style-name="ro1">
          <table:table-cell office:value-type="float" office:value="0.0127043295651674" calcext:value-type="float">
            <text:p>0.0127043296</text:p>
          </table:table-cell>
          <table:table-cell office:value-type="float" office:value="43.1412544250488" calcext:value-type="float">
            <text:p>43.141254425</text:p>
          </table:table-cell>
          <table:table-cell table:number-columns-repeated="6"/>
        </table:table-row>
        <table:table-row table:style-name="ro1">
          <table:table-cell office:value-type="float" office:value="0.00665223458781838" calcext:value-type="float">
            <text:p>0.0066522346</text:p>
          </table:table-cell>
          <table:table-cell office:value-type="float" office:value="43.0923347473145" calcext:value-type="float">
            <text:p>43.0923347473</text:p>
          </table:table-cell>
          <table:table-cell table:number-columns-repeated="6"/>
        </table:table-row>
        <table:table-row table:style-name="ro1">
          <table:table-cell office:value-type="float" office:value="0.00438023777678609" calcext:value-type="float">
            <text:p>0.0043802378</text:p>
          </table:table-cell>
          <table:table-cell office:value-type="float" office:value="49.3886413574219" calcext:value-type="float">
            <text:p>49.3886413574</text:p>
          </table:table-cell>
          <table:table-cell table:number-columns-repeated="6"/>
        </table:table-row>
        <table:table-row table:style-name="ro1">
          <table:table-cell office:value-type="float" office:value="0.0074617606587708" calcext:value-type="float">
            <text:p>0.0074617607</text:p>
          </table:table-cell>
          <table:table-cell office:value-type="float" office:value="51.7303009033203" calcext:value-type="float">
            <text:p>51.7303009033</text:p>
          </table:table-cell>
          <table:table-cell table:number-columns-repeated="6"/>
        </table:table-row>
        <table:table-row table:style-name="ro1">
          <table:table-cell office:value-type="float" office:value="0.000413320725783706" calcext:value-type="float">
            <text:p>0.0004133207</text:p>
          </table:table-cell>
          <table:table-cell office:value-type="float" office:value="40.2162590026856" calcext:value-type="float">
            <text:p>40.2162590027</text:p>
          </table:table-cell>
          <table:table-cell table:number-columns-repeated="6"/>
        </table:table-row>
        <table:table-row table:style-name="ro1">
          <table:table-cell office:value-type="float" office:value="0.00261364202015102" calcext:value-type="float">
            <text:p>0.002613642</text:p>
          </table:table-cell>
          <table:table-cell office:value-type="float" office:value="41.5277557373047" calcext:value-type="float">
            <text:p>41.5277557373</text:p>
          </table:table-cell>
          <table:table-cell table:number-columns-repeated="6"/>
        </table:table-row>
        <table:table-row table:style-name="ro1">
          <table:table-cell office:value-type="float" office:value="0.080086849629879" calcext:value-type="float">
            <text:p>0.0800868496</text:p>
          </table:table-cell>
          <table:table-cell office:value-type="float" office:value="30.492130279541" calcext:value-type="float">
            <text:p>30.4921302795</text:p>
          </table:table-cell>
          <table:table-cell table:number-columns-repeated="6"/>
        </table:table-row>
        <table:table-row table:style-name="ro1">
          <table:table-cell office:value-type="float" office:value="0.0017426396952942" calcext:value-type="float">
            <text:p>0.0017426397</text:p>
          </table:table-cell>
          <table:table-cell office:value-type="float" office:value="45.0853424072266" calcext:value-type="float">
            <text:p>45.0853424072</text:p>
          </table:table-cell>
          <table:table-cell table:number-columns-repeated="6"/>
        </table:table-row>
        <table:table-row table:style-name="ro1">
          <table:table-cell office:value-type="float" office:value="0.00109256152063608" calcext:value-type="float">
            <text:p>0.0010925615</text:p>
          </table:table-cell>
          <table:table-cell office:value-type="float" office:value="49.8475761413574" calcext:value-type="float">
            <text:p>49.8475761414</text:p>
          </table:table-cell>
          <table:table-cell table:number-columns-repeated="6"/>
        </table:table-row>
        <table:table-row table:style-name="ro1">
          <table:table-cell office:value-type="float" office:value="0.00567789701744914" calcext:value-type="float">
            <text:p>0.005677897</text:p>
          </table:table-cell>
          <table:table-cell office:value-type="float" office:value="46.2203330993652" calcext:value-type="float">
            <text:p>46.2203330994</text:p>
          </table:table-cell>
          <table:table-cell table:number-columns-repeated="6"/>
        </table:table-row>
        <table:table-row table:style-name="ro1">
          <table:table-cell office:value-type="float" office:value="0.064829058945179" calcext:value-type="float">
            <text:p>0.0648290589</text:p>
          </table:table-cell>
          <table:table-cell office:value-type="float" office:value="42.6630172729492" calcext:value-type="float">
            <text:p>42.6630172729</text:p>
          </table:table-cell>
          <table:table-cell table:number-columns-repeated="6"/>
        </table:table-row>
        <table:table-row table:style-name="ro1">
          <table:table-cell office:value-type="float" office:value="0.0330951176583767" calcext:value-type="float">
            <text:p>0.0330951177</text:p>
          </table:table-cell>
          <table:table-cell office:value-type="float" office:value="47.6180458068848" calcext:value-type="float">
            <text:p>47.6180458069</text:p>
          </table:table-cell>
          <table:table-cell table:number-columns-repeated="6"/>
        </table:table-row>
        <table:table-row table:style-name="ro1">
          <table:table-cell office:value-type="float" office:value="0.00672414898872376" calcext:value-type="float">
            <text:p>0.006724149</text:p>
          </table:table-cell>
          <table:table-cell office:value-type="float" office:value="48.1269111633301" calcext:value-type="float">
            <text:p>48.1269111633</text:p>
          </table:table-cell>
          <table:table-cell table:number-columns-repeated="6"/>
        </table:table-row>
        <table:table-row table:style-name="ro1">
          <table:table-cell office:value-type="float" office:value="0.0299001913517714" calcext:value-type="float">
            <text:p>0.0299001914</text:p>
          </table:table-cell>
          <table:table-cell office:value-type="float" office:value="51.2619895935059" calcext:value-type="float">
            <text:p>51.2619895935</text:p>
          </table:table-cell>
          <table:table-cell table:number-columns-repeated="6"/>
        </table:table-row>
        <table:table-row table:style-name="ro1">
          <table:table-cell office:value-type="float" office:value="0.00901315361261368" calcext:value-type="float">
            <text:p>0.0090131536</text:p>
          </table:table-cell>
          <table:table-cell office:value-type="float" office:value="22.5997276306152" calcext:value-type="float">
            <text:p>22.5997276306</text:p>
          </table:table-cell>
          <table:table-cell table:number-columns-repeated="6"/>
        </table:table-row>
        <table:table-row table:style-name="ro1">
          <table:table-cell office:value-type="float" office:value="0.0150875598192215" calcext:value-type="float">
            <text:p>0.0150875598</text:p>
          </table:table-cell>
          <table:table-cell office:value-type="float" office:value="45.9469718933106" calcext:value-type="float">
            <text:p>45.9469718933</text:p>
          </table:table-cell>
          <table:table-cell table:number-columns-repeated="6"/>
        </table:table-row>
        <table:table-row table:style-name="ro1">
          <table:table-cell office:value-type="float" office:value="0.0194598734378815" calcext:value-type="float">
            <text:p>0.0194598734</text:p>
          </table:table-cell>
          <table:table-cell office:value-type="float" office:value="49.5146369934082" calcext:value-type="float">
            <text:p>49.5146369934</text:p>
          </table:table-cell>
          <table:table-cell table:number-columns-repeated="6"/>
        </table:table-row>
        <table:table-row table:style-name="ro1">
          <table:table-cell office:value-type="float" office:value="0.00827746000140905" calcext:value-type="float">
            <text:p>0.00827746</text:p>
          </table:table-cell>
          <table:table-cell office:value-type="float" office:value="34.4025268554687" calcext:value-type="float">
            <text:p>34.4025268555</text:p>
          </table:table-cell>
          <table:table-cell table:number-columns-repeated="6"/>
        </table:table-row>
        <table:table-row table:style-name="ro1">
          <table:table-cell office:value-type="float" office:value="0.0417366735637188" calcext:value-type="float">
            <text:p>0.0417366736</text:p>
          </table:table-cell>
          <table:table-cell office:value-type="float" office:value="36.9306945800781" calcext:value-type="float">
            <text:p>36.9306945801</text:p>
          </table:table-cell>
          <table:table-cell table:number-columns-repeated="6"/>
        </table:table-row>
        <table:table-row table:style-name="ro1">
          <table:table-cell office:value-type="float" office:value="0.021881103515625" calcext:value-type="float">
            <text:p>0.0218811035</text:p>
          </table:table-cell>
          <table:table-cell office:value-type="float" office:value="38.5692825317383" calcext:value-type="float">
            <text:p>38.5692825317</text:p>
          </table:table-cell>
          <table:table-cell table:number-columns-repeated="6"/>
        </table:table-row>
        <table:table-row table:style-name="ro1">
          <table:table-cell office:value-type="float" office:value="0.00532619841396809" calcext:value-type="float">
            <text:p>0.0053261984</text:p>
          </table:table-cell>
          <table:table-cell office:value-type="float" office:value="48.6444053649902" calcext:value-type="float">
            <text:p>48.644405365</text:p>
          </table:table-cell>
          <table:table-cell table:number-columns-repeated="6"/>
        </table:table-row>
        <table:table-row table:style-name="ro1">
          <table:table-cell office:value-type="float" office:value="0.0193689186125994" calcext:value-type="float">
            <text:p>0.0193689186</text:p>
          </table:table-cell>
          <table:table-cell office:value-type="float" office:value="46.4519081115723" calcext:value-type="float">
            <text:p>46.4519081116</text:p>
          </table:table-cell>
          <table:table-cell table:number-columns-repeated="6"/>
        </table:table-row>
        <table:table-row table:style-name="ro1">
          <table:table-cell office:value-type="float" office:value="0.00407649297267199" calcext:value-type="float">
            <text:p>0.004076493</text:p>
          </table:table-cell>
          <table:table-cell office:value-type="float" office:value="45.7807235717773" calcext:value-type="float">
            <text:p>45.7807235718</text:p>
          </table:table-cell>
          <table:table-cell table:number-columns-repeated="6"/>
        </table:table-row>
        <table:table-row table:style-name="ro1">
          <table:table-cell office:value-type="float" office:value="0.00144161295611411" calcext:value-type="float">
            <text:p>0.001441613</text:p>
          </table:table-cell>
          <table:table-cell office:value-type="float" office:value="46.3099174499512" calcext:value-type="float">
            <text:p>46.30991745</text:p>
          </table:table-cell>
          <table:table-cell table:number-columns-repeated="6"/>
        </table:table-row>
        <table:table-row table:style-name="ro1">
          <table:table-cell office:value-type="float" office:value="0.00412312522530556" calcext:value-type="float">
            <text:p>0.0041231252</text:p>
          </table:table-cell>
          <table:table-cell office:value-type="float" office:value="43.4552459716797" calcext:value-type="float">
            <text:p>43.4552459717</text:p>
          </table:table-cell>
          <table:table-cell table:number-columns-repeated="6"/>
        </table:table-row>
        <table:table-row table:style-name="ro1">
          <table:table-cell office:value-type="float" office:value="0.00361858541145921" calcext:value-type="float">
            <text:p>0.0036185854</text:p>
          </table:table-cell>
          <table:table-cell office:value-type="float" office:value="46.5954322814941" calcext:value-type="float">
            <text:p>46.5954322815</text:p>
          </table:table-cell>
          <table:table-cell table:number-columns-repeated="6"/>
        </table:table-row>
        <table:table-row table:style-name="ro1">
          <table:table-cell office:value-type="float" office:value="0.00386942503973842" calcext:value-type="float">
            <text:p>0.003869425</text:p>
          </table:table-cell>
          <table:table-cell office:value-type="float" office:value="51.1536293029785" calcext:value-type="float">
            <text:p>51.153629303</text:p>
          </table:table-cell>
          <table:table-cell table:number-columns-repeated="6"/>
        </table:table-row>
        <table:table-row table:style-name="ro1">
          <table:table-cell office:value-type="float" office:value="0.000203842122573405" calcext:value-type="float">
            <text:p>0.0002038421</text:p>
          </table:table-cell>
          <table:table-cell office:value-type="float" office:value="29.8970794677734" calcext:value-type="float">
            <text:p>29.8970794678</text:p>
          </table:table-cell>
          <table:table-cell table:number-columns-repeated="6"/>
        </table:table-row>
        <table:table-row table:style-name="ro1">
          <table:table-cell office:value-type="float" office:value="0.00691437115892768" calcext:value-type="float">
            <text:p>0.0069143712</text:p>
          </table:table-cell>
          <table:table-cell office:value-type="float" office:value="33.9003028869629" calcext:value-type="float">
            <text:p>33.900302887</text:p>
          </table:table-cell>
          <table:table-cell table:number-columns-repeated="6"/>
        </table:table-row>
        <table:table-row table:style-name="ro1">
          <table:table-cell office:value-type="float" office:value="0.00517550203949213" calcext:value-type="float">
            <text:p>0.005175502</text:p>
          </table:table-cell>
          <table:table-cell office:value-type="float" office:value="25.8132648468018" calcext:value-type="float">
            <text:p>25.8132648468</text:p>
          </table:table-cell>
          <table:table-cell table:number-columns-repeated="6"/>
        </table:table-row>
        <table:table-row table:style-name="ro1">
          <table:table-cell office:value-type="float" office:value="0.00170857657212764" calcext:value-type="float">
            <text:p>0.0017085766</text:p>
          </table:table-cell>
          <table:table-cell office:value-type="float" office:value="37.657772064209" calcext:value-type="float">
            <text:p>37.6577720642</text:p>
          </table:table-cell>
          <table:table-cell table:number-columns-repeated="6"/>
        </table:table-row>
        <table:table-row table:style-name="ro1">
          <table:table-cell office:value-type="float" office:value="0.0134294787421823" calcext:value-type="float">
            <text:p>0.0134294787</text:p>
          </table:table-cell>
          <table:table-cell office:value-type="float" office:value="32.4611396789551" calcext:value-type="float">
            <text:p>32.461139679</text:p>
          </table:table-cell>
          <table:table-cell table:number-columns-repeated="6"/>
        </table:table-row>
        <table:table-row table:style-name="ro1">
          <table:table-cell office:value-type="float" office:value="0.01213947404176" calcext:value-type="float">
            <text:p>0.012139474</text:p>
          </table:table-cell>
          <table:table-cell office:value-type="float" office:value="21.1207065582275" calcext:value-type="float">
            <text:p>21.1207065582</text:p>
          </table:table-cell>
          <table:table-cell table:number-columns-repeated="6"/>
        </table:table-row>
        <table:table-row table:style-name="ro1">
          <table:table-cell office:value-type="float" office:value="0.0308696944266558" calcext:value-type="float">
            <text:p>0.0308696944</text:p>
          </table:table-cell>
          <table:table-cell office:value-type="float" office:value="46.8922271728516" calcext:value-type="float">
            <text:p>46.8922271729</text:p>
          </table:table-cell>
          <table:table-cell table:number-columns-repeated="6"/>
        </table:table-row>
        <table:table-row table:style-name="ro1">
          <table:table-cell office:value-type="float" office:value="0.0190131850540638" calcext:value-type="float">
            <text:p>0.0190131851</text:p>
          </table:table-cell>
          <table:table-cell office:value-type="float" office:value="48.6494293212891" calcext:value-type="float">
            <text:p>48.6494293213</text:p>
          </table:table-cell>
          <table:table-cell table:number-columns-repeated="6"/>
        </table:table-row>
        <table:table-row table:style-name="ro1">
          <table:table-cell office:value-type="float" office:value="0.0161468833684921" calcext:value-type="float">
            <text:p>0.0161468834</text:p>
          </table:table-cell>
          <table:table-cell office:value-type="float" office:value="19.4644660949707" calcext:value-type="float">
            <text:p>19.464466095</text:p>
          </table:table-cell>
          <table:table-cell table:number-columns-repeated="6"/>
        </table:table-row>
        <table:table-row table:style-name="ro1">
          <table:table-cell office:value-type="float" office:value="0.00246174191124737" calcext:value-type="float">
            <text:p>0.0024617419</text:p>
          </table:table-cell>
          <table:table-cell office:value-type="float" office:value="37.5115127563477" calcext:value-type="float">
            <text:p>37.5115127563</text:p>
          </table:table-cell>
          <table:table-cell table:number-columns-repeated="6"/>
        </table:table-row>
        <table:table-row table:style-name="ro1">
          <table:table-cell office:value-type="float" office:value="0.00911381840705872" calcext:value-type="float">
            <text:p>0.0091138184</text:p>
          </table:table-cell>
          <table:table-cell office:value-type="float" office:value="33.2151985168457" calcext:value-type="float">
            <text:p>33.2151985168</text:p>
          </table:table-cell>
          <table:table-cell table:number-columns-repeated="6"/>
        </table:table-row>
        <table:table-row table:style-name="ro1">
          <table:table-cell office:value-type="float" office:value="0.0106864096596837" calcext:value-type="float">
            <text:p>0.0106864097</text:p>
          </table:table-cell>
          <table:table-cell office:value-type="float" office:value="34.555419921875" calcext:value-type="float">
            <text:p>34.5554199219</text:p>
          </table:table-cell>
          <table:table-cell table:number-columns-repeated="6"/>
        </table:table-row>
        <table:table-row table:style-name="ro1">
          <table:table-cell office:value-type="float" office:value="0.0184971354901791" calcext:value-type="float">
            <text:p>0.0184971355</text:p>
          </table:table-cell>
          <table:table-cell office:value-type="float" office:value="25.2989864349365" calcext:value-type="float">
            <text:p>25.2989864349</text:p>
          </table:table-cell>
          <table:table-cell table:number-columns-repeated="6"/>
        </table:table-row>
        <table:table-row table:style-name="ro1">
          <table:table-cell office:value-type="float" office:value="0.00103789498098195" calcext:value-type="float">
            <text:p>0.001037895</text:p>
          </table:table-cell>
          <table:table-cell office:value-type="float" office:value="8.2623815536499" calcext:value-type="float">
            <text:p>8.2623815536</text:p>
          </table:table-cell>
          <table:table-cell table:number-columns-repeated="6"/>
        </table:table-row>
        <table:table-row table:style-name="ro1">
          <table:table-cell office:value-type="float" office:value="0.00070278171915561" calcext:value-type="float">
            <text:p>0.0007027817</text:p>
          </table:table-cell>
          <table:table-cell office:value-type="float" office:value="46.4343490600586" calcext:value-type="float">
            <text:p>46.4343490601</text:p>
          </table:table-cell>
          <table:table-cell table:number-columns-repeated="6"/>
        </table:table-row>
        <table:table-row table:style-name="ro1">
          <table:table-cell office:value-type="float" office:value="0.00483528757467866" calcext:value-type="float">
            <text:p>0.0048352876</text:p>
          </table:table-cell>
          <table:table-cell office:value-type="float" office:value="46.9618110656738" calcext:value-type="float">
            <text:p>46.9618110657</text:p>
          </table:table-cell>
          <table:table-cell table:number-columns-repeated="6"/>
        </table:table-row>
        <table:table-row table:style-name="ro1">
          <table:table-cell office:value-type="float" office:value="0.0679086893796921" calcext:value-type="float">
            <text:p>0.0679086894</text:p>
          </table:table-cell>
          <table:table-cell office:value-type="float" office:value="46.9954109191895" calcext:value-type="float">
            <text:p>46.9954109192</text:p>
          </table:table-cell>
          <table:table-cell table:number-columns-repeated="6"/>
        </table:table-row>
        <table:table-row table:style-name="ro1">
          <table:table-cell office:value-type="float" office:value="0.018849141895771" calcext:value-type="float">
            <text:p>0.0188491419</text:p>
          </table:table-cell>
          <table:table-cell office:value-type="float" office:value="45.2026405334473" calcext:value-type="float">
            <text:p>45.2026405334</text:p>
          </table:table-cell>
          <table:table-cell table:number-columns-repeated="6"/>
        </table:table-row>
        <table:table-row table:style-name="ro1">
          <table:table-cell office:value-type="float" office:value="0.0204104091972113" calcext:value-type="float">
            <text:p>0.0204104092</text:p>
          </table:table-cell>
          <table:table-cell office:value-type="float" office:value="46.7680587768555" calcext:value-type="float">
            <text:p>46.7680587769</text:p>
          </table:table-cell>
          <table:table-cell table:number-columns-repeated="6"/>
        </table:table-row>
        <table:table-row table:style-name="ro1">
          <table:table-cell office:value-type="float" office:value="0.00961335748434067" calcext:value-type="float">
            <text:p>0.0096133575</text:p>
          </table:table-cell>
          <table:table-cell office:value-type="float" office:value="26.2954902648926" calcext:value-type="float">
            <text:p>26.2954902649</text:p>
          </table:table-cell>
          <table:table-cell table:number-columns-repeated="6"/>
        </table:table-row>
        <table:table-row table:style-name="ro1">
          <table:table-cell office:value-type="float" office:value="0.437913089990616" calcext:value-type="float">
            <text:p>0.43791309</text:p>
          </table:table-cell>
          <table:table-cell office:value-type="float" office:value="35.243091583252" calcext:value-type="float">
            <text:p>35.2430915833</text:p>
          </table:table-cell>
          <table:table-cell table:number-columns-repeated="6"/>
        </table:table-row>
        <table:table-row table:style-name="ro1">
          <table:table-cell office:value-type="float" office:value="0.00195765751414001" calcext:value-type="float">
            <text:p>0.0019576575</text:p>
          </table:table-cell>
          <table:table-cell office:value-type="float" office:value="27.8421096801758" calcext:value-type="float">
            <text:p>27.8421096802</text:p>
          </table:table-cell>
          <table:table-cell table:number-columns-repeated="6"/>
        </table:table-row>
        <table:table-row table:style-name="ro1">
          <table:table-cell office:value-type="float" office:value="0.000319346319884062" calcext:value-type="float">
            <text:p>0.0003193463</text:p>
          </table:table-cell>
          <table:table-cell office:value-type="float" office:value="45.8124580383301" calcext:value-type="float">
            <text:p>45.8124580383</text:p>
          </table:table-cell>
          <table:table-cell table:number-columns-repeated="6"/>
        </table:table-row>
        <table:table-row table:style-name="ro1">
          <table:table-cell office:value-type="float" office:value="0.00637318007647991" calcext:value-type="float">
            <text:p>0.0063731801</text:p>
          </table:table-cell>
          <table:table-cell office:value-type="float" office:value="40.7345352172852" calcext:value-type="float">
            <text:p>40.7345352173</text:p>
          </table:table-cell>
          <table:table-cell table:number-columns-repeated="6"/>
        </table:table-row>
        <table:table-row table:style-name="ro1">
          <table:table-cell office:value-type="float" office:value="0.000703210826031864" calcext:value-type="float">
            <text:p>0.0007032108</text:p>
          </table:table-cell>
          <table:table-cell office:value-type="float" office:value="44.0398254394531" calcext:value-type="float">
            <text:p>44.0398254395</text:p>
          </table:table-cell>
          <table:table-cell table:number-columns-repeated="6"/>
        </table:table-row>
        <table:table-row table:style-name="ro1">
          <table:table-cell office:value-type="float" office:value="0.0547430515289307" calcext:value-type="float">
            <text:p>0.0547430515</text:p>
          </table:table-cell>
          <table:table-cell office:value-type="float" office:value="40.2040481567383" calcext:value-type="float">
            <text:p>40.2040481567</text:p>
          </table:table-cell>
          <table:table-cell table:number-columns-repeated="6"/>
        </table:table-row>
        <table:table-row table:style-name="ro1">
          <table:table-cell office:value-type="float" office:value="0.011482011526823" calcext:value-type="float">
            <text:p>0.0114820115</text:p>
          </table:table-cell>
          <table:table-cell office:value-type="float" office:value="24.6203117370605" calcext:value-type="float">
            <text:p>24.6203117371</text:p>
          </table:table-cell>
          <table:table-cell table:number-columns-repeated="6"/>
        </table:table-row>
        <table:table-row table:style-name="ro1">
          <table:table-cell office:value-type="float" office:value="0.016504280269146" calcext:value-type="float">
            <text:p>0.0165042803</text:p>
          </table:table-cell>
          <table:table-cell office:value-type="float" office:value="39.5077590942383" calcext:value-type="float">
            <text:p>39.5077590942</text:p>
          </table:table-cell>
          <table:table-cell table:number-columns-repeated="6"/>
        </table:table-row>
        <table:table-row table:style-name="ro1">
          <table:table-cell office:value-type="float" office:value="0.0278822351247072" calcext:value-type="float">
            <text:p>0.0278822351</text:p>
          </table:table-cell>
          <table:table-cell office:value-type="float" office:value="43.8383636474609" calcext:value-type="float">
            <text:p>43.8383636475</text:p>
          </table:table-cell>
          <table:table-cell table:number-columns-repeated="6"/>
        </table:table-row>
        <table:table-row table:style-name="ro1">
          <table:table-cell office:value-type="float" office:value="0.00016045244410634" calcext:value-type="float">
            <text:p>0.0001604524</text:p>
          </table:table-cell>
          <table:table-cell office:value-type="float" office:value="27.7521553039551" calcext:value-type="float">
            <text:p>27.752155304</text:p>
          </table:table-cell>
          <table:table-cell table:number-columns-repeated="6"/>
        </table:table-row>
        <table:table-row table:style-name="ro1">
          <table:table-cell office:value-type="float" office:value="0.215910702943802" calcext:value-type="float">
            <text:p>0.2159107029</text:p>
          </table:table-cell>
          <table:table-cell office:value-type="float" office:value="43.6372146606445" calcext:value-type="float">
            <text:p>43.63721466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2T09:47:48.062627216</dc:date>
    <meta:editing-duration>PT40S</meta:editing-duration>
    <meta:editing-cycles>1</meta:editing-cycles>
    <meta:document-statistic meta:table-count="1" meta:cell-count="2997" meta:object-count="0"/>
    <meta:generator>LibreOffice/5.1.6.2$Linux_X86_64 LibreOffice_project/10m0$Build-2</meta:generator>
  </office:meta>
</office:document-meta>
</file>